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2b00ab"/>
    </style:style>
    <style:style style:name="P10" style:family="paragraph" style:parent-style-name="Standard">
      <style:paragraph-properties fo:text-align="start" style:justify-single-word="false"/>
      <style:text-properties fo:language="pt" fo:country="BR" officeooo:paragraph-rsid="0241530b"/>
    </style:style>
    <style:style style:name="P11" style:family="paragraph" style:parent-style-name="Standard">
      <style:paragraph-properties fo:text-align="start" style:justify-single-word="false"/>
      <style:text-properties fo:language="pt" fo:country="BR" officeooo:paragraph-rsid="01f9feb0"/>
    </style:style>
    <style:style style:name="P12" style:family="paragraph" style:parent-style-name="Standard">
      <style:paragraph-properties fo:text-align="start" style:justify-single-word="false"/>
      <style:text-properties fo:language="pt" fo:country="BR" officeooo:paragraph-rsid="01d42410"/>
    </style:style>
    <style:style style:name="P13" style:family="paragraph" style:parent-style-name="Standard">
      <style:paragraph-properties fo:text-align="start" style:justify-single-word="false"/>
      <style:text-properties fo:language="pt" fo:country="BR" officeooo:paragraph-rsid="01e01678"/>
    </style:style>
    <style:style style:name="P14" style:family="paragraph" style:parent-style-name="Standard">
      <style:paragraph-properties fo:text-align="start" style:justify-single-word="false"/>
      <style:text-properties fo:language="pt" fo:country="BR" officeooo:paragraph-rsid="02277f72"/>
    </style:style>
    <style:style style:name="P15" style:family="paragraph" style:parent-style-name="Standard">
      <style:paragraph-properties fo:text-align="start" style:justify-single-word="false"/>
      <style:text-properties fo:language="pt" fo:country="BR" officeooo:paragraph-rsid="024198f0"/>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7" style:family="paragraph" style:parent-style-name="Standard">
      <style:paragraph-properties fo:text-align="start" style:justify-single-word="false"/>
      <style:text-properties fo:language="pt" fo:country="BR" officeooo:paragraph-rsid="01ef50ab"/>
    </style:style>
    <style:style style:name="P18" style:family="paragraph" style:parent-style-name="Standard">
      <style:paragraph-properties fo:text-align="start" style:justify-single-word="false"/>
      <style:text-properties fo:language="pt" fo:country="BR" officeooo:paragraph-rsid="0211e3ab"/>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6"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 style:family="paragraph" style:parent-style-name="Standard">
      <style:paragraph-properties fo:text-align="start" style:justify-single-word="false"/>
      <style:text-properties fo:language="pt" fo:country="BR" officeooo:paragraph-rsid="0229565f"/>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1" style:family="paragraph" style:parent-style-name="Standard">
      <style:paragraph-properties fo:text-align="start" style:justify-single-word="false"/>
      <style:text-properties fo:language="pt" fo:country="BR" officeooo:paragraph-rsid="0340144e"/>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6" style:family="paragraph" style:parent-style-name="Standard">
      <style:paragraph-properties style:line-height-at-least="0cm" fo:text-align="start" style:justify-single-word="false"/>
      <style:text-properties fo:language="pt" fo:country="BR" officeooo:paragraph-rsid="0262fca5"/>
    </style:style>
    <style:style style:name="P4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style:paragraph-properties style:line-height-at-least="0.582cm" fo:text-align="start" style:justify-single-word="false"/>
      <style:text-properties fo:language="pt" fo:country="BR" officeooo:paragraph-rsid="027f6486"/>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6"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6" style:family="paragraph" style:parent-style-name="Standard">
      <style:paragraph-properties fo:text-align="center" style:justify-single-word="false"/>
      <style:text-properties fo:language="pt" fo:country="BR" officeooo:paragraph-rsid="024198f0"/>
    </style:style>
    <style:style style:name="P117" style:family="paragraph" style:parent-style-name="Standard">
      <style:paragraph-properties fo:text-align="center" style:justify-single-word="false" fo:break-before="page"/>
      <style:text-properties fo:language="pt" fo:country="BR" officeooo:paragraph-rsid="024198f0"/>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style:paragraph-properties fo:text-align="center" style:justify-single-word="false"/>
      <style:text-properties fo:language="pt" fo:country="BR" officeooo:paragraph-rsid="0241530b"/>
    </style:style>
    <style:style style:name="P1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8"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9" style:family="paragraph" style:parent-style-name="Standard">
      <style:text-properties fo:language="pt" fo:country="BR" officeooo:paragraph-rsid="024198f0"/>
    </style:style>
    <style:style style:name="P130" style:family="paragraph" style:parent-style-name="Standard">
      <style:text-properties fo:language="pt" fo:country="BR"/>
    </style:style>
    <style:style style:name="P131"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2" style:family="paragraph" style:parent-style-name="Standard">
      <style:text-properties fo:language="pt" fo:country="BR" officeooo:paragraph-rsid="0249ae61"/>
    </style:style>
    <style:style style:name="P1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5" style:family="paragraph" style:parent-style-name="Standard">
      <style:paragraph-properties fo:text-align="start" style:justify-single-word="false"/>
      <style:text-properties officeooo:paragraph-rsid="01d42410"/>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7" style:family="paragraph" style:parent-style-name="Standard">
      <style:paragraph-properties fo:margin-left="0cm" fo:margin-right="0cm" fo:text-align="start" style:justify-single-word="false" fo:orphans="2" fo:widows="2" fo:text-indent="0cm" style:auto-text-indent="false"/>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0"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1" style:family="paragraph" style:parent-style-name="Standard">
      <style:paragraph-properties fo:text-align="start" style:justify-single-word="false"/>
      <style:text-properties officeooo:paragraph-rsid="023fa018"/>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0"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9"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00"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6"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2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30"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7"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8"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4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7"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91"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6"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8"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0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0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02"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03"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8"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1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2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2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2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2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6"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7"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30"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3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3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3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7"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8"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9"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0"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1"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2"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3"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5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5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8"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6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6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6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67"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70"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7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7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7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7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7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7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8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8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8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8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8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85"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86"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38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89"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90"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9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9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95"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9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9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9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99"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00"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01"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02"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03"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04"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05"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06"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08"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09" style:family="paragraph" style:parent-style-name="Standard">
      <style:paragraph-properties style:line-height-at-least="0cm"/>
      <style:text-properties fo:color="#d4d4d4" loext:opacity="100%" fo:language="pt" fo:country="BR" officeooo:paragraph-rsid="022ccd20" fo:background-color="#1e1e1e"/>
    </style:style>
    <style:style style:name="P410" style:family="paragraph" style:parent-style-name="Standard">
      <style:paragraph-properties style:line-height-at-least="0cm"/>
      <style:text-properties fo:color="#d4d4d4" loext:opacity="100%" fo:language="pt" fo:country="BR" officeooo:paragraph-rsid="026b8c27" fo:background-color="#1e1e1e"/>
    </style:style>
    <style:style style:name="P41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1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1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1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15"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16"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1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18"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19"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2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2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22"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23" style:family="paragraph" style:parent-style-name="Standard">
      <style:paragraph-properties style:line-height-at-least="0cm"/>
      <style:text-properties fo:color="#d4d4d4" loext:opacity="100%" style:font-name="Consolas" fo:font-size="10.5pt" fo:font-weight="normal" fo:background-color="#1f1f1f"/>
    </style:style>
    <style:style style:name="P424" style:family="paragraph" style:parent-style-name="Standard">
      <style:paragraph-properties style:line-height-at-least="0cm"/>
      <style:text-properties fo:color="#d4d4d4" loext:opacity="100%" style:font-name="Consolas" fo:font-size="10.5pt" fo:font-weight="normal" officeooo:paragraph-rsid="03471c77" fo:background-color="#1f1f1f"/>
    </style:style>
    <style:style style:name="P42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2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27"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28"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29"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30"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31"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32"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3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35"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3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39"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42"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43"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44"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45" style:family="paragraph" style:parent-style-name="Standard">
      <style:paragraph-properties style:line-height-at-least="0cm" fo:text-align="start" style:justify-single-word="false"/>
      <style:text-properties officeooo:paragraph-rsid="02149c3f"/>
    </style:style>
    <style:style style:name="P446"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47"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48"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49" style:family="paragraph" style:parent-style-name="Text_20_body">
      <style:paragraph-properties fo:margin-top="0cm" fo:margin-bottom="0cm" style:contextual-spacing="false" style:line-height-at-least="0cm"/>
      <style:text-properties officeooo:paragraph-rsid="02294769"/>
    </style:style>
    <style:style style:name="P450" style:family="paragraph" style:parent-style-name="Text_20_body">
      <style:paragraph-properties style:line-height-at-least="0cm"/>
      <style:text-properties officeooo:paragraph-rsid="02294769"/>
    </style:style>
    <style:style style:name="P451"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52"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53"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54" style:family="paragraph" style:parent-style-name="Standard">
      <style:paragraph-properties style:line-height-at-least="0cm"/>
      <style:text-properties officeooo:paragraph-rsid="02823b2c"/>
    </style:style>
    <style:style style:name="P455"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5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57" style:family="paragraph" style:parent-style-name="Standard">
      <style:paragraph-properties style:line-height-at-least="0.503cm"/>
      <style:text-properties fo:font-size="14pt" fo:language="pt" fo:country="BR" style:font-size-asian="14pt" style:font-size-complex="14pt"/>
    </style:style>
    <style:style style:name="P45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59" style:family="paragraph" style:parent-style-name="Standard">
      <style:text-properties fo:font-size="14pt" officeooo:paragraph-rsid="02effb30" style:font-size-asian="14pt" style:font-size-complex="14pt"/>
    </style:style>
    <style:style style:name="P460"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61"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62"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63"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64"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65"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66"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68" style:family="paragraph" style:parent-style-name="Standard">
      <style:paragraph-properties style:line-height-at-least="0cm"/>
      <style:text-properties fo:color="#cccccc" loext:opacity="100%" style:font-name="Consolas" fo:font-size="10.5pt" fo:font-weight="normal" fo:background-color="#1f1f1f"/>
    </style:style>
    <style:style style:name="P469" style:family="paragraph" style:parent-style-name="Standard">
      <style:paragraph-properties style:line-height-at-least="0cm"/>
      <style:text-properties fo:color="#cccccc" loext:opacity="100%" style:font-name="Consolas" fo:font-size="10.5pt" fo:font-weight="normal" officeooo:paragraph-rsid="03471c77" fo:background-color="#1f1f1f"/>
    </style:style>
    <style:style style:name="P470" style:family="paragraph" style:parent-style-name="Standard">
      <style:paragraph-properties style:line-height-at-least="0cm"/>
      <style:text-properties fo:color="#cccccc" loext:opacity="100%" style:font-name="Consolas" fo:font-size="10.5pt" fo:font-weight="normal"/>
    </style:style>
    <style:style style:name="P471"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7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73" style:family="paragraph" style:parent-style-name="Standard">
      <style:paragraph-properties style:line-height-at-least="0cm"/>
      <style:text-properties fo:color="#cccccc" loext:opacity="100%" style:font-name="Consolas" fo:font-size="12pt" fo:font-weight="normal" fo:background-color="#1f1f1f" style:font-size-asian="12pt" style:font-size-complex="12pt"/>
    </style:style>
    <style:style style:name="P474"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75"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76" style:family="paragraph" style:parent-style-name="Standard">
      <style:paragraph-properties style:line-height-at-least="0cm"/>
      <style:text-properties fo:color="#cccccc" loext:opacity="100%" fo:font-size="12pt" fo:background-color="#1f1f1f" style:font-size-asian="12pt" style:font-size-complex="12pt"/>
    </style:style>
    <style:style style:name="P477" style:family="paragraph" style:parent-style-name="Standard">
      <style:paragraph-properties style:line-height-at-least="0cm"/>
      <style:text-properties fo:color="#cccccc" loext:opacity="100%" fo:font-size="12pt" officeooo:paragraph-rsid="033df483" fo:background-color="#1f1f1f" style:font-size-asian="12pt" style:font-size-complex="12pt"/>
    </style:style>
    <style:style style:name="P478" style:family="paragraph" style:parent-style-name="Standard">
      <style:paragraph-properties style:line-height-at-least="0cm"/>
      <style:text-properties fo:color="#cccccc" loext:opacity="100%" fo:font-size="12pt" officeooo:paragraph-rsid="034870f4" fo:background-color="#1f1f1f" style:font-size-asian="12pt" style:font-size-complex="12pt"/>
    </style:style>
    <style:style style:name="P479" style:family="paragraph" style:parent-style-name="Standard">
      <style:paragraph-properties style:line-height-at-least="0cm" fo:text-align="center" style:justify-single-word="false"/>
      <style:text-properties fo:color="#cccccc" loext:opacity="100%" fo:background-color="#1f1f1f"/>
    </style:style>
    <style:style style:name="P480" style:family="paragraph" style:parent-style-name="Standard">
      <style:paragraph-properties style:line-height-at-least="0cm" fo:text-align="center" style:justify-single-word="false"/>
      <style:text-properties fo:color="#cccccc" loext:opacity="100%" officeooo:paragraph-rsid="03444435" fo:background-color="#1f1f1f"/>
    </style:style>
    <style:style style:name="P48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82"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83"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84"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8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8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87"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88"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89" style:family="paragraph" style:parent-style-name="Standard">
      <style:paragraph-properties style:line-height-at-least="0cm"/>
      <style:text-properties fo:color="#808080" loext:opacity="100%" style:font-name="Consolas" fo:font-size="10.5pt" fo:font-weight="normal" fo:background-color="#1f1f1f"/>
    </style:style>
    <style:style style:name="P490"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9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9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93" style:family="paragraph" style:parent-style-name="Text_20_body">
      <style:paragraph-properties fo:margin-top="0cm" fo:margin-bottom="0cm" style:contextual-spacing="false"/>
      <style:text-properties officeooo:paragraph-rsid="0244731f"/>
    </style:style>
    <style:style style:name="P494"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officeooo:paragraph-rsid="033df483" style:font-size-asian="12pt" style:font-size-complex="12pt"/>
    </style:style>
    <style:style style:name="P4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97"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98"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99" style:family="paragraph" style:parent-style-name="Text_20_body">
      <style:paragraph-properties fo:margin-top="0.101cm" fo:margin-bottom="0.101cm" style:contextual-spacing="false"/>
    </style:style>
    <style:style style:name="P500" style:family="paragraph" style:parent-style-name="Subtitle">
      <style:paragraph-properties fo:break-before="page"/>
      <style:text-properties fo:color="#c9211e" loext:opacity="100%" fo:language="pt" fo:country="BR" fo:font-weight="bold" style:font-weight-asian="bold" style:font-weight-complex="bold"/>
    </style:style>
    <style:style style:name="P50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0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03"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504"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05"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6"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7"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8" style:family="paragraph" style:parent-style-name="Standard">
      <style:paragraph-properties fo:text-align="center" style:justify-single-word="false"/>
      <style:text-properties officeooo:paragraph-rsid="01d42410"/>
    </style:style>
    <style:style style:name="P509" style:family="paragraph" style:parent-style-name="Text_20_body">
      <style:paragraph-properties fo:text-align="center" style:justify-single-word="false" fo:orphans="2" fo:widows="2"/>
      <style:text-properties officeooo:paragraph-rsid="02ab13d2"/>
    </style:style>
    <style:style style:name="P510"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11" style:family="paragraph" style:parent-style-name="Text_20_body">
      <style:paragraph-properties fo:margin-top="0.101cm" fo:margin-bottom="0.347cm" style:contextual-spacing="false" fo:line-height="100%" fo:orphans="2" fo:widows="2"/>
      <style:text-properties officeooo:paragraph-rsid="02bad22f"/>
    </style:style>
    <style:style style:name="P512" style:family="paragraph" style:parent-style-name="Text_20_body">
      <style:paragraph-properties fo:margin-top="0cm" fo:margin-bottom="0.247cm" style:contextual-spacing="false" fo:line-height="100%" fo:orphans="2" fo:widows="2"/>
      <style:text-properties officeooo:paragraph-rsid="02bad22f"/>
    </style:style>
    <style:style style:name="P513"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14"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15" style:family="paragraph" style:parent-style-name="Standard">
      <style:paragraph-properties fo:line-height="100%" fo:text-align="center" style:justify-single-word="false"/>
      <style:text-properties officeooo:paragraph-rsid="02e91537"/>
    </style:style>
    <style:style style:name="P516" style:family="paragraph" style:parent-style-name="Text_20_body">
      <style:paragraph-properties fo:line-height="100%"/>
      <style:text-properties officeooo:paragraph-rsid="02e91537"/>
    </style:style>
    <style:style style:name="P517" style:family="paragraph" style:parent-style-name="Text_20_body">
      <style:paragraph-properties fo:margin-top="0cm" fo:margin-bottom="0cm" style:contextual-spacing="false" fo:line-height="100%"/>
      <style:text-properties officeooo:paragraph-rsid="02e104dd"/>
    </style:style>
    <style:style style:name="P518" style:family="paragraph" style:parent-style-name="Text_20_body">
      <style:paragraph-properties fo:margin-top="0cm" fo:margin-bottom="0cm" style:contextual-spacing="false" fo:line-height="100%"/>
      <style:text-properties officeooo:paragraph-rsid="02dad38b"/>
    </style:style>
    <style:style style:name="P519" style:family="paragraph" style:parent-style-name="Text_20_body">
      <style:paragraph-properties fo:margin-top="0cm" fo:margin-bottom="0cm" style:contextual-spacing="false" fo:line-height="100%"/>
      <style:text-properties officeooo:paragraph-rsid="02de98dc"/>
    </style:style>
    <style:style style:name="P520" style:family="paragraph" style:parent-style-name="Text_20_body">
      <style:paragraph-properties fo:margin-top="0cm" fo:margin-bottom="0cm" style:contextual-spacing="false" fo:line-height="100%"/>
      <style:text-properties officeooo:paragraph-rsid="027db3e5"/>
    </style:style>
    <style:style style:name="P521" style:family="paragraph" style:parent-style-name="Text_20_body">
      <style:text-properties officeooo:paragraph-rsid="027b6acd"/>
    </style:style>
    <style:style style:name="P522" style:family="paragraph" style:parent-style-name="Preformatted_20_Text">
      <style:text-properties officeooo:paragraph-rsid="02ce9872"/>
    </style:style>
    <style:style style:name="P523" style:family="paragraph" style:parent-style-name="Preformatted_20_Text">
      <style:text-properties officeooo:rsid="02d04d35" officeooo:paragraph-rsid="02d04d35"/>
    </style:style>
    <style:style style:name="P524"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25" style:family="paragraph" style:parent-style-name="Standard">
      <style:text-properties officeooo:paragraph-rsid="02d4a24c"/>
    </style:style>
    <style:style style:name="P526" style:family="paragraph" style:parent-style-name="Standard">
      <style:paragraph-properties fo:break-before="page"/>
      <style:text-properties officeooo:paragraph-rsid="02ee98ba"/>
    </style:style>
    <style:style style:name="P527" style:family="paragraph" style:parent-style-name="Standard">
      <style:text-properties officeooo:paragraph-rsid="02ee98ba"/>
    </style:style>
    <style:style style:name="P528" style:family="paragraph" style:parent-style-name="Standard">
      <style:text-properties officeooo:paragraph-rsid="02effb30"/>
    </style:style>
    <style:style style:name="P529" style:family="paragraph" style:parent-style-name="Text_20_body">
      <style:paragraph-properties fo:margin-top="0cm" fo:margin-bottom="0cm" style:contextual-spacing="false"/>
      <style:text-properties officeooo:paragraph-rsid="02e104dd"/>
    </style:style>
    <style:style style:name="P530" style:family="paragraph" style:parent-style-name="Text_20_body">
      <style:paragraph-properties fo:margin-top="0cm" fo:margin-bottom="0cm" style:contextual-spacing="false"/>
      <style:text-properties officeooo:paragraph-rsid="03062e7a"/>
    </style:style>
    <style:style style:name="P531" style:family="paragraph" style:parent-style-name="Text_20_body">
      <style:paragraph-properties fo:margin-top="0cm" fo:margin-bottom="0cm" style:contextual-spacing="false"/>
      <style:text-properties officeooo:paragraph-rsid="03117e5d"/>
    </style:style>
    <style:style style:name="P532" style:family="paragraph" style:parent-style-name="Text_20_body">
      <style:text-properties officeooo:paragraph-rsid="03117e5d"/>
    </style:style>
    <style:style style:name="P533" style:family="paragraph" style:parent-style-name="Text_20_body">
      <style:paragraph-properties fo:margin-top="0cm" fo:margin-bottom="0.046cm" style:contextual-spacing="false"/>
      <style:text-properties officeooo:paragraph-rsid="03117e5d"/>
    </style:style>
    <style:style style:name="P534" style:family="paragraph" style:parent-style-name="Text_20_body">
      <style:paragraph-properties fo:margin-top="0cm" fo:margin-bottom="0cm" style:contextual-spacing="false"/>
      <style:text-properties officeooo:paragraph-rsid="030398ca"/>
    </style:style>
    <style:style style:name="P535" style:family="paragraph" style:parent-style-name="Text_20_body">
      <style:paragraph-properties fo:margin-top="0cm" fo:margin-bottom="0cm" style:contextual-spacing="false"/>
      <style:text-properties officeooo:paragraph-rsid="02995347"/>
    </style:style>
    <style:style style:name="P536" style:family="paragraph" style:parent-style-name="Text_20_body">
      <style:text-properties officeooo:paragraph-rsid="0298d864"/>
    </style:style>
    <style:style style:name="P537" style:family="paragraph" style:parent-style-name="Text_20_body">
      <style:paragraph-properties fo:margin-top="0cm" fo:margin-bottom="0cm" style:contextual-spacing="false" fo:text-align="end" style:justify-single-word="false"/>
      <style:text-properties officeooo:paragraph-rsid="03117e5d"/>
    </style:style>
    <style:style style:name="P538" style:family="paragraph" style:parent-style-name="Text_20_body">
      <style:paragraph-properties fo:margin-top="0cm" fo:margin-bottom="0cm" style:contextual-spacing="false"/>
      <style:text-properties officeooo:rsid="03117e5d" officeooo:paragraph-rsid="03117e5d"/>
    </style:style>
    <style:style style:name="P539" style:family="paragraph" style:parent-style-name="Text_20_body">
      <style:paragraph-properties fo:margin-top="0cm" fo:margin-bottom="0.046cm" style:contextual-spacing="false"/>
      <style:text-properties officeooo:paragraph-rsid="03217def"/>
    </style:style>
    <style:style style:name="P540" style:family="paragraph" style:parent-style-name="Text_20_body">
      <style:paragraph-properties fo:margin-top="0cm" fo:margin-bottom="0.046cm" style:contextual-spacing="false" fo:break-before="page"/>
      <style:text-properties officeooo:paragraph-rsid="03217def"/>
    </style:style>
    <style:style style:name="P541" style:family="paragraph" style:parent-style-name="Text_20_body">
      <style:paragraph-properties fo:margin-top="0cm" fo:margin-bottom="0cm" style:contextual-spacing="false"/>
      <style:text-properties officeooo:paragraph-rsid="03217def"/>
    </style:style>
    <style:style style:name="P542" style:family="paragraph" style:parent-style-name="Text_20_body">
      <style:paragraph-properties fo:margin-top="0cm" fo:margin-bottom="0cm" style:contextual-spacing="false"/>
      <style:text-properties officeooo:paragraph-rsid="031274ab"/>
    </style:style>
    <style:style style:name="P543" style:family="paragraph" style:parent-style-name="Text_20_body">
      <style:paragraph-properties fo:margin-top="0cm" fo:margin-bottom="0cm" style:contextual-spacing="false"/>
      <style:text-properties officeooo:paragraph-rsid="0329c1c1"/>
    </style:style>
    <style:style style:name="P544" style:family="paragraph" style:parent-style-name="Text_20_body">
      <style:paragraph-properties fo:margin-top="0cm" fo:margin-bottom="0cm" style:contextual-spacing="false"/>
      <style:text-properties officeooo:paragraph-rsid="032a72e7"/>
    </style:style>
    <style:style style:name="P545" style:family="paragraph" style:parent-style-name="Text_20_body">
      <style:paragraph-properties fo:margin-left="0cm" fo:margin-right="0cm" fo:text-indent="0cm" style:auto-text-indent="false"/>
    </style:style>
    <style:style style:name="P546" style:family="paragraph" style:parent-style-name="Text_20_body">
      <style:paragraph-properties fo:margin-top="0cm" fo:margin-bottom="0cm" style:contextual-spacing="false"/>
      <style:text-properties officeooo:paragraph-rsid="02f3dffd"/>
    </style:style>
    <style:style style:name="P547" style:family="paragraph" style:parent-style-name="Text_20_body">
      <style:paragraph-properties fo:line-height="120%"/>
      <style:text-properties officeooo:paragraph-rsid="032a72e7"/>
    </style:style>
    <style:style style:name="P548" style:family="paragraph" style:parent-style-name="Heading_20_1" style:list-style-name=""/>
    <style:style style:name="P549"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0"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1"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2"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3"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54"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55"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56"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57"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58" style:family="paragraph" style:parent-style-name="Heading_20_1">
      <style:paragraph-properties fo:break-before="page"/>
    </style:style>
    <style:style style:name="P559" style:family="paragraph" style:parent-style-name="Heading_20_1">
      <style:paragraph-properties fo:break-before="page"/>
      <style:text-properties officeooo:paragraph-rsid="0336964c"/>
    </style:style>
    <style:style style:name="P560" style:family="paragraph" style:parent-style-name="Heading_20_1">
      <style:paragraph-properties fo:text-align="center" style:justify-single-word="false" fo:break-before="page"/>
      <style:text-properties fo:color="#ff0000" loext:opacity="100%"/>
    </style:style>
    <style:style style:name="P561" style:family="paragraph" style:parent-style-name="Heading_20_1">
      <style:paragraph-properties fo:text-align="center" style:justify-single-word="false"/>
      <style:text-properties fo:language="pt" fo:country="BR" officeooo:paragraph-rsid="0231e71c"/>
    </style:style>
    <style:style style:name="P562" style:family="paragraph" style:parent-style-name="Heading_20_1">
      <style:paragraph-properties fo:text-align="start" style:justify-single-word="false"/>
      <style:text-properties fo:language="pt" fo:country="BR" officeooo:paragraph-rsid="0231e71c"/>
    </style:style>
    <style:style style:name="P563" style:family="paragraph" style:parent-style-name="Heading_20_2" style:list-style-name="L35">
      <style:text-properties fo:color="#2a6099" loext:opacity="100%" officeooo:paragraph-rsid="03117e5d"/>
    </style:style>
    <style:style style:name="P564" style:family="paragraph" style:parent-style-name="Heading_20_2" style:list-style-name="L37">
      <style:paragraph-properties fo:break-before="page"/>
      <style:text-properties fo:color="#2a6099" loext:opacity="100%"/>
    </style:style>
    <style:style style:name="P565" style:family="paragraph" style:parent-style-name="Heading_20_3" style:list-style-name="L64">
      <style:paragraph-properties fo:margin-top="0cm" fo:margin-bottom="0cm" style:contextual-spacing="false" style:line-height-at-least="0cm"/>
      <style:text-properties officeooo:paragraph-rsid="02294769"/>
    </style:style>
    <style:style style:name="P566" style:family="paragraph" style:parent-style-name="Preformatted_20_Text" style:list-style-name="L53">
      <style:paragraph-properties fo:line-height="100%"/>
      <style:text-properties officeooo:paragraph-rsid="02ce9872"/>
    </style:style>
    <style:style style:name="P567" style:family="paragraph" style:parent-style-name="Preformatted_20_Text" style:list-style-name="L54">
      <style:text-properties officeooo:paragraph-rsid="02d04d35"/>
    </style:style>
    <style:style style:name="P568" style:family="paragraph" style:parent-style-name="Preformatted_20_Text" style:list-style-name="L54">
      <style:text-properties officeooo:rsid="02d04d35" officeooo:paragraph-rsid="02d04d35"/>
    </style:style>
    <style:style style:name="P569" style:family="paragraph" style:parent-style-name="Standard" style:list-style-name="L1">
      <style:paragraph-properties fo:text-align="start" style:justify-single-word="false"/>
      <style:text-properties officeooo:paragraph-rsid="002233c6"/>
    </style:style>
    <style:style style:name="P570" style:family="paragraph" style:parent-style-name="Standard" style:list-style-name="L3">
      <style:paragraph-properties fo:text-align="start" style:justify-single-word="false"/>
      <style:text-properties officeooo:paragraph-rsid="01dd5c95"/>
    </style:style>
    <style:style style:name="P571"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72"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73" style:family="paragraph" style:parent-style-name="Standard" style:list-style-name="L2">
      <style:paragraph-properties fo:text-align="start" style:justify-single-word="false"/>
      <style:text-properties fo:language="pt" fo:country="BR" officeooo:paragraph-rsid="01d42410"/>
    </style:style>
    <style:style style:name="P574" style:family="paragraph" style:parent-style-name="Standard" style:list-style-name="L2">
      <style:paragraph-properties fo:text-align="start" style:justify-single-word="false"/>
      <style:text-properties fo:language="pt" fo:country="BR" officeooo:paragraph-rsid="01d58264"/>
    </style:style>
    <style:style style:name="P575" style:family="paragraph" style:parent-style-name="Standard" style:list-style-name="L3">
      <style:paragraph-properties fo:text-align="start" style:justify-single-word="false"/>
      <style:text-properties fo:language="pt" fo:country="BR" officeooo:paragraph-rsid="01d880af"/>
    </style:style>
    <style:style style:name="P576" style:family="paragraph" style:parent-style-name="Standard" style:list-style-name="L3">
      <style:paragraph-properties fo:text-align="start" style:justify-single-word="false"/>
      <style:text-properties fo:language="pt" fo:country="BR" officeooo:paragraph-rsid="01d5d0f1"/>
    </style:style>
    <style:style style:name="P577" style:family="paragraph" style:parent-style-name="Standard" style:list-style-name="L3">
      <style:paragraph-properties fo:text-align="start" style:justify-single-word="false"/>
      <style:text-properties fo:language="pt" fo:country="BR" officeooo:paragraph-rsid="01d71c5c"/>
    </style:style>
    <style:style style:name="P578" style:family="paragraph" style:parent-style-name="Standard" style:list-style-name="L3">
      <style:paragraph-properties fo:text-align="start" style:justify-single-word="false"/>
      <style:text-properties fo:language="pt" fo:country="BR" officeooo:paragraph-rsid="01d42410"/>
    </style:style>
    <style:style style:name="P579" style:family="paragraph" style:parent-style-name="Standard" style:list-style-name="L3">
      <style:paragraph-properties fo:text-align="start" style:justify-single-word="false"/>
      <style:text-properties fo:language="pt" fo:country="BR" officeooo:paragraph-rsid="01dd5c95"/>
    </style:style>
    <style:style style:name="P580" style:family="paragraph" style:parent-style-name="Standard" style:list-style-name="L3">
      <style:paragraph-properties fo:text-align="start" style:justify-single-word="false"/>
      <style:text-properties fo:language="pt" fo:country="BR" officeooo:paragraph-rsid="01de631c"/>
    </style:style>
    <style:style style:name="P581" style:family="paragraph" style:parent-style-name="Standard" style:list-style-name="L3">
      <style:paragraph-properties fo:text-align="start" style:justify-single-word="false"/>
      <style:text-properties fo:language="pt" fo:country="BR" officeooo:paragraph-rsid="01dbb72f"/>
    </style:style>
    <style:style style:name="P582" style:family="paragraph" style:parent-style-name="Standard" style:list-style-name="L3">
      <style:paragraph-properties fo:text-align="start" style:justify-single-word="false"/>
      <style:text-properties fo:language="pt" fo:country="BR" officeooo:paragraph-rsid="01d58264"/>
    </style:style>
    <style:style style:name="P583" style:family="paragraph" style:parent-style-name="Standard" style:list-style-name="L3">
      <style:paragraph-properties fo:text-align="start" style:justify-single-word="false"/>
      <style:text-properties fo:language="pt" fo:country="BR" officeooo:paragraph-rsid="01da7a3d"/>
    </style:style>
    <style:style style:name="P584" style:family="paragraph" style:parent-style-name="Standard" style:list-style-name="L4">
      <style:paragraph-properties fo:text-align="start" style:justify-single-word="false"/>
      <style:text-properties fo:language="pt" fo:country="BR" officeooo:paragraph-rsid="01ef50ab"/>
    </style:style>
    <style:style style:name="P585" style:family="paragraph" style:parent-style-name="Standard" style:list-style-name="L7">
      <style:paragraph-properties fo:text-align="start" style:justify-single-word="false"/>
      <style:text-properties fo:language="pt" fo:country="BR" officeooo:paragraph-rsid="003c342f"/>
    </style:style>
    <style:style style:name="P586"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87" style:family="paragraph" style:parent-style-name="Standard" style:list-style-name="L16">
      <loext:graphic-properties draw:fill="none"/>
      <style:paragraph-properties fo:text-align="start" style:justify-single-word="false" fo:background-color="transparent"/>
      <style:text-properties fo:language="pt" fo:country="BR" officeooo:paragraph-rsid="01f15fdb"/>
    </style:style>
    <style:style style:name="P588"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89" style:family="paragraph" style:parent-style-name="Standard" style:list-style-name="L18">
      <loext:graphic-properties draw:fill="none"/>
      <style:paragraph-properties fo:text-align="start" style:justify-single-word="false" fo:background-color="transparent"/>
      <style:text-properties fo:language="pt" fo:country="BR" officeooo:paragraph-rsid="0067528a"/>
    </style:style>
    <style:style style:name="P590" style:family="paragraph" style:parent-style-name="Standard" style:list-style-name="L3">
      <style:paragraph-properties fo:text-align="start" style:justify-single-word="false"/>
      <style:text-properties fo:language="pt" fo:country="BR" officeooo:rsid="01d5d0f1" officeooo:paragraph-rsid="01d880af"/>
    </style:style>
    <style:style style:name="P591" style:family="paragraph" style:parent-style-name="Standard" style:list-style-name="L3">
      <style:paragraph-properties fo:text-align="start" style:justify-single-word="false"/>
      <style:text-properties fo:language="pt" fo:country="BR" officeooo:rsid="01de631c" officeooo:paragraph-rsid="01dbb72f"/>
    </style:style>
    <style:style style:name="P592" style:family="paragraph" style:parent-style-name="Standard" style:list-style-name="L3">
      <style:paragraph-properties fo:text-align="start" style:justify-single-word="false"/>
      <style:text-properties fo:language="pt" fo:country="BR" officeooo:rsid="01de631c" officeooo:paragraph-rsid="01de631c"/>
    </style:style>
    <style:style style:name="P59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94"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95"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96"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97" style:family="paragraph" style:parent-style-name="Standard" style:list-style-name="L14">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98"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9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0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60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fbc45d"/>
    </style:style>
    <style:style style:name="P60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03"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b78a7"/>
    </style:style>
    <style:style style:name="P604"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c14d64"/>
    </style:style>
    <style:style style:name="P605"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3a79"/>
    </style:style>
    <style:style style:name="P606"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49dea6"/>
    </style:style>
    <style:style style:name="P60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5e733"/>
    </style:style>
    <style:style style:name="P60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64b4a"/>
    </style:style>
    <style:style style:name="P60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4eacc6"/>
    </style:style>
    <style:style style:name="P610"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611"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612"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27f6486"/>
    </style:style>
    <style:style style:name="P613"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400a6"/>
    </style:style>
    <style:style style:name="P614"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615"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9b2fb"/>
    </style:style>
    <style:style style:name="P616" style:family="paragraph" style:parent-style-name="Standard" style:list-style-name="L41">
      <loext:graphic-properties draw:fill="none"/>
      <style:paragraph-properties style:line-height-at-least="0.582cm" fo:text-align="start" style:justify-single-word="false" fo:background-color="transparent"/>
      <style:text-properties fo:language="pt" fo:country="BR" officeooo:paragraph-rsid="029fbe5e"/>
    </style:style>
    <style:style style:name="P617"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2823b2c"/>
    </style:style>
    <style:style style:name="P618"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19" style:family="paragraph" style:parent-style-name="Standard" style:list-style-name="L10">
      <loext:graphic-properties draw:fill="none"/>
      <style:paragraph-properties fo:background-color="transparent"/>
      <style:text-properties fo:language="pt" fo:country="BR" officeooo:paragraph-rsid="022f53c2"/>
    </style:style>
    <style:style style:name="P620"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21"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22"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23" style:family="paragraph" style:parent-style-name="Standard" style:list-style-name="L15">
      <loext:graphic-properties draw:fill="none"/>
      <style:paragraph-properties style:line-height-at-least="0cm" fo:text-align="start" style:justify-single-word="false" fo:background-color="transparent"/>
      <style:text-properties fo:language="pt" fo:country="BR" officeooo:paragraph-rsid="0235ba7a"/>
    </style:style>
    <style:style style:name="P624" style:family="paragraph" style:parent-style-name="Standard" style:list-style-name="L58">
      <loext:graphic-properties draw:fill="none"/>
      <style:paragraph-properties style:line-height-at-least="0cm" fo:text-align="start" style:justify-single-word="false" fo:background-color="transparent"/>
      <style:text-properties fo:language="pt" fo:country="BR" officeooo:paragraph-rsid="01a277cf"/>
    </style:style>
    <style:style style:name="P625"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c6b46d"/>
    </style:style>
    <style:style style:name="P626" style:family="paragraph" style:parent-style-name="Standard" style:list-style-name="L65">
      <loext:graphic-properties draw:fill="none"/>
      <style:paragraph-properties style:line-height-at-least="0cm" fo:text-align="start" style:justify-single-word="false" fo:background-color="transparent"/>
      <style:text-properties fo:language="pt" fo:country="BR" officeooo:paragraph-rsid="02294769"/>
    </style:style>
    <style:style style:name="P62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28"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29"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30" style:family="paragraph" style:parent-style-name="Standard" style:list-style-name="L52">
      <style:paragraph-properties fo:line-height="100%" fo:orphans="2" fo:widows="2"/>
      <style:text-properties fo:language="pt" fo:country="BR" officeooo:paragraph-rsid="02ab13d2"/>
    </style:style>
    <style:style style:name="P631" style:family="paragraph" style:parent-style-name="Standard" style:list-style-name="L60">
      <style:text-properties fo:language="pt" fo:country="BR"/>
    </style:style>
    <style:style style:name="P632" style:family="paragraph" style:parent-style-name="Standard" style:list-style-name="L60">
      <style:paragraph-properties fo:margin-top="0.201cm" fo:margin-bottom="0.201cm" style:contextual-spacing="false"/>
      <style:text-properties fo:language="pt" fo:country="BR" officeooo:paragraph-rsid="02a05ebf"/>
    </style:style>
    <style:style style:name="P633" style:family="paragraph" style:parent-style-name="Standard" style:list-style-name="L60">
      <style:paragraph-properties fo:margin-top="0.201cm" fo:margin-bottom="0.201cm" style:contextual-spacing="false"/>
      <style:text-properties fo:language="pt" fo:country="BR" officeooo:paragraph-rsid="02a14429"/>
    </style:style>
    <style:style style:name="P6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3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36"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37" style:family="paragraph" style:parent-style-name="Standard" style:list-style-name="L60">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38" style:family="paragraph" style:parent-style-name="Standard" style:list-style-name="L61">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39"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40"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41"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42"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43" style:family="paragraph" style:parent-style-name="Standard" style:list-style-name="L42"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44" style:family="paragraph" style:parent-style-name="Standard" style:list-style-name="L2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45" style:family="paragraph" style:parent-style-name="Standard" style:list-style-name="L4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46" style:family="paragraph" style:parent-style-name="Standard" style:list-style-name="L40">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47" style:family="paragraph" style:parent-style-name="Standard" style:list-style-name="L40">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48" style:family="paragraph" style:parent-style-name="Standard" style:list-style-name="L15">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49"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50" style:family="paragraph" style:parent-style-name="Standard" style:list-style-name="L18">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5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a5e5e" officeooo:paragraph-rsid="034a5e5e" style:font-size-asian="14pt" style:font-weight-asian="normal" style:font-size-complex="14pt" style:font-weight-complex="normal"/>
    </style:style>
    <style:style style:name="P6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c23e4" officeooo:paragraph-rsid="034c23e4" style:font-size-asian="14pt" style:font-weight-asian="normal" style:font-size-complex="14pt" style:font-weight-complex="normal"/>
    </style:style>
    <style:style style:name="P653" style:family="paragraph" style:parent-style-name="Standard" style:list-style-name="L71">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c23e4" officeooo:paragraph-rsid="034c23e4" style:font-size-asian="14pt" style:font-weight-asian="normal" style:font-size-complex="14pt" style:font-weight-complex="normal"/>
    </style:style>
    <style:style style:name="P654" style:family="paragraph" style:parent-style-name="Standard" style:list-style-name="L51">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55" style:family="paragraph" style:parent-style-name="Standard" style:list-style-name="L51">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56" style:family="paragraph" style:parent-style-name="Standard" style:list-style-name="L3">
      <style:paragraph-properties fo:text-align="start" style:justify-single-word="false"/>
      <style:text-properties officeooo:rsid="01d880af" officeooo:paragraph-rsid="01d880af"/>
    </style:style>
    <style:style style:name="P657" style:family="paragraph" style:parent-style-name="Standard" style:list-style-name="L3">
      <style:paragraph-properties fo:text-align="start" style:justify-single-word="false"/>
      <style:text-properties officeooo:rsid="01da7a3d" officeooo:paragraph-rsid="01da7a3d"/>
    </style:style>
    <style:style style:name="P658" style:family="paragraph" style:parent-style-name="Standard" style:list-style-name="L10">
      <loext:graphic-properties draw:fill="none"/>
      <style:paragraph-properties style:line-height-at-least="0.582cm" fo:text-align="start" style:justify-single-word="false" fo:orphans="2" fo:widows="2" fo:background-color="transparent"/>
      <style:text-properties officeooo:paragraph-rsid="022f53c2"/>
    </style:style>
    <style:style style:name="P659" style:family="paragraph" style:parent-style-name="Standard" style:list-style-name="L13">
      <loext:graphic-properties draw:fill="none"/>
      <style:paragraph-properties style:line-height-at-least="0.582cm" fo:text-align="start" style:justify-single-word="false" fo:break-before="page" fo:background-color="transparent"/>
      <style:text-properties officeooo:paragraph-rsid="022ccd20"/>
    </style:style>
    <style:style style:name="P660" style:family="paragraph" style:parent-style-name="Standard" style:list-style-name="L20">
      <loext:graphic-properties draw:fill="none"/>
      <style:paragraph-properties style:line-height-at-least="0.582cm" fo:text-align="start" style:justify-single-word="false" fo:background-color="transparent"/>
      <style:text-properties officeooo:paragraph-rsid="025334ab"/>
    </style:style>
    <style:style style:name="P661"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958c2"/>
    </style:style>
    <style:style style:name="P662"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d88744"/>
    </style:style>
    <style:style style:name="P663"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670073"/>
    </style:style>
    <style:style style:name="P664"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b2906"/>
    </style:style>
    <style:style style:name="P665"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666"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9b2fb"/>
    </style:style>
    <style:style style:name="P667"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29fbe5e"/>
    </style:style>
    <style:style style:name="P668" style:family="paragraph" style:parent-style-name="Standard" style:list-style-name="L13">
      <loext:graphic-properties draw:fill="none"/>
      <style:paragraph-properties style:line-height-at-least="0.582cm" fo:text-align="start" style:justify-single-word="false" fo:background-color="transparent"/>
      <style:text-properties officeooo:rsid="008074b8" officeooo:paragraph-rsid="022ccd20"/>
    </style:style>
    <style:style style:name="P669" style:family="paragraph" style:parent-style-name="Standard" style:list-style-name="L42">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70" style:family="paragraph" style:parent-style-name="Standard" style:list-style-name="L43">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71" style:family="paragraph" style:parent-style-name="Standard" style:list-style-name="L51"/>
    <style:style style:name="P672" style:family="paragraph" style:parent-style-name="Standard" style:list-style-name="L51"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73" style:family="paragraph" style:parent-style-name="Standard" style:list-style-name="L51">
      <style:paragraph-properties fo:line-height="100%" fo:orphans="2" fo:widows="2"/>
      <style:text-properties officeooo:paragraph-rsid="02c89ccd"/>
    </style:style>
    <style:style style:name="P674" style:family="paragraph" style:parent-style-name="Standard" style:list-style-name="L60">
      <style:text-properties officeooo:paragraph-rsid="02a14429"/>
    </style:style>
    <style:style style:name="P675" style:family="paragraph" style:parent-style-name="Standard" style:list-style-name="L60">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76" style:family="paragraph" style:parent-style-name="Standard" style:list-style-name="L60">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77" style:family="paragraph" style:parent-style-name="Standard" style:list-style-name="L60"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78" style:family="paragraph" style:parent-style-name="Standard" style:list-style-name="L63">
      <style:paragraph-properties fo:margin-top="0cm" fo:margin-bottom="0cm" style:contextual-spacing="false" fo:line-height="115%"/>
      <style:text-properties officeooo:paragraph-rsid="02a26a78"/>
    </style:style>
    <style:style style:name="P679" style:family="paragraph" style:parent-style-name="Standard" style:list-style-name="L63">
      <style:paragraph-properties fo:line-height="115%"/>
    </style:style>
    <style:style style:name="P680" style:family="paragraph" style:parent-style-name="Standard" style:list-style-name="L63">
      <style:paragraph-properties fo:line-height="115%"/>
      <style:text-properties fo:font-size="14pt" fo:language="pt" fo:country="BR" style:font-size-asian="14pt" style:font-size-complex="14pt"/>
    </style:style>
    <style:style style:name="P681"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82"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83"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84"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85"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86" style:family="paragraph" style:parent-style-name="Text_20_body" style:list-style-name="L48">
      <style:paragraph-properties fo:margin-top="0cm" fo:margin-bottom="0cm" style:contextual-spacing="false" style:line-height-at-least="0cm" fo:orphans="2" fo:widows="2"/>
      <style:text-properties fo:language="pt" fo:country="BR" officeooo:paragraph-rsid="01214ef5"/>
    </style:style>
    <style:style style:name="P687" style:family="paragraph" style:parent-style-name="Text_20_body" style:list-style-name="L48">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88" style:family="paragraph" style:parent-style-name="Text_20_body" style:list-style-name="L49">
      <style:paragraph-properties fo:margin-top="0cm" fo:margin-bottom="0cm" style:contextual-spacing="false" fo:line-height="100%" fo:orphans="2" fo:widows="2"/>
      <style:text-properties fo:language="pt" fo:country="BR" officeooo:paragraph-rsid="0123f5fe"/>
    </style:style>
    <style:style style:name="P689" style:family="paragraph" style:parent-style-name="Text_20_body" style:list-style-name="L49">
      <style:paragraph-properties fo:margin-top="0cm" fo:margin-bottom="0cm" style:contextual-spacing="false" fo:line-height="100%" fo:orphans="2" fo:widows="2"/>
      <style:text-properties fo:language="pt" fo:country="BR" officeooo:rsid="0123f5fe" officeooo:paragraph-rsid="0123f5fe"/>
    </style:style>
    <style:style style:name="P690" style:family="paragraph" style:parent-style-name="Text_20_body" style:list-style-name="L27">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91" style:family="paragraph" style:parent-style-name="Text_20_body" style:list-style-name="L28">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92" style:family="paragraph" style:parent-style-name="Text_20_body" style:list-style-name="L28">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93"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94"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95"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96"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97" style:family="paragraph" style:parent-style-name="Text_20_body" style:list-style-name="L4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98" style:family="paragraph" style:parent-style-name="Text_20_body" style:list-style-name="L4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99" style:family="paragraph" style:parent-style-name="Text_20_body" style:list-style-name="L47"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0" style:family="paragraph" style:parent-style-name="Text_20_body" style:list-style-name="L47">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1" style:family="paragraph" style:parent-style-name="Text_20_body" style:list-style-name="L31">
      <style:paragraph-properties fo:break-before="page"/>
    </style:style>
    <style:style style:name="P702" style:family="paragraph" style:parent-style-name="Text_20_body" style:list-style-name="L34"/>
    <style:style style:name="P703" style:family="paragraph" style:parent-style-name="Text_20_body" style:list-style-name="L34">
      <style:text-properties officeooo:paragraph-rsid="02917ec6"/>
    </style:style>
    <style:style style:name="P704" style:family="paragraph" style:parent-style-name="Text_20_body" style:list-style-name="L34">
      <style:text-properties officeooo:paragraph-rsid="03048d4b"/>
    </style:style>
    <style:style style:name="P705" style:family="paragraph" style:parent-style-name="Text_20_body" style:list-style-name="L34">
      <style:text-properties officeooo:paragraph-rsid="03062e7a"/>
    </style:style>
    <style:style style:name="P706" style:family="paragraph" style:parent-style-name="Text_20_body" style:list-style-name="L34">
      <style:text-properties officeooo:paragraph-rsid="032ab70b"/>
    </style:style>
    <style:style style:name="P707" style:family="paragraph" style:parent-style-name="Text_20_body" style:list-style-name="L34">
      <style:paragraph-properties fo:margin-top="0cm" fo:margin-bottom="0cm" style:contextual-spacing="false"/>
      <style:text-properties officeooo:paragraph-rsid="03117e5d"/>
    </style:style>
    <style:style style:name="P708" style:family="paragraph" style:parent-style-name="Text_20_body" style:list-style-name="L34">
      <style:paragraph-properties fo:margin-top="0cm" fo:margin-bottom="0.046cm" style:contextual-spacing="false"/>
      <style:text-properties officeooo:paragraph-rsid="03117e5d"/>
    </style:style>
    <style:style style:name="P709" style:family="paragraph" style:parent-style-name="Text_20_body" style:list-style-name="L34">
      <style:paragraph-properties fo:margin-top="0cm" fo:margin-bottom="0cm" style:contextual-spacing="false"/>
      <style:text-properties officeooo:paragraph-rsid="033bb0c3"/>
    </style:style>
    <style:style style:name="P710" style:family="paragraph" style:parent-style-name="Text_20_body" style:list-style-name="L34">
      <style:paragraph-properties fo:margin-top="0cm" fo:margin-bottom="0cm" style:contextual-spacing="false"/>
      <style:text-properties officeooo:paragraph-rsid="03397688"/>
    </style:style>
    <style:style style:name="P711" style:family="paragraph" style:parent-style-name="Text_20_body" style:list-style-name="L34">
      <style:text-properties officeooo:paragraph-rsid="03300e75"/>
    </style:style>
    <style:style style:name="P712" style:family="paragraph" style:parent-style-name="Text_20_body" style:list-style-name="L36">
      <style:paragraph-properties fo:margin-top="0cm" fo:margin-bottom="0.046cm" style:contextual-spacing="false"/>
      <style:text-properties officeooo:paragraph-rsid="03117e5d"/>
    </style:style>
    <style:style style:name="P713" style:family="paragraph" style:parent-style-name="Text_20_body" style:list-style-name="L36">
      <style:paragraph-properties fo:margin-top="0cm" fo:margin-bottom="0.046cm" style:contextual-spacing="false"/>
      <style:text-properties officeooo:paragraph-rsid="031ad590"/>
    </style:style>
    <style:style style:name="P714" style:family="paragraph" style:parent-style-name="Text_20_body" style:list-style-name="L36">
      <style:paragraph-properties fo:margin-top="0cm" fo:margin-bottom="0.046cm" style:contextual-spacing="false"/>
      <style:text-properties officeooo:paragraph-rsid="03217def"/>
    </style:style>
    <style:style style:name="P715" style:family="paragraph" style:parent-style-name="Text_20_body" style:list-style-name="L38">
      <style:paragraph-properties fo:line-height="120%"/>
      <style:text-properties officeooo:paragraph-rsid="032a72e7"/>
    </style:style>
    <style:style style:name="P716" style:family="paragraph" style:parent-style-name="Text_20_body" style:list-style-name="L39">
      <style:text-properties officeooo:paragraph-rsid="026f77c4"/>
    </style:style>
    <style:style style:name="P717" style:family="paragraph" style:parent-style-name="Text_20_body" style:list-style-name="L47">
      <style:paragraph-properties fo:margin-top="0cm" fo:margin-bottom="0cm" style:contextual-spacing="false" style:line-height-at-least="0.499cm" fo:orphans="2" fo:widows="2"/>
      <style:text-properties officeooo:paragraph-rsid="01c8846c"/>
    </style:style>
    <style:style style:name="P718" style:family="paragraph" style:parent-style-name="Text_20_body" style:list-style-name="L49">
      <style:paragraph-properties fo:margin-top="0cm" fo:margin-bottom="0cm" style:contextual-spacing="false" fo:line-height="100%" fo:orphans="2" fo:widows="2"/>
      <style:text-properties officeooo:paragraph-rsid="0123f5fe"/>
    </style:style>
    <style:style style:name="P719" style:family="paragraph" style:parent-style-name="Text_20_body" style:list-style-name="L49">
      <style:paragraph-properties fo:margin-top="0cm" fo:margin-bottom="0cm" style:contextual-spacing="false" fo:line-height="100%" fo:orphans="2" fo:widows="2"/>
      <style:text-properties officeooo:paragraph-rsid="02bd2ff1"/>
    </style:style>
    <style:style style:name="P720" style:family="paragraph" style:parent-style-name="Text_20_body" style:list-style-name="L49">
      <style:paragraph-properties fo:margin-top="0cm" fo:margin-bottom="0cm" style:contextual-spacing="false" fo:line-height="100%" fo:orphans="2" fo:widows="2"/>
      <style:text-properties officeooo:paragraph-rsid="02b73055"/>
    </style:style>
    <style:style style:name="P721" style:family="paragraph" style:parent-style-name="Text_20_body" style:list-style-name="L53">
      <style:paragraph-properties fo:line-height="100%"/>
    </style:style>
    <style:style style:name="P722" style:family="paragraph" style:parent-style-name="Text_20_body" style:list-style-name="L55">
      <style:paragraph-properties fo:margin-top="0cm" fo:margin-bottom="0cm" style:contextual-spacing="false" fo:line-height="100%"/>
      <style:text-properties officeooo:paragraph-rsid="02dad38b"/>
    </style:style>
    <style:style style:name="P723" style:family="paragraph" style:parent-style-name="Text_20_body" style:list-style-name="L55">
      <style:paragraph-properties fo:margin-top="0cm" fo:margin-bottom="0cm" style:contextual-spacing="false" fo:line-height="100%"/>
      <style:text-properties officeooo:paragraph-rsid="02e4a689"/>
    </style:style>
    <style:style style:name="P724" style:family="paragraph" style:parent-style-name="Text_20_body" style:list-style-name="L56">
      <style:paragraph-properties fo:margin-top="0cm" fo:margin-bottom="0cm" style:contextual-spacing="false" fo:line-height="100%"/>
      <style:text-properties officeooo:paragraph-rsid="02e104dd"/>
    </style:style>
    <style:style style:name="P725" style:family="paragraph" style:parent-style-name="Text_20_body" style:list-style-name="L56">
      <style:paragraph-properties fo:margin-top="0cm" fo:margin-bottom="0cm" style:contextual-spacing="false" fo:line-height="100%"/>
      <style:text-properties officeooo:paragraph-rsid="02e18e86"/>
    </style:style>
    <style:style style:name="P726" style:family="paragraph" style:parent-style-name="Text_20_body" style:list-style-name="L56">
      <style:paragraph-properties fo:margin-top="0cm" fo:margin-bottom="0cm" style:contextual-spacing="false" fo:line-height="100%"/>
      <style:text-properties officeooo:paragraph-rsid="02e3798c"/>
    </style:style>
    <style:style style:name="P727" style:family="paragraph" style:parent-style-name="Text_20_body" style:list-style-name="L50">
      <style:paragraph-properties fo:orphans="2" fo:widows="2"/>
      <style:text-properties officeooo:paragraph-rsid="02ab13d2"/>
    </style:style>
    <style:style style:name="P728" style:family="paragraph" style:parent-style-name="Text_20_body" style:list-style-name="L50">
      <style:paragraph-properties fo:orphans="2" fo:widows="2"/>
      <style:text-properties officeooo:paragraph-rsid="02c9dcec"/>
    </style:style>
    <style:style style:name="P729" style:family="paragraph" style:parent-style-name="Text_20_body" style:list-style-name="L50">
      <style:paragraph-properties fo:orphans="2" fo:widows="2"/>
      <style:text-properties officeooo:rsid="02a7a468" officeooo:paragraph-rsid="02ab13d2"/>
    </style:style>
    <style:style style:name="P730" style:family="paragraph" style:parent-style-name="Text_20_body" style:list-style-name="L57">
      <loext:graphic-properties draw:fill="none"/>
      <style:paragraph-properties style:line-height-at-least="0cm" fo:text-align="start" style:justify-single-word="false" fo:background-color="transparent"/>
      <style:text-properties officeooo:paragraph-rsid="019ccb46"/>
    </style:style>
    <style:style style:name="P731" style:family="paragraph" style:parent-style-name="Text_20_body" style:list-style-name="L64">
      <style:paragraph-properties fo:margin-top="0cm" fo:margin-bottom="0cm" style:contextual-spacing="false" style:line-height-at-least="0cm"/>
      <style:text-properties officeooo:paragraph-rsid="02294769"/>
    </style:style>
    <style:style style:name="P732" style:family="paragraph" style:parent-style-name="Text_20_body" style:list-style-name="L67">
      <style:paragraph-properties style:line-height-at-least="0cm"/>
    </style:style>
    <style:style style:name="P733" style:family="paragraph" style:parent-style-name="Text_20_body" style:list-style-name="L68">
      <style:paragraph-properties style:line-height-at-least="0cm"/>
    </style:style>
    <style:style style:name="P734" style:family="paragraph" style:parent-style-name="Text_20_body" style:list-style-name="L69">
      <style:paragraph-properties style:line-height-at-least="0cm"/>
    </style:style>
    <style:style style:name="P735" style:family="paragraph" style:parent-style-name="Text_20_body" style:list-style-name="L66">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36" style:family="paragraph" style:parent-style-name="Text_20_body" style:list-style-name="L66">
      <loext:graphic-properties draw:fill="none"/>
      <style:paragraph-properties fo:text-align="start" style:justify-single-word="false" fo:background-color="transparent"/>
      <style:text-properties officeooo:paragraph-rsid="022b00ab"/>
    </style:style>
    <style:style style:name="P737" style:family="paragraph" style:parent-style-name="Text_20_body" style:list-style-name="L70">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99"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04"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6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6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6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65"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66"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67"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8"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69"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70"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7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4"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75"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76"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77"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7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7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8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2"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83"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84"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85"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86"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8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88"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89"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90"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1"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2"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93"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94"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95"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96"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97"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9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9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0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3"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04"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05"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06"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07"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1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1"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1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13"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14"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15"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16"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17"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18"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19" style:family="text">
      <style:text-properties fo:font-variant="normal" fo:text-transform="none" fo:color="#800080" loext:opacity="100%" fo:letter-spacing="normal" fo:font-style="normal" fo:font-weight="bold" style:font-weight-asian="bold" style:font-weight-complex="bold"/>
    </style:style>
    <style:style style:name="T82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2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2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2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2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4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4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800080" loext:opacity="100%" style:text-line-through-style="none" style:text-line-through-type="none" style:font-name="Mono" fo:font-size="14pt" fo:letter-spacing="normal" fo:language="en" fo:country="US"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800080" loext:opacity="100%" style:font-name="Mono" fo:letter-spacing="normal" fo:font-style="normal" fo:font-weight="bold" style:font-weight-asian="bold" style:font-weight-complex="bold"/>
    </style:style>
    <style:style style:name="T851"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52"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53"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54"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55"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56"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57"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58"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59"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6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6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6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8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8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91"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9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98"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0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0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1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2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2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2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2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32"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3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4"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35"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36"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38"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39"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40"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41"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42"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43"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44"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5"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6"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47"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48"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4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50" style:family="text">
      <style:text-properties fo:font-variant="normal" fo:text-transform="none" fo:letter-spacing="normal" fo:font-style="normal"/>
    </style:style>
    <style:style style:name="T951" style:family="text">
      <style:text-properties fo:font-variant="normal" fo:text-transform="none" fo:letter-spacing="normal" fo:font-style="normal" fo:font-weight="bold" style:font-weight-asian="bold" style:font-weight-complex="bold"/>
    </style:style>
    <style:style style:name="T952" style:family="text">
      <style:text-properties fo:font-variant="normal" fo:text-transform="none" fo:letter-spacing="normal" fo:font-style="normal" fo:font-weight="bold" officeooo:rsid="00401201" style:font-weight-asian="bold" style:font-weight-complex="bold"/>
    </style:style>
    <style:style style:name="T953" style:family="text">
      <style:text-properties fo:font-variant="normal" fo:text-transform="none" fo:letter-spacing="normal" fo:font-style="normal" officeooo:rsid="00401201"/>
    </style:style>
    <style:style style:name="T954" style:family="text">
      <style:text-properties fo:font-variant="normal" fo:text-transform="none" fo:letter-spacing="normal" fo:font-style="normal" officeooo:rsid="009d35f9"/>
    </style:style>
    <style:style style:name="T955" style:family="text">
      <style:text-properties fo:font-variant="normal" fo:text-transform="none" fo:letter-spacing="normal" fo:font-style="normal" officeooo:rsid="00a52b8b"/>
    </style:style>
    <style:style style:name="T956" style:family="text">
      <style:text-properties fo:font-variant="normal" fo:text-transform="none" fo:letter-spacing="normal" fo:font-style="normal" officeooo:rsid="03428997"/>
    </style:style>
    <style:style style:name="T95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58"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5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60"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6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62"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63"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64"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6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6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75"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77"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978"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9"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80"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1"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8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8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8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5"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6"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7"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8"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8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90"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91"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92"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93"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94"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9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9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9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98"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99"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00"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01"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02"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003"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4"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05"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06"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13"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14"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5"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16"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17"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1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2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3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3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3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3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4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4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4"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45"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48"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51"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3"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54"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55"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6"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7"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6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6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9"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70"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72"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7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7"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8"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80"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81"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82"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84"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8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6"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2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2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2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23"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4"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25" style:family="text">
      <style:text-properties fo:font-variant="normal" fo:text-transform="none" style:font-name="Monospace" fo:letter-spacing="normal" fo:font-style="normal" officeooo:rsid="00401201"/>
    </style:style>
    <style:style style:name="T1126" style:family="text">
      <style:text-properties fo:font-variant="normal" fo:text-transform="none" style:font-name="Monospace" fo:letter-spacing="normal" fo:font-style="normal" fo:font-weight="bold" officeooo:rsid="00401201" style:font-weight-asian="bold" style:font-weight-complex="bold"/>
    </style:style>
    <style:style style:name="T112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2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3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34"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35"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3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3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38"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139"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40"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42"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4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44"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45"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46"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47"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5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5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6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62"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63"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64"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65"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6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0"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71"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7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4"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75"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6"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7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0"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1"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2"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3"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9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06"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1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1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22"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2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2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26"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27"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29"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30"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3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32"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33"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3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35"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3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4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4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4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4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4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4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4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48"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49"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5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52"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53" style:family="text">
      <style:text-properties fo:font-variant="normal" fo:text-transform="none" style:font-name="Microsoft Sans Serif1" fo:letter-spacing="normal" fo:font-style="normal" officeooo:rsid="004f4071" style:font-weight-asian="normal" style:font-weight-complex="normal"/>
    </style:style>
    <style:style style:name="T1254" style:family="text">
      <style:text-properties fo:font-variant="normal" fo:text-transform="none" style:font-name="Microsoft Sans Serif1" fo:letter-spacing="normal" fo:font-style="normal" officeooo:rsid="02603153" style:font-weight-asian="normal" style:font-weight-complex="normal"/>
    </style:style>
    <style:style style:name="T1255" style:family="text">
      <style:text-properties fo:font-variant="normal" fo:text-transform="none" style:font-name="Microsoft Sans Serif1" fo:letter-spacing="normal" fo:font-style="normal" fo:font-weight="bold" officeooo:rsid="022ccd20" style:font-weight-asian="bold" style:font-weight-complex="bold"/>
    </style:style>
    <style:style style:name="T1256" style:family="text">
      <style:text-properties fo:font-variant="normal" fo:text-transform="none" style:font-name="Microsoft Sans Serif1" fo:letter-spacing="normal" fo:font-style="normal" fo:font-weight="bold" officeooo:rsid="01efc251" style:font-weight-asian="bold" style:font-weight-complex="bold"/>
    </style:style>
    <style:style style:name="T1257"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58"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59"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0"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61"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62"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63"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64"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65" style:family="text">
      <style:text-properties fo:font-weight="bold" style:font-weight-asian="bold" style:font-weight-complex="bold"/>
    </style:style>
    <style:style style:name="T1266" style:family="text">
      <style:text-properties fo:font-weight="bold" officeooo:rsid="00067250" style:font-weight-asian="bold" style:font-weight-complex="bold"/>
    </style:style>
    <style:style style:name="T1267" style:family="text">
      <style:text-properties fo:font-weight="bold" officeooo:rsid="00344f32" style:font-weight-asian="bold" style:font-weight-complex="bold"/>
    </style:style>
    <style:style style:name="T1268" style:family="text">
      <style:text-properties fo:font-weight="bold" officeooo:rsid="009fa7c7" style:font-weight-asian="bold" style:font-weight-complex="bold"/>
    </style:style>
    <style:style style:name="T1269" style:family="text">
      <style:text-properties fo:font-weight="bold" officeooo:rsid="00b57eee" style:font-weight-asian="bold" style:font-weight-complex="bold"/>
    </style:style>
    <style:style style:name="T1270" style:family="text">
      <style:text-properties fo:font-weight="bold" officeooo:rsid="00d1ac93" style:font-weight-asian="bold" style:font-weight-complex="bold"/>
    </style:style>
    <style:style style:name="T1271" style:family="text">
      <style:text-properties fo:font-weight="bold" officeooo:rsid="01a8da29" style:font-weight-asian="bold" style:font-weight-complex="bold"/>
    </style:style>
    <style:style style:name="T1272" style:family="text">
      <style:text-properties fo:font-weight="bold" officeooo:rsid="02179b1c" style:font-weight-asian="bold" style:font-weight-complex="bold"/>
    </style:style>
    <style:style style:name="T1273" style:family="text">
      <style:text-properties fo:font-weight="bold" officeooo:rsid="00cc5c65" style:font-weight-asian="bold" style:font-weight-complex="bold"/>
    </style:style>
    <style:style style:name="T1274" style:family="text">
      <style:text-properties fo:font-weight="bold" officeooo:rsid="0231e71c" style:font-weight-asian="bold" style:font-weight-complex="bold"/>
    </style:style>
    <style:style style:name="T1275" style:family="text">
      <style:text-properties fo:font-weight="bold" officeooo:rsid="02c38fbb" style:font-weight-asian="bold" style:font-weight-complex="bold"/>
    </style:style>
    <style:style style:name="T1276" style:family="text">
      <style:text-properties fo:font-weight="bold" style:font-style-asian="normal" style:font-weight-asian="bold" style:font-style-complex="normal" style:font-weight-complex="bold"/>
    </style:style>
    <style:style style:name="T1277" style:family="text">
      <style:text-properties fo:font-weight="bold" fo:background-color="transparent" loext:char-shading-value="0" style:font-weight-asian="bold" style:font-weight-complex="bold"/>
    </style:style>
    <style:style style:name="T1278" style:family="text">
      <style:text-properties style:font-name="Microsoft Sans Serif1" fo:font-size="14pt" fo:language="pt" fo:country="BR" style:font-size-asian="14pt" style:font-size-complex="14pt"/>
    </style:style>
    <style:style style:name="T1279" style:family="text">
      <style:text-properties style:font-name="Microsoft Sans Serif1" fo:font-size="14pt" fo:language="pt" fo:country="BR" officeooo:rsid="00067250" style:font-size-asian="14pt" style:font-size-complex="14pt"/>
    </style:style>
    <style:style style:name="T1280" style:family="text">
      <style:text-properties style:font-name="Microsoft Sans Serif1" fo:font-size="14pt" fo:language="pt" fo:country="BR" officeooo:rsid="00084753" style:font-size-asian="14pt" style:font-size-complex="14pt"/>
    </style:style>
    <style:style style:name="T1281"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82" style:family="text">
      <style:text-properties style:font-name="Microsoft Sans Serif1" fo:font-size="14pt" officeooo:rsid="00067250" style:font-size-asian="14pt" style:font-size-complex="14pt"/>
    </style:style>
    <style:style style:name="T1283" style:family="text">
      <style:text-properties style:font-name="Microsoft Sans Serif1" fo:font-size="14pt" officeooo:rsid="01f9feb0" style:font-size-asian="14pt" style:font-size-complex="14pt"/>
    </style:style>
    <style:style style:name="T1284" style:family="text">
      <style:text-properties style:font-name="Microsoft Sans Serif1" fo:font-size="14pt" officeooo:rsid="009d35f9" style:font-size-asian="14pt" style:font-size-complex="14pt"/>
    </style:style>
    <style:style style:name="T1285" style:family="text">
      <style:text-properties style:font-name="Microsoft Sans Serif1" fo:font-size="14pt" officeooo:rsid="00b57eee" style:font-size-asian="14pt" style:font-size-complex="14pt"/>
    </style:style>
    <style:style style:name="T1286" style:family="text">
      <style:text-properties style:font-name="Microsoft Sans Serif1" fo:font-size="14pt" officeooo:rsid="000460f8" style:font-size-asian="14pt" style:font-size-complex="14pt"/>
    </style:style>
    <style:style style:name="T1287" style:family="text">
      <style:text-properties style:font-name="Microsoft Sans Serif1" fo:font-size="14pt" fo:font-weight="bold" officeooo:rsid="00067250" style:font-size-asian="14pt" style:font-weight-asian="bold" style:font-size-complex="14pt" style:font-weight-complex="bold"/>
    </style:style>
    <style:style style:name="T1288" style:family="text">
      <style:text-properties style:font-name="Microsoft Sans Serif1" fo:font-size="14pt" fo:font-weight="bold" officeooo:rsid="01f9feb0" style:font-size-asian="14pt" style:font-weight-asian="bold" style:font-size-complex="14pt" style:font-weight-complex="bold"/>
    </style:style>
    <style:style style:name="T1289" style:family="text">
      <style:text-properties style:font-name="Microsoft Sans Serif1" fo:font-size="14pt" fo:font-weight="bold" officeooo:rsid="000460f8" style:font-size-asian="14pt" style:font-weight-asian="bold" style:font-size-complex="14pt" style:font-weight-complex="bold"/>
    </style:style>
    <style:style style:name="T1290" style:family="text">
      <style:text-properties style:font-name="Microsoft Sans Serif1" fo:font-size="14pt" fo:font-weight="bold" officeooo:rsid="009d35f9" style:font-size-asian="14pt" style:font-weight-asian="bold" style:font-size-complex="14pt" style:font-weight-complex="bold"/>
    </style:style>
    <style:style style:name="T1291" style:family="text">
      <style:text-properties style:font-name="Microsoft Sans Serif1" fo:font-size="14pt" fo:font-weight="normal" officeooo:rsid="00067250" style:font-size-asian="14pt" style:font-weight-asian="normal" style:font-size-complex="14pt" style:font-weight-complex="normal"/>
    </style:style>
    <style:style style:name="T1292" style:family="text">
      <style:text-properties style:font-name="Microsoft Sans Serif1" fo:font-size="14pt" fo:font-weight="normal" officeooo:rsid="02277f72" style:font-size-asian="14pt" style:font-weight-asian="normal" style:font-size-complex="14pt" style:font-weight-complex="normal"/>
    </style:style>
    <style:style style:name="T1293" style:family="text">
      <style:text-properties style:font-name="Microsoft Sans Serif1" fo:font-size="14pt" fo:font-weight="normal" officeooo:rsid="01f9feb0" style:font-size-asian="14pt" style:font-weight-asian="normal" style:font-size-complex="14pt" style:font-weight-complex="normal"/>
    </style:style>
    <style:style style:name="T1294"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95" style:family="text">
      <style:text-properties style:font-name="Microsoft Sans Serif1" officeooo:rsid="009fa7c7" fo:background-color="transparent" loext:char-shading-value="0"/>
    </style:style>
    <style:style style:name="T1296" style:family="text">
      <style:text-properties style:font-name="Microsoft Sans Serif1" officeooo:rsid="00a6ece1" fo:background-color="transparent" loext:char-shading-value="0"/>
    </style:style>
    <style:style style:name="T1297" style:family="text">
      <style:text-properties style:font-name="Microsoft Sans Serif1" officeooo:rsid="02277f72"/>
    </style:style>
    <style:style style:name="T1298" style:family="text">
      <style:text-properties style:font-name="Microsoft Sans Serif1" fo:font-weight="normal" style:font-weight-asian="normal" style:font-weight-complex="normal"/>
    </style:style>
    <style:style style:name="T1299" style:family="text">
      <style:text-properties style:font-name="Microsoft Sans Serif1" fo:font-weight="normal" officeooo:rsid="032a72e7" style:font-weight-asian="normal" style:font-weight-complex="normal"/>
    </style:style>
    <style:style style:name="T1300" style:family="text">
      <style:text-properties style:font-name="Microsoft Sans Serif1" fo:font-weight="normal" officeooo:rsid="032d8216" style:font-weight-asian="normal" style:font-weight-complex="normal"/>
    </style:style>
    <style:style style:name="T130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0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03"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04"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0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0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0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08" style:family="text">
      <style:text-properties fo:color="#000000" loext:opacity="100%" style:font-name="Microsoft Sans Serif1" fo:font-size="14pt" fo:font-weight="normal" style:font-size-asian="14pt" style:font-weight-asian="normal" style:font-size-complex="14pt" style:font-weight-complex="normal"/>
    </style:style>
    <style:style style:name="T130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10"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11"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1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13"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1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15"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16"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17"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18"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19"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20"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21"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22"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23"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24"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25"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30" style:family="text">
      <style:text-properties fo:color="#000000" loext:opacity="100%" style:font-name="Microsoft Sans Serif1" fo:font-size="14pt" officeooo:rsid="002233c6" style:font-size-asian="14pt" style:font-size-complex="14pt"/>
    </style:style>
    <style:style style:name="T1331" style:family="text">
      <style:text-properties fo:color="#000000" loext:opacity="100%" style:font-name="Microsoft Sans Serif1" fo:font-size="14pt" officeooo:rsid="00c5cce9" style:font-size-asian="14pt" style:font-size-complex="14pt"/>
    </style:style>
    <style:style style:name="T1332" style:family="text">
      <style:text-properties fo:color="#000000" loext:opacity="100%" style:font-name="Microsoft Sans Serif1" fo:font-size="14pt" officeooo:rsid="009d35f9" style:font-size-asian="14pt" style:font-size-complex="14pt"/>
    </style:style>
    <style:style style:name="T1333" style:family="text">
      <style:text-properties fo:color="#000000" loext:opacity="100%" style:font-name="Microsoft Sans Serif1" fo:font-size="14pt" officeooo:rsid="0023ce6e" style:font-size-asian="14pt" style:font-size-complex="14pt"/>
    </style:style>
    <style:style style:name="T1334"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35"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3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3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3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3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40"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41"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42"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43"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44"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45"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46" style:family="text">
      <style:text-properties fo:color="#000000" loext:opacity="100%" fo:font-weight="normal" style:font-weight-asian="normal" style:font-weight-complex="normal"/>
    </style:style>
    <style:style style:name="T1347" style:family="text">
      <style:text-properties fo:color="#000000" loext:opacity="100%" style:font-name="Arial" fo:font-weight="normal" officeooo:rsid="011671c3" style:font-weight-asian="normal" style:font-weight-complex="normal"/>
    </style:style>
    <style:style style:name="T1348" style:family="text">
      <style:text-properties fo:color="#000000" loext:opacity="100%" style:font-name="Verdana Sans Serif" fo:font-weight="normal" officeooo:rsid="011671c3" style:font-weight-asian="normal" style:font-weight-complex="normal"/>
    </style:style>
    <style:style style:name="T1349" style:family="text">
      <style:text-properties fo:color="#000000" loext:opacity="100%" style:font-name="tahoma Sans Serif" fo:font-weight="normal" officeooo:rsid="011671c3" style:font-weight-asian="normal" style:font-weight-complex="normal"/>
    </style:style>
    <style:style style:name="T1350" style:family="text">
      <style:text-properties fo:color="#000000" loext:opacity="100%" style:font-name="Trebuchet MS" fo:font-weight="normal" style:font-weight-asian="normal" style:font-weight-complex="normal"/>
    </style:style>
    <style:style style:name="T1351" style:family="text">
      <style:text-properties fo:color="#000000" loext:opacity="100%" style:font-name="Times new roman Serif" fo:font-weight="normal" style:font-weight-asian="normal" style:font-weight-complex="normal"/>
    </style:style>
    <style:style style:name="T1352" style:family="text">
      <style:text-properties fo:color="#000000" loext:opacity="100%" style:font-name="Times new roman Serif" fo:font-weight="normal" officeooo:rsid="01214ef5" style:font-weight-asian="normal" style:font-weight-complex="normal"/>
    </style:style>
    <style:style style:name="T1353" style:family="text">
      <style:text-properties fo:color="#000000" loext:opacity="100%" style:font-name="Garamond1" fo:font-weight="normal" style:font-weight-asian="normal" style:font-weight-complex="normal"/>
    </style:style>
    <style:style style:name="T1354" style:family="text">
      <style:text-properties fo:color="#000000" loext:opacity="100%" style:font-name="Courier New" fo:font-weight="normal" style:font-weight-asian="normal" style:font-weight-complex="normal"/>
    </style:style>
    <style:style style:name="T1355" style:family="text">
      <style:text-properties fo:color="#000000" loext:opacity="100%" style:font-name="Brush Script MT" fo:font-weight="normal" style:font-weight-asian="normal" style:font-weight-complex="normal"/>
    </style:style>
    <style:style style:name="T1356" style:family="text">
      <style:text-properties fo:color="#000000" loext:opacity="100%" style:font-name="Inter" fo:font-size="12pt" fo:font-style="italic" style:text-underline-style="none" fo:font-weight="normal" fo:background-color="#81d41a" loext:char-shading-value="0"/>
    </style:style>
    <style:style style:name="T1357" style:family="text">
      <style:text-properties fo:color="#000000" loext:opacity="100%" style:font-name="Inter" fo:font-size="12pt" fo:font-style="italic" style:text-underline-style="none" fo:font-weight="normal" fo:background-color="#81d41a" loext:char-shading-value="0" loext:padding="0cm" loext:border="none"/>
    </style:style>
    <style:style style:name="T1358" style:family="text">
      <style:text-properties fo:color="#000000" loext:opacity="100%" style:font-name="Inter" fo:font-size="12pt" fo:font-style="italic" style:text-underline-style="none" fo:font-weight="normal" officeooo:rsid="01d42410" fo:background-color="#81d41a" loext:char-shading-value="0"/>
    </style:style>
    <style:style style:name="T1359" style:family="text">
      <style:text-properties fo:color="#000000" loext:opacity="100%" style:font-name="Inter" fo:font-size="12pt" fo:font-style="italic" style:text-underline-style="none" fo:font-weight="normal" fo:background-color="#ff8000" loext:char-shading-value="0"/>
    </style:style>
    <style:style style:name="T1360"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61" style:family="text">
      <style:text-properties fo:color="#000000" loext:opacity="100%" style:font-name="Inter" fo:font-size="12pt" fo:font-style="italic" style:text-underline-style="none" fo:font-weight="normal" fo:background-color="#729fcf" loext:char-shading-value="0"/>
    </style:style>
    <style:style style:name="T1362" style:family="text">
      <style:text-properties fo:color="#000000" loext:opacity="100%" style:font-name="Inter" fo:font-size="12pt" fo:font-style="italic" style:text-underline-style="none" fo:font-weight="normal" fo:background-color="#729fcf" loext:char-shading-value="0" loext:padding="0cm" loext:border="none"/>
    </style:style>
    <style:style style:name="T1363" style:family="text">
      <style:text-properties fo:color="#000000" loext:opacity="100%" style:font-name="Inter" fo:font-size="12pt" fo:font-style="italic" style:text-underline-style="none" fo:font-weight="normal" fo:background-color="#ff3838" loext:char-shading-value="0"/>
    </style:style>
    <style:style style:name="T1364" style:family="text">
      <style:text-properties fo:color="#000000" loext:opacity="100%" style:font-name="Inter" fo:font-size="12pt" fo:font-style="italic" style:text-underline-style="none" fo:font-weight="normal" fo:background-color="#ff3838" loext:char-shading-value="0" loext:padding="0cm" loext:border="none"/>
    </style:style>
    <style:style style:name="T1365" style:family="text">
      <style:text-properties fo:color="#000000" loext:opacity="100%" style:font-name="Inter" fo:font-size="12pt" fo:font-style="italic" style:text-underline-style="none" fo:font-weight="normal" fo:background-color="#8e86ae" loext:char-shading-value="0"/>
    </style:style>
    <style:style style:name="T1366" style:family="text">
      <style:text-properties fo:color="#000000" loext:opacity="100%" style:font-name="Inter" fo:font-size="12pt" fo:font-style="italic" style:text-underline-style="none" fo:font-weight="normal" fo:background-color="#8e86ae" loext:char-shading-value="0" loext:padding="0cm" loext:border="none"/>
    </style:style>
    <style:style style:name="T1367" style:family="text">
      <style:text-properties fo:color="#000000" loext:opacity="100%" style:font-name="Inter" fo:font-size="12pt" fo:font-style="italic" style:text-underline-style="none" fo:font-weight="normal" fo:background-color="#e8a202" loext:char-shading-value="0"/>
    </style:style>
    <style:style style:name="T1368" style:family="text">
      <style:text-properties fo:color="#000000" loext:opacity="100%" style:font-name="Inter" fo:font-size="12pt" fo:font-style="italic" style:text-underline-style="none" fo:font-weight="normal" fo:background-color="#e8a202" loext:char-shading-value="0" loext:padding="0cm" loext:border="none"/>
    </style:style>
    <style:style style:name="T1369" style:family="text">
      <style:text-properties fo:color="#000000" loext:opacity="100%" style:font-name="Microsoft Sans Serif" fo:font-weight="normal" officeooo:rsid="00882a9b" style:font-weight-asian="normal" style:font-weight-complex="normal"/>
    </style:style>
    <style:style style:name="T1370" style:family="text">
      <style:text-properties fo:color="#000000" loext:opacity="100%" style:font-name="Microsoft Sans Serif" fo:font-weight="normal" officeooo:rsid="010b0f5a" style:font-weight-asian="normal" style:font-weight-complex="normal"/>
    </style:style>
    <style:style style:name="T1371" style:family="text">
      <style:text-properties fo:color="#000000" loext:opacity="100%" style:font-name="Microsoft Sans Serif" fo:font-weight="normal" officeooo:rsid="02580d12" style:font-weight-asian="normal" style:font-weight-complex="normal"/>
    </style:style>
    <style:style style:name="T1372" style:family="text">
      <style:text-properties fo:color="#000000" loext:opacity="100%" style:font-name="Microsoft Sans Serif" style:text-underline-style="none" officeooo:rsid="00882a9b"/>
    </style:style>
    <style:style style:name="T1373" style:family="text">
      <style:text-properties fo:color="#000000" loext:opacity="100%" style:font-name="Mono" fo:font-size="14pt" fo:font-weight="normal" officeooo:rsid="0249ae61" style:font-size-asian="14pt" style:font-weight-asian="normal" style:font-size-complex="14pt" style:font-weight-complex="normal"/>
    </style:style>
    <style:style style:name="T1374" style:family="text">
      <style:text-properties fo:color="#ce181e" loext:opacity="100%" fo:font-weight="bold" officeooo:rsid="00008cc1" style:font-weight-asian="bold" style:font-weight-complex="bold"/>
    </style:style>
    <style:style style:name="T1375" style:family="text">
      <style:text-properties fo:color="#ce181e" loext:opacity="100%" style:font-name="Mono" fo:font-size="14pt" fo:font-weight="bold" officeooo:rsid="01af71f3" style:font-size-asian="14pt" style:font-weight-asian="bold" style:font-size-complex="14pt" style:font-weight-complex="bold"/>
    </style:style>
    <style:style style:name="T1376" style:family="text">
      <style:text-properties fo:color="#ce181e" loext:opacity="100%" style:font-name="MonOSPACE" fo:font-weight="bold" officeooo:rsid="00d40522" style:font-weight-asian="bold" style:font-weight-complex="bold"/>
    </style:style>
    <style:style style:name="T1377" style:family="text">
      <style:text-properties fo:color="#ce181e" loext:opacity="100%" fo:background-color="transparent" loext:char-shading-value="0"/>
    </style:style>
    <style:style style:name="T1378"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79"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80"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81"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82" style:family="text">
      <style:text-properties fo:color="#800080" loext:opacity="100%" fo:font-weight="bold" style:font-weight-asian="bold" style:font-weight-complex="bold"/>
    </style:style>
    <style:style style:name="T1383"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84"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85"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86"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87" style:family="text">
      <style:text-properties fo:color="#800080" loext:opacity="100%" style:font-name="Mono" fo:font-weight="bold" style:font-weight-asian="bold" style:font-weight-complex="bold"/>
    </style:style>
    <style:style style:name="T1388" style:family="text">
      <style:text-properties fo:color="#800080" loext:opacity="100%" style:font-name="Mono" fo:font-weight="bold" officeooo:rsid="006d71e2" style:font-weight-asian="bold" style:font-weight-complex="bold"/>
    </style:style>
    <style:style style:name="T1389" style:family="text">
      <style:text-properties fo:color="#800080" loext:opacity="100%" style:font-name="Mono" fo:font-weight="bold" officeooo:rsid="0073708d" style:font-weight-asian="bold" style:font-weight-complex="bold"/>
    </style:style>
    <style:style style:name="T1390" style:family="text">
      <style:text-properties fo:color="#800080" loext:opacity="100%" style:font-name="Mono" fo:font-weight="bold" officeooo:rsid="007b45ff" style:font-weight-asian="bold" style:font-weight-complex="bold"/>
    </style:style>
    <style:style style:name="T1391" style:family="text">
      <style:text-properties fo:color="#800080" loext:opacity="100%" style:font-name="Mono" fo:font-weight="bold" officeooo:rsid="0037ee9c" style:font-weight-asian="bold" style:font-weight-complex="bold"/>
    </style:style>
    <style:style style:name="T1392" style:family="text">
      <style:text-properties fo:color="#800080" loext:opacity="100%" style:font-name="Mono" fo:font-weight="bold" style:font-style-asian="italic" style:font-weight-asian="bold" style:font-style-complex="italic" style:font-weight-complex="bold"/>
    </style:style>
    <style:style style:name="T1393" style:family="text">
      <style:text-properties fo:color="#800080" loext:opacity="100%" style:font-name="Mono" fo:font-weight="bold" officeooo:rsid="01b3b703" style:font-style-asian="normal" style:font-weight-asian="bold" style:font-style-complex="normal" style:font-weight-complex="bold"/>
    </style:style>
    <style:style style:name="T1394" style:family="text">
      <style:text-properties fo:color="#800080" loext:opacity="100%" style:font-name="Mono" fo:font-size="14pt" fo:font-weight="bold" officeooo:rsid="00260a6a" style:font-size-asian="14pt" style:font-weight-asian="bold" style:font-size-complex="14pt" style:font-weight-complex="bold"/>
    </style:style>
    <style:style style:name="T1395" style:family="text">
      <style:text-properties fo:color="#800080" loext:opacity="100%" style:font-name="Mono" fo:font-size="14pt" fo:font-weight="bold" officeooo:rsid="0241530b" style:font-size-asian="14pt" style:font-weight-asian="bold" style:font-size-complex="14pt" style:font-weight-complex="bold"/>
    </style:style>
    <style:style style:name="T1396" style:family="text">
      <style:text-properties fo:color="#800080" loext:opacity="100%" style:font-name="Mono" fo:font-size="14pt" fo:font-weight="bold" officeooo:rsid="002228cb" style:font-size-asian="14pt" style:font-weight-asian="bold" style:font-size-complex="14pt" style:font-weight-complex="bold"/>
    </style:style>
    <style:style style:name="T1397" style:family="text">
      <style:text-properties fo:color="#800080" loext:opacity="100%" style:font-name="Mono" fo:font-size="14pt" fo:font-weight="bold" officeooo:rsid="01cb5f51" style:font-size-asian="14pt" style:font-weight-asian="bold" style:font-size-complex="14pt" style:font-weight-complex="bold"/>
    </style:style>
    <style:style style:name="T1398" style:family="text">
      <style:text-properties fo:color="#800080" loext:opacity="100%" style:font-name="Mono" fo:font-size="14pt" fo:font-weight="bold" officeooo:rsid="024198f0" style:font-size-asian="14pt" style:font-weight-asian="bold" style:font-size-complex="14pt" style:font-weight-complex="bold"/>
    </style:style>
    <style:style style:name="T1399" style:family="text">
      <style:text-properties fo:color="#800080" loext:opacity="100%" style:font-name="Mono" fo:font-size="14pt" fo:font-weight="bold" officeooo:rsid="00298b67" style:font-size-asian="14pt" style:font-weight-asian="bold" style:font-size-complex="14pt" style:font-weight-complex="bold"/>
    </style:style>
    <style:style style:name="T1400" style:family="text">
      <style:text-properties fo:color="#800080" loext:opacity="100%" officeooo:rsid="0087d59c"/>
    </style:style>
    <style:style style:name="T1401" style:family="text">
      <style:text-properties officeooo:rsid="00334811"/>
    </style:style>
    <style:style style:name="T1402" style:family="text">
      <style:text-properties style:text-underline-style="solid" style:text-underline-width="auto" style:text-underline-color="font-color"/>
    </style:style>
    <style:style style:name="T1403" style:family="text">
      <style:text-properties style:text-underline-style="solid" style:text-underline-width="auto" style:text-underline-color="font-color" style:font-style-asian="normal" style:font-style-complex="normal"/>
    </style:style>
    <style:style style:name="T1404" style:family="text">
      <style:text-properties style:text-underline-style="solid" style:text-underline-width="auto" style:text-underline-color="font-color" officeooo:rsid="0178a33f" style:font-style-asian="normal" style:font-style-complex="normal"/>
    </style:style>
    <style:style style:name="T1405" style:family="text">
      <style:text-properties style:text-underline-style="solid" style:text-underline-width="auto" style:text-underline-color="font-color" officeooo:rsid="01b3b703" style:font-style-asian="normal" style:font-style-complex="normal"/>
    </style:style>
    <style:style style:name="T1406" style:family="text">
      <style:text-properties style:text-underline-style="solid" style:text-underline-width="auto" style:text-underline-color="font-color" fo:font-weight="bold" style:font-weight-asian="bold" style:font-weight-complex="bold"/>
    </style:style>
    <style:style style:name="T1407" style:family="text">
      <style:text-properties style:text-underline-style="solid" style:text-underline-width="auto" style:text-underline-color="font-color" fo:font-weight="bold" officeooo:rsid="0050823d" style:font-weight-asian="bold" style:font-weight-complex="bold"/>
    </style:style>
    <style:style style:name="T1408" style:family="text">
      <style:text-properties style:text-underline-style="solid" style:text-underline-width="auto" style:text-underline-color="font-color" fo:font-weight="bold" officeooo:rsid="02c38fbb" style:font-weight-asian="bold" style:font-weight-complex="bold"/>
    </style:style>
    <style:style style:name="T1409" style:family="text">
      <style:text-properties style:text-underline-style="solid" style:text-underline-width="auto" style:text-underline-color="font-color" officeooo:rsid="009d35f9"/>
    </style:style>
    <style:style style:name="T1410" style:family="text">
      <style:text-properties style:text-underline-style="solid" style:text-underline-width="auto" style:text-underline-color="font-color" officeooo:rsid="0073708d"/>
    </style:style>
    <style:style style:name="T1411" style:family="text">
      <style:text-properties style:text-underline-style="solid" style:text-underline-width="auto" style:text-underline-color="font-color" officeooo:rsid="00cf7b4f"/>
    </style:style>
    <style:style style:name="T1412" style:family="text">
      <style:text-properties style:text-underline-style="solid" style:text-underline-width="auto" style:text-underline-color="font-color" officeooo:rsid="00f0086b"/>
    </style:style>
    <style:style style:name="T1413" style:family="text">
      <style:text-properties style:text-underline-style="solid" style:text-underline-width="auto" style:text-underline-color="font-color" officeooo:rsid="00ed1d82"/>
    </style:style>
    <style:style style:name="T1414" style:family="text">
      <style:text-properties style:text-underline-style="solid" style:text-underline-width="auto" style:text-underline-color="font-color" officeooo:rsid="00008cc1"/>
    </style:style>
    <style:style style:name="T1415" style:family="text">
      <style:text-properties style:text-underline-style="solid" style:text-underline-width="auto" style:text-underline-color="font-color" officeooo:rsid="01eccea5"/>
    </style:style>
    <style:style style:name="T1416" style:family="text">
      <style:text-properties style:text-underline-style="solid" style:text-underline-width="auto" style:text-underline-color="font-color" officeooo:rsid="02a9fba7"/>
    </style:style>
    <style:style style:name="T1417" style:family="text">
      <style:text-properties style:text-underline-style="solid" style:text-underline-width="auto" style:text-underline-color="font-color" officeooo:rsid="02c28ff7"/>
    </style:style>
    <style:style style:name="T1418" style:family="text">
      <style:text-properties officeooo:rsid="0038fc69"/>
    </style:style>
    <style:style style:name="T1419" style:family="text">
      <style:text-properties officeooo:rsid="0042d5c2"/>
    </style:style>
    <style:style style:name="T1420" style:family="text">
      <style:text-properties style:text-line-through-style="solid" style:text-line-through-type="single" officeooo:rsid="01ead9fb"/>
    </style:style>
    <style:style style:name="T1421" style:family="text">
      <style:text-properties fo:font-style="italic" style:font-style-asian="italic" style:font-style-complex="italic"/>
    </style:style>
    <style:style style:name="T1422" style:family="text">
      <style:text-properties fo:font-style="italic" officeooo:rsid="009fa7c7" style:font-style-asian="italic" style:font-style-complex="italic"/>
    </style:style>
    <style:style style:name="T1423" style:family="text">
      <style:text-properties fo:font-style="italic" style:text-underline-style="solid" style:text-underline-width="auto" style:text-underline-color="font-color" style:font-style-asian="italic" style:font-style-complex="italic"/>
    </style:style>
    <style:style style:name="T1424" style:family="text">
      <style:text-properties fo:font-style="italic" style:text-underline-style="none" style:font-style-asian="italic" style:font-style-complex="italic"/>
    </style:style>
    <style:style style:name="T1425" style:family="text">
      <style:text-properties fo:background-color="#fff200" loext:char-shading-value="0"/>
    </style:style>
    <style:style style:name="T1426" style:family="text">
      <style:text-properties style:font-name="Microsoft Sans Serif"/>
    </style:style>
    <style:style style:name="T1427" style:family="text">
      <style:text-properties style:font-name="Microsoft Sans Serif" fo:font-weight="bold" style:font-weight-asian="bold" style:font-weight-complex="bold"/>
    </style:style>
    <style:style style:name="T1428" style:family="text">
      <style:text-properties style:font-style-asian="italic" style:font-style-complex="italic"/>
    </style:style>
    <style:style style:name="T1429" style:family="text">
      <style:text-properties officeooo:rsid="00505dcb" style:font-style-asian="italic" style:font-style-complex="italic"/>
    </style:style>
    <style:style style:name="T1430" style:family="text">
      <style:text-properties style:font-style-asian="normal" style:font-style-complex="normal"/>
    </style:style>
    <style:style style:name="T1431" style:family="text">
      <style:text-properties officeooo:rsid="0149c32c" style:font-style-asian="normal" style:font-style-complex="normal"/>
    </style:style>
    <style:style style:name="T1432" style:family="text">
      <style:text-properties officeooo:rsid="01b3b703" style:font-style-asian="normal" style:font-style-complex="normal"/>
    </style:style>
    <style:style style:name="T1433" style:family="text">
      <style:text-properties officeooo:rsid="009d35f9" style:font-style-asian="normal" style:font-style-complex="normal"/>
    </style:style>
    <style:style style:name="T1434" style:family="text">
      <style:text-properties officeooo:rsid="00e70f90" style:font-style-asian="normal" style:font-style-complex="normal"/>
    </style:style>
    <style:style style:name="T1435" style:family="text">
      <style:text-properties officeooo:rsid="0052c896"/>
    </style:style>
    <style:style style:name="T1436"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37"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38"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39" style:family="text">
      <style:text-properties style:text-line-through-style="none" style:text-line-through-type="none" fo:background-color="transparent" loext:char-shading-value="0"/>
    </style:style>
    <style:style style:name="T1440" style:family="text">
      <style:text-properties style:text-line-through-style="none" style:text-line-through-type="none" officeooo:rsid="009d35f9" fo:background-color="transparent" loext:char-shading-value="0"/>
    </style:style>
    <style:style style:name="T1441" style:family="text">
      <style:text-properties style:text-line-through-style="none" style:text-line-through-type="none" style:font-name="Mono" fo:background-color="transparent" loext:char-shading-value="0"/>
    </style:style>
    <style:style style:name="T1442" style:family="text">
      <style:text-properties officeooo:rsid="005d3931"/>
    </style:style>
    <style:style style:name="T1443"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44" style:family="text">
      <style:text-properties fo:color="#ff4000" loext:opacity="100%" style:font-name="Mono" fo:font-weight="bold" style:font-weight-asian="bold" style:font-weight-complex="bold"/>
    </style:style>
    <style:style style:name="T1445" style:family="text">
      <style:text-properties fo:color="#ff4000" loext:opacity="100%" style:font-name="Mono" fo:font-weight="bold" officeooo:rsid="006d71e2" style:font-weight-asian="bold" style:font-weight-complex="bold"/>
    </style:style>
    <style:style style:name="T1446" style:family="text">
      <style:text-properties fo:color="#ff4000" loext:opacity="100%" style:font-name="Mono" fo:font-weight="bold" officeooo:rsid="00edb1e8" style:font-weight-asian="bold" style:font-weight-complex="bold"/>
    </style:style>
    <style:style style:name="T1447" style:family="text">
      <style:text-properties fo:color="#ff4000" loext:opacity="100%" officeooo:rsid="00b71a56" style:font-style-asian="normal" style:font-style-complex="normal"/>
    </style:style>
    <style:style style:name="T1448" style:family="text">
      <style:text-properties fo:color="#808080" loext:opacity="100%"/>
    </style:style>
    <style:style style:name="T1449" style:family="text">
      <style:text-properties fo:color="#808080" loext:opacity="100%" fo:background-color="#1e1e1e" loext:char-shading-value="0"/>
    </style:style>
    <style:style style:name="T1450" style:family="text">
      <style:text-properties fo:color="#808080" loext:opacity="100%" style:font-name="Consolas" fo:font-size="12pt"/>
    </style:style>
    <style:style style:name="T1451" style:family="text">
      <style:text-properties fo:color="#808080" loext:opacity="100%" style:font-name="Consolas" fo:font-size="12pt" fo:font-weight="normal"/>
    </style:style>
    <style:style style:name="T1452" style:family="text">
      <style:text-properties fo:color="#808080" loext:opacity="100%" style:font-name="Consolas" fo:font-size="12pt" fo:font-weight="normal" fo:background-color="#1e1e1e" loext:char-shading-value="0"/>
    </style:style>
    <style:style style:name="T1453" style:family="text">
      <style:text-properties fo:color="#808080" loext:opacity="100%" style:font-name="Consolas" fo:font-size="12pt" fo:font-weight="normal" fo:background-color="#111111" loext:char-shading-value="0" style:font-size-asian="12pt" style:font-size-complex="12pt"/>
    </style:style>
    <style:style style:name="T1454" style:family="text">
      <style:text-properties fo:color="#808080" loext:opacity="100%" style:font-name="Consolas" fo:font-size="12pt" fo:font-weight="normal" fo:background-color="#000000" loext:char-shading-value="0" style:font-size-asian="12pt" style:font-size-complex="12pt"/>
    </style:style>
    <style:style style:name="T1455" style:family="text">
      <style:text-properties fo:color="#808080" loext:opacity="100%" style:font-name="Consolas" fo:font-size="12pt" fo:background-color="#1e1e1e" loext:char-shading-value="0"/>
    </style:style>
    <style:style style:name="T1456" style:family="text">
      <style:text-properties fo:color="#808080" loext:opacity="100%" style:font-name="Consolas" fo:font-size="12pt" officeooo:rsid="00999657" fo:background-color="#000000" loext:char-shading-value="0"/>
    </style:style>
    <style:style style:name="T1457" style:family="text">
      <style:text-properties fo:color="#808080" loext:opacity="100%" style:font-name="Consolas" fo:font-size="12pt" style:text-underline-style="none" fo:font-weight="normal"/>
    </style:style>
    <style:style style:name="T1458" style:family="text">
      <style:text-properties fo:color="#808080" loext:opacity="100%" style:font-name="Consolas" fo:font-weight="normal"/>
    </style:style>
    <style:style style:name="T1459" style:family="text">
      <style:text-properties fo:color="#808080" loext:opacity="100%" style:font-name="Consolas" fo:font-weight="normal" fo:background-color="#1f1f1f" loext:char-shading-value="0"/>
    </style:style>
    <style:style style:name="T1460" style:family="text">
      <style:text-properties fo:color="#808080" loext:opacity="100%" style:font-name="Consolas" fo:font-size="10.5pt" fo:font-weight="normal"/>
    </style:style>
    <style:style style:name="T1461" style:family="text">
      <style:text-properties fo:color="#808080" loext:opacity="100%" style:text-line-through-style="none" style:text-line-through-type="none" style:font-name="Consolas" fo:font-size="12pt" fo:background-color="#1e1e1e" loext:char-shading-value="0"/>
    </style:style>
    <style:style style:name="T1462" style:family="text">
      <style:text-properties fo:color="#808080" loext:opacity="100%" fo:background-color="#1f1f1f" loext:char-shading-value="0"/>
    </style:style>
    <style:style style:name="T1463" style:family="text">
      <style:text-properties fo:color="#569cd6" loext:opacity="100%"/>
    </style:style>
    <style:style style:name="T1464" style:family="text">
      <style:text-properties fo:color="#569cd6" loext:opacity="100%" fo:background-color="#1e1e1e" loext:char-shading-value="0"/>
    </style:style>
    <style:style style:name="T1465" style:family="text">
      <style:text-properties fo:color="#569cd6" loext:opacity="100%" style:font-name="Consolas" fo:font-size="12pt"/>
    </style:style>
    <style:style style:name="T1466" style:family="text">
      <style:text-properties fo:color="#569cd6" loext:opacity="100%" style:font-name="Consolas" fo:font-size="12pt" fo:font-weight="normal"/>
    </style:style>
    <style:style style:name="T1467" style:family="text">
      <style:text-properties fo:color="#569cd6" loext:opacity="100%" style:font-name="Consolas" fo:font-size="12pt" fo:font-weight="normal" fo:background-color="#1e1e1e" loext:char-shading-value="0"/>
    </style:style>
    <style:style style:name="T1468" style:family="text">
      <style:text-properties fo:color="#569cd6" loext:opacity="100%" style:font-name="Consolas" fo:font-size="12pt" fo:font-weight="normal" fo:background-color="#111111" loext:char-shading-value="0" style:font-size-asian="12pt" style:font-size-complex="12pt"/>
    </style:style>
    <style:style style:name="T1469" style:family="text">
      <style:text-properties fo:color="#569cd6" loext:opacity="100%" style:font-name="Consolas" fo:font-size="12pt" fo:font-weight="normal" fo:background-color="#000000" loext:char-shading-value="0" style:font-size-asian="12pt" style:font-size-complex="12pt"/>
    </style:style>
    <style:style style:name="T1470" style:family="text">
      <style:text-properties fo:color="#569cd6" loext:opacity="100%" style:font-name="Consolas" fo:font-size="12pt" fo:background-color="#1e1e1e" loext:char-shading-value="0"/>
    </style:style>
    <style:style style:name="T1471" style:family="text">
      <style:text-properties fo:color="#569cd6" loext:opacity="100%" style:font-name="Consolas" fo:font-size="12pt" officeooo:rsid="00999657" fo:background-color="#000000" loext:char-shading-value="0"/>
    </style:style>
    <style:style style:name="T1472" style:family="text">
      <style:text-properties fo:color="#569cd6" loext:opacity="100%" style:font-name="Consolas" fo:font-size="12pt" style:text-underline-style="none" fo:font-weight="normal"/>
    </style:style>
    <style:style style:name="T1473" style:family="text">
      <style:text-properties fo:color="#569cd6" loext:opacity="100%" style:font-name="Consolas" fo:font-weight="normal"/>
    </style:style>
    <style:style style:name="T1474" style:family="text">
      <style:text-properties fo:color="#569cd6" loext:opacity="100%" style:font-name="Consolas" fo:font-weight="normal" fo:background-color="#1f1f1f" loext:char-shading-value="0"/>
    </style:style>
    <style:style style:name="T1475" style:family="text">
      <style:text-properties fo:color="#569cd6" loext:opacity="100%" style:font-name="Consolas" fo:font-size="10.5pt" fo:font-weight="normal"/>
    </style:style>
    <style:style style:name="T1476" style:family="text">
      <style:text-properties fo:color="#569cd6" loext:opacity="100%" style:text-line-through-style="none" style:text-line-through-type="none" style:font-name="Consolas" fo:font-size="12pt" fo:background-color="#1e1e1e" loext:char-shading-value="0"/>
    </style:style>
    <style:style style:name="T1477" style:family="text">
      <style:text-properties fo:color="#569cd6" loext:opacity="100%" fo:background-color="#1f1f1f" loext:char-shading-value="0"/>
    </style:style>
    <style:style style:name="T1478" style:family="text">
      <style:text-properties fo:color="#9cdcfe" loext:opacity="100%"/>
    </style:style>
    <style:style style:name="T1479" style:family="text">
      <style:text-properties fo:color="#9cdcfe" loext:opacity="100%" fo:background-color="#1e1e1e" loext:char-shading-value="0"/>
    </style:style>
    <style:style style:name="T1480" style:family="text">
      <style:text-properties fo:color="#9cdcfe" loext:opacity="100%" style:font-name="Consolas" fo:font-size="12pt" fo:font-weight="normal"/>
    </style:style>
    <style:style style:name="T1481" style:family="text">
      <style:text-properties fo:color="#9cdcfe" loext:opacity="100%" style:font-name="Consolas" fo:font-size="12pt" fo:font-weight="normal" officeooo:rsid="007b45ff"/>
    </style:style>
    <style:style style:name="T1482" style:family="text">
      <style:text-properties fo:color="#9cdcfe" loext:opacity="100%" style:font-name="Consolas" fo:font-size="12pt" fo:font-weight="normal" officeooo:rsid="00864a14"/>
    </style:style>
    <style:style style:name="T1483" style:family="text">
      <style:text-properties fo:color="#9cdcfe" loext:opacity="100%" style:font-name="Consolas" fo:font-size="12pt" fo:font-weight="normal" officeooo:rsid="0147cbe7"/>
    </style:style>
    <style:style style:name="T1484" style:family="text">
      <style:text-properties fo:color="#9cdcfe" loext:opacity="100%" style:font-name="Consolas" fo:font-size="12pt" fo:font-weight="normal" officeooo:rsid="0151f3e1"/>
    </style:style>
    <style:style style:name="T1485" style:family="text">
      <style:text-properties fo:color="#9cdcfe" loext:opacity="100%" style:font-name="Consolas" fo:font-size="12pt" fo:font-weight="normal" fo:background-color="#111111" loext:char-shading-value="0" style:font-size-asian="12pt" style:font-size-complex="12pt"/>
    </style:style>
    <style:style style:name="T1486" style:family="text">
      <style:text-properties fo:color="#9cdcfe" loext:opacity="100%" style:font-name="Consolas" fo:font-size="12pt" fo:font-weight="normal" fo:background-color="#1e1e1e" loext:char-shading-value="0"/>
    </style:style>
    <style:style style:name="T1487" style:family="text">
      <style:text-properties fo:color="#9cdcfe" loext:opacity="100%" style:font-name="Consolas" fo:font-size="12pt" fo:background-color="#1e1e1e" loext:char-shading-value="0"/>
    </style:style>
    <style:style style:name="T1488" style:family="text">
      <style:text-properties fo:color="#9cdcfe" loext:opacity="100%" style:font-name="Consolas" fo:font-size="12pt" fo:background-color="#1e1e1e" loext:char-shading-value="0" style:font-size-asian="12pt" style:font-size-complex="12pt"/>
    </style:style>
    <style:style style:name="T1489" style:family="text">
      <style:text-properties fo:color="#9cdcfe" loext:opacity="100%" style:font-name="Consolas" fo:font-size="12pt" officeooo:rsid="00999657" fo:background-color="#000000" loext:char-shading-value="0"/>
    </style:style>
    <style:style style:name="T1490" style:family="text">
      <style:text-properties fo:color="#9cdcfe" loext:opacity="100%" style:font-name="Consolas" fo:font-size="12pt" style:text-underline-style="none" fo:font-weight="normal"/>
    </style:style>
    <style:style style:name="T1491" style:family="text">
      <style:text-properties fo:color="#9cdcfe" loext:opacity="100%" style:font-name="Consolas" fo:font-weight="normal"/>
    </style:style>
    <style:style style:name="T1492" style:family="text">
      <style:text-properties fo:color="#9cdcfe" loext:opacity="100%" style:font-name="Consolas" fo:font-weight="normal" fo:background-color="#1f1f1f" loext:char-shading-value="0"/>
    </style:style>
    <style:style style:name="T1493" style:family="text">
      <style:text-properties fo:color="#9cdcfe" loext:opacity="100%" style:font-name="Consolas" fo:font-weight="normal" fo:background-color="#000000" loext:char-shading-value="0"/>
    </style:style>
    <style:style style:name="T1494"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5"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96" style:family="text">
      <style:text-properties fo:color="#9cdcfe" loext:opacity="100%" style:font-name="Consolas" fo:font-size="14pt" fo:font-weight="normal" fo:background-color="#1e1e1e" loext:char-shading-value="0" style:font-size-asian="14pt" style:font-size-complex="14pt"/>
    </style:style>
    <style:style style:name="T1497" style:family="text">
      <style:text-properties fo:color="#9cdcfe" loext:opacity="100%" style:font-name="Consolas" fo:font-size="10.5pt" fo:font-weight="normal"/>
    </style:style>
    <style:style style:name="T1498" style:family="text">
      <style:text-properties fo:color="#9cdcfe" loext:opacity="100%" style:font-name="Consolas" fo:background-color="#1e1e1e" loext:char-shading-value="0"/>
    </style:style>
    <style:style style:name="T1499" style:family="text">
      <style:text-properties fo:color="#9cdcfe" loext:opacity="100%" style:text-line-through-style="none" style:text-line-through-type="none" style:font-name="Consolas" fo:font-size="12pt" fo:background-color="#1e1e1e" loext:char-shading-value="0"/>
    </style:style>
    <style:style style:name="T1500" style:family="text">
      <style:text-properties fo:color="#9cdcfe" loext:opacity="100%" fo:background-color="#666666" loext:char-shading-value="0"/>
    </style:style>
    <style:style style:name="T1501" style:family="text">
      <style:text-properties fo:color="#9cdcfe" loext:opacity="100%" fo:background-color="#1f1f1f" loext:char-shading-value="0"/>
    </style:style>
    <style:style style:name="T1502" style:family="text">
      <style:text-properties fo:color="#ce9178" loext:opacity="100%"/>
    </style:style>
    <style:style style:name="T1503" style:family="text">
      <style:text-properties fo:color="#ce9178" loext:opacity="100%" fo:background-color="#1e1e1e" loext:char-shading-value="0"/>
    </style:style>
    <style:style style:name="T1504" style:family="text">
      <style:text-properties fo:color="#ce9178" loext:opacity="100%" style:font-name="Consolas" fo:font-size="12pt" fo:font-weight="normal"/>
    </style:style>
    <style:style style:name="T1505" style:family="text">
      <style:text-properties fo:color="#ce9178" loext:opacity="100%" style:font-name="Consolas" fo:font-size="12pt" fo:font-weight="normal" fo:background-color="#111111" loext:char-shading-value="0" style:font-size-asian="12pt" style:font-size-complex="12pt"/>
    </style:style>
    <style:style style:name="T1506" style:family="text">
      <style:text-properties fo:color="#ce9178" loext:opacity="100%" style:font-name="Consolas" fo:font-size="12pt" fo:font-weight="normal" officeooo:rsid="0194aafb" fo:background-color="#111111" loext:char-shading-value="0" style:font-size-asian="12pt" style:font-size-complex="12pt"/>
    </style:style>
    <style:style style:name="T1507" style:family="text">
      <style:text-properties fo:color="#ce9178" loext:opacity="100%" style:font-name="Consolas" fo:font-size="12pt" fo:font-weight="normal" fo:background-color="#1e1e1e" loext:char-shading-value="0"/>
    </style:style>
    <style:style style:name="T1508" style:family="text">
      <style:text-properties fo:color="#ce9178" loext:opacity="100%" style:font-name="Consolas" fo:font-size="12pt" fo:font-weight="normal" officeooo:rsid="01342be9" fo:background-color="#1e1e1e" loext:char-shading-value="0"/>
    </style:style>
    <style:style style:name="T1509" style:family="text">
      <style:text-properties fo:color="#ce9178" loext:opacity="100%" style:font-name="Consolas" fo:font-size="12pt" fo:background-color="#1e1e1e" loext:char-shading-value="0"/>
    </style:style>
    <style:style style:name="T1510" style:family="text">
      <style:text-properties fo:color="#ce9178" loext:opacity="100%" style:font-name="Consolas" fo:font-size="12pt" fo:background-color="#1e1e1e" loext:char-shading-value="0" style:font-size-asian="12pt" style:font-size-complex="12pt"/>
    </style:style>
    <style:style style:name="T1511" style:family="text">
      <style:text-properties fo:color="#ce9178" loext:opacity="100%" style:font-name="Consolas" fo:font-size="12pt" officeooo:rsid="0164280c" fo:background-color="#1e1e1e" loext:char-shading-value="0" style:font-size-asian="12pt" style:font-size-complex="12pt"/>
    </style:style>
    <style:style style:name="T1512" style:family="text">
      <style:text-properties fo:color="#ce9178" loext:opacity="100%" style:font-name="Consolas" fo:font-size="12pt" officeooo:rsid="00999657" fo:background-color="#000000" loext:char-shading-value="0"/>
    </style:style>
    <style:style style:name="T1513" style:family="text">
      <style:text-properties fo:color="#ce9178" loext:opacity="100%" style:font-name="Consolas" fo:font-size="12pt" style:text-underline-style="none" fo:font-weight="normal"/>
    </style:style>
    <style:style style:name="T1514" style:family="text">
      <style:text-properties fo:color="#ce9178" loext:opacity="100%" style:font-name="Consolas" fo:font-weight="normal"/>
    </style:style>
    <style:style style:name="T1515" style:family="text">
      <style:text-properties fo:color="#ce9178" loext:opacity="100%" style:font-name="Consolas" fo:font-weight="normal" fo:background-color="#1f1f1f" loext:char-shading-value="0"/>
    </style:style>
    <style:style style:name="T1516" style:family="text">
      <style:text-properties fo:color="#ce9178" loext:opacity="100%" style:font-name="Consolas" fo:font-weight="normal" fo:background-color="#000000" loext:char-shading-value="0"/>
    </style:style>
    <style:style style:name="T151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18" style:family="text">
      <style:text-properties fo:color="#ce9178" loext:opacity="100%" style:font-name="Consolas" fo:font-size="14pt" fo:font-weight="normal" fo:background-color="#1e1e1e" loext:char-shading-value="0" style:font-size-asian="14pt" style:font-size-complex="14pt"/>
    </style:style>
    <style:style style:name="T1519" style:family="text">
      <style:text-properties fo:color="#ce9178" loext:opacity="100%" style:font-name="Consolas" fo:font-size="10.5pt" fo:font-weight="normal"/>
    </style:style>
    <style:style style:name="T1520" style:family="text">
      <style:text-properties fo:color="#ce9178" loext:opacity="100%" style:font-name="Consolas" fo:background-color="#1e1e1e" loext:char-shading-value="0"/>
    </style:style>
    <style:style style:name="T1521" style:family="text">
      <style:text-properties fo:color="#ce9178" loext:opacity="100%" style:text-line-through-style="none" style:text-line-through-type="none" style:font-name="Consolas" fo:font-size="12pt" fo:background-color="#1e1e1e" loext:char-shading-value="0"/>
    </style:style>
    <style:style style:name="T1522" style:family="text">
      <style:text-properties fo:color="#ce9178" loext:opacity="100%" fo:background-color="#1f1f1f" loext:char-shading-value="0"/>
    </style:style>
    <style:style style:name="T1523" style:family="text">
      <style:text-properties fo:color="#ff0000" loext:opacity="100%" fo:font-weight="bold" style:font-style-asian="normal" style:font-weight-asian="bold" style:font-style-complex="normal" style:font-weight-complex="bold"/>
    </style:style>
    <style:style style:name="T152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25" style:family="text">
      <style:text-properties fo:color="#ff0000" loext:opacity="100%" style:font-style-asian="normal" style:font-style-complex="normal"/>
    </style:style>
    <style:style style:name="T1526" style:family="text">
      <style:text-properties fo:color="#ff0000" loext:opacity="100%" fo:language="pt" fo:country="BR"/>
    </style:style>
    <style:style style:name="T1527" style:family="text">
      <style:text-properties fo:color="#ff0000" loext:opacity="100%" fo:language="pt" fo:country="BR" officeooo:rsid="03073ebf"/>
    </style:style>
    <style:style style:name="T1528" style:family="text">
      <style:text-properties officeooo:rsid="006117db"/>
    </style:style>
    <style:style style:name="T1529" style:family="text">
      <style:text-properties fo:background-color="#1e1e1e" loext:char-shading-value="0"/>
    </style:style>
    <style:style style:name="T1530" style:family="text">
      <style:text-properties officeooo:rsid="0067528a"/>
    </style:style>
    <style:style style:name="T1531" style:family="text">
      <style:text-properties officeooo:rsid="006d71e2"/>
    </style:style>
    <style:style style:name="T1532" style:family="text">
      <style:text-properties officeooo:rsid="006e0ca4"/>
    </style:style>
    <style:style style:name="T1533" style:family="text">
      <style:text-properties officeooo:rsid="0073708d"/>
    </style:style>
    <style:style style:name="T1534" style:family="text">
      <style:text-properties fo:color="#2a6099" loext:opacity="100%" fo:font-weight="bold" style:font-weight-asian="bold" style:font-weight-complex="bold"/>
    </style:style>
    <style:style style:name="T1535" style:family="text">
      <style:text-properties fo:color="#2a6099" loext:opacity="100%" fo:font-weight="bold" officeooo:rsid="024eacc6" style:font-weight-asian="bold" style:font-weight-complex="bold"/>
    </style:style>
    <style:style style:name="T1536" style:family="text">
      <style:text-properties fo:color="#2a6099" loext:opacity="100%" fo:font-weight="bold" style:font-style-asian="normal" style:font-weight-asian="bold" style:font-style-complex="normal" style:font-weight-complex="bold"/>
    </style:style>
    <style:style style:name="T1537"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38"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39" style:family="text">
      <style:text-properties fo:color="#2a6099" loext:opacity="100%" style:font-style-asian="normal" style:font-style-complex="normal"/>
    </style:style>
    <style:style style:name="T1540" style:family="text">
      <style:text-properties fo:color="#2a6099" loext:opacity="100%" officeooo:rsid="00b71a56" style:font-style-asian="normal" style:font-style-complex="normal"/>
    </style:style>
    <style:style style:name="T1541" style:family="text">
      <style:text-properties fo:color="#2a6099" loext:opacity="100%" style:font-name="Monospace" fo:font-weight="bold" style:font-weight-asian="bold" style:font-weight-complex="bold"/>
    </style:style>
    <style:style style:name="T1542" style:family="text">
      <style:text-properties fo:color="#2a6099" loext:opacity="100%" style:font-name="Monospace" fo:font-weight="bold" officeooo:rsid="004e6dfe" style:font-weight-asian="bold" style:font-weight-complex="bold"/>
    </style:style>
    <style:style style:name="T1543" style:family="text">
      <style:text-properties fo:color="#2a6099" loext:opacity="100%" style:font-name="Monospace" fo:font-size="14pt" fo:font-weight="bold" officeooo:rsid="003c342f" style:font-size-asian="14pt" style:font-weight-asian="bold" style:font-size-complex="14pt" style:font-weight-complex="bold"/>
    </style:style>
    <style:style style:name="T1544"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45" style:family="text">
      <style:text-properties fo:color="#2a6099" loext:opacity="100%" style:font-name="Mono" fo:font-weight="bold" style:font-weight-asian="bold" style:font-weight-complex="bold"/>
    </style:style>
    <style:style style:name="T1546" style:family="text">
      <style:text-properties fo:color="#2a6099" loext:opacity="100%" style:font-name="Mono" fo:font-weight="bold" officeooo:rsid="0197b4ea" style:font-weight-asian="bold" style:font-weight-complex="bold"/>
    </style:style>
    <style:style style:name="T1547" style:family="text">
      <style:text-properties fo:color="#2a6099" loext:opacity="100%" style:font-name="Mono" fo:font-size="14pt" fo:font-weight="normal" officeooo:rsid="01ef50ab" style:font-size-asian="14pt" style:font-weight-asian="normal" style:font-size-complex="14pt" style:font-weight-complex="normal"/>
    </style:style>
    <style:style style:name="T1548" style:family="text">
      <style:text-properties fo:color="#2a6099" loext:opacity="100%" style:font-name="Mono" fo:font-size="14pt" fo:font-weight="bold" style:font-size-asian="14pt" style:font-weight-asian="bold" style:font-size-complex="14pt" style:font-weight-complex="bold"/>
    </style:style>
    <style:style style:name="T1549" style:family="text">
      <style:text-properties fo:color="#2a6099" loext:opacity="100%" style:font-name="Mono" fo:font-size="14pt" fo:font-weight="bold" officeooo:rsid="02e104dd" style:font-size-asian="14pt" style:font-weight-asian="bold" style:font-size-complex="14pt" style:font-weight-complex="bold"/>
    </style:style>
    <style:style style:name="T1550" style:family="text">
      <style:text-properties fo:color="#2a6099" loext:opacity="100%" style:text-underline-style="none" fo:font-weight="bold" officeooo:rsid="014f0d29" style:font-weight-asian="bold" style:font-weight-complex="bold"/>
    </style:style>
    <style:style style:name="T1551" style:family="text">
      <style:text-properties fo:color="#2a6099" loext:opacity="100%" fo:language="pt" fo:country="BR" fo:font-weight="bold" style:font-weight-asian="bold" style:font-weight-complex="bold"/>
    </style:style>
    <style:style style:name="T155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53" style:family="text">
      <style:text-properties fo:color="#2a6099" loext:opacity="100%" officeooo:rsid="02a58153"/>
    </style:style>
    <style:style style:name="T1554" style:family="text">
      <style:text-properties fo:color="#2a6099" loext:opacity="100%" officeooo:rsid="02ab13d2"/>
    </style:style>
    <style:style style:name="T1555" style:family="text">
      <style:text-properties officeooo:rsid="00760901"/>
    </style:style>
    <style:style style:name="T1556" style:family="text">
      <style:text-properties officeooo:rsid="007b45ff"/>
    </style:style>
    <style:style style:name="T1557" style:family="text">
      <style:text-properties style:font-name="Consolas" fo:font-size="12pt" fo:font-weight="normal"/>
    </style:style>
    <style:style style:name="T1558" style:family="text">
      <style:text-properties style:font-name="Consolas" fo:font-size="12pt" fo:font-weight="normal" officeooo:rsid="007d35a0"/>
    </style:style>
    <style:style style:name="T1559" style:family="text">
      <style:text-properties style:font-name="Consolas" fo:font-size="12pt" fo:font-weight="normal" officeooo:rsid="00864a14"/>
    </style:style>
    <style:style style:name="T1560" style:family="text">
      <style:text-properties style:font-name="Consolas" fo:font-size="12pt" style:text-underline-style="none" fo:font-weight="normal"/>
    </style:style>
    <style:style style:name="T1561" style:family="text">
      <style:text-properties style:font-name="Consolas" fo:font-weight="normal"/>
    </style:style>
    <style:style style:name="T1562" style:family="text">
      <style:text-properties style:font-name="Consolas" fo:font-weight="normal" officeooo:rsid="0260e473"/>
    </style:style>
    <style:style style:name="T1563" style:family="text">
      <style:text-properties style:font-name="Consolas" fo:font-weight="normal" officeooo:rsid="033df483"/>
    </style:style>
    <style:style style:name="T1564" style:family="text">
      <style:text-properties style:font-name="Consolas" fo:font-size="10.5pt" fo:font-weight="normal"/>
    </style:style>
    <style:style style:name="T1565" style:family="text">
      <style:text-properties style:font-name="Consolas" fo:font-size="10.5pt" fo:font-weight="normal" officeooo:rsid="01c6b46d"/>
    </style:style>
    <style:style style:name="T1566" style:family="text">
      <style:text-properties fo:color="#6a9955" loext:opacity="100%"/>
    </style:style>
    <style:style style:name="T1567" style:family="text">
      <style:text-properties fo:color="#6a9955" loext:opacity="100%" style:font-name="Consolas" fo:font-size="12pt" fo:font-weight="normal"/>
    </style:style>
    <style:style style:name="T1568" style:family="text">
      <style:text-properties fo:color="#6a9955" loext:opacity="100%" style:font-name="Consolas" fo:font-size="12pt" fo:font-weight="normal" officeooo:rsid="015b64bb"/>
    </style:style>
    <style:style style:name="T1569" style:family="text">
      <style:text-properties fo:color="#6a9955" loext:opacity="100%" style:font-name="Consolas" fo:font-size="12pt" fo:font-weight="normal" officeooo:rsid="016f2d01"/>
    </style:style>
    <style:style style:name="T1570" style:family="text">
      <style:text-properties fo:color="#6a9955" loext:opacity="100%" style:font-name="Consolas" fo:font-size="12pt" fo:background-color="#1e1e1e" loext:char-shading-value="0"/>
    </style:style>
    <style:style style:name="T1571" style:family="text">
      <style:text-properties fo:color="#6a9955" loext:opacity="100%" style:font-name="Consolas" fo:font-size="12pt" officeooo:rsid="01b4a341" fo:background-color="#1e1e1e" loext:char-shading-value="0"/>
    </style:style>
    <style:style style:name="T157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7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74" style:family="text">
      <style:text-properties fo:color="#6a9955" loext:opacity="100%" style:font-name="Consolas" fo:font-weight="normal"/>
    </style:style>
    <style:style style:name="T1575" style:family="text">
      <style:text-properties fo:color="#6a9955" loext:opacity="100%" style:font-name="Consolas" fo:font-weight="normal" officeooo:rsid="017cda52"/>
    </style:style>
    <style:style style:name="T1576" style:family="text">
      <style:text-properties fo:color="#6a9955" loext:opacity="100%" style:font-name="Consolas" fo:font-weight="normal" fo:background-color="#000000" loext:char-shading-value="0"/>
    </style:style>
    <style:style style:name="T1577" style:family="text">
      <style:text-properties fo:color="#6a9955" loext:opacity="100%" officeooo:rsid="015b13bb"/>
    </style:style>
    <style:style style:name="T1578" style:family="text">
      <style:text-properties officeooo:rsid="0085da85"/>
    </style:style>
    <style:style style:name="T1579" style:family="text">
      <style:text-properties fo:color="#d4d4d4" loext:opacity="100%"/>
    </style:style>
    <style:style style:name="T1580" style:family="text">
      <style:text-properties fo:color="#d4d4d4" loext:opacity="100%" style:font-name="Consolas" fo:font-size="12pt" fo:font-weight="normal" fo:background-color="#1e1e1e" loext:char-shading-value="0"/>
    </style:style>
    <style:style style:name="T1581" style:family="text">
      <style:text-properties fo:color="#d4d4d4" loext:opacity="100%" style:font-name="Consolas" fo:font-size="12pt" fo:font-weight="normal" fo:background-color="#111111" loext:char-shading-value="0" style:font-size-asian="12pt" style:font-size-complex="12pt"/>
    </style:style>
    <style:style style:name="T1582" style:family="text">
      <style:text-properties fo:color="#d4d4d4" loext:opacity="100%" style:font-name="Consolas" fo:font-size="12pt" fo:background-color="#1e1e1e" loext:char-shading-value="0"/>
    </style:style>
    <style:style style:name="T1583" style:family="text">
      <style:text-properties fo:color="#d4d4d4" loext:opacity="100%" style:font-name="Consolas" fo:font-size="12pt" officeooo:rsid="007d35a0" fo:background-color="#1e1e1e" loext:char-shading-value="0"/>
    </style:style>
    <style:style style:name="T1584" style:family="text">
      <style:text-properties fo:color="#d4d4d4" loext:opacity="100%" style:font-name="Consolas" fo:font-size="12pt" fo:background-color="#1e1e1e" loext:char-shading-value="0" style:font-size-asian="12pt" style:font-size-complex="12pt"/>
    </style:style>
    <style:style style:name="T1585" style:family="text">
      <style:text-properties fo:color="#d4d4d4" loext:opacity="100%" style:font-name="Consolas" fo:font-size="12pt" officeooo:rsid="0164280c" fo:background-color="#1e1e1e" loext:char-shading-value="0" style:font-size-asian="12pt" style:font-size-complex="12pt"/>
    </style:style>
    <style:style style:name="T1586" style:family="text">
      <style:text-properties fo:color="#d4d4d4" loext:opacity="100%" style:font-name="Consolas" fo:font-size="12pt" officeooo:rsid="00999657" fo:background-color="#000000" loext:char-shading-value="0"/>
    </style:style>
    <style:style style:name="T1587" style:family="text">
      <style:text-properties fo:color="#d4d4d4" loext:opacity="100%" style:font-name="Consolas" fo:font-weight="normal"/>
    </style:style>
    <style:style style:name="T1588" style:family="text">
      <style:text-properties fo:color="#d4d4d4" loext:opacity="100%" style:font-name="Consolas" fo:font-weight="normal" fo:background-color="#1e1e1e" loext:char-shading-value="0"/>
    </style:style>
    <style:style style:name="T1589" style:family="text">
      <style:text-properties fo:color="#d4d4d4" loext:opacity="100%" style:font-name="Consolas" fo:font-weight="normal" fo:background-color="#000000" loext:char-shading-value="0"/>
    </style:style>
    <style:style style:name="T1590" style:family="text">
      <style:text-properties fo:color="#d4d4d4" loext:opacity="100%" style:font-name="Consolas" fo:font-weight="normal" officeooo:rsid="0260e473" fo:background-color="#000000" loext:char-shading-value="0"/>
    </style:style>
    <style:style style:name="T1591"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92"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93" style:family="text">
      <style:text-properties fo:color="#d4d4d4" loext:opacity="100%" style:font-name="Consolas" fo:font-size="14pt" fo:font-weight="normal" fo:background-color="#1e1e1e" loext:char-shading-value="0" style:font-size-asian="14pt" style:font-size-complex="14pt"/>
    </style:style>
    <style:style style:name="T1594" style:family="text">
      <style:text-properties fo:color="#d4d4d4" loext:opacity="100%" style:font-name="Consolas" fo:background-color="#1e1e1e" loext:char-shading-value="0"/>
    </style:style>
    <style:style style:name="T1595" style:family="text">
      <style:text-properties fo:color="#d4d4d4" loext:opacity="100%" style:text-line-through-style="none" style:text-line-through-type="none" style:font-name="Consolas" fo:font-size="12pt" fo:background-color="#1e1e1e" loext:char-shading-value="0"/>
    </style:style>
    <style:style style:name="T1596" style:family="text">
      <style:text-properties fo:color="#d7ba7d" loext:opacity="100%"/>
    </style:style>
    <style:style style:name="T1597" style:family="text">
      <style:text-properties fo:color="#d7ba7d" loext:opacity="100%" style:font-name="Consolas" fo:font-size="12pt" fo:font-weight="normal"/>
    </style:style>
    <style:style style:name="T1598" style:family="text">
      <style:text-properties fo:color="#d7ba7d" loext:opacity="100%" style:font-name="Consolas" fo:font-size="12pt" fo:font-weight="normal" fo:background-color="#1e1e1e" loext:char-shading-value="0"/>
    </style:style>
    <style:style style:name="T1599" style:family="text">
      <style:text-properties fo:color="#d7ba7d" loext:opacity="100%" style:font-name="Consolas" fo:font-size="12pt" fo:background-color="#1e1e1e" loext:char-shading-value="0"/>
    </style:style>
    <style:style style:name="T1600" style:family="text">
      <style:text-properties fo:color="#d7ba7d" loext:opacity="100%" style:font-name="Consolas" fo:font-weight="normal"/>
    </style:style>
    <style:style style:name="T1601" style:family="text">
      <style:text-properties fo:color="#d7ba7d" loext:opacity="100%" style:font-name="Consolas" fo:font-weight="normal" fo:background-color="#1e1e1e" loext:char-shading-value="0"/>
    </style:style>
    <style:style style:name="T1602" style:family="text">
      <style:text-properties fo:color="#d7ba7d" loext:opacity="100%" style:font-name="Consolas" fo:font-size="10.5pt" fo:font-weight="normal"/>
    </style:style>
    <style:style style:name="T1603" style:family="text">
      <style:text-properties fo:color="#b5cea8" loext:opacity="100%"/>
    </style:style>
    <style:style style:name="T1604" style:family="text">
      <style:text-properties fo:color="#b5cea8" loext:opacity="100%" style:font-name="Consolas" fo:font-size="12pt" fo:font-weight="normal"/>
    </style:style>
    <style:style style:name="T1605" style:family="text">
      <style:text-properties fo:color="#b5cea8" loext:opacity="100%" style:font-name="Consolas" fo:font-size="12pt" fo:background-color="#1e1e1e" loext:char-shading-value="0"/>
    </style:style>
    <style:style style:name="T1606" style:family="text">
      <style:text-properties fo:color="#b5cea8" loext:opacity="100%" style:font-name="Consolas" fo:font-weight="normal"/>
    </style:style>
    <style:style style:name="T160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08" style:family="text">
      <style:text-properties fo:color="#b5cea8" loext:opacity="100%" style:font-name="Consolas" fo:font-size="10.5pt" fo:font-weight="normal"/>
    </style:style>
    <style:style style:name="T1609" style:family="text">
      <style:text-properties fo:color="#b5cea8" loext:opacity="100%" style:font-name="Consolas" fo:background-color="#1e1e1e" loext:char-shading-value="0"/>
    </style:style>
    <style:style style:name="T1610" style:family="text">
      <style:text-properties officeooo:rsid="009d35f9"/>
    </style:style>
    <style:style style:name="T1611" style:family="text">
      <style:text-properties style:text-underline-style="none"/>
    </style:style>
    <style:style style:name="T1612" style:family="text">
      <style:text-properties style:text-underline-style="none" fo:font-weight="bold" style:font-weight-asian="bold" style:font-weight-complex="bold"/>
    </style:style>
    <style:style style:name="T1613" style:family="text">
      <style:text-properties style:text-underline-style="none" fo:font-weight="bold" officeooo:rsid="006117db" style:font-weight-asian="bold" style:font-weight-complex="bold"/>
    </style:style>
    <style:style style:name="T1614" style:family="text">
      <style:text-properties style:text-underline-style="none" style:font-style-asian="normal" style:font-style-complex="normal"/>
    </style:style>
    <style:style style:name="T1615" style:family="text">
      <style:text-properties style:text-underline-style="none" officeooo:rsid="0147cbe7" style:font-style-asian="normal" style:font-style-complex="normal"/>
    </style:style>
    <style:style style:name="T1616" style:family="text">
      <style:text-properties style:text-underline-style="none" officeooo:rsid="014bafae" style:font-style-asian="normal" style:font-style-complex="normal"/>
    </style:style>
    <style:style style:name="T1617" style:family="text">
      <style:text-properties style:text-underline-style="none" officeooo:rsid="015933ba" style:font-style-asian="normal" style:font-style-complex="normal"/>
    </style:style>
    <style:style style:name="T1618" style:family="text">
      <style:text-properties style:text-underline-style="none" officeooo:rsid="0178a33f" style:font-style-asian="normal" style:font-style-complex="normal"/>
    </style:style>
    <style:style style:name="T1619" style:family="text">
      <style:text-properties style:text-underline-style="none" officeooo:rsid="0073708d"/>
    </style:style>
    <style:style style:name="T1620" style:family="text">
      <style:text-properties style:text-underline-style="none" officeooo:rsid="00defd8d"/>
    </style:style>
    <style:style style:name="T1621" style:family="text">
      <style:text-properties style:text-underline-style="none" officeooo:rsid="0123f5fe"/>
    </style:style>
    <style:style style:name="T1622" style:family="text">
      <style:text-properties style:text-underline-style="none" officeooo:rsid="014f0d29"/>
    </style:style>
    <style:style style:name="T1623" style:family="text">
      <style:text-properties style:text-underline-style="none" officeooo:rsid="009d35f9"/>
    </style:style>
    <style:style style:name="T1624" style:family="text">
      <style:text-properties style:text-underline-style="none" officeooo:rsid="0067528a"/>
    </style:style>
    <style:style style:name="T1625" style:family="text">
      <style:text-properties fo:color="#ffff38" loext:opacity="100%"/>
    </style:style>
    <style:style style:name="T1626" style:family="text">
      <style:text-properties fo:color="#ffff38" loext:opacity="100%" style:font-name="Consolas" fo:font-size="12pt" fo:font-weight="normal"/>
    </style:style>
    <style:style style:name="T1627" style:family="text">
      <style:text-properties fo:color="#ffff38" loext:opacity="100%" style:font-name="Consolas" fo:font-size="12pt" fo:background-color="#1e1e1e" loext:char-shading-value="0"/>
    </style:style>
    <style:style style:name="T1628" style:family="text">
      <style:text-properties officeooo:rsid="009fa7c7"/>
    </style:style>
    <style:style style:name="T1629" style:family="text">
      <style:text-properties fo:color="#fff200" loext:opacity="100%" style:font-name="Consolas" fo:font-size="12pt" officeooo:rsid="009fa7c7" fo:background-color="#000000" loext:char-shading-value="0"/>
    </style:style>
    <style:style style:name="T1630" style:family="text">
      <style:text-properties fo:color="#780373" loext:opacity="100%" style:font-name="Mono" fo:font-weight="bold" style:font-style-asian="normal" style:font-weight-asian="bold" style:font-style-complex="normal" style:font-weight-complex="bold"/>
    </style:style>
    <style:style style:name="T1631" style:family="text">
      <style:text-properties fo:color="#780373" loext:opacity="100%" style:font-name="Mono" fo:font-weight="bold" officeooo:rsid="009fa7c7" style:font-style-asian="normal" style:font-weight-asian="bold" style:font-style-complex="normal" style:font-weight-complex="bold"/>
    </style:style>
    <style:style style:name="T1632" style:family="text">
      <style:text-properties fo:color="#780373" loext:opacity="100%" style:font-name="Mono" fo:font-weight="bold" officeooo:rsid="009fa7c7" style:font-weight-asian="bold" style:font-weight-complex="bold"/>
    </style:style>
    <style:style style:name="T163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34" style:family="text">
      <style:text-properties fo:color="#780373" loext:opacity="100%" style:font-name="Mono" style:text-underline-style="none" fo:font-weight="bold" style:font-style-asian="normal" style:font-weight-asian="bold" style:font-style-complex="normal" style:font-weight-complex="bold"/>
    </style:style>
    <style:style style:name="T1635"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36"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37"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38" style:family="text">
      <style:text-properties fo:color="#780373" loext:opacity="100%" style:font-name="Mono" style:text-underline-style="none" fo:font-weight="bold" officeooo:rsid="009fa7c7" style:font-weight-asian="bold" style:font-weight-complex="bold"/>
    </style:style>
    <style:style style:name="T1639" style:family="text">
      <style:text-properties fo:color="#780373" loext:opacity="100%" style:font-name="Mono" style:text-underline-style="none" officeooo:rsid="012f82c1"/>
    </style:style>
    <style:style style:name="T164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41" style:family="text">
      <style:text-properties officeooo:rsid="00a6ece1"/>
    </style:style>
    <style:style style:name="T1642" style:family="text">
      <style:text-properties officeooo:rsid="00a7092f"/>
    </style:style>
    <style:style style:name="T1643" style:family="text">
      <style:text-properties fo:font-weight="normal" style:font-weight-asian="normal" style:font-weight-complex="normal"/>
    </style:style>
    <style:style style:name="T1644" style:family="text">
      <style:text-properties fo:font-weight="normal" officeooo:rsid="009d35f9" style:font-weight-asian="normal" style:font-weight-complex="normal"/>
    </style:style>
    <style:style style:name="T1645" style:family="text">
      <style:text-properties fo:font-weight="normal" officeooo:rsid="0271a5d1" style:font-weight-asian="normal" style:font-weight-complex="normal"/>
    </style:style>
    <style:style style:name="T1646" style:family="text">
      <style:text-properties fo:font-weight="normal" officeooo:rsid="027d28f7" style:font-weight-asian="normal" style:font-weight-complex="normal"/>
    </style:style>
    <style:style style:name="T1647" style:family="text">
      <style:text-properties fo:font-weight="normal" officeooo:rsid="02a890af" style:font-weight-asian="normal" style:font-weight-complex="normal"/>
    </style:style>
    <style:style style:name="T1648" style:family="text">
      <style:text-properties officeooo:rsid="00b57eee"/>
    </style:style>
    <style:style style:name="T1649" style:family="text">
      <style:text-properties officeooo:rsid="00be9001"/>
    </style:style>
    <style:style style:name="T1650" style:family="text">
      <style:text-properties officeooo:rsid="00c5cce9"/>
    </style:style>
    <style:style style:name="T1651" style:family="text">
      <style:text-properties officeooo:rsid="00cb2193"/>
    </style:style>
    <style:style style:name="T1652" style:family="text">
      <style:text-properties officeooo:rsid="0043f181"/>
    </style:style>
    <style:style style:name="T1653" style:family="text">
      <style:text-properties fo:font-size="14pt" fo:language="pt" fo:country="BR" style:font-size-asian="12.25pt" style:font-size-complex="14pt"/>
    </style:style>
    <style:style style:name="T1654" style:family="text">
      <style:text-properties fo:font-size="14pt" fo:language="pt" fo:country="BR" style:font-size-asian="14pt" style:font-size-complex="14pt"/>
    </style:style>
    <style:style style:name="T1655" style:family="text">
      <style:text-properties fo:font-size="14pt" fo:language="pt" fo:country="BR" fo:font-weight="bold" style:font-size-asian="14pt" style:font-weight-asian="bold" style:font-size-complex="14pt" style:font-weight-complex="bold"/>
    </style:style>
    <style:style style:name="T1656" style:family="text">
      <style:text-properties officeooo:rsid="00cc5c65"/>
    </style:style>
    <style:style style:name="T1657" style:family="text">
      <style:text-properties officeooo:rsid="00ce3802"/>
    </style:style>
    <style:style style:name="T1658" style:family="text">
      <style:text-properties officeooo:rsid="00cf7b4f"/>
    </style:style>
    <style:style style:name="T1659" style:family="text">
      <style:text-properties officeooo:rsid="00d302e5"/>
    </style:style>
    <style:style style:name="T1660" style:family="text">
      <style:text-properties style:font-name="Mono"/>
    </style:style>
    <style:style style:name="T1661" style:family="text">
      <style:text-properties style:font-name="Mono" fo:font-weight="bold" style:font-weight-asian="bold" style:font-weight-complex="bold"/>
    </style:style>
    <style:style style:name="T1662" style:family="text">
      <style:text-properties style:font-name="Mono" officeooo:rsid="00760901"/>
    </style:style>
    <style:style style:name="T1663" style:family="text">
      <style:text-properties style:font-name="Mono" officeooo:rsid="009fa7c7"/>
    </style:style>
    <style:style style:name="T1664" style:family="text">
      <style:text-properties style:font-name="Mono" fo:font-style="italic" style:font-style-asian="italic" style:font-style-complex="italic"/>
    </style:style>
    <style:style style:name="T1665" style:family="text">
      <style:text-properties style:font-name="Mono" fo:font-style="italic" officeooo:rsid="00ed39e7" style:font-style-asian="italic" style:font-style-complex="italic"/>
    </style:style>
    <style:style style:name="T1666" style:family="text">
      <style:text-properties style:font-name="Mono" fo:font-style="italic" officeooo:rsid="00edb1e8" style:font-style-asian="italic" style:font-style-complex="italic"/>
    </style:style>
    <style:style style:name="T1667" style:family="text">
      <style:text-properties style:font-name="Mono" officeooo:rsid="012cc197"/>
    </style:style>
    <style:style style:name="T1668" style:family="text">
      <style:text-properties style:font-name="Mono" officeooo:rsid="0197b4ea"/>
    </style:style>
    <style:style style:name="T1669" style:family="text">
      <style:text-properties style:font-name="Mono" officeooo:rsid="01ef50ab"/>
    </style:style>
    <style:style style:name="T1670" style:family="text">
      <style:text-properties style:font-name="Mono" fo:language="pt" fo:country="BR"/>
    </style:style>
    <style:style style:name="T1671" style:family="text">
      <style:text-properties style:font-name="Mono" officeooo:rsid="0343b15f"/>
    </style:style>
    <style:style style:name="T1672" style:family="text">
      <style:text-properties style:font-name="Mono" officeooo:rsid="00ed39e7"/>
    </style:style>
    <style:style style:name="T1673" style:family="text">
      <style:text-properties fo:color="#ffff00" loext:opacity="100%" fo:font-weight="bold" fo:background-color="#1e1e1e" loext:char-shading-value="0" style:font-weight-asian="bold" style:font-weight-complex="bold"/>
    </style:style>
    <style:style style:name="T1674" style:family="text">
      <style:text-properties fo:color="#ffff00" loext:opacity="100%" style:font-name="Consolas" fo:font-size="12pt" fo:font-weight="bold" fo:background-color="#1e1e1e" loext:char-shading-value="0" style:font-weight-asian="bold" style:font-weight-complex="bold"/>
    </style:style>
    <style:style style:name="T1675" style:family="text">
      <style:text-properties fo:color="#ffff00" loext:opacity="100%" style:font-name="Consolas" fo:font-size="14pt" fo:font-weight="normal" fo:background-color="#1e1e1e" loext:char-shading-value="0" style:font-size-asian="14pt" style:font-size-complex="14pt"/>
    </style:style>
    <style:style style:name="T1676" style:family="text">
      <style:text-properties fo:color="#0003ff" loext:opacity="100%" fo:font-weight="bold" style:font-style-asian="normal" style:font-weight-asian="bold" style:font-style-complex="normal" style:font-weight-complex="bold"/>
    </style:style>
    <style:style style:name="T1677" style:family="text">
      <style:text-properties fo:color="#00ff0c" loext:opacity="100%" fo:font-weight="bold" style:font-style-asian="normal" style:font-weight-asian="bold" style:font-style-complex="normal" style:font-weight-complex="bold"/>
    </style:style>
    <style:style style:name="T1678" style:family="text">
      <style:text-properties officeooo:rsid="00ed1d82"/>
    </style:style>
    <style:style style:name="T1679" style:family="text">
      <style:text-properties officeooo:rsid="00ed39e7"/>
    </style:style>
    <style:style style:name="T1680" style:family="text">
      <style:text-properties officeooo:rsid="00edb1e8"/>
    </style:style>
    <style:style style:name="T1681" style:family="text">
      <style:text-properties officeooo:rsid="00be2b6c"/>
    </style:style>
    <style:style style:name="T1682" style:family="text">
      <style:text-properties officeooo:rsid="00ef14ab"/>
    </style:style>
    <style:style style:name="T1683" style:family="text">
      <style:text-properties officeooo:rsid="00f0086b"/>
    </style:style>
    <style:style style:name="T1684" style:family="text">
      <style:text-properties officeooo:rsid="00fa40f0"/>
    </style:style>
    <style:style style:name="T1685" style:family="text">
      <style:text-properties fo:color="#4ec9b0" loext:opacity="100%"/>
    </style:style>
    <style:style style:name="T1686" style:family="text">
      <style:text-properties fo:color="#4ec9b0" loext:opacity="100%" style:font-name="Consolas" fo:font-size="12pt" fo:font-weight="normal"/>
    </style:style>
    <style:style style:name="T1687" style:family="text">
      <style:text-properties style:font-name="Arial"/>
    </style:style>
    <style:style style:name="T1688" style:family="text">
      <style:text-properties style:font-name="Verdana"/>
    </style:style>
    <style:style style:name="T1689" style:family="text">
      <style:text-properties style:font-name="Tahoma"/>
    </style:style>
    <style:style style:name="T1690" style:family="text">
      <style:text-properties style:font-name="Trebuchet"/>
    </style:style>
    <style:style style:name="T1691" style:family="text">
      <style:text-properties style:font-name="Times New Roman"/>
    </style:style>
    <style:style style:name="T1692" style:family="text">
      <style:text-properties style:font-name="Garamond"/>
    </style:style>
    <style:style style:name="T1693" style:family="text">
      <style:text-properties style:font-name="Courier New monospace"/>
    </style:style>
    <style:style style:name="T1694" style:family="text">
      <style:text-properties style:font-name="Brush Script MT (cursive)"/>
    </style:style>
    <style:style style:name="T1695" style:family="text">
      <style:text-properties officeooo:rsid="011fe7ff"/>
    </style:style>
    <style:style style:name="T1696" style:family="text">
      <style:text-properties officeooo:rsid="012cc197"/>
    </style:style>
    <style:style style:name="T1697" style:family="text">
      <style:text-properties officeooo:rsid="01342be9"/>
    </style:style>
    <style:style style:name="T1698" style:family="text">
      <style:text-properties officeooo:rsid="0138736b"/>
    </style:style>
    <style:style style:name="T1699" style:family="text">
      <style:text-properties officeooo:rsid="0143b24e"/>
    </style:style>
    <style:style style:name="T1700" style:family="text">
      <style:text-properties officeooo:rsid="0146205e"/>
    </style:style>
    <style:style style:name="T1701" style:family="text">
      <style:text-properties fo:background-color="transparent" loext:char-shading-value="0"/>
    </style:style>
    <style:style style:name="T1702" style:family="text">
      <style:text-properties officeooo:rsid="007d35a0" fo:background-color="transparent" loext:char-shading-value="0"/>
    </style:style>
    <style:style style:name="T1703" style:family="text">
      <style:text-properties officeooo:rsid="03468982" fo:background-color="transparent" loext:char-shading-value="0"/>
    </style:style>
    <style:style style:name="T1704" style:family="text">
      <style:text-properties fo:color="#dcdcaa" loext:opacity="100%"/>
    </style:style>
    <style:style style:name="T1705" style:family="text">
      <style:text-properties fo:color="#dcdcaa" loext:opacity="100%" style:font-name="Consolas" fo:font-size="12pt" fo:font-weight="normal"/>
    </style:style>
    <style:style style:name="T1706" style:family="text">
      <style:text-properties fo:color="#dcdcaa" loext:opacity="100%" style:font-name="Consolas" fo:font-size="12pt" fo:background-color="#1e1e1e" loext:char-shading-value="0" style:font-size-asian="12pt" style:font-size-complex="12pt"/>
    </style:style>
    <style:style style:name="T1707" style:family="text">
      <style:text-properties fo:color="#dcdcaa" loext:opacity="100%" style:font-name="Consolas" fo:font-weight="normal"/>
    </style:style>
    <style:style style:name="T1708" style:family="text">
      <style:text-properties fo:color="#dcdcaa" loext:opacity="100%" style:font-name="Consolas" fo:font-size="10.5pt" fo:font-weight="normal"/>
    </style:style>
    <style:style style:name="T1709" style:family="text">
      <style:text-properties officeooo:rsid="01973a79"/>
    </style:style>
    <style:style style:name="T1710" style:family="text">
      <style:text-properties officeooo:rsid="0197b4ea"/>
    </style:style>
    <style:style style:name="T1711" style:family="text">
      <style:text-properties officeooo:rsid="019863b6"/>
    </style:style>
    <style:style style:name="T1712" style:family="text">
      <style:text-properties officeooo:rsid="019c44c7"/>
    </style:style>
    <style:style style:name="T1713" style:family="text">
      <style:text-properties fo:color="#c586c0" loext:opacity="100%"/>
    </style:style>
    <style:style style:name="T1714" style:family="text">
      <style:text-properties fo:color="#c586c0" loext:opacity="100%" style:font-name="Consolas" fo:font-weight="normal"/>
    </style:style>
    <style:style style:name="T1715" style:family="text">
      <style:text-properties officeooo:rsid="00344f32"/>
    </style:style>
    <style:style style:name="T1716" style:family="text">
      <style:text-properties officeooo:rsid="01aa26c1"/>
    </style:style>
    <style:style style:name="T1717" style:family="text">
      <style:text-properties fo:color="#c9211e" loext:opacity="100%" fo:font-weight="bold" style:font-weight-asian="bold" style:font-weight-complex="bold"/>
    </style:style>
    <style:style style:name="T171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19" style:family="text">
      <style:text-properties fo:color="#c9211e" loext:opacity="100%" officeooo:rsid="02a58153"/>
    </style:style>
    <style:style style:name="T1720" style:family="text">
      <style:text-properties officeooo:rsid="01b1a396"/>
    </style:style>
    <style:style style:name="T1721" style:family="text">
      <style:text-properties officeooo:rsid="01b3b703"/>
    </style:style>
    <style:style style:name="T1722" style:family="text">
      <style:text-properties officeooo:rsid="01b40ede"/>
    </style:style>
    <style:style style:name="T1723" style:family="text">
      <style:text-properties fo:color="#cccccc" loext:opacity="100%" style:font-name="Consolas" fo:font-size="12pt" fo:font-weight="normal" fo:background-color="#000000" loext:char-shading-value="0" style:font-size-asian="12pt" style:font-size-complex="12pt"/>
    </style:style>
    <style:style style:name="T1724" style:family="text">
      <style:text-properties fo:color="#cccccc" loext:opacity="100%" style:font-name="Consolas" fo:font-weight="normal" fo:background-color="#1f1f1f" loext:char-shading-value="0"/>
    </style:style>
    <style:style style:name="T1725" style:family="text">
      <style:text-properties fo:background-color="#1f1f1f" loext:char-shading-value="0"/>
    </style:style>
    <style:style style:name="T1726" style:family="text">
      <style:text-properties officeooo:rsid="01b5c490"/>
    </style:style>
    <style:style style:name="T1727" style:family="text">
      <style:text-properties officeooo:rsid="00008cc1"/>
    </style:style>
    <style:style style:name="T1728" style:family="text">
      <style:text-properties officeooo:rsid="000289fa"/>
    </style:style>
    <style:style style:name="T1729" style:family="text">
      <style:text-properties officeooo:rsid="01be6d0a"/>
    </style:style>
    <style:style style:name="T1730" style:family="text">
      <style:text-properties style:font-name="Georgia" fo:font-size="13pt" fo:language="pt" fo:country="BR" style:font-size-asian="13pt" style:font-size-complex="13pt"/>
    </style:style>
    <style:style style:name="T1731" style:family="text">
      <style:text-properties officeooo:rsid="01c8846c"/>
    </style:style>
    <style:style style:name="T1732" style:family="text">
      <style:text-properties officeooo:rsid="01d71c5c"/>
    </style:style>
    <style:style style:name="T1733" style:family="text">
      <style:text-properties fo:font-style="normal" style:font-style-asian="normal" style:font-style-complex="normal"/>
    </style:style>
    <style:style style:name="T1734" style:family="text">
      <style:text-properties fo:font-style="normal" officeooo:rsid="00084753" style:font-style-asian="normal" style:font-style-complex="normal"/>
    </style:style>
    <style:style style:name="T1735" style:family="text">
      <style:text-properties officeooo:rsid="01e98ac2"/>
    </style:style>
    <style:style style:name="T1736" style:family="text">
      <style:text-properties officeooo:rsid="01ead9fb"/>
    </style:style>
    <style:style style:name="T1737" style:family="text">
      <style:text-properties officeooo:rsid="01eccea5"/>
    </style:style>
    <style:style style:name="T1738" style:family="text">
      <style:text-properties officeooo:rsid="01ef50ab"/>
    </style:style>
    <style:style style:name="T1739" style:family="text">
      <style:text-properties officeooo:rsid="01f40d93"/>
    </style:style>
    <style:style style:name="T1740" style:family="text">
      <style:text-properties officeooo:rsid="0201ac47"/>
    </style:style>
    <style:style style:name="T1741" style:family="text">
      <style:text-properties officeooo:rsid="02179b1c"/>
    </style:style>
    <style:style style:name="T1742" style:family="text">
      <style:text-properties style:font-name="Verdana1" fo:font-size="11.25pt"/>
    </style:style>
    <style:style style:name="T1743" style:family="text">
      <style:text-properties style:font-name="Verdana1" fo:font-size="11.25pt" fo:font-weight="bold" style:font-weight-asian="bold" style:font-weight-complex="bold"/>
    </style:style>
    <style:style style:name="T1744" style:family="text">
      <style:text-properties fo:color="#55215b" loext:opacity="100%" style:font-name="Verdana1" fo:font-size="11.25pt"/>
    </style:style>
    <style:style style:name="T1745" style:family="text">
      <style:text-properties officeooo:rsid="0231e71c"/>
    </style:style>
    <style:style style:name="T1746" style:family="text">
      <style:text-properties fo:color="#ff8000" loext:opacity="100%"/>
    </style:style>
    <style:style style:name="T1747" style:family="text">
      <style:text-properties fo:color="#ff8000" loext:opacity="100%" style:font-name="Mono" officeooo:rsid="027d28f7"/>
    </style:style>
    <style:style style:name="T1748" style:family="text">
      <style:text-properties fo:color="#00a933" loext:opacity="100%" style:font-style-asian="normal" style:font-style-complex="normal"/>
    </style:style>
    <style:style style:name="T1749" style:family="text">
      <style:text-properties officeooo:rsid="02a58153"/>
    </style:style>
    <style:style style:name="T1750" style:family="text">
      <style:text-properties fo:color="#f10d0c" loext:opacity="100%" fo:font-weight="bold" style:font-weight-asian="bold" style:font-weight-complex="bold"/>
    </style:style>
    <style:style style:name="T1751" style:family="text">
      <style:text-properties officeooo:rsid="02a9fba7"/>
    </style:style>
    <style:style style:name="T1752" style:family="text">
      <style:text-properties officeooo:rsid="02ab13d2"/>
    </style:style>
    <style:style style:name="T1753" style:family="text">
      <style:text-properties officeooo:rsid="02c0db35"/>
    </style:style>
    <style:style style:name="T1754" style:family="text">
      <style:text-properties fo:color="#1b00ff" loext:opacity="100%"/>
    </style:style>
    <style:style style:name="T1755" style:family="text">
      <style:text-properties fo:color="#1b00ff" loext:opacity="100%" officeooo:rsid="02c0db35"/>
    </style:style>
    <style:style style:name="T1756" style:family="text">
      <style:text-properties fo:color="#1b00ff" loext:opacity="100%" style:font-name="Mono" fo:font-weight="bold" style:font-weight-asian="bold" style:font-weight-complex="bold"/>
    </style:style>
    <style:style style:name="T1757" style:family="text">
      <style:text-properties officeooo:rsid="02c28ff7"/>
    </style:style>
    <style:style style:name="T1758" style:family="text">
      <style:text-properties officeooo:rsid="02c38fbb"/>
    </style:style>
    <style:style style:name="T1759" style:family="text">
      <style:text-properties officeooo:rsid="02c89ccd"/>
    </style:style>
    <style:style style:name="T1760" style:family="text">
      <style:text-properties officeooo:rsid="02d4a24c"/>
    </style:style>
    <style:style style:name="T1761" style:family="text">
      <style:text-properties officeooo:rsid="02e18e86"/>
    </style:style>
    <style:style style:name="T1762" style:family="text">
      <style:text-properties officeooo:rsid="02e4a689"/>
    </style:style>
    <style:style style:name="T1763" style:family="text">
      <style:text-properties officeooo:rsid="02e4bc0c"/>
    </style:style>
    <style:style style:name="T1764" style:family="text">
      <style:text-properties officeooo:rsid="02e53cf9"/>
    </style:style>
    <style:style style:name="T1765" style:family="text">
      <style:text-properties officeooo:rsid="03117e5d"/>
    </style:style>
    <style:style style:name="T1766" style:family="text">
      <style:text-properties officeooo:rsid="0340a1fc"/>
    </style:style>
    <style:style style:name="T1767" style:family="text">
      <style:text-properties officeooo:rsid="0343b15f"/>
    </style:style>
    <style:style style:name="T1768" style:family="text">
      <style:text-properties officeooo:rsid="0344d235"/>
    </style:style>
    <style:style style:name="T1769" style:family="text">
      <style:text-properties officeooo:rsid="03468982"/>
    </style:style>
    <style:style style:name="T1770" style:family="text">
      <style:text-properties fo:color="#313337" loext:opacity="100%" style:font-name="IBM Plex Mono" fo:font-size="12pt" fo:font-weight="bold"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3">Instalação para desenvolver HTML/CSS</text:p>
      <text:list xml:id="list2909888741" text:style-name="L1">
        <text:list-item>
          <text:p text:style-name="P569"><text:span text:style-name="T1301">Instale </text:span><text:span text:style-name="T1302">o editor de código da Microsoft:</text:span><text:span text:style-name="T1301"> </text:span><text:a xlink:type="simple" xlink:href="https://code.visualstudio.com/" text:style-name="Internet_20_link" text:visited-style-name="Visited_20_Internet_20_Link"><text:span text:style-name="T1653">Visual Studio Code</text:span></text:a></text:p>
        </text:list-item>
        <text:list-item>
          <text:p text:style-name="P572"><text:span text:style-name="T1330">Após a instalação, </text:span><text:span text:style-name="T1331">baixe</text:span><text:span text:style-name="T1332"> o plugin de idioma</text:span><text:span text:style-name="T1330">, </text:span><text:span text:style-name="T1332">configure o </text:span><text:span text:style-name="T1330">tamanho da </text:span><text:span text:style-name="T1332">fonte</text:span><text:span text:style-name="T1330">, ative o word wrap (quebra automátic</text:span><text:span text:style-name="T1333">a</text:span><text:span text:style-name="T1330"> de linhas) </text:span><text:span text:style-name="T1332">e </text:span><text:span text:style-name="T1330">habilite o salvamento automático.</text:span></text:p>
        </text:list-item>
      </text:list>
      <text:p text:style-name="P379"/>
      <text:p text:style-name="P326">História e funcionamento da Internet</text:p>
      <text:p text:style-name="P394"/>
      <text:p text:style-name="P393">A <text:span text:style-name="T1265">internet</text:span> <text:span text:style-name="T1265">nasceu</text:span> <text:span text:style-name="T1648">em 1970, </text:span>dentro da <text:span text:style-name="T1265">DARPA</text:span>, num <text:span text:style-name="T1265">projeto</text:span> chamado <text:span text:style-name="T1265">ARPANET</text:span>, <text:span text:style-name="T2">interligando 4 computadores.</text:span></text:p>
      <text:p text:style-name="P393"><text:span text:style-name="T1648">Esse projeto criou o protocolo NCP que, por sua vez, continha 2 protocolos que são usados até hoje: o </text:span><text:span text:style-name="T1269">FTP</text:span><text:span text:style-name="T1648">, para transmissão de arquivos e o </text:span><text:span text:style-name="T1269">DNS</text:span><text:span text:style-name="T1648">, para identificação de máquinas na rede. </text:span></text:p>
      <text:p text:style-name="P393">Em 1983, <text:span text:style-name="T1">o </text:span><text:span text:style-name="T1266">TCP/IP</text:span><text:span text:style-name="T1"> se tornou o </text:span><text:span text:style-name="T1266">protocolo</text:span><text:span text:style-name="T1"> </text:span><text:span text:style-name="T1266">único</text:span><text:span text:style-name="T1"> da internet, substituindo o limitado protocolo NCP.</text:span></text:p>
      <text:p text:style-name="P396"><text:span text:style-name="T1610">Em 1989, </text:span>começou <text:span text:style-name="T1610">a</text:span> internet <text:span text:style-name="T1610">no Brasil </text:span>com o projeto RNP <text:span text:style-name="T1610">(Backbone que interliga algumas universidades).</text:span></text:p>
      <text:p text:style-name="P397"><text:span text:style-name="T1650">Hoje, </text:span>95% das informações intercontinentais são transmitidas via cabos submarinos.</text:p>
      <text:p text:style-name="P393"/>
      <text:p text:style-name="P11"><text:span text:style-name="T1282">Em 199</text:span><text:span text:style-name="T1283">1</text:span><text:span text:style-name="T1282">, Tim Bernes Lee </text:span><text:span text:style-name="T1283">e sua equipe no CERN projetaram</text:span><text:span text:style-name="T1282"> </text:span><text:span text:style-name="T1284">a linguagem</text:span><text:span text:style-name="T1282"> </text:span><text:span text:style-name="T1287">HTML</text:span><text:span text:style-name="T1291"> – </text:span><text:span text:style-name="T1292">Hyper Text Markup Language</text:span><text:span text:style-name="T1291"> </text:span><text:span text:style-name="T1293">e </text:span><text:span text:style-name="T1282">o</text:span><text:span text:style-name="T1285"> prot</text:span><text:span text:style-name="T1282">ocolo </text:span><text:span text:style-name="T1287">HTTP</text:span><text:span text:style-name="T1291"> – </text:span><text:span text:style-name="T1292">Hyper text tranfer Protocol</text:span><text:span text:style-name="T1291">.</text:span><text:span text:style-name="T1282"> No ano seguinte, ele cunhou o termo </text:span><text:span text:style-name="T1288">WWW</text:span><text:span text:style-name="T1283"> - </text:span><text:span text:style-name="T1282">World Wide Web com o nascimento da rede de alcance mundial, tornando o HTML uma ferramenta utilizada para tudo e por todos.</text:span></text:p>
      <text:p text:style-name="P445"><text:span text:style-name="T1279"><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79">.</text:span></text:p>
      <text:p text:style-name="P135"><text:span text:style-name="Emphasis"/></text:p>
      <text:p text:style-name="P135"><text:span text:style-name="T1280">O site </text:span><text:a xlink:type="simple" xlink:href="http://iplocation.net/" text:style-name="Internet_20_link" text:visited-style-name="Visited_20_Internet_20_Link"><text:span text:style-name="T4">iplocation.net</text:span></text:a><text:span text:style-name="T1280"> informa o seu atual endereço de IP, bem como o de outros sites.</text:span></text:p>
      <text:p text:style-name="P399"/>
      <text:p text:style-name="P401">Atenção!</text:p>
      <text:p text:style-name="P400"><text:span text:style-name="T1727">MB é </text:span><text:span text:style-name="T5">≠</text:span><text:span text:style-name="T1727"> de Mb!<text:tab/></text:span><text:span text:style-name="T1644">Megabyte é diferente de Megabit:</text:span></text:p>
      <text:p text:style-name="P395"><text:span text:style-name="T1727">M</text:span><text:span text:style-name="T1374">B</text:span><text:span text:style-name="T1727"> = </text:span><text:span text:style-name="T1728">Megabytes</text:span><text:span text:style-name="T1727">, </text:span><text:span text:style-name="T3">significa </text:span><text:span text:style-name="T1414">armazenamento</text:span><text:span text:style-name="T1727"><text:tab/>M</text:span><text:span text:style-name="T1374">b</text:span><text:span text:style-name="T1727"> = Megabits, </text:span><text:span text:style-name="T1414">transferência</text:span></text:p>
      <text:p text:style-name="P12"/>
      <text:p text:style-name="P12"><text:span text:style-name="T1286">O aparelho responsável pela </text:span><text:span text:style-name="T1289">M</text:span><text:span text:style-name="T1290">o</text:span><text:span text:style-name="T1286">dulação e </text:span><text:span text:style-name="T1289">D</text:span><text:span text:style-name="T1290">em</text:span><text:span text:style-name="T1286">odulação dos diferentes formatos de sinais </text:span><text:span text:style-name="T1284">de internet</text:span><text:span text:style-name="T1286"> é o </text:span><text:span text:style-name="T1294">Modem</text:span><text:span text:style-name="T1286">.</text:span></text:p>
      <text:p text:style-name="P381"/>
      <text:p text:style-name="P398"><text:soft-page-break/>O <text:span text:style-name="T1265">Gateway</text:span> do cliente <text:span text:style-name="T1643">se conecta</text:span> ao <text:span text:style-name="T1650">r</text:span><text:span text:style-name="T1643">oteador do provedor</text:span> de acesso e <text:span text:style-name="T3">e</text:span>s<text:span text:style-name="T3">s</text:span>e, por sua vez, <text:span text:style-name="T1643">acessa</text:span> os servidores <text:span text:style-name="T1643">DNS</text:span> para conseguir <text:span text:style-name="T1610">o endereço e </text:span>se conectar aos diferentes<text:span text:style-name="T1733"> servidores </text:span><text:span text:style-name="T1734">pelo mundo, cada qual com seu IP.</text:span></text:p>
      <text:p text:style-name="P398"/>
      <text:p text:style-name="Standard"><text:span text:style-name="Emphasis"><text:span text:style-name="T1281">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5"><text:span text:style-name="Emphasis"/></text:p>
      <text:p text:style-name="P169"><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508"><text:span text:style-name="Emphasis"/></text:p>
      <text:p text:style-name="P135"><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5"><text:span text:style-name="Emphasis"/></text:p>
      <text:p text:style-name="P118"><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6"><text:soft-page-break/><text:span text:style-name="T1356">[</text:span><text:span text:style-name="T1358">protocolo ou </text:span><text:span text:style-name="Strong_20_Emphasis"><text:span text:style-name="T1357">esquema</text:span></text:span><text:span text:style-name="T1356">]://</text:span><text:span text:style-name="T1359">[</text:span><text:span text:style-name="Strong_20_Emphasis"><text:span text:style-name="T1360">dominio</text:span></text:span><text:span text:style-name="T1359">]</text:span><text:span text:style-name="T1361">:[</text:span><text:span text:style-name="Strong_20_Emphasis"><text:span text:style-name="T1362">porta</text:span></text:span><text:span text:style-name="T1361">]</text:span><text:span text:style-name="T1363">/[</text:span><text:span text:style-name="Strong_20_Emphasis"><text:span text:style-name="T1364">caminho</text:span></text:span><text:span text:style-name="T1363">]</text:span><text:span text:style-name="T1365">?[</text:span><text:span text:style-name="Strong_20_Emphasis"><text:span text:style-name="T1366">querystring</text:span></text:span><text:span text:style-name="T1365">]</text:span><text:span text:style-name="T1367">#[</text:span><text:span text:style-name="Strong_20_Emphasis"><text:span text:style-name="T1368">fragmento</text:span></text:span><text:span text:style-name="T1367">]</text:span></text:p>
      <text:p text:style-name="P297"/>
      <text:p text:style-name="P13"><text:span text:style-name="T797">Exemplo: </text:span><text:span text:style-name="T782">http://</text:span><text:span text:style-name="T783">pomadasparabigode.com</text:span><text:span text:style-name="T784">:</text:span><text:span text:style-name="T785">80</text:span><text:span text:style-name="T787">/produto/pomada-especial/</text:span><text:span text:style-name="T786">busca</text:span><text:span text:style-name="T788">?nome=pomadalegal&amp;tipo=2&amp;categoria=bigodesruivos</text:span><text:span text:style-name="T789">#</text:span><text:span text:style-name="T790">id</text:span><text:span text:style-name="T789">descricao</text:span><text:span text:style-name="T791"> </text:span></text:p>
      <text:p text:style-name="P13"/>
      <text:p text:style-name="P135"><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2534943126" text:style-name="L2">
        <text:list-item>
          <text:p text:style-name="P573"><text:span text:style-name="T157">URL</text:span><text:span text:style-name="T160"> – </text:span><text:span text:style-name="T84">Uniform Resource Locat</text:span><text:span text:style-name="T85">o</text:span><text:span text:style-name="T84">r </text:span><text:span text:style-name="T86">ou L</text:span><text:span text:style-name="T87">ocalizador de </text:span><text:span text:style-name="T113">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3">página </text:span><text:span text:style-name="T134">ou recurso</text:span><text:span text:style-name="T133"> </text:span><text:span text:style-name="T131">na internet</text:span><text:span text:style-name="T135">, para </text:span><text:span text:style-name="T131">então</text:span><text:span text:style-name="T135"> poder </text:span><text:span text:style-name="T114">copiar</text:span><text:span text:style-name="T135"> e enviar </text:span><text:span text:style-name="T131">seu conteúdo até o cliente. </text:span><text:span text:style-name="T136">Ela </text:span><text:span text:style-name="T131">é composta por diferentes partes, algumas são estritamente necessárias e outras são opcionais:</text:span></text:p>
        </text:list-item>
      </text:list>
      <text:list xml:id="list1008449405" text:style-name="L3">
        <text:list-item>
          <text:list>
            <text:list-item>
              <text:p text:style-name="P575"><text:span text:style-name="T146">método de acesso</text:span><text:span text:style-name="T131">: </text:span><text:span text:style-name="T136">pode ser composto por protocolo ou esquema:</text:span></text:p>
              <text:list>
                <text:list-item>
                  <text:p text:style-name="P576"><text:span text:style-name="T158">protocolo</text:span><text:span text:style-name="T136">: define um conjunto de regras para comunicação entre cliente e servidor. Os principais são:</text:span></text:p>
                  <text:list>
                    <text:list-item>
                      <text:p text:style-name="P577"><text:span text:style-name="T115">HTTP</text:span><text:span text:style-name="T1234">S</text:span><text:span text:style-name="T136"> - Hyper</text:span><text:span text:style-name="T137">T</text:span><text:span text:style-name="T136">ext Transfer Protocol </text:span><text:span text:style-name="T137">Secure</text:span><text:span text:style-name="T136">: </text:span><text:span text:style-name="T138">transfere</text:span><text:span text:style-name="T136"> dados pela W</text:span><text:span text:style-name="T138">WW - </text:span><text:span text:style-name="T136">World Wide Web, </text:span><text:span text:style-name="T138">com </text:span><text:span text:style-name="T137">uma camada a mais de segurança pois adiciona</text:span><text:span text:style-name="T136"> criptografia SSL/TLS.</text:span></text:p>
                    </text:list-item>
                    <text:list-item>
                      <text:p text:style-name="P634"><text:span text:style-name="T1402">FTP</text:span> – <text:span text:style-name="T1732">File Transfer Protocol: transfere arquivos entre sistemas em rede.</text:span></text:p>
                    </text:list-item>
                    <text:list-item>
                      <text:p text:style-name="P634"><text:span text:style-name="T1402">SMTP</text:span> - Simple Mail Transfer Protocol: envia e-mails. </text:p>
                    </text:list-item>
                    <text:list-item>
                      <text:p text:style-name="P576"><text:span text:style-name="T115">Telnet</text:span><text:span text:style-name="T136"> </text:span><text:span text:style-name="T138">ou </text:span><text:span text:style-name="T136">SSH – </text:span><text:span text:style-name="T138">Secure Shell</text:span><text:span text:style-name="T136">: </text:span><text:span text:style-name="T138">acessa remotamente outros sistemas. </text:span></text:p>
                    </text:list-item>
                  </text:list>
                </text:list-item>
                <text:list-item>
                  <text:p text:style-name="P590"><text:span text:style-name="T153">esquema</text:span><text:span text:style-name="T127">: </text:span><text:span text:style-name="T134">é uma</text:span><text:span text:style-name="T127"> convenção de nomenclatura para indicar como um determinado tipo de recurso deve ser tratado / </text:span><text:span text:style-name="T132">interpretado</text:span><text:span text:style-name="T127">. </text:span><text:span text:style-name="T134">Os mais comuns são:</text:span></text:p>
                  <text:list>
                    <text:list-item>
                      <text:p text:style-name="P656"><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77">mailto</text:span></text:span><text:span text:style-name="T60">, como o destinatário, o assunto e o corpo do e-mail. Exemplo:<text:line-break/></text:span><text:span text:style-name="T1145">&lt;</text:span><text:span text:style-name="T986">a</text:span><text:span text:style-name="T1233"> </text:span><text:span text:style-name="T1175">href</text:span><text:span text:style-name="T1233">=</text:span><text:span text:style-name="T1052">"mailto:suporte@exemplo.com?subject=Dúvida%20sobre%20Produto&amp;body=Olá,%20gostaria%20de%20mais%20informações%20sobre%20o%20produto%20tal.</text:span><text:span text:style-name="T1054">"</text:span><text:span text:style-name="T1147">&gt;&lt;/</text:span><text:span text:style-name="T988">a</text:span><text:span text:style-name="T1147">&gt;</text:span></text:p>
                    </text:list-item>
                    <text:list-item>
                      <text:p text:style-name="P657"><text:a xlink:type="simple" xlink:href="data://" text:style-name="Internet_20_link" text:visited-style-name="Visited_20_Internet_20_Link"><text:span text:style-name="T48">data</text:span></text:a><text:a xlink:type="simple" xlink:href="data://" text:style-name="Internet_20_link" text:visited-style-name="Visited_20_Internet_20_Link"><text:span text:style-name="T55">://</text:span></text:a></text:p>
                    </text:list-item>
                    <text:list-item>
                      <text:p text:style-name="P657"><text:a xlink:type="simple" xlink:href="../../../../../" text:style-name="Internet_20_link" text:visited-style-name="Visited_20_Internet_20_Link"><text:span text:style-name="T48">file</text:span></text:a><text:a xlink:type="simple" xlink:href="../../../../../" text:style-name="Internet_20_link" text:visited-style-name="Visited_20_Internet_20_Link"><text:span text:style-name="T55">://</text:span></text:a></text:p>
                    </text:list-item>
                    <text:list-item>
                      <text:p text:style-name="P635"><text:span text:style-name="T1402">urn</text:span>://</text:p>
                    </text:list-item>
                    <text:list-item>
                      <text:p text:style-name="P635"><text:span text:style-name="T1402">view-source</text:span>://</text:p>
                    </text:list-item>
                    <text:list-item>
                      <text:p text:style-name="P635"><text:span text:style-name="T1402">ws/wss</text:span>: conecções de WebSocket (encriptadas)</text:p>
                    </text:list-item>
                  </text:list>
                </text:list-item>
              </text:list>
            </text:list-item>
          </text:list>
        </text:list-item>
      </text:list>
      <text:p text:style-name="P170"/>
      <text:list xml:id="list162821300254565" text:continue-numbering="true" text:style-name="L3">
        <text:list-item>
          <text:list>
            <text:list-item>
              <text:p text:style-name="P578"><text:span text:style-name="T147">domínio (host)</text:span><text:span text:style-name="T131">: O nome de domínio é usado para mapear o endereço IP do servidor onde o site está hospedado. </text:span><text:span text:style-name="T139">Ele é composto por:</text:span></text:p>
              <text:list>
                <text:list-item>
                  <text:p text:style-name="P579"><text:soft-page-break/><text:span text:style-name="T116">subdomínio</text:span><text:span text:style-name="T117">s</text:span><text:span text:style-name="T139">:</text:span><text:span text:style-name="T140"> p</text:span><text:span text:style-name="T139">ermite</text:span><text:span text:style-name="T132">m</text:span><text:span text:style-name="T139"> </text:span><text:span text:style-name="T118">organizar a arquitetura</text:span><text:span text:style-name="T140"> do site </text:span><text:span text:style-name="T139">em </text:span><text:span text:style-name="T140">diferentes </text:span><text:span text:style-name="T139">seções, departamentos, </text:span><text:span text:style-name="T140">equipes ou serviços. </text:span><text:span text:style-name="T132">P</text:span><text:span text:style-name="T140">odem apontar para </text:span><text:span text:style-name="T118">servidores dedicados</text:span><text:span text:style-name="T140"> a funcionalidades especializadas, como e-mail, fóruns, blogs, suporte, lojas, entre outros. Por exemplo:</text:span></text:p>
                  <text:list>
                    <text:list-item>
                      <text:p text:style-name="P570"><text:a xlink:type="simple" xlink:href="https://drive.google.com/" text:style-name="Internet_20_link" text:visited-style-name="Visited_20_Internet_20_Link"><text:span text:style-name="T61">https://drive.google.com/</text:span></text:a></text:p>
                    </text:list-item>
                    <text:list-item>
                      <text:p text:style-name="P570"><text:a xlink:type="simple" xlink:href="https://drive.google.com/" text:style-name="Internet_20_link" text:visited-style-name="Visited_20_Internet_20_Link"><text:span text:style-name="T61">https://mail.google.com/</text:span></text:a></text:p>
                    </text:list-item>
                    <text:list-item>
                      <text:p text:style-name="P570"><text:a xlink:type="simple" xlink:href="https://drive.google.com/" text:style-name="Internet_20_link" text:visited-style-name="Visited_20_Internet_20_Link"><text:span text:style-name="T61">https://photos.google.com/</text:span></text:a></text:p>
                    </text:list-item>
                    <text:list-item>
                      <text:p text:style-name="P570"><text:a xlink:type="simple" xlink:href="https://play.google.com/" text:style-name="Internet_20_link" text:visited-style-name="Visited_20_Internet_20_Link"><text:span text:style-name="T61">https://play.google.com/</text:span></text:a></text:p>
                    </text:list-item>
                  </text:list>
                  <text:p text:style-name="P579"><text:span text:style-name="T140">O subdomínio WWW é padrão principal de um site sendo, portanto, </text:span><text:span text:style-name="T159">opcional</text:span><text:span text:style-name="T140"> </text:span><text:span text:style-name="T132">informar esse prefixo.</text:span></text:p>
                </text:list-item>
                <text:list-item>
                  <text:p text:style-name="P580"><text:span text:style-name="T116">domínio principal</text:span><text:span text:style-name="T139">: é a autori</text:span><text:span text:style-name="T131">dade que governa o namespace </text:span><text:span text:style-name="T141">e t</text:span><text:span text:style-name="T142">e</text:span><text:span text:style-name="T130">m taxa de pagamento anual.</text:span></text:p>
                </text:list-item>
                <text:list-item>
                  <text:p text:style-name="P581"><text:span text:style-name="T116">TLD – </text:span><text:span text:style-name="T119">Top-Level Domain</text:span><text:span text:style-name="T141">: indica a categoria geral ou a localização geográfica do site. Divididos em 2 tipos:</text:span></text:p>
                  <text:list>
                    <text:list-item>
                      <text:p text:style-name="P591"><text:span text:style-name="T143">gTLD (gen</text:span><text:span text:style-name="T127">eric</text:span><text:span text:style-name="T143">). Como exemplo: .com <text:s text:c="2"/>.edu <text:s text:c="3"/>.gov <text:s text:c="3"/>.store <text:s text:c="3"/>.</text:span><text:span text:style-name="T127">blog</text:span></text:p>
                    </text:list-item>
                    <text:list-item>
                      <text:p text:style-name="P592"><text:span text:style-name="T127">c</text:span><text:span text:style-name="T142">c</text:span><text:span text:style-name="T143">TLD (country code). Como exemplo:<text:tab/>.br<text:tab/>.pt<text:tab/>.us<text:tab/>.uk<text:line-break/></text:span></text:p>
                    </text:list-item>
                  </text:list>
                </text:list-item>
              </text:list>
            </text:list-item>
            <text:list-item>
              <text:p text:style-name="P578"><text:span text:style-name="T148">p</text:span><text:span text:style-name="T149">orta</text:span><text:span text:style-name="T141">: indic</text:span><text:span text:style-name="T131">a qual é o “portão” técnico usado para acessar os recursos no servidor web. Usualmente ela é omitida se o servidor web utiliza a porta padrão do protocolo HTTP (80 para HTTP e 443 para HTTPS), </text:span><text:span text:style-name="T144">d</text:span><text:span text:style-name="T131">o contrário, ela se torna </text:span><text:span text:style-name="T120">obrigatória</text:span><text:span text:style-name="T131">.<text:line-break/></text:span></text:p>
            </text:list-item>
            <text:list-item>
              <text:p text:style-name="P578"><text:span text:style-name="T150">caminho (path)</text:span><text:span text:style-name="T131">: </text:span><text:span text:style-name="T144">e</text:span><text:span text:style-name="T131">specifica o caminho para o recurso no servidor, </text:span><text:span text:style-name="T144">p</text:span><text:span text:style-name="T131">ode</text:span><text:span text:style-name="T144">ndo</text:span><text:span text:style-name="T131"> incluir diretórios </text:span><text:span text:style-name="T144">(pastas)</text:span><text:span text:style-name="T131"> e nomes de arquivo.</text:span></text:p>
            </text:list-item>
            <text:list-item>
              <text:p text:style-name="P582"><text:span text:style-name="T151">parâmetros de consulta</text:span><text:span text:style-name="T131">: </text:span><text:span text:style-name="T144">c</text:span><text:span text:style-name="T131">ontém informações adicionais que são enviadas para o servidor, </text:span><text:span text:style-name="T144">composto por uma lista de</text:span><text:span text:style-name="T131"> chave-valor </text:span><text:span text:style-name="T144">separados com o símbolo &amp;</text:span><text:span text:style-name="T131">.<text:line-break/></text:span></text:p>
            </text:list-item>
            <text:list-item>
              <text:p text:style-name="P583"><text:span text:style-name="T152">fragmento</text:span><text:span text:style-name="T131">: é uma </text:span><text:span text:style-name="T144">indicação</text:span><text:span text:style-name="T131"> para outra parte do próprio recurso, dando ao navegador as instruções para mostrar o conteúdo localizado naquele ponto marcado. </text:span><text:span text:style-name="T132">P</text:span><text:span text:style-name="T131">or exemplo, </text:span><text:span text:style-name="T132">e</text:span><text:span text:style-name="T131">m um documento HTML, o navegador </text:span><text:span text:style-name="T144">rolará a tela até</text:span><text:span text:style-name="T131"> um ponto definido, geralmente uma </text:span><text:span text:style-name="T775">&lt;section </text:span><text:span text:style-name="T776">id=’somewhereInTheDocument’</text:span><text:span text:style-name="T775">&gt;</text:span><text:span text:style-name="T131">; em um vídeo ou </text:span><text:span text:style-name="T144">á</text:span><text:span text:style-name="T131">udio, o naveg</text:span><text:span text:style-name="T144">ad</text:span><text:span text:style-name="T131">or </text:span><text:span text:style-name="T144">levará</text:span><text:span text:style-name="T131"> para o tempo </text:span><text:span text:style-name="T144">de reprodução </text:span><text:span text:style-name="T132">indicado.<text:line-break/></text:span></text:p>
            </text:list-item>
          </text:list>
        </text:list-item>
      </text:list>
      <text:list xml:id="list162821372836761" text:continue-list="list2534943126" text:style-name="L2">
        <text:list-item>
          <text:p text:style-name="P574"><text:span text:style-name="T156">URN</text:span><text:span text:style-name="T131"> - <text:s/></text:span><text:span text:style-name="T797">Uniform </text:span><text:span text:style-name="T798">R</text:span><text:span text:style-name="T797">esource </text:span><text:span text:style-name="T798">N</text:span><text:span text:style-name="T797">ame </text:span><text:span text:style-name="T799">ou </text:span><text:span text:style-name="T797">Nome Uniforme de Recurso, identifica um recurso de forma persistente e independente de sua localização, através de um nome estático mesmo se os seus dados forem movidos para outro local.<text:line-break/></text:span><text:span text:style-name="T800">Ela</text:span><text:span text:style-name="T797"> não informa qual protocolo deve ser utilizado.</text:span></text:p>
        </text:list-item>
      </text:list>
      <text:p text:style-name="P298"/>
      <text:p text:style-name="P303"><text:soft-page-break/><text:span text:style-name="T1265">Request</text:span> e <text:span text:style-name="T1265">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02"><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9"/>
      <text:p text:style-name="P300">Hospedagem é a casa onde seu site vive, ou seja, o computador onde seus os arquivos estão guardados.</text:p>
      <text:p text:style-name="P30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01"/>
      <text:p text:style-name="P248">O <text:span text:style-name="T1265">index.</text:span><text:span text:style-name="T1273">html</text:span> é a página <text:span text:style-name="T1402">padrão</text:span> dentro dos diretórios nos servidores de websites que é carregada sempre que uma pasta seja solicitada e não seja especificado o nome de um arquivo específico, neste caso o servidor <text:span text:style-name="T1297">está configurado para</text:span> procurar pelo arquivo index.html <text:span text:style-name="T1297">ou index.php </text:span>e entreg<text:span text:style-name="T1656">á-lo</text:span> para o visitante.</text:p>
      <text:p text:style-name="P248"/>
      <text:p text:style-name="P251"><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51"/>
      <text:p text:style-name="P248"/>
      <text:p text:style-name="P327">HTML</text:p>
      <text:p text:style-name="P371"/>
      <text:p text:style-name="P375">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75"/>
      <text:p text:style-name="P374">Ao criar arquivos HTML, nomeie-os apenas com letras <text:span text:style-name="T1402">minúsculas</text:span>, sem acentos e sem colocar espaços.</text:p>
      <text:p text:style-name="P14"/>
      <text:p text:style-name="P141"><text:span text:style-name="T1305">Um documento </text:span><text:span text:style-name="T1306">em</text:span><text:span text:style-name="T1304"> </text:span><text:span text:style-name="T1307">HTML</text:span><text:span text:style-name="T1303"> </text:span><text:span text:style-name="T1305">é fundamentado apenas </text:span><text:span text:style-name="T1306">com</text:span><text:span text:style-name="T1303"> marcas ou etiquetas (do Inglês </text:span><text:span text:style-name="T1383">tag</text:span><text:span text:style-name="T1303">), </text:span><text:span text:style-name="T1305">que</text:span><text:span text:style-name="T1303"> são </text:span><text:span text:style-name="T1718">elementos</text:span><text:span text:style-name="T1303"> utilizados para estruturar o conteúdo de uma página web. Elas são compostas por um nome entre colchetes angulares </text:span><text:span text:style-name="T1544">&lt;&gt;</text:span><text:span text:style-name="T1303">, como </text:span><text:span text:style-name="Source_20_Text"><text:span text:style-name="T1552">&lt;</text:span></text:span><text:span text:style-name="Source_20_Text"><text:span text:style-name="T1303">tag</text:span></text:span><text:span text:style-name="Source_20_Text"><text:span text:style-name="T1552">&gt;</text:span></text:span><text:span text:style-name="T1303">, e geralmente são utilizadas em pares de abertura e fechamento, como </text:span><text:span text:style-name="Source_20_Text"><text:span text:style-name="T1552">&lt;</text:span></text:span><text:span text:style-name="Source_20_Text"><text:span text:style-name="T1303">tag</text:span></text:span><text:span text:style-name="Source_20_Text"><text:span text:style-name="T1552">&gt;</text:span></text:span><text:span text:style-name="Source_20_Text"><text:span text:style-name="T1303">conteúdo</text:span></text:span><text:span text:style-name="Source_20_Text"><text:span text:style-name="T1552">&lt;</text:span></text:span><text:span text:style-name="Source_20_Text"><text:span text:style-name="T1524">/</text:span></text:span><text:span text:style-name="Source_20_Text"><text:span text:style-name="T1303">tag</text:span></text:span><text:span text:style-name="Source_20_Text"><text:span text:style-name="T1552">&gt;</text:span></text:span><text:span text:style-name="T1303">.</text:span></text:p>
      <text:p text:style-name="P7"/>
      <text:p text:style-name="P371"><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5"><text:span text:style-name="T1314">T</text:span><text:span text:style-name="T1311">ags </text:span><text:span text:style-name="T1314">que</text:span><text:span text:style-name="T1311"> não possuem a necessidade de </text:span><text:span text:style-name="T1337">conteúdo interno</text:span><text:span text:style-name="T1311"> não </text:span><text:span text:style-name="T1314">precisam de</text:span><text:span text:style-name="T1311"> fechamento. São exemplos as tags &lt;br&gt;, &lt;meta&gt; e &lt;img&gt;.</text:span></text:p>
      <text:p text:style-name="P15"/>
      <text:p text:style-name="P16"><text:span text:style-name="T91">Para fazer </text:span><text:span text:style-name="T1080">comentários</text:span><text:span text:style-name="T91"> </text:span><text:span text:style-name="T92">no HTML </text:span><text:span text:style-name="T91">escreva:</text:span><text:span text:style-name="T856">&lt;!-- </text:span><text:span text:style-name="T1081">este é um comentário</text:span><text:span text:style-name="T859"> </text:span><text:span text:style-name="T856">→</text:span></text:p>
      <text:p text:style-name="P16"/>
      <text:p text:style-name="P15"><text:span text:style-name="T93">A</text:span><text:span text:style-name="T94">s tags ficam obsoletas com o passar do tempo. No VSCode, tags </text:span><text:span text:style-name="T69">obsoletas </text:span><text:span text:style-name="T94">ficam em vermelho como forma de aviso.</text:span></text:p>
      <text:p text:style-name="P7"/>
      <text:p text:style-name="P368"/>
      <text:p text:style-name="P369">Atributos</text:p>
      <text:p text:style-name="P367"/>
      <text:p text:style-name="P373"><text:span text:style-name="T1534">Atributos</text:span> HTML são palavras especiais usadas dentro da tag de <text:span text:style-name="T1402">abertura</text:span> para controlar o comportamento do elemento. <text:span text:style-name="T1738">Sua estrutura é </text:span><text:span text:style-name="T1669">chave=’valor’</text:span><text:span text:style-name="T1738">.</text:span></text:p>
      <text:p text:style-name="P382">Existem 2 tipos de atributos:</text:p>
      <text:list xml:id="list3138094995" text:style-name="L4">
        <text:list-item>
          <text:p text:style-name="P584"><text:span text:style-name="T1341">globais</text:span><text:span text:style-name="T1314">: aceitos por todas as tags, dentre os principais estão: </text:span><text:span text:style-name="T1547">id</text:span><text:span text:style-name="T1314">, </text:span><text:span text:style-name="T1547">class</text:span><text:span text:style-name="T1314">, </text:span><text:span text:style-name="T1547">style</text:span><text:span text:style-name="T1314">, </text:span><text:span text:style-name="T1547">autocapitalize</text:span><text:span text:style-name="T1314">, </text:span><text:span text:style-name="T1547">autocomplete</text:span><text:span text:style-name="T1314">, </text:span><text:span text:style-name="T1547">data-*</text:span><text:span text:style-name="T1314">, </text:span><text:span text:style-name="T1547">draggable</text:span><text:span text:style-name="T1314">, </text:span><text:span text:style-name="T1547">hidden</text:span><text:span text:style-name="T1314">, </text:span><text:span text:style-name="T1547">spellcheck</text:span><text:span text:style-name="T1314">, </text:span><text:span text:style-name="T1547">title</text:span><text:span text:style-name="T1314">, etc.</text:span></text:p>
        </text:list-item>
        <text:list-item>
          <text:p text:style-name="P584"><text:span text:style-name="T1341">específicos</text:span><text:span text:style-name="T1314">: somente algumas tags possuem, como: </text:span><text:span text:style-name="T1547">src</text:span><text:span text:style-name="T1314">, </text:span><text:span text:style-name="T1547">disabled</text:span><text:span text:style-name="T1314">, </text:span><text:span text:style-name="T1547">href</text:span><text:span text:style-name="T1314">, </text:span><text:span text:style-name="T1547">label</text:span><text:span text:style-name="T1314">, etc.</text:span></text:p>
        </text:list-item>
      </text:list>
      <text:p text:style-name="P17"/>
      <text:p text:style-name="P18"><text:span text:style-name="T1315">E</text:span><text:span text:style-name="T1316">strutura básica de um documento </text:span><text:span text:style-name="T1315">HTML:</text:span></text:p>
      <text:p text:style-name="P377"/>
      <text:p text:style-name="P378"><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78"><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0"/>
      <text:p text:style-name="P370"/>
      <text:p text:style-name="P117"><text:span text:style-name="T1379">Tag</text:span><text:span text:style-name="T1378"> </text:span><text:span text:style-name="T1379">raiz</text:span></text:p>
      <text:p text:style-name="P116"/>
      <text:p text:style-name="P10"><text:span text:style-name="T1394">&lt;</text:span><text:span text:style-name="T1395">html&gt;</text:span><text:span text:style-name="T1317"> </text:span><text:span text:style-name="T1312">representa a raíz (root), é o nível mais acima do documento, onde todos os elementos descendem dele.</text:span></text:p>
      <text:p text:style-name="P31"><text:span text:style-name="T1394">&lt;!</text:span><text:span text:style-name="T1397">DOCTYPE html</text:span><text:span text:style-name="T1394">&gt;</text:span><text:span text:style-name="T1320"> </text:span><text:span text:style-name="T1317">essa instrução deve ser posicionada </text:span><text:span text:style-name="T1339">sempre na primeira linha</text:span><text:span text:style-name="T1317"> do documento pois especifica ao navegador que o código deve ser interpretado</text:span><text:span text:style-name="T1320"> </text:span><text:span text:style-name="T1317">de acordo com os padrões atuais</text:span><text:span text:style-name="T1320">, garantindo uma renderização mais previsível e consistente das páginas. </text:span><text:span text:style-name="T1317">Caso contrário, </text:span><text:span text:style-name="T1320">o navegador pode entrar no modo de </text:span><text:span text:style-name="T1342">Quirks</text:span><text:span text:style-name="T1320"> </text:span><text:span text:style-name="T1317">(</text:span><text:span text:style-name="T1320">Modo de Compatibilidade</text:span><text:span text:style-name="T1317">)</text:span><text:span text:style-name="T1320"> </text:span><text:span text:style-name="T1317">e</text:span><text:span text:style-name="T1320"> tentar interpretar a página de uma maneira mais antiga, seguindo regras de versões anteriores </text:span><text:span text:style-name="T1317">ao</text:span><text:span text:style-name="T1320"> HTML </text:span><text:span text:style-name="T1317">5</text:span><text:span text:style-name="T1320">.</text:span></text:p>
      <text:p text:style-name="P10"/>
      <text:p text:style-name="P119"><text:span text:style-name="T1379">Tags</text:span><text:span text:style-name="T1378"> </text:span><text:span text:style-name="T1379">de metadados</text:span></text:p>
      <text:p text:style-name="P10"/>
      <text:p text:style-name="P15"><text:span text:style-name="T1396">&lt;head&gt;</text:span><text:span text:style-name="T1313"> </text:span><text:span text:style-name="T1318">tag que marca</text:span><text:span text:style-name="T1313"> a área de configurações, </text:span><text:span text:style-name="T1319">usando </text:span><text:span text:style-name="T1338">metadados</text:span></text:p>
      <text:p text:style-name="P112"><text:span text:style-name="T1394">&lt;</text:span><text:span text:style-name="T1398">link</text:span><text:span text:style-name="T1394">&gt;</text:span><text:span text:style-name="T1321"> </text:span><text:span text:style-name="T1322">e</text:span><text:span text:style-name="T1319">specifica relacionamentos entre o documento atual e um recurso externo.</text:span></text:p>
      <text:p text:style-name="P15"><text:span text:style-name="T1394">&lt;</text:span><text:span text:style-name="T1398">style</text:span><text:span text:style-name="T1394">&gt;</text:span><text:span text:style-name="T1321"> </text:span><text:span text:style-name="T1322">contém informações de estilo CSS</text:span></text:p>
      <text:p text:style-name="P15"><text:span text:style-name="T1394">&lt;title&gt;</text:span><text:span text:style-name="T1321"> fica dentro </text:span><text:span text:style-name="T1320">da</text:span><text:span text:style-name="T1321"> tag &lt;head&gt;: nomeia o título da aba do navegador</text:span></text:p>
      <text:p text:style-name="P15"/>
      <text:p text:style-name="P116"><text:span text:style-name="T1379">Tag</text:span><text:span text:style-name="T1378"> </text:span><text:span text:style-name="T1379">de conteúdo</text:span></text:p>
      <text:p text:style-name="P116"/>
      <text:p text:style-name="P129"><text:span text:style-name="T1396">&lt;body&gt;</text:span><text:span text:style-name="T1313"> </text:span><text:span text:style-name="T1322">delimita</text:span><text:span text:style-name="T1313"> a área de conteúdo </text:span><text:span text:style-name="T1322">do documento.</text:span></text:p>
      <text:p text:style-name="P129"/>
      <text:p text:style-name="P113"><text:span text:style-name="T961">Tags semânticas </text:span><text:span text:style-name="T964">estruturais</text:span></text:p>
      <text:p text:style-name="P305"/>
      <text:p text:style-name="P19"><text:span text:style-name="T82">O HTML 5 tornou-se mais </text:span><text:span text:style-name="T145">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641">a </text:span><text:span text:style-name="T642">estruturação</text:span><text:span text:style-name="T641"> do documento.</text:span></text:p>
      <text:p text:style-name="P187"/>
      <text:p text:style-name="P124"><text:span text:style-name="T689">T</text:span><text:span text:style-name="T687">ags semânticas de agrupamento </text:span><text:span text:style-name="T567">p</text:span><text:span text:style-name="T82">ermitem organizar o conteúdo do documento em partes lógicas e organizadas.</text:span></text:p>
      <text:p text:style-name="P77"/>
      <text:p text:style-name="P130"><text:span text:style-name="T1101">&lt;/nav</text:span><text:span text:style-name="T930"> </text:span><text:span text:style-name="T922">id</text:span><text:span text:style-name="T930">= "</text:span><text:span text:style-name="T808">menu</text:span><text:span text:style-name="T930">"</text:span><text:span text:style-name="T1101">&gt;</text:span><text:span text:style-name="T534"> utilizada para definir </text:span><text:span text:style-name="T592">menu de navegação principal</text:span><text:span text:style-name="T534">, </text:span><text:span text:style-name="T535">composta por um</text:span><text:span text:style-name="T489"> conjunto </text:span><text:span text:style-name="T535">de</text:span><text:span text:style-name="T489"> listas e </text:span><text:span text:style-name="T520">links</text:span><text:span text:style-name="T489">. </text:span><text:span text:style-name="T536">Em azul, o parâmetro </text:span><text:span text:style-name="T898">id</text:span><text:span text:style-name="T697"> </text:span><text:span text:style-name="T536">atribui o </text:span><text:span text:style-name="T491">identificador</text:span><text:span text:style-name="T536"> </text:span><text:span text:style-name="T803">menu</text:span><text:span text:style-name="T536"> à tag </text:span><text:span text:style-name="T700">&lt;n</text:span><text:span text:style-name="T701">av</text:span><text:span text:style-name="T700">&gt;</text:span><text:span text:style-name="T536"> a fim de identificá-la nas </text:span><text:span text:style-name="T697">CSS</text:span><text:span text:style-name="T536">.</text:span></text:p>
      <text:p text:style-name="P493"><text:span text:style-name="Source_20_Text"><text:span text:style-name="T1099">&lt;menu&gt;</text:span></text:span><text:span text:style-name="T276"> </text:span><text:span text:style-name="T278">tag semântica para</text:span><text:span text:style-name="T276"> </text:span><text:span text:style-name="T278">encapsular</text:span><text:span text:style-name="T276"> elementos de </text:span><text:span text:style-name="T339">menu </text:span><text:span text:style-name="T338">específicos</text:span><text:span text:style-name="T278"> para </text:span><text:span text:style-name="T338">ações contextuais</text:span><text:span text:style-name="T278"> como, por exemplo</text:span><text:span text:style-name="T276">, </text:span><text:span text:style-name="T278">incluir tags</text:span><text:span text:style-name="T276"> </text:span><text:span text:style-name="Source_20_Text"><text:span text:style-name="T708">&lt;li&gt;</text:span></text:span><text:span text:style-name="T276"> (item de lista) e links de navegação </text:span><text:span text:style-name="Source_20_Text"><text:span text:style-name="T708">&lt;a&gt;</text:span></text:span><text:span text:style-name="T276"> (âncora) </text:span><text:span text:style-name="T278">para botões de ação </text:span><text:span text:style-name="T771">EDITAR</text:span><text:span text:style-name="T278"> e </text:span><text:span text:style-name="T771">EXCLUIR</text:span><text:span text:style-name="T278">.</text:span><text:span text:style-name="T326"><text:line-break/></text:span><text:span text:style-name="T826">&lt;/header&gt;</text:span><text:span text:style-name="T824"> </text:span><text:span text:style-name="T266">utilizad</text:span><text:span text:style-name="T277">a</text:span><text:span text:style-name="T266"> para representar </text:span><text:span text:style-name="T337">cabeçalhos</text:span><text:span text:style-name="T266">, sejam eles de um site, artigo ou seção.</text:span></text:p>
      <text:p text:style-name="P493"><text:soft-page-break/><text:span text:style-name="Strong_20_Emphasis"><text:span text:style-name="T825">&lt;/main&gt;</text:span></text:span><text:span text:style-name="Strong_20_Emphasis"><text:span text:style-name="T266"> </text:span></text:span><text:span text:style-name="T266"><text:s/>representa o conteúdo principal, relacionado diretamente com o tópico central da página</text:span></text:p>
      <text:p text:style-name="P72"><text:span text:style-name="T1101">&lt;/footer&gt;</text:span><text:span text:style-name="T489"> rodapé </text:span><text:span text:style-name="T519">para colocar as informações institucionais, endereços, contatos e redes sociais.</text:span></text:p>
      <text:p text:style-name="P72"><text:span text:style-name="T1101">&lt;/section&gt;</text:span><text:span text:style-name="T489"> </text:span><text:span text:style-name="T490">identifica uma seção de conteúdo</text:span></text:p>
      <text:p text:style-name="P70"><text:span text:style-name="T1101">&lt;/article&gt;</text:span><text:span text:style-name="T1085"> </text:span><text:span text:style-name="T490">define um artigo, utilizada para </text:span><text:span text:style-name="T491">identificar</text:span><text:span text:style-name="T490"> o </text:span><text:span text:style-name="T520">principal </text:span><text:span text:style-name="T490">conteúdo da página.</text:span><text:span text:style-name="T489"><text:line-break/></text:span><text:span text:style-name="T1101">&lt;/aside&gt;</text:span><text:span text:style-name="T489"> </text:span><text:span text:style-name="T492">tag semântica para um </text:span><text:span text:style-name="T489">conteúdo lateral, próximo ao conteúdo principal. </text:span><text:span text:style-name="T493">Pode conter</text:span><text:span text:style-name="T492"> explicações, glossário, avisos, links relacionados, perfil do autor, etc.</text:span></text:p>
      <text:p text:style-name="P111"><text:span text:style-name="T846">&lt;h1</text:span><text:span text:style-name="T527"> … </text:span><text:span text:style-name="T846">h6&gt;</text:span><text:span text:style-name="T747"> </text:span><text:span text:style-name="T529">head</text:span><text:span text:style-name="T530">ing</text:span><text:span text:style-name="T529">: tag</text:span><text:span text:style-name="T527"> para identificar a hierarquia d</text:span><text:span text:style-name="T552">o</text:span><text:span text:style-name="T527"> conteúdo</text:span><text:span text:style-name="T530">. </text:span><text:span text:style-name="T522">Os títulos </text:span><text:span text:style-name="T523">(</text:span><text:span text:style-name="T522">headings</text:span><text:span text:style-name="T523">)</text:span><text:span text:style-name="T522"> </text:span><text:span text:style-name="T528">organizam-se</text:span><text:span text:style-name="T522"> </text:span><text:span text:style-name="T528">em</text:span><text:span text:style-name="T524"> até 6 </text:span><text:span text:style-name="T525">níveis de assunto. Essa tag é um dos primeiros parâmetros analisados pelos </text:span><text:span text:style-name="T588">motores de busca</text:span><text:span text:style-name="T525">, portanto um bom título é vital para que sua página seja </text:span><text:span text:style-name="T526">bem-vista</text:span><text:span text:style-name="T525"> pelos buscadores.</text:span></text:p>
      <text:p text:style-name="P41"><text:span text:style-name="T843">&lt;/hgroup&gt;</text:span><text:span text:style-name="T554"> </text:span><text:span text:style-name="T555">essa tag </text:span><text:span text:style-name="T554">agrupa títulos semelhantes, </text:span><text:span text:style-name="T555">com a</text:span><text:span text:style-name="T554"> mesma semântica. <text:line-break/></text:span><text:span text:style-name="T556">P</text:span><text:span text:style-name="T554">or exemplo:</text:span></text:p>
      <text:p text:style-name="P48"><text:span text:style-name="T1141">&lt;</text:span><text:span text:style-name="T981">hgroup</text:span><text:span text:style-name="T1141">&gt;<text:tab/><text:tab/><text:tab/><text:tab/><text:tab/><text:tab/><text:tab/><text:tab/></text:span></text:p>
      <text:p text:style-name="P48"><text:span text:style-name="T1454"><text:tab/>&lt;</text:span><text:span text:style-name="T1469">h1</text:span><text:span text:style-name="T1454">&gt;</text:span><text:span text:style-name="T1723">Game of thrones</text:span><text:span text:style-name="T1454">&lt;/</text:span><text:span text:style-name="T1469">h1</text:span><text:span text:style-name="T1454">&gt;<text:tab/><text:tab/><text:tab/><text:tab/></text:span></text:p>
      <text:p text:style-name="P48"><text:span text:style-name="T1454"><text:tab/>&lt;</text:span><text:span text:style-name="T1469">h2</text:span><text:span text:style-name="T1454">&gt;</text:span><text:span text:style-name="T1723">Chronicles of fire and bood</text:span><text:span text:style-name="T1454">&lt;/</text:span><text:span text:style-name="T1469">h2</text:span><text:span text:style-name="T1454">&gt;<text:tab/><text:tab/></text:span></text:p>
      <text:p text:style-name="P48"><text:span text:style-name="T1454"><text:tab/>&lt;</text:span><text:span text:style-name="T1469">h3</text:span><text:span text:style-name="T1454">&gt;</text:span><text:span text:style-name="T1723">autor George R. R. Martin</text:span><text:span text:style-name="T1454">&lt;/</text:span><text:span text:style-name="T1469">h3</text:span><text:span text:style-name="T1454">&gt;<text:tab/><text:tab/></text:span></text:p>
      <text:p text:style-name="P48"><text:span text:style-name="T1454">&lt;/</text:span><text:span text:style-name="T1469">hgroup</text:span><text:span text:style-name="T1454">&gt;<text:tab/><text:tab/><text:tab/><text:tab/><text:tab/><text:tab/><text:tab/><text:tab/></text:span></text:p>
      <text:p text:style-name="P15"><text:span text:style-name="T1394">&lt;p&gt;</text:span><text:span text:style-name="T1321"> paragraph: tag para </text:span><text:span text:style-name="T1308">criar um parágrafo</text:span></text:p>
      <text:p text:style-name="P386"/>
      <text:p text:style-name="P360"><draw:frame draw:style-name="fr7" draw:name="Figura24" text:anchor-type="as-char" svg:width="14.981cm" svg:height="10.335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105">&lt;/figure&gt; </text:span><text:span text:style-name="T537">tag semântica para abrigar um conjunto de imagens, com seus títulos ou legendas</text:span><text:span text:style-name="T489"><text:line-break/></text:span><text:span text:style-name="T1101">&lt;/figcaption&gt;</text:span><text:span text:style-name="T489"> adiciona uma </text:span><text:span text:style-name="T577">legenda</text:span><text:span text:style-name="T489"> à imagem. </text:span><text:span text:style-name="T536">E</text:span><text:span text:style-name="T489">ssa tag costuma ficar dentro da tag que abriga imagens </text:span><text:span text:style-name="T705">&lt;img&gt;</text:span><text:span text:style-name="T489"> </text:span><text:span text:style-name="T536">ou</text:span><text:span text:style-name="T489"> </text:span><text:span text:style-name="T705">&lt;figure&gt;</text:span></text:p>
      <text:p text:style-name="P250"><text:span text:style-name="T1387">&lt;adress&gt;</text:span> esse elemento serve para inserir informações de contato, desde um simples e-mail até um endereço completo de um local físico.</text:p>
      <text:p text:style-name="P85"><text:span text:style-name="T1106">&lt;</text:span><text:span text:style-name="T1107">search</text:span><text:span text:style-name="T1106">&gt;</text:span><text:span text:style-name="T239"> tag semântica para </text:span><text:span text:style-name="T240">encapsular</text:span><text:span text:style-name="T239"> os recursos de </text:span><text:span text:style-name="T193">pesquisa</text:span><text:span text:style-name="T239"> e </text:span><text:span text:style-name="T193">filtragem</text:span><text:span text:style-name="T239"> </text:span><text:span text:style-name="T240">como, por exemplo, aqueles mini </text:span><text:span text:style-name="T739">&lt;form&gt;</text:span><text:span text:style-name="T240"> para campos quickSearch</text:span></text:p>
      <text:p text:style-name="P436"><text:span text:style-name="T1087">&lt;fieldset&gt;</text:span><text:span text:style-name="T169"> agrupa elementos de um formulário. Geralmente, é combinada com a tag </text:span><text:span text:style-name="Source_20_Text"><text:span text:style-name="T714">&lt;legend&gt;</text:span></text:span><text:span text:style-name="T169"> para fornecer um rótulo ou título descritivo</text:span></text:p>
      <text:p text:style-name="P287"/>
      <text:p text:style-name="P116"><text:span text:style-name="T961">&lt;</text:span><text:span text:style-name="T962">div&gt;</text:span><text:span text:style-name="T97"> x </text:span><text:span text:style-name="T962">&lt;span&gt;</text:span></text:p>
      <text:p text:style-name="P115"/>
      <text:p text:style-name="P213">A linguagem HTML padrão tinha apenas duas tags de agrupamento genérico: a <text:span text:style-name="T1634">&lt;div&gt; </text:span>e a <text:span text:style-name="T1631">&lt;span&gt;</text:span>. A diferença básica entre elas é que a primeira é um <text:span text:style-name="T1402">elemento agrupador do tipo block-level</text:span> e o segundo é <text:span text:style-name="T1402">inline-level</text:span>. No mais, eles agem exatamente da mesma maneira, servindo para juntar vários outros elementos HTML. <text:span text:style-name="T1431">Em resumo</text:span><text:span text:style-name="T1615">:</text:span></text:p>
      <text:p text:style-name="P67"><text:span text:style-name="T1101">&lt;span&gt;</text:span><text:span text:style-name="T488"> </text:span><text:span text:style-name="T521">é</text:span><text:span text:style-name="T488"> um </text:span><text:span text:style-name="T575">container </text:span><text:span text:style-name="T576">genérico</text:span><text:span text:style-name="T575"> </text:span><text:span text:style-name="T879">inline</text:span><text:span text:style-name="T488">, </text:span><text:span text:style-name="T521">pode ser usada para agrupar elementos que tenham o mesmo estilo (usando os atributos </text:span><text:span text:style-name="T746">class</text:span><text:span text:style-name="T521"> ou </text:span><text:span text:style-name="T746">id</text:span><text:span text:style-name="T521">), ou que compartilham atributos semelhantes em</text:span><text:span text:style-name="T488"> um </text:span><text:span text:style-name="T604">trecho específico</text:span><text:span text:style-name="T488">.</text:span></text:p>
      <text:p text:style-name="P16"><text:span text:style-name="T1113">&lt;div&gt;</text:span><text:span text:style-name="T963"> </text:span><text:span text:style-name="T604">não possui um valor semântico mas é muito utilizada para organizar melhor o conteúdo, definindo </text:span><text:span text:style-name="T575">divisões lógicas</text:span><text:span text:style-name="T604">, organizando as informações ao delimitá-las dentro de um layout, permitindo aplicação particular de CSS, </text:span><text:span text:style-name="T575">centralizando blocos</text:span><text:span text:style-name="T604"> de conteúdo, criando efeitos de coluna, diferentes áreas de cor e muito mais.</text:span></text:p>
      <text:p text:style-name="P115"/>
      <text:p text:style-name="P309"/>
      <text:p text:style-name="P114"><text:span text:style-name="T961">Tags semânticas </text:span><text:span text:style-name="T964">formatadoras</text:span><text:span text:style-name="T962"> de texto</text:span></text:p>
      <text:p text:style-name="P158"/>
      <text:p text:style-name="P158"><text:span text:style-name="T1387">&lt;strong&gt;</text:span> <text:span text:style-name="T1276">negrito</text:span></text:p>
      <text:p text:style-name="P158"><text:span text:style-name="T1387">&lt;em&gt;</text:span> <text:span text:style-name="T1424">emphasis </text:span><text:span text:style-name="T1721">(</text:span><text:span text:style-name="T1430">itálico</text:span><text:span text:style-name="T1432">)</text:span></text:p>
      <text:p text:style-name="P217"><text:span text:style-name="T1393">&lt;ins&gt;</text:span><text:span text:style-name="T1432"> insert: </text:span><text:span text:style-name="T1405">sublinha</text:span><text:span text:style-name="T1432"> o texto; o texto inserido é o op</text:span><text:span text:style-name="T1433">o</text:span><text:span text:style-name="T1432">sto do texto deletado</text:span><text:span text:style-name="T1434">(tachado)</text:span></text:p>
      <text:p text:style-name="P21"><text:span text:style-name="T839">&lt;del&gt;</text:span><text:span text:style-name="T572"> delete: deixa o texto </text:span><text:span text:style-name="T781">tachado</text:span><text:span text:style-name="T573"> representa aquilo que não é muito relevante ou preciso</text:span></text:p>
      <text:p text:style-name="P158"><text:span text:style-name="T1387">&lt;mark&gt;</text:span> <text:span text:style-name="T1425">delimita</text:span> um texto (assim como uma caneta marca-texto)</text:p>
      <text:p text:style-name="P217"><text:span text:style-name="T1387">&lt;sup&gt;</text:span> sobrescrito (x<text:span text:style-name="T1427">²</text:span><text:span text:style-name="T1426">)</text:span></text:p>
      <text:p text:style-name="P22"><text:span text:style-name="T837">&lt;sub&gt;</text:span><text:span text:style-name="T212"> subscrito (H</text:span><text:span text:style-name="T6">2</text:span><text:span text:style-name="T212">O)</text:span></text:p>
      <text:p text:style-name="P22"><text:span text:style-name="T840">&lt;cite&gt;</text:span><text:span text:style-name="T227"> tag semântica para representar o título de uma </text:span><text:span text:style-name="T190">obra criativa</text:span><text:span text:style-name="T227">, como o título de um livro, filme, música, artigo, entre outros.</text:span></text:p>
      <text:p text:style-name="P23"><text:span text:style-name="T1110">&lt;small&gt;</text:span><text:span text:style-name="T228"> representa comentários laterais e letras pequenas, como </text:span><text:span text:style-name="T191">direitos autorais</text:span><text:span text:style-name="T228"> e </text:span><text:span text:style-name="T191">texto jurídico</text:span><text:span text:style-name="T228">, independente de seu CSS. Por padrão, ele renderiza o texto no menor tamanho (</text:span><text:span text:style-name="T736">small ou x-small</text:span><text:span text:style-name="T228">).</text:span></text:p>
      <text:p text:style-name="P86"><text:span text:style-name="T1108">&lt;wbr&gt;</text:span><text:span text:style-name="T554"> word breaker: permite </text:span><text:span text:style-name="T555">dividir uma</text:span><text:span text:style-name="T554"> palavra, assim </text:span><text:span text:style-name="T555">ela</text:span><text:span text:style-name="T554"> pode ser quebrada para a próxima linha (muito </text:span><text:span text:style-name="T555">útil</text:span><text:span text:style-name="T554"> para grandes endereços de sites)</text:span></text:p>
      <text:list xml:id="list4150577932" text:style-name="L5">
        <text:list-item>
          <text:p text:style-name="P593"><text:span text:style-name="T922">&amp;shy;</text:span><text:span text:style-name="T554"> soft hyphen: semelhante à tag </text:span><text:span text:style-name="T699">&lt;wbr&gt;</text:span><text:span text:style-name="T554"> porém adiciona um hífen </text:span><text:span text:style-name="T555">(</text:span><text:span text:style-name="T554">ideal para divisão silábica de palavras grandes</text:span><text:span text:style-name="T555">)</text:span></text:p>
        </text:list-item>
        <text:list-item>
          <text:p text:style-name="P593"><text:span text:style-name="T924">&amp;nbsp;</text:span><text:span text:style-name="T554"> non-break spaces: adiciona um </text:span><text:span text:style-name="T597">espaço em branco</text:span><text:span text:style-name="T554"> lateral (</text:span><text:span text:style-name="T555">já que simples espaços ou enters são desconsiderados</text:span><text:span text:style-name="T554">)</text:span></text:p>
        </text:list-item>
      </text:list>
      <text:p text:style-name="P85"/>
      <text:p text:style-name="P446"><text:span text:style-name="Source_20_Text"><text:span text:style-name="T827">&lt;var&gt;</text:span></text:span><text:span text:style-name="Source_20_Text"><text:span text:style-name="T175"> utilizada para representar </text:span></text:span><text:span text:style-name="Source_20_Text"><text:span text:style-name="T176">e destacar visualmente (em itálico) variáveis </text:span></text:span><text:span text:style-name="Source_20_Text"><text:span text:style-name="T175">em um contexto matemático ou de programação.</text:span></text:span></text:p>
      <text:p text:style-name="P451"><text:span text:style-name="Source_20_Text"><text:span text:style-name="T1139">&lt;</text:span></text:span><text:span text:style-name="Source_20_Text"><text:span text:style-name="T978">p</text:span></text:span><text:span text:style-name="Source_20_Text"><text:span text:style-name="T1139">&gt;</text:span></text:span><text:span text:style-name="Source_20_Text"><text:span text:style-name="T1229">A fórmula para calcular a área de um círculo é<text:tab/><text:tab/><text:tab/><text:line-break/></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π</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 * </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r</text:span></text:span><text:span text:style-name="Source_20_Text"><text:span text:style-name="T1139">&lt;/</text:span></text:span><text:span text:style-name="Source_20_Text"><text:span text:style-name="T978">var</text:span></text:span><text:span text:style-name="Source_20_Text"><text:span text:style-name="T1139">&gt;&lt;</text:span></text:span><text:span text:style-name="Source_20_Text"><text:span text:style-name="T978">sup</text:span></text:span><text:span text:style-name="Source_20_Text"><text:span text:style-name="T1139">&gt;</text:span></text:span><text:span text:style-name="Source_20_Text"><text:span text:style-name="T1229">2</text:span></text:span><text:span text:style-name="Source_20_Text"><text:span text:style-name="T1139">&lt;/</text:span></text:span><text:span text:style-name="Source_20_Text"><text:span text:style-name="T978">sup</text:span></text:span><text:span text:style-name="Source_20_Text"><text:span text:style-name="T1139">&gt;</text:span></text:span><text:span text:style-name="Source_20_Text"><text:span text:style-name="T1229">,<text:tab/><text:tab/><text:tab/><text:tab/><text:line-break/>onde </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π</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 é o número pi e </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r</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 é o raio.</text:span></text:span><text:span text:style-name="Source_20_Text"><text:span text:style-name="T1139">&lt;/</text:span></text:span><text:span text:style-name="Source_20_Text"><text:span text:style-name="T978">p</text:span></text:span><text:span text:style-name="Source_20_Text"><text:span text:style-name="T1139">&gt;<text:tab/></text:span></text:span></text:p>
      <text:p text:style-name="P435"><text:span text:style-name="Source_20_Text"><text:span text:style-name="T827">&lt;samp&gt;</text:span></text:span><text:span text:style-name="T175"> útil </text:span><text:span text:style-name="T176">para</text:span><text:span text:style-name="T175"> destacar visualmente uma saída de programa ou script. Seu conteúdo normalmente é renderizado usando a </text:span><text:span text:style-name="T177">fonte</text:span><text:span text:style-name="T174"> </text:span><text:span text:style-name="T704">monospace</text:span><text:span text:style-name="T175"> padrão do navegador.</text:span></text:p>
      <text:p text:style-name="P20"><text:span text:style-name="T837">&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702">monospace</text:span><text:span text:style-name="T231"> </text:span><text:span text:style-name="T230">para facilitar</text:span><text:span text:style-name="T229"> a leitura. Essa tag não </text:span><text:span text:style-name="T232">o</text:span><text:span text:style-name="T229">rganiza o código com identação, para solucionar isso utilize a tag </text:span><text:span text:style-name="T703">&lt;pre&gt;</text:span></text:p>
      <text:p text:style-name="P21"><text:span text:style-name="T840">&lt;pre&gt;</text:span><text:span text:style-name="T231"> mantém o texto pré-formatado, então passa a obedecer quebras de linha, espaços e tabulações.</text:span></text:p>
      <text:p text:style-name="P23"><text:span text:style-name="T840">&lt;kbd&gt;</text:span><text:span text:style-name="T231"> usada para destacar as teclas do teclado. Por convenção, o UserAgent renderiza seu conteúdo usando sua fonte </text:span><text:span text:style-name="T702">monospace</text:span><text:span text:style-name="T231"> padrão.</text:span></text:p>
      <text:p text:style-name="P285"/>
      <text:p text:style-name="P249"><text:span text:style-name="T1392">&lt;q&gt;</text:span><text:span text:style-name="T1428"> quote: usada para fazer </text:span><text:span text:style-name="T1429">uma</text:span><text:span text:style-name="T1428"> citação </text:span><text:span text:style-name="T1429">simples </text:span><text:span text:style-name="T1428">em meio a uma frase, colocando as aspas automaticamente, mas sem deslocamento</text:span></text:p>
      <text:p text:style-name="P19"><text:soft-page-break/><text:span text:style-name="T840">&lt;blockquote </text:span><text:span text:style-name="T921">cite</text:span><text:span text:style-name="T841">=”</text:span><text:span text:style-name="T809">link.com</text:span><text:span text:style-name="T841">“</text:span><text:span text:style-name="T840">&gt; </text:span><text:span text:style-name="T841">&lt;/blockquote&gt;</text:span><text:span text:style-name="T737"> </text:span><text:span text:style-name="T231">usada para fazer citações </text:span><text:span text:style-name="T229">completas</text:span><text:span text:style-name="T231"> (em bloco), tendo um parágrafo só para si, então o texto ganha um recuo automaticamente. O parâmetro </text:span><text:span text:style-name="T893">cite</text:span><text:span text:style-name="T231"> serve para adicionar um link para o texto original.</text:span></text:p>
      <text:p text:style-name="P20"/>
      <text:p text:style-name="P24"><text:span text:style-name="T837">&lt;dfn</text:span><text:span text:style-name="T838">&gt;</text:span><text:span text:style-name="T212"> </text:span><text:span text:style-name="T215">definition: usada para </text:span><text:span text:style-name="T189">explicar e fornecer definições sobre termos técnicos</text:span><text:span text:style-name="T215">, siglas ou abreviações. Formata as palavras encapsuladas para </text:span><text:span text:style-name="T264">itálico</text:span><text:span text:style-name="T215"> e, caso possua o atributo </text:span><text:span text:style-name="T893">title</text:span><text:span text:style-name="T215">, apresenta a definição ao passar o mouse sobre o elemento.Exemplo: </text:span><text:span text:style-name="T1142">&lt;</text:span><text:span text:style-name="T982">dfn</text:span><text:span text:style-name="T1231"> </text:span><text:span text:style-name="T1172">title</text:span><text:span text:style-name="T1231">=</text:span><text:span text:style-name="T1019">"explicação"</text:span><text:span text:style-name="T1142">&gt;</text:span><text:span text:style-name="T1231">termo específico</text:span><text:span text:style-name="T1142">&lt;/</text:span><text:span text:style-name="T983">dfn</text:span><text:span text:style-name="T1142">&gt;</text:span></text:p>
      <text:p text:style-name="P25"><text:span text:style-name="T837">&lt;abbr</text:span><text:span text:style-name="T838">&gt;</text:span><text:span text:style-name="T821"> </text:span><text:span text:style-name="T212">abbreviation: </text:span><text:span text:style-name="T215">usada somente </text:span><text:span text:style-name="T189">para abreviações</text:span><text:span text:style-name="T215"> ou siglas. Formata as palavras encapsuladas para </text:span><text:span text:style-name="T182">sublinhado</text:span><text:span text:style-name="T215"> e pode ser combinada com a tag </text:span><text:span text:style-name="T732">&lt;dfn&gt;</text:span><text:span text:style-name="T215"> para oferecer ainda mais semântica.</text:span></text:p>
      <text:p text:style-name="P467"><text:span text:style-name="T1144">&lt;</text:span><text:span text:style-name="T985">abbr</text:span><text:span text:style-name="T989"> </text:span><text:span text:style-name="T1174">title</text:span><text:span text:style-name="T989">=</text:span><text:span text:style-name="T1021">"Hyper Text Markup Language"</text:span><text:span text:style-name="T1144">&gt;</text:span><text:span text:style-name="T989">HTML</text:span><text:span text:style-name="T1144">&lt;/</text:span><text:span text:style-name="T985">abbr</text:span><text:span text:style-name="T1144">&gt;</text:span></text:p>
      <text:p text:style-name="P21"><text:span text:style-name="T1107">&lt;time&gt;</text:span><text:span text:style-name="T216"> </text:span><text:span text:style-name="T217">r</text:span><text:span text:style-name="T216">epresenta um período específico no tempo. Pode incluir o atributo </text:span><text:span text:style-name="T919">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1"/>
      <text:h text:style-name="P549" text:outline-level="1"/>
      <text:h text:style-name="P550" text:outline-level="1">Tags para elementos interativos</text:h>
      <text:p text:style-name="P280"/>
      <text:p text:style-name="P21"><text:span text:style-name="T1107">&lt;details&gt;</text:span><text:span text:style-name="T218"> é um conteiner de elementos dos quais o usuário pode escolher exibir ou ocultar. Qualquer tipo de conteúdo pode ser colocado dentro desta tag </text:span><text:span text:style-name="T225">porém, p</text:span><text:span text:style-name="T218">or padrão, o conteúdo dos detalhes </text:span><text:span text:style-name="T225">inicializa sem ser</text:span><text:span text:style-name="T218"> exibido (</text:span><text:span text:style-name="T733">display: </text:span><text:span text:style-name="T735">none</text:span><text:span text:style-name="T218">). Deve conter a tag </text:span><text:span text:style-name="T733">&lt;summary&gt;</text:span><text:span text:style-name="T218"> dentro dela. Possui um único atributo específico: </text:span><text:span text:style-name="T920">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1"><text:span text:style-name="T1107">&lt;summary&gt; </text:span><text:span text:style-name="T219">usada somente para definir o título da tag </text:span><text:span text:style-name="T734">&lt;details&gt;</text:span></text:p>
      <text:p text:style-name="P293"/>
      <text:p text:style-name="P47"><text:span text:style-name="T1107">&lt;dialog&gt;</text:span><text:span text:style-name="T219"> define uma caixa de diálogo, facilitando a criação de um modal </text:span><text:span text:style-name="T226">ou popover</text:span><text:span text:style-name="T219">. </text:span><text:span text:style-name="T218">Possui um único atributo específico: </text:span><text:span text:style-name="T920">open</text:span><text:span text:style-name="T218"> que </text:span><text:span text:style-name="T220">vem fechado por padrão. </text:span></text:p>
      <text:p text:style-name="P282"/>
      <text:p text:style-name="P283"><text:span text:style-name="T1265">Modal</text:span>: janela que aparece sobre o conteúdo principal da página, <text:span text:style-name="T1402">bloqueando</text:span> a interação com o restante da interface até que seja fechada. </text:p>
      <text:p text:style-name="P283"><text:span text:style-name="T1265">Popover</text:span>: pequena janela que aparece sobre o conteúdo principal da página, para exibir informações adicionais ou ações contextuais relacionadas a um elemento específico, como dicas de ferramentas, menus de contexto, ou descrições detalhadas. <text:span text:style-name="T1402">Não bloqueia</text:span> a interação com o conteúdo de fundo. </text:p>
      <text:p text:style-name="P282"/>
      <text:p text:style-name="P47"><text:span text:style-name="T221">Exemplo combinando com </text:span><text:span text:style-name="T224">os atributos</text:span><text:span text:style-name="T221"> </text:span><text:span text:style-name="T862">popoverAPI</text:span><text:span text:style-name="T221">:</text:span></text:p>
      <text:p text:style-name="P495"><text:span text:style-name="T1138">&lt;</text:span><text:span text:style-name="T977">details</text:span><text:span text:style-name="T1138">&gt;<text:tab/><text:tab/><text:tab/><text:tab/><text:tab/><text:tab/><text:tab/><text:tab/><text:tab/><text:tab/><text:tab/><text:tab/><text:tab/></text:span></text:p>
      <text:p text:style-name="P495"><text:span text:style-name="T1724"><text:tab/></text:span><text:span text:style-name="T1459">&lt;</text:span><text:span text:style-name="T1474">button</text:span><text:span text:style-name="T1724"> </text:span><text:span text:style-name="T1492">popovertarget</text:span><text:span text:style-name="T1724">=</text:span><text:span text:style-name="T1515">"modal"</text:span><text:span text:style-name="T1724"> </text:span><text:span text:style-name="T1492">popovertargetaction</text:span><text:span text:style-name="T1724">=</text:span><text:span text:style-name="T1515">"toogle"</text:span><text:span text:style-name="T1459">&gt;<text:tab/><text:tab/><text:tab/></text:span></text:p>
      <text:p text:style-name="P495"><text:span text:style-name="T1459"><text:tab/><text:tab/></text:span><text:span text:style-name="T1724">botão que abre o modal<text:tab/><text:tab/><text:tab/><text:tab/><text:tab/><text:tab/><text:tab/><text:tab/></text:span></text:p>
      <text:p text:style-name="P495"><text:span text:style-name="T1724"><text:tab/></text:span><text:span text:style-name="T1459">&lt;/</text:span><text:span text:style-name="T1474">button</text:span><text:span text:style-name="T1459">&gt;<text:tab/><text:tab/><text:tab/><text:tab/><text:tab/><text:tab/><text:tab/><text:tab/><text:tab/><text:tab/><text:tab/><text:tab/></text:span></text:p>
      <text:p text:style-name="P495"><text:span text:style-name="T1459"><text:tab/>&lt;</text:span><text:span text:style-name="T1474">summary</text:span><text:span text:style-name="T1459">&gt;</text:span><text:span text:style-name="T1724">label da summary</text:span><text:span text:style-name="T1459">&lt;/</text:span><text:span text:style-name="T1474">summary</text:span><text:span text:style-name="T1459">&gt;<text:tab/><text:tab/><text:tab/><text:tab/><text:tab/><text:tab/><text:tab/></text:span></text:p>
      <text:p text:style-name="P473"><text:span text:style-name="T1448">&lt;/</text:span><text:span text:style-name="T1463">details</text:span><text:span text:style-name="T1448">&gt;<text:tab/><text:tab/><text:tab/><text:tab/><text:tab/><text:tab/><text:tab/><text:tab/><text:tab/><text:tab/><text:tab/><text:tab/><text:tab/></text:span></text:p>
      <text:p text:style-name="P476">    <text:tab/><text:tab/><text:tab/><text:tab/><text:tab/><text:tab/><text:tab/><text:tab/><text:tab/><text:tab/><text:tab/><text:tab/><text:tab/><text:tab/></text:p>
      <text:p text:style-name="P478"><text:span text:style-name="T1458">&lt;</text:span><text:span text:style-name="T1473">dialog</text:span><text:span text:style-name="T1561"> </text:span><text:span text:style-name="T1491">id</text:span><text:span text:style-name="T1561">=</text:span><text:span text:style-name="T1514">"modal"</text:span><text:span text:style-name="T1561"> </text:span><text:span text:style-name="T1491">popover</text:span><text:span text:style-name="T1561">=</text:span><text:span text:style-name="T1514">"manual"</text:span><text:span text:style-name="T1473">&gt;</text:span><text:span text:style-name="T1514"><text:tab/><text:tab/><text:tab/><text:tab/><text:tab/><text:tab/><text:tab/><text:tab/></text:span></text:p>
      <text:p text:style-name="P477"><text:span text:style-name="T1514"><text:tab/></text:span><text:span text:style-name="T1458">&lt;</text:span><text:span text:style-name="T1473">button</text:span><text:span text:style-name="T1561"> </text:span><text:span text:style-name="T1491">popovertarget</text:span><text:span text:style-name="T1561">=</text:span><text:span text:style-name="T1514">"modal"</text:span><text:span text:style-name="T1561"> </text:span><text:span text:style-name="T1491">popovertargetaction</text:span><text:span text:style-name="T1561">=</text:span><text:span text:style-name="T1514">"hide"</text:span><text:span text:style-name="T1458">&gt;<text:tab/><text:tab/><text:tab/></text:span></text:p>
      <text:p text:style-name="P477"><text:span text:style-name="T1458"><text:tab/><text:tab/></text:span><text:span text:style-name="T1561">botão que fecha modal<text:tab/><text:tab/><text:tab/><text:tab/><text:tab/><text:tab/><text:tab/><text:tab/><text:tab/></text:span></text:p>
      <text:p text:style-name="P477"><text:span text:style-name="T1458"><text:tab/>&lt;/</text:span><text:span text:style-name="T1473">button&gt;<text:tab/><text:tab/><text:tab/><text:tab/><text:tab/><text:tab/><text:tab/><text:tab/><text:tab/><text:tab/><text:tab/><text:tab/></text:span></text:p>
      <text:p text:style-name="P477"><text:span text:style-name="T1473"><text:tab/></text:span><text:span text:style-name="T1458">&lt;</text:span><text:span text:style-name="T1473">p&gt;</text:span><text:span text:style-name="T1563">Lorem i</text:span><text:span text:style-name="T1561">psum dolor, sit amet consectetur adipisicing elit!</text:span><text:span text:style-name="T1458">&lt;/</text:span><text:span text:style-name="T1473">p</text:span><text:span text:style-name="T1458">&gt;<text:tab/><text:tab/></text:span></text:p>
      <text:p text:style-name="P478"><text:span text:style-name="T1458">&lt;/</text:span><text:span text:style-name="T1473">dialog</text:span><text:span text:style-name="T1458">&gt;<text:tab/><text:tab/><text:tab/><text:tab/><text:tab/><text:tab/><text:tab/><text:tab/><text:tab/><text:tab/><text:tab/><text:tab/><text:tab/></text:span></text:p>
      <text:p text:style-name="P355"/>
      <text:p text:style-name="P651">Nesse exemplo, o atributo <text:span text:style-name="T1534">popover</text:span> designa o elemento &lt;dialog&gt; como um elemento_popover.</text:p>
      <text:p text:style-name="P652">Essa API suporta 3 métodos:</text:p>
      <text:list xml:id="list1798185178" text:style-name="L71">
        <text:list-item>
          <text:p text:style-name="P653"><text:span text:style-name="T1770">hidePopover()</text:span> </text:p>
        </text:list-item>
        <text:list-item>
          <text:p text:style-name="P653"><text:span text:style-name="T1770">showPopover()</text:span> </text:p>
        </text:list-item>
        <text:list-item>
          <text:p text:style-name="P653"><text:span text:style-name="T1770">togglePopover()</text:span> </text:p>
        </text:list-item>
      </text:list>
      <text:p text:style-name="P284">Exemplo usando dialog para apresentar SVG <text:span text:style-name="T1535">loading</text:span>:</text:p>
      <text:p text:style-name="P334"><text:span text:style-name="T1462">&lt;</text:span><text:span text:style-name="T1477">dialog</text:span><text:span text:style-name="T1725"> </text:span><text:span text:style-name="T1501">id</text:span><text:span text:style-name="T1725">=</text:span><text:span text:style-name="T1522">"loading"</text:span><text:span text:style-name="T1462">&gt;<text:tab/><text:tab/><text:tab/><text:tab/><text:tab/><text:tab/></text:span></text:p>
      <text:p text:style-name="P469"><text:span text:style-name="T1448"><text:tab/>&lt;</text:span><text:span text:style-name="T1463">svg</text:span><text:span text:style-name="T1448">&gt;<text:tab/><text:tab/><text:tab/><text:tab/><text:tab/><text:tab/><text:tab/><text:tab/></text:span></text:p>
      <text:p text:style-name="P469"><text:span text:style-name="T1448"><text:tab/>&lt;/</text:span><text:span text:style-name="T1463">svg</text:span><text:span text:style-name="T1448">&gt;<text:tab/><text:tab/><text:tab/><text:tab/><text:tab/><text:tab/><text:tab/><text:tab/></text:span></text:p>
      <text:p text:style-name="P470"><text:span text:style-name="T1462">&lt;/</text:span><text:span text:style-name="T1477">dialog</text:span><text:span text:style-name="T1462">&gt;<text:tab/><text:tab/><text:tab/><text:tab/><text:tab/><text:tab/><text:tab/><text:tab/></text:span></text:p>
      <text:p text:style-name="P489"><text:tab/><text:tab/><text:tab/><text:tab/><text:tab/><text:tab/><text:tab/><text:tab/><text:tab/></text:p>
      <text:p text:style-name="P333"><text:span text:style-name="T1448">&lt;</text:span><text:span text:style-name="T1463">style</text:span><text:span text:style-name="T1448">&gt;<text:tab/><text:tab/><text:tab/><text:tab/><text:tab/><text:tab/><text:tab/><text:tab/></text:span></text:p>
      <text:p text:style-name="P468"><text:span text:style-name="T1596"><text:tab/>dialog#loading</text:span><text:span text:style-name="T1579"> {<text:tab/><text:tab/><text:tab/><text:tab/><text:tab/><text:tab/></text:span></text:p>
      <text:p text:style-name="P468"><text:span text:style-name="T1478"><text:tab/><text:tab/>width</text:span><text:span text:style-name="T1579">: </text:span><text:span text:style-name="T1603">30vh</text:span><text:span text:style-name="T1579">;<text:tab/><text:tab/><text:tab/><text:tab/><text:tab/><text:tab/></text:span></text:p>
      <text:p text:style-name="P468"><text:span text:style-name="T1478"><text:tab/><text:tab/>height</text:span><text:span text:style-name="T1579">: </text:span><text:span text:style-name="T1603">30vh</text:span><text:span text:style-name="T1579">;<text:tab/><text:tab/><text:tab/><text:tab/><text:tab/></text:span></text:p>
      <text:p text:style-name="P468"><text:span text:style-name="T1478"><text:tab/><text:tab/>border</text:span><text:span text:style-name="T1579">: </text:span><text:span text:style-name="T1502">none</text:span><text:span text:style-name="T1579">;<text:tab/><text:tab/><text:tab/><text:tab/><text:tab/></text:span></text:p>
      <text:p text:style-name="P468"><text:span text:style-name="T1478"><text:tab/><text:tab/>background</text:span><text:span text:style-name="T1579">: </text:span><text:span text:style-name="T1502">transparent</text:span><text:span text:style-name="T1579">;<text:tab/><text:tab/><text:tab/><text:tab/></text:span></text:p>
      <text:p text:style-name="P468"><text:span text:style-name="T1478"><text:tab/><text:tab/>overflow</text:span><text:span text:style-name="T1579">: </text:span><text:span text:style-name="T1502">hidden</text:span><text:span text:style-name="T1579">;<text:tab/><text:tab/><text:tab/><text:tab/><text:tab/></text:span></text:p>
      <text:p text:style-name="P468"><text:span text:style-name="T1478"><text:tab/><text:tab/>outline</text:span><text:span text:style-name="T1579">: </text:span><text:span text:style-name="T1502">none</text:span><text:span text:style-name="T1579">;<text:tab/><text:tab/><text:tab/><text:tab/><text:tab/></text:span></text:p>
      <text:p text:style-name="P424"><text:tab/>}<text:tab/><text:tab/><text:tab/><text:tab/><text:tab/><text:tab/><text:tab/><text:tab/></text:p>
      <text:p text:style-name="P424"><text:span text:style-name="T1596"><text:tab/>dialog#loading::backdrop</text:span> {<text:tab/><text:tab/><text:tab/><text:tab/></text:p>
      <text:p text:style-name="P468"><text:span text:style-name="T1478"><text:tab/><text:tab/>background</text:span><text:span text:style-name="T1579">: </text:span><text:span text:style-name="T1502">#020202</text:span><text:span text:style-name="T1579">;<text:tab/><text:tab/><text:tab/><text:tab/></text:span></text:p>
      <text:p text:style-name="P468"><text:span text:style-name="T1478"><text:tab/><text:tab/>opacity</text:span><text:span text:style-name="T1579">: </text:span><text:span text:style-name="T1603">0.4</text:span><text:span text:style-name="T1579">;<text:tab/><text:tab/><text:tab/><text:tab/><text:tab/></text:span></text:p>
      <text:p text:style-name="P424"><text:tab/>}<text:tab/><text:tab/><text:tab/><text:tab/><text:tab/><text:tab/><text:tab/><text:tab/></text:p>
      <text:p text:style-name="P424"><text:span text:style-name="T1596"><text:tab/>svg</text:span> {<text:tab/><text:tab/><text:tab/><text:tab/><text:tab/><text:tab/><text:tab/><text:tab/></text:p>
      <text:p text:style-name="P468"><text:span text:style-name="T1478"><text:tab/><text:tab/>width</text:span><text:span text:style-name="T1579">: </text:span><text:span text:style-name="T1603">100px</text:span><text:span text:style-name="T1579">;<text:tab/><text:tab/><text:tab/><text:tab/><text:tab/></text:span></text:p>
      <text:p text:style-name="P468"><text:span text:style-name="T1478"><text:tab/><text:tab/>height</text:span><text:span text:style-name="T1579">: </text:span><text:span text:style-name="T1603">100px</text:span><text:span text:style-name="T1579">;<text:tab/><text:tab/><text:tab/><text:tab/><text:tab/></text:span></text:p>
      <text:p text:style-name="P468"><text:span text:style-name="T1478"><text:tab/><text:tab/>margin</text:span><text:span text:style-name="T1579">: </text:span><text:span text:style-name="T1603">20px</text:span><text:span text:style-name="T1579">;<text:tab/><text:tab/><text:tab/><text:tab/><text:tab/></text:span></text:p>
      <text:p text:style-name="P468"><text:span text:style-name="T1478"><text:tab/><text:tab/>display</text:span><text:span text:style-name="T1579">:</text:span><text:span text:style-name="T1502">inline-block</text:span><text:span text:style-name="T1579">;<text:tab/><text:tab/><text:tab/><text:tab/></text:span></text:p>
      <text:p text:style-name="P423"><text:tab/>}<text:tab/><text:tab/><text:tab/><text:tab/><text:tab/><text:tab/><text:tab/><text:tab/></text:p>
      <text:p text:style-name="P470"><text:span text:style-name="T1462">&lt;/</text:span><text:span text:style-name="T1477">style</text:span><text:span text:style-name="T1462">&gt;<text:tab/><text:tab/><text:tab/><text:tab/><text:tab/><text:tab/><text:tab/><text:tab/></text:span></text:p>
      <text:p text:style-name="P489"><text:tab/><text:tab/><text:tab/><text:tab/><text:tab/><text:tab/><text:tab/><text:tab/><text:tab/></text:p>
      <text:p text:style-name="P333"><text:span text:style-name="T1448">&lt;</text:span><text:span text:style-name="T1463">script</text:span><text:span text:style-name="T1448">&gt;<text:tab/><text:tab/><text:tab/><text:tab/><text:tab/><text:tab/><text:tab/><text:tab/></text:span></text:p>
      <text:p text:style-name="P468"><text:span text:style-name="T1478"><text:tab/>document</text:span><text:span text:style-name="T1579">.</text:span><text:span text:style-name="T1704">querySelector</text:span><text:span text:style-name="T1579">(</text:span><text:span text:style-name="T1502">'#loading'</text:span><text:span text:style-name="T1579">).</text:span><text:span text:style-name="T1704">showModal</text:span><text:span text:style-name="T1579">();<text:tab/></text:span></text:p>
      <text:p text:style-name="P468"><text:span text:style-name="T1478"><text:tab/>document</text:span><text:span text:style-name="T1579">.</text:span><text:span text:style-name="T1704">querySelector</text:span><text:span text:style-name="T1579">(</text:span><text:span text:style-name="T1502">'#loading'</text:span><text:span text:style-name="T1579">).</text:span><text:span text:style-name="T1704">close</text:span><text:span text:style-name="T1579">();<text:tab/></text:span></text:p>
      <text:p text:style-name="P468"><text:span text:style-name="T1448">&lt;/</text:span><text:span text:style-name="T1463">script</text:span><text:span text:style-name="T1448">&gt;<text:tab/><text:tab/><text:tab/><text:tab/><text:tab/><text:tab/><text:tab/><text:tab/></text:span></text:p>
      <text:p text:style-name="P281"/>
      <text:p text:style-name="P280"/>
      <text:p text:style-name="P308">Imagens</text:p>
      <text:p text:style-name="P306"/>
      <text:p text:style-name="P145">Não é porque o conteúdo está na internet que o seu uso é livre!</text:p>
      <text:p text:style-name="P145"><text:span text:style-name="T1610">Um</text:span> conteúdo publicado na web é <text:span text:style-name="T1402">diferente</text:span> de domínio público.</text:p>
      <text:p text:style-name="P146">Não podemos usar nenhuma mídia sem a prévia autorização do seu criador, <text:span text:style-name="T1610">então tenha cuidado </text:span>a<text:span text:style-name="T1401">o</text:span> criar profissionalmente sites para empresas usando imagens e conteúdos que você não <text:span text:style-name="T1419">tem autorização.</text:span></text:p>
      <text:p text:style-name="P142">Dica: no buscador do Google, configure a pesquisa para <text:span text:style-name="T1265">Creative Commons</text:span> <text:span text:style-name="T1720">para ter acesso a imagens grátis</text:span><text:span text:style-name="T1265">.</text:span></text:p>
      <text:p text:style-name="P168"/>
      <text:p text:style-name="P147">Banco de <text:span text:style-name="T1265">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65">Pexels</text:span></text:a></text:p>
      <text:p text:style-name="P148">Site para download de <text:span text:style-name="T1265">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65">materials </text:span></text:a><text:a xlink:type="simple" xlink:href="https://developers.google.com/fonts/docs/material_icons?hl=pt-br" text:style-name="Internet_20_link" text:visited-style-name="Visited_20_Internet_20_Link"><text:span text:style-name="T1271">icons</text:span></text:a> (by google), <text:a xlink:type="simple" xlink:href="https://fontawesome.com/" text:style-name="Internet_20_link" text:visited-style-name="Visited_20_Internet_20_Link"><text:span text:style-name="T1716">fontawesome</text:span></text:a><text:span text:style-name="T1715">. </text:span><text:span text:style-name="T1716">As tags </text:span><text:span text:style-name="T1391">&lt;i&gt;</text:span><text:span text:style-name="T1716"> e </text:span><text:span text:style-name="T1391">&lt;span&gt;</text:span><text:span text:style-name="T1716"> são amplamente usadas para adicionar ícones.</text:span></text:p>
      <text:p text:style-name="P148"/>
      <text:p text:style-name="P146"><text:span text:style-name="T1265">JPEG</text:span> <text:span text:style-name="T1651">é um </text:span>algoritmo de compactação usado para gerar imagens fotográficas com um <text:span text:style-name="T1402">tamanho</text:span> extremamente <text:span text:style-name="T1402">reduzido</text:span>.</text:p>
      <text:p text:style-name="P145">A principal característica do <text:span text:style-name="T1265">PNG</text:span><text:span text:style-name="T1267"> <text:s/></text:span><text:span text:style-name="T1651">(</text:span>e que o diferencia do JPEG<text:span text:style-name="T1651">) </text:span>é a capacidade de configurar a <text:span text:style-name="T1402">opacidade</text:span> de cada pixel, deix<text:span text:style-name="T1651">ando-</text:span><text:span text:style-name="T1720">o</text:span> <text:span text:style-name="T1402">transparente</text:span>.</text:p>
      <text:p text:style-name="P145">De forma resumida, na hora de escolher o formato de imagem para <text:span text:style-name="T1652">um </text:span>site, opte sempre pelo formato JPEG com uma <text:span text:style-name="T1402">compactação</text:span> entre 30% e 50%. O formato PNG só deverá ser usado quando precisarmos de <text:span text:style-name="T1423">transparência</text:span> na foto. </text:p>
      <text:p text:style-name="P145"/>
      <text:p text:style-name="P142">Tamanho é dinheiro: quanto maior o <text:span text:style-name="T1418">tráfego</text:span> de dados, maior<text:span text:style-name="T1418">es serão as despesas.</text:span></text:p>
      <text:p text:style-name="P142"/>
      <text:p text:style-name="P142">Formatos como WebP e AVIF são recomendados porque apresentam desempenho muito melhor que PNG, JPEG, GIF para imagens estáticas e animadas.</text:p>
      <text:p text:style-name="P142"/>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2"/>
      <text:p text:style-name="P3"><text:span text:style-name="T74">Os mecanismos de busca, como o Google, </text:span><text:span text:style-name="T112">penalizam</text:span><text:span text:style-name="T74"> </text:span><text:span text:style-name="T128">sites lentos e pesados</text:span><text:span text:style-name="T74">, retirando-os da primeira página de buscas. </text:span></text:p>
      <text:p text:style-name="P142"/>
      <text:p text:style-name="P125"><text:span text:style-name="T155">S</text:span><text:span text:style-name="T154">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6"/>
      <text:p text:style-name="P127"><text:soft-page-break/><text:span text:style-name="T853">&lt;</text:span><text:span text:style-name="T852">img </text:span><text:span text:style-name="T941">src</text:span><text:span text:style-name="T854">=</text:span><text:span text:style-name="T852">”</text:span><text:span text:style-name="T813">ipsumlorem.</text:span><text:span text:style-name="T814">png</text:span><text:span text:style-name="T852">” </text:span><text:span text:style-name="T941">alt</text:span><text:span text:style-name="T854">=</text:span><text:span text:style-name="T852">”</text:span><text:span text:style-name="T814">explicação da imagem</text:span><text:span text:style-name="T852">” </text:span><text:span text:style-name="T943">width</text:span><text:span text:style-name="T855">”</text:span><text:span text:style-name="T814">300</text:span><text:span text:style-name="T855">” </text:span><text:span text:style-name="T943">height</text:span><text:span text:style-name="T855">=”</text:span><text:span text:style-name="T814">200</text:span><text:span text:style-name="T855">” </text:span><text:span text:style-name="T943">title</text:span><text:span text:style-name="T855">=”</text:span><text:span text:style-name="T814">t</text:span><text:span text:style-name="T815">í</text:span><text:span text:style-name="T814">tulo da imagem</text:span><text:span text:style-name="T855">” </text:span><text:span text:style-name="T943">loading</text:span><text:span text:style-name="T855">=”</text:span><text:span text:style-name="T813">lazy</text:span><text:span text:style-name="T855">” </text:span><text:span text:style-name="T943">decoding</text:span><text:span text:style-name="T855">=”</text:span><text:span text:style-name="T813">async</text:span><text:span text:style-name="T855">”</text:span><text:span text:style-name="T852">&gt;</text:span><text:span text:style-name="T773"> </text:span><text:span text:style-name="T76">tag </text:span><text:span text:style-name="T111">image</text:span><text:span text:style-name="T127"> </text:span><text:span text:style-name="T77">para </text:span><text:span text:style-name="T68">inser</text:span><text:span text:style-name="T77">ir</text:span><text:span text:style-name="T68"> </text:span><text:span text:style-name="T78">uma </text:span><text:span text:style-name="T68">imagem</text:span></text:p>
      <text:p text:style-name="P153"/>
      <text:p text:style-name="P138"><text:span text:style-name="T14">Sempre inclua o atributo </text:span><text:span text:style-name="Source_20_Text"><text:span text:style-name="T949">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1"/>
      <text:p text:style-name="Standard"><text:span text:style-name="T33">Especifique as dimensões da imagem usando os atributos </text:span><text:span text:style-name="Source_20_Text"><text:span text:style-name="T1551">width</text:span></text:span><text:span text:style-name="T33"> e </text:span><text:span text:style-name="Source_20_Text"><text:span text:style-name="T1551">height</text:span></text:span><text:span text:style-name="T33"> quando possível. Isso ajuda o navegador a reservar espaço para a imagem antes que ela seja totalmente carregada, melhorando o layout da página.</text:span></text:p>
      <text:p text:style-name="P154"/>
      <text:p text:style-name="P137"><text:span text:style-name="T33">O atributo </text:span><text:span text:style-name="Source_20_Text"><text:span text:style-name="T1551">loading</text:span></text:span><text:span text:style-name="T33"> especifica quando a imagem deve ser carregada. Os valores possíveis são "</text:span><text:span text:style-name="T816">eager</text:span><text:span text:style-name="T33">" (padrão) para carregar imediatamente, "</text:span><text:span text:style-name="T816">lazy</text:span><text:span text:style-name="T33">" para carregar quando a imagem estiver prestes a entrar no campo de visão, e "</text:span><text:span text:style-name="T816">auto</text:span><text:span text:style-name="T33">" para deixar o navegador decidir.</text:span></text:p>
      <text:p text:style-name="P152"/>
      <text:p text:style-name="P137"><text:span text:style-name="T33">O atributo </text:span><text:span text:style-name="Source_20_Text"><text:span text:style-name="T1551">decoding</text:span></text:span><text:span text:style-name="T33"> especifica como o navegador deve lidar com a decodificação da imagem. Os valores possíveis são </text:span><text:span text:style-name="Source_20_Text"><text:span text:style-name="T816">async</text:span></text:span><text:span text:style-name="T33"> (padrão, decodificação assíncrona), </text:span><text:span text:style-name="Source_20_Text"><text:span text:style-name="T816">sync</text:span></text:span><text:span text:style-name="T33"> (decodificação síncrona) e </text:span><text:span text:style-name="Source_20_Text"><text:span text:style-name="T816">auto</text:span></text:span><text:span text:style-name="T33"> (navegador decide).</text:span></text:p>
      <text:p text:style-name="P166"/>
      <text:p text:style-name="P33"><text:span text:style-name="T76">Também </text:span><text:span text:style-name="T79">podemos copiar</text:span><text:span text:style-name="T76"> a URL para referenciar uma imagem dentro de outro servidor. Para</text:span><text:span text:style-name="T68"> obter a URL completa de qualquer imagem </text:span><text:span text:style-name="T110">visualizada em um navegador,</text:span><text:span text:style-name="T68"> clique </text:span><text:span text:style-name="T110">nela </text:span><text:span text:style-name="T68">com o botão direito do mouse e escolha a opção “</text:span><text:span text:style-name="T80">c</text:span><text:span text:style-name="T68">opiar endereço da imagem”.</text:span></text:p>
      <text:p text:style-name="P167"/>
      <text:p text:style-name="P32"><text:span text:style-name="T98">Um </text:span><text:span text:style-name="T161">atalho</text:span><text:span text:style-name="T98"> </text:span><text:span text:style-name="T99">no VSCode </text:span><text:span text:style-name="T98">para inserir arquivo</text:span><text:span text:style-name="T100">s</text:span><text:span text:style-name="T98">: tecla </text:span><text:span text:style-name="T774">CONTROL + ESPAÇO</text:span></text:p>
      <text:p text:style-name="P152"><text:span text:style-name="T33">Dê nomes significativos aos arquivos de imagem. Isso não apenas ajuda na organização, mas também pode contribuir para a otimização d</text:span><text:span text:style-name="T1766">a</text:span><text:span text:style-name="T33"> SEO.</text:span></text:p>
      <text:p text:style-name="P26"/>
      <text:p text:style-name="P160">Dentre as principais ferramentas para análise de performance do site, estão:</text:p>
      <text:list xml:id="list3470181669" text:style-name="L6">
        <text:list-item>
          <text:p text:style-name="P636"><text:a xlink:type="simple" xlink:href="https://pagespeed.web.dev/" text:style-name="Internet_20_link" text:visited-style-name="Visited_20_Internet_20_Link">PageSpeed</text:a></text:p>
        </text:list-item>
        <text:list-item>
          <text:p text:style-name="P636">Devtools → LightHouse e Performance Insights</text:p>
        </text:list-item>
      </text:list>
      <text:p text:style-name="P143"/>
      <text:p text:style-name="P34"><text:span text:style-name="T1334">Favicon</text:span><text:span text:style-name="T1308"> é o </text:span><text:span text:style-name="T1336">logotipo</text:span><text:span text:style-name="T1308"> que fica ao lado esquerdo do título de uma aba no navegador, ele é um elemento de </text:span><text:span text:style-name="T1340">branding</text:span><text:span text:style-name="T1308"> e design para um site. </text:span><text:span text:style-name="T1329">Dicas:</text:span></text:p>
      <text:list xml:id="list3595806966" text:style-name="L7">
        <text:list-item>
          <text:p text:style-name="P585"><text:soft-page-break/><text:span text:style-name="T1309">É aconselhável que seu formato seja do tipo </text:span><text:span text:style-name="T1543">ICO</text:span><text:span text:style-name="T1309"> pois, embora o formato </text:span><text:span text:style-name="T1543">SVG</text:span><text:span text:style-name="T1309"> seja </text:span><text:span text:style-name="T1308">a melhor das opções, </text:span><text:span text:style-name="T1309">infelizmente nem todo navegador é compatível com esse formato e acaba causando algumas inconsistências na exibição em outras plataformas. </text:span></text:p>
        </text:list-item>
      </text:list>
      <text:list xml:id="list1749709409" text:style-name="L8">
        <text:list-item>
          <text:p text:style-name="P571"><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71"><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654">favicon.cc</text:span></text:a></text:p>
        </text:list-item>
        <text:list-item>
          <text:p text:style-name="P571"><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4"/>
      <text:p text:style-name="P380"><text:span text:style-name="T850">&lt;link rel=</text:span><text:span text:style-name="T851">"</text:span><text:span text:style-name="T1127">shortcut icon</text:span><text:span text:style-name="T851">" href="</text:span><text:span text:style-name="T812">favicon.ico</text:span><text:span text:style-name="T851">" type="</text:span><text:span text:style-name="T1127">image/x-icon</text:span><text:span text:style-name="T851">"&gt;</text:span><text:span text:style-name="T819"> </text:span><text:span text:style-name="T955">tag para importar um favicon. Para isso, </text:span><text:span text:style-name="T950">digit</text:span><text:span text:style-name="T955">e</text:span><text:span text:style-name="T950"> </text:span><text:span text:style-name="T951">link</text:span><text:span text:style-name="T950"> dentro da &lt;head&gt; e escolha a opção “</text:span><text:span text:style-name="T952">link:favicon</text:span><text:span text:style-name="T953">”, </text:span><text:span text:style-name="T955">assim </text:span><text:span text:style-name="T953">o editor VSCode criará automaticamente a tag. No parâmetro “</text:span><text:span text:style-name="T952">href</text:span><text:span text:style-name="T953">”: digite </text:span><text:span text:style-name="T1126">CONTROL</text:span><text:span text:style-name="T1125"> </text:span><text:span text:style-name="T953">+</text:span><text:span text:style-name="T1125"> </text:span><text:span text:style-name="T1126">ESPAÇO</text:span><text:span text:style-name="T953"> e escolha o favicon (que deve estar dentro d</text:span><text:span text:style-name="T956">a</text:span><text:span text:style-name="T953"> root </text:span><text:span text:style-name="T956">(</text:span><text:span text:style-name="T953">pasta principal </text:span><text:span text:style-name="T954">do projeto</text:span><text:span text:style-name="T953">).</text:span></text:p>
      <text:p text:style-name="P364"/>
      <text:p text:style-name="P352">Mapas de imagens</text:p>
      <text:p text:style-name="P353"/>
      <text:p text:style-name="P184"><text:span text:style-name="T1632">&lt;map&gt;</text:span> é usada com a tag <text:span text:style-name="T1632">&lt;area&gt;</text:span> para definir um mapa de imagem (a área clicável do link). Existem 3 tipos de área: retângulo (<text:span text:style-name="T1541">rect</text:span>), círculo(<text:span text:style-name="T1541">circle</text:span>) e polígono(<text:span text:style-name="T1541">poly</text:span>).<text:line-break/>Dentro de um mapa, existem áreas. Dentro de cada área é preciso informar os <text:span text:style-name="T1659">4</text:span> seguintes atributos:</text:p>
      <text:list xml:id="list1947549620" text:style-name="L9">
        <text:list-item>
          <text:p text:style-name="P640"><text:span text:style-name="T1444">shape</text:span> <text:span text:style-name="T1680">(rect, circle ou poly</text:span>)</text:p>
        </text:list-item>
        <text:list-item>
          <text:p text:style-name="P640"><text:span text:style-name="T1444">coords</text:span> desse shape <text:span text:style-name="T1683">em x,y</text:span> <text:span text:style-name="T1680">(</text:span>a ordem respectiva das coordenadas <text:span text:style-name="T1683">caso o shape seja um </text:span><text:span text:style-name="T1412">retângulo</text:span><text:span text:style-name="T1683"> são</text:span>: <text:span text:style-name="T1678">canto superior esquerdo → canto inferior direito; caso o shape seja um </text:span><text:span text:style-name="T1413">círculo</text:span><text:span text:style-name="T1678"> são: o centro da circunferência e o tamanho do raio (em pixels). </text:span><text:span text:style-name="T1767">Dica: e</text:span><text:span text:style-name="T1678">ssas coordenadas podem ser encontradas através de um editor de imagens, como o Paint</text:span></text:p>
        </text:list-item>
        <text:list-item>
          <text:p text:style-name="P640"><text:span text:style-name="T1446">href</text:span> <text:span text:style-name="T1679">é o endereço do arquivo que será aberto. </text:span><text:span text:style-name="T1767">Dica:</text:span><text:span text:style-name="T1679"> se precisar abrir em uma posição específica desse arquivo, separe-o em </text:span><text:span text:style-name="T1665">articles</text:span><text:span text:style-name="T1679"> identificados por </text:span><text:span text:style-name="T1672">#id</text:span><text:span text:style-name="T1679"> e depois use uma</text:span> <text:span text:style-name="T1671"># + id</text:span><text:span text:style-name="T1767"> </text:span><text:span text:style-name="T1680">após o endereço do </text:span><text:span text:style-name="T1666">href</text:span><text:span text:style-name="T1680"> </text:span>para abri-<text:span text:style-name="T1681">lo</text:span> diretamente posicionado no artigo<text:span text:style-name="T1678"> escolhido, identificado</text:span> através do <text:span text:style-name="T1661">id</text:span></text:p>
        </text:list-item>
        <text:list-item>
          <text:p text:style-name="P640"><text:span text:style-name="T1444">target</text:span><text:span text:style-name="T1265"> </text:span><text:span text:style-name="T1682">i</text:span>ndica onde <text:span text:style-name="T1682">exibir o arquivo</text:span>, geralmente em um <text:span text:style-name="T1664">iframe</text:span>.</text:p>
        </text:list-item>
      </text:list>
      <text:p text:style-name="P183"/>
      <text:p text:style-name="P66"><text:span text:style-name="T504">P</text:span><text:span text:style-name="T503">a</text:span><text:span text:style-name="T504">sso a passo para criar um mapa</text:span><text:span text:style-name="T503"> de imagens:</text:span></text:p>
      <text:list xml:id="list3811429662" text:style-name="L10">
        <text:list-item>
          <text:p text:style-name="P658"><text:span text:style-name="T324">L</text:span><text:span text:style-name="T325">ink a imagem ao mapa através do parâmetro </text:span><text:span text:style-name="T907">usemap</text:span><text:span text:style-name="T325">.</text:span></text:p>
        </text:list-item>
        <text:list-item>
          <text:p text:style-name="P594"><text:span text:style-name="T504">U</text:span><text:span text:style-name="T503">se a tag &lt;map&gt;.</text:span></text:p>
        </text:list-item>
        <text:list-item>
          <text:p text:style-name="P619"><text:span text:style-name="T504">U</text:span><text:span text:style-name="T503">se a tag &lt;area&gt; </text:span><text:span text:style-name="T505">com os parâmetros:</text:span><text:span text:style-name="T503"> </text:span><text:span text:style-name="T908">shape</text:span><text:span text:style-name="T503">, </text:span><text:span text:style-name="T909">coords</text:span><text:span text:style-name="T505">,</text:span><text:span text:style-name="T503"> </text:span><text:span text:style-name="T908">href</text:span><text:span text:style-name="T503"> e também o </text:span><text:span text:style-name="T909">target</text:span></text:p>
        </text:list-item>
        <text:list-item>
          <text:p text:style-name="P641">Indique o iframe.</text:p>
        </text:list-item>
      </text:list>
      <text:p text:style-name="P185">Exemplo:</text:p>
      <text:p text:style-name="P479"><text:span text:style-name="T1460">&lt;</text:span><text:span text:style-name="T1475">img</text:span><text:span text:style-name="T1564"> </text:span><text:span text:style-name="T1497">src</text:span><text:span text:style-name="T1564">=</text:span><text:span text:style-name="T1519">"imagens/glass.jpg"</text:span><text:span text:style-name="T1564"> </text:span><text:span text:style-name="T1497">usemap</text:span><text:span text:style-name="T1564">=</text:span><text:span text:style-name="T1519">"#meumapa"</text:span><text:span text:style-name="T1460">/&gt;<text:tab/><text:tab/><text:tab/><text:tab/><text:tab/><text:tab/></text:span></text:p>
      <text:p text:style-name="P480"><text:span text:style-name="T1460">&lt;</text:span><text:span text:style-name="T1475">map</text:span><text:span text:style-name="T1564"> </text:span><text:span text:style-name="T1497">name</text:span><text:span text:style-name="T1564">=</text:span><text:span text:style-name="T1519">"meumapa"</text:span><text:span text:style-name="T1460">&gt;<text:tab/><text:tab/><text:tab/><text:tab/><text:tab/><text:tab/><text:tab/><text:tab/><text:tab/><text:tab/></text:span></text:p>
      <text:p text:style-name="P480"><text:span text:style-name="T1460"><text:tab/>&lt;</text:span><text:span text:style-name="T1475">area</text:span><text:span text:style-name="T1564"> </text:span><text:span text:style-name="T1497">shape</text:span><text:span text:style-name="T1564">=</text:span><text:span text:style-name="T1519">"rect"</text:span><text:span text:style-name="T1564"> </text:span><text:span text:style-name="T1497">coords</text:span><text:span text:style-name="T1564">=</text:span><text:span text:style-name="T1519">"179,202,170,160"</text:span><text:span text:style-name="T1564"> </text:span><text:span text:style-name="T1497">href</text:span><text:span text:style-name="T1564">=</text:span><text:span text:style-name="T1519">"glass.html#tela"</text:span><text:span text:style-name="T1564"> <text:tab/><text:tab/><text:tab/></text:span><text:span text:style-name="T1497">target</text:span><text:span text:style-name="T1564">=</text:span><text:span text:style-name="T1519">"janela"</text:span><text:span text:style-name="T1460">/&gt;<text:tab/><text:tab/><text:tab/><text:tab/><text:tab/><text:tab/><text:tab/><text:tab/><text:tab/><text:tab/></text:span></text:p>
      <text:p text:style-name="P480"><text:span text:style-name="T1460">&lt;/</text:span><text:span text:style-name="T1475">map</text:span><text:span text:style-name="T1460">&gt;<text:tab/><text:tab/><text:tab/><text:tab/><text:tab/><text:tab/><text:tab/><text:tab/><text:tab/><text:tab/><text:tab/><text:tab/><text:tab/></text:span></text:p>
      <text:p text:style-name="P479"><text:span text:style-name="T1460">&lt;</text:span><text:span text:style-name="T1475">iframe</text:span><text:span text:style-name="T1564"> </text:span><text:span text:style-name="T1497">src</text:span><text:span text:style-name="T1564">=</text:span><text:span text:style-name="T1519">"glass.html"</text:span><text:span text:style-name="T1564"> </text:span><text:span text:style-name="T1497">name</text:span><text:span text:style-name="T1564">=</text:span><text:span text:style-name="T1519">"janela"</text:span><text:span text:style-name="T1564"> </text:span><text:span text:style-name="T1497">id</text:span><text:span text:style-name="T1564">=</text:span><text:span text:style-name="T1519">"specs"</text:span><text:span text:style-name="T1460">&gt;</text:span><text:span text:style-name="T1564"> </text:span><text:span text:style-name="T1460">&lt;/</text:span><text:span text:style-name="T1475">iframe</text:span><text:span text:style-name="T1460">&gt;<text:tab/><text:tab/><text:tab/><text:tab/></text:span></text:p>
      <text:p text:style-name="P186"/>
      <text:p text:style-name="P316">Inserindo mídias</text:p>
      <text:p text:style-name="P313"/>
      <text:p text:style-name="P362">Imagens</text:p>
      <text:p text:style-name="P331"/>
      <text:p text:style-name="P275"><text:span text:style-name="T1533">Para tornar um site mais </text:span><text:span text:style-name="T1410">responsivo</text:span><text:span text:style-name="T1619"> </text:span><text:span text:style-name="T1620">e</text:span><text:span text:style-name="T1533"> que se adapta a vários tamanhos de janela é preciso disponibilizar</text:span> múltiplas imagens para tamanhos de telas diferentes. <text:span text:style-name="T1533">Para isso, </text:span><text:span text:style-name="T1768">use</text:span><text:span text:style-name="T1533"> a tag </text:span><text:span text:style-name="T1389">&lt;picture&gt;</text:span><text:span text:style-name="T1533"> (que permite criar vários </text:span><text:span text:style-name="T1389">&lt;source&gt;</text:span><text:span text:style-name="T1533">) e dentro dela coloque tamanhos diferentes de imagens:</text:span></text:p>
      <text:p text:style-name="P53"><text:span text:style-name="T1452">&lt;</text:span><text:span text:style-name="T1467">style</text:span><text:span text:style-name="T1452">&gt;<text:tab/><text:tab/><text:tab/><text:tab/><text:tab/><text:tab/><text:tab/><text:tab/><text:tab/><text:tab/><text:tab/><text:tab/><text:tab/></text:span></text:p>
      <text:p text:style-name="P415"><text:span text:style-name="T1596">main</text:span> {<text:tab/><text:tab/><text:tab/><text:tab/><text:tab/><text:tab/><text:tab/><text:tab/><text:tab/><text:tab/><text:tab/><text:tab/><text:tab/></text:p>
      <text:p text:style-name="P409"><text:span text:style-name="T1480"><text:tab/>background-color</text:span><text:span text:style-name="T1557">: </text:span><text:span text:style-name="T1504">white</text:span><text:span text:style-name="T1557">;<text:tab/><text:tab/><text:tab/><text:tab/><text:tab/><text:tab/><text:tab/><text:tab/><text:tab/></text:span></text:p>
      <text:p text:style-name="P409"><text:span text:style-name="T1480"><text:tab/>padding</text:span><text:span text:style-name="T1557">: </text:span><text:span text:style-name="T1604">20px</text:span><text:span text:style-name="T1557">;<text:tab/><text:tab/><text:tab/><text:tab/><text:tab/><text:tab/><text:tab/><text:tab/><text:tab/><text:tab/><text:tab/></text:span></text:p>
      <text:p text:style-name="P409"><text:span text:style-name="T1480"><text:tab/>border-radius</text:span><text:span text:style-name="T1557">: </text:span><text:span text:style-name="T1604">15px</text:span><text:span text:style-name="T1557">;<text:tab/><text:tab/><text:tab/><text:tab/><text:tab/><text:tab/><text:tab/><text:tab/><text:tab/><text:tab/></text:span></text:p>
      <text:p text:style-name="P409"><text:span text:style-name="T1480"><text:tab/>min-width</text:span><text:span text:style-name="T1557">: </text:span><text:span text:style-name="T1604">280px</text:span><text:span text:style-name="T1557">; </text:span><text:span text:style-name="T1567">/*considera a menor largura de tela de celular*/<text:tab/></text:span></text:p>
      <text:p text:style-name="P409"><text:span text:style-name="T1480"><text:tab/>max-width</text:span><text:span text:style-name="T1557">: </text:span><text:span text:style-name="T1604">800px</text:span><text:span text:style-name="T1557">; </text:span><text:span text:style-name="T1567">/*não permite expandir demais o conteúdo*/<text:tab/><text:tab/></text:span></text:p>
      <text:p text:style-name="P409"><text:span text:style-name="T1480"><text:tab/>margin</text:span><text:span text:style-name="T1557">: </text:span><text:span text:style-name="T1504">auto</text:span><text:span text:style-name="T1557">; </text:span><text:span text:style-name="T1567">/*melhora a responsividade, sempre centralizando o<text:tab/><text:tab/> conteúdo </text:span><text:span text:style-name="T1569">horizontal</text:span><text:span text:style-name="T1567">*/<text:tab/><text:tab/><text:tab/><text:tab/><text:tab/><text:tab/><text:tab/><text:tab/><text:tab/><text:tab/><text:tab/><text:tab/><text:tab/><text:tab/><text:tab/><text:tab/><text:tab/><text:tab/><text:tab/><text:tab/><text:tab/><text:tab/><text:tab/><text:tab/><text:tab/></text:span></text:p>
      <text:p text:style-name="P415">}<text:tab/><text:tab/><text:tab/><text:tab/><text:tab/><text:tab/><text:tab/><text:tab/><text:tab/><text:tab/><text:tab/><text:tab/><text:tab/><text:tab/></text:p>
      <text:p text:style-name="P415"><text:span text:style-name="T1596">img</text:span> {<text:tab/><text:tab/><text:tab/><text:tab/><text:tab/><text:tab/><text:tab/><text:tab/><text:tab/><text:tab/><text:tab/><text:tab/><text:tab/><text:tab/></text:p>
      <text:p text:style-name="P409"><text:span text:style-name="T1480"><text:tab/>width</text:span><text:span text:style-name="T1557">: </text:span><text:span text:style-name="T1604">100%</text:span><text:span text:style-name="T1557">; </text:span><text:span text:style-name="T1567">/*melhora a responsividade, eliminando a barra de rolagem<text:tab/> lateral*/<text:tab/><text:tab/><text:tab/><text:tab/><text:tab/><text:tab/><text:tab/><text:tab/><text:tab/><text:tab/><text:tab/><text:tab/></text:span></text:p>
      <text:p text:style-name="P415">}<text:tab/><text:tab/><text:tab/><text:tab/><text:tab/><text:tab/><text:tab/><text:tab/><text:tab/><text:tab/><text:tab/><text:tab/><text:tab/><text:tab/></text:p>
      <text:p text:style-name="P324"><text:span text:style-name="T1450">&lt;/</text:span><text:span text:style-name="T1465">style</text:span><text:span text:style-name="T1450">&gt;<text:tab/><text:tab/><text:tab/><text:tab/><text:tab/><text:tab/><text:tab/><text:tab/><text:tab/><text:tab/><text:tab/><text:tab/><text:tab/></text:span></text:p>
      <text:p text:style-name="P354"><text:tab/><text:tab/><text:tab/><text:tab/><text:tab/><text:tab/><text:tab/><text:tab/><text:tab/><text:tab/><text:tab/><text:tab/><text:tab/><text:tab/></text:p>
      <text:p text:style-name="P320"><text:span text:style-name="T1448">&lt;</text:span><text:span text:style-name="T1463">picture</text:span><text:span text:style-name="T1448">&gt;<text:tab/><text:tab/><text:tab/><text:tab/><text:tab/><text:tab/><text:tab/><text:tab/><text:tab/><text:tab/><text:tab/><text:tab/><text:tab/></text:span></text:p>
      <text:p text:style-name="P409"><text:span text:style-name="T1451"><text:tab/>&lt;</text:span><text:span text:style-name="T1466">source</text:span><text:span text:style-name="T1557"> </text:span><text:span text:style-name="T1480">media</text:span><text:span text:style-name="T1557">=</text:span><text:span text:style-name="T1504">"(max-width: 750px)"</text:span><text:span text:style-name="T1557"> </text:span><text:span text:style-name="T1480">srcset</text:span><text:span text:style-name="T1557">=</text:span><text:span text:style-name="T1504">"imagens/foto-p.png"</text:span><text:span text:style-name="T1557"> <text:tab/><text:tab/><text:line-break/><text:tab/></text:span><text:span text:style-name="T1480">typ</text:span><text:span text:style-name="T1484">e</text:span><text:span text:style-name="T1557">=</text:span><text:span text:style-name="T1504">"image/png"</text:span><text:span text:style-name="T1451">&gt;<text:tab/><text:tab/><text:tab/><text:tab/><text:tab/><text:tab/><text:tab/><text:tab/><text:tab/><text:tab/></text:span></text:p>
      <text:p text:style-name="P409"><text:span text:style-name="T1451"><text:tab/>&lt;</text:span><text:span text:style-name="T1466">source</text:span><text:span text:style-name="T1557"> </text:span><text:span text:style-name="T1480">media</text:span><text:span text:style-name="T1557">=</text:span><text:span text:style-name="T1504">"(max-width: 1050px)"</text:span><text:span text:style-name="T1557"> </text:span><text:span text:style-name="T1480">srcset</text:span><text:span text:style-name="T1557">=</text:span><text:span text:style-name="T1504">"imagens/foto-m.png"</text:span><text:span text:style-name="T1557"> <text:tab/><text:tab/><text:line-break/><text:tab/></text:span><text:span text:style-name="T1480">typ</text:span><text:span text:style-name="T1483">e</text:span><text:span text:style-name="T1557">=</text:span><text:span text:style-name="T1504">"image/png"</text:span><text:span text:style-name="T1451">&gt;<text:tab/><text:tab/><text:tab/><text:tab/><text:tab/><text:tab/><text:tab/><text:tab/><text:tab/><text:tab/></text:span></text:p>
      <text:p text:style-name="P409"><text:span text:style-name="T1451"><text:tab/>&lt;</text:span><text:span text:style-name="T1466">img</text:span><text:span text:style-name="T1557"> </text:span><text:span text:style-name="T1480">src</text:span><text:span text:style-name="T1557">=</text:span><text:span text:style-name="T1504">"imagens/foto-g.png"</text:span><text:span text:style-name="T1557"> </text:span><text:span text:style-name="T1480">alt</text:span><text:span text:style-name="T1557">=</text:span><text:span text:style-name="T1504">"apresentando uma imagem flexível"</text:span><text:span text:style-name="T1451">&gt;<text:tab/></text:span></text:p>
      <text:p text:style-name="P53"><text:span text:style-name="T1452">&lt;/</text:span><text:span text:style-name="T1467">picture</text:span><text:span text:style-name="T1452">&gt;<text:tab/><text:tab/><text:tab/><text:tab/><text:tab/><text:tab/><text:tab/><text:tab/><text:tab/><text:tab/><text:tab/><text:tab/><text:tab/></text:span></text:p>
      <text:p text:style-name="P276"/>
      <text:p text:style-name="P276">Note que a tag possui três atributos:</text:p>
      <text:p text:style-name="P276">‣ <text:span text:style-name="T1541">media</text:span> indica o <text:span text:style-name="T1402">tamanho</text:span> máximo <text:span text:style-name="T1610">ou mínimo</text:span> para carregar a imagem</text:p>
      <text:p text:style-name="P276">‣ <text:span text:style-name="T1541">srcset</text:span> configura o <text:span text:style-name="T1411">caminho</text:span><text:span text:style-name="T1402"> d</text:span><text:span text:style-name="T1409">o arquivo</text:span> que será carregad<text:span text:style-name="T1610">o</text:span> quando o tamanho <text:span text:style-name="T1658">máximo </text:span>indicado for atingido</text:p>
      <text:p text:style-name="P276">‣ <text:span text:style-name="T1541">type</text:span> indica o <text:span text:style-name="T1402">media type</text:span> da imagem <text:span text:style-name="T1768">utilizada</text:span></text:p>
      <text:p text:style-name="P276"><text:line-break/>É <text:span text:style-name="T1403">importante</text:span> que exist<text:span text:style-name="T1555">a</text:span> uma ordem entre os <text:span text:style-name="T1662">&lt;source&gt;</text:span> e <text:span text:style-name="T1555">que </text:span>os itens mais acima sejam <text:span text:style-name="T1769">os com </text:span>menores tamanhos para <text:span text:style-name="T1660">max-width</text:span> e os seguintes sejam maiores, de <text:span text:style-name="T1402">forma crescente</text:span>. O <text:span text:style-name="T1402">último item</text:span> deve ser a <text:span text:style-name="T1402">imagem padrão</text:span>.</text:p>
      <text:p text:style-name="P276"/>
      <text:p text:style-name="P277">Adapt<text:span text:style-name="T1769">ar</text:span> o tamanho das imagens ao tamanho da tela d<text:span text:style-name="T1769">o</text:span> usuário <text:span text:style-name="T1769">é um p</text:span>rincípio UX!</text:p>
      <text:p text:style-name="P361">Audios</text:p>
      <text:p text:style-name="P331"/>
      <text:p text:style-name="P278"><text:span text:style-name="T1702">O</text:span><text:span text:style-name="T1701">s navegadores aceitam 3 tipos de formatos de </text:span><text:span text:style-name="T1377">áudio</text:span><text:span text:style-name="T1701">: </text:span><text:span text:style-name="T1277">MP3</text:span><text:span text:style-name="T1701">, </text:span><text:span text:style-name="T1277">WAV</text:span><text:span text:style-name="T1701"> e </text:span><text:span text:style-name="T1277">OGG</text:span><text:span text:style-name="T1701">. </text:span><text:span text:style-name="T1702">Sendo o WAV o mais pesado e o OGG o mais leve </text:span><text:span text:style-name="T1703">e</text:span><text:span text:style-name="T1702"> com licença Open Source.</text:span></text:p>
      <text:p text:style-name="P289"/>
      <text:p text:style-name="P277">Dentro da tag <text:span text:style-name="T1390">&lt;audio&gt;</text:span>, adicion<text:span text:style-name="T1610">e</text:span> vários <text:span text:style-name="T1390">&lt;source&gt;</text:span><text:span text:style-name="T1556"> </text:span>com formatos diferentes do mesmo áudio. Coloque na parte de cima o seu formato favorito. Os demais só serão carregados caso o de cima falhe. <text:span text:style-name="T1610">E se</text:span> todos falh<text:span text:style-name="T1610">arem</text:span>, cri<text:span text:style-name="T1610">e</text:span> um parágrafo que permit<text:span text:style-name="T1610">a</text:span> o download do arquivo MP3 para ouvir no player padrão do dispositivo:</text:p>
      <text:p text:style-name="P277"/>
      <text:p text:style-name="P279"><text:span text:style-name="T1455">&lt;</text:span><text:span text:style-name="T1470">h3</text:span><text:span text:style-name="T1455">&gt;</text:span><text:span text:style-name="T1627">1ª maneira</text:span><text:span text:style-name="T1582">, </text:span><text:span text:style-name="T1583">mais simples</text:span><text:span text:style-name="T1582">:<text:tab/><text:tab/><text:tab/><text:tab/><text:tab/><text:tab/><text:tab/><text:tab/><text:tab/></text:span></text:p>
      <text:p text:style-name="P409"><text:span text:style-name="T1451">&lt;</text:span><text:span text:style-name="T1466">audio</text:span><text:span text:style-name="T1557"> </text:span><text:span text:style-name="T1480">src</text:span><text:span text:style-name="T1557">=</text:span><text:span text:style-name="T1504">"midias/happy-mistake.mp3" </text:span><text:span text:style-name="T1480">autoplay</text:span><text:span text:style-name="T1557"> </text:span><text:span text:style-name="T1480">loop</text:span><text:span text:style-name="T1557"> </text:span><text:span text:style-name="T1480">controls</text:span><text:span text:style-name="T1451">&gt;&lt;/</text:span><text:span text:style-name="T1466">audio</text:span><text:span text:style-name="T1451">&gt;<text:tab/><text:tab/></text:span></text:p>
      <text:p text:style-name="P409"><text:span text:style-name="T1451">&lt;</text:span><text:span text:style-name="T1466">h3</text:span><text:span text:style-name="T1451">&gt;</text:span><text:span text:style-name="T1626">2ª maneira</text:span><text:span text:style-name="T1557">, </text:span><text:span text:style-name="T1558">com redundância de várias tags &lt;source&gt; caso o navegador<text:tab/> não consiga reproduzir algum formato:<text:tab/><text:tab/><text:tab/><text:tab/><text:tab/><text:tab/><text:tab/><text:tab/></text:span></text:p>
      <text:p text:style-name="P409"><text:span text:style-name="T1451">&lt;</text:span><text:span text:style-name="T1466">audio</text:span><text:span text:style-name="T1557"> </text:span><text:span text:style-name="T1480">controls</text:span><text:span text:style-name="T1451">&gt;<text:tab/><text:tab/><text:tab/><text:tab/><text:tab/><text:tab/><text:tab/><text:tab/><text:tab/><text:tab/><text:tab/><text:tab/></text:span></text:p>
      <text:p text:style-name="P409"><text:span text:style-name="T1451">&lt;</text:span><text:span text:style-name="T1466">source</text:span><text:span text:style-name="T1557"> </text:span><text:span text:style-name="T1480">src</text:span><text:span text:style-name="T1557">=</text:span><text:span text:style-name="T1504">"midias/Trimmed &amp; Taught - Dan Lebowitz.mp3"</text:span><text:span text:style-name="T1557"> </text:span><text:span text:style-name="T1480">type</text:span><text:span text:style-name="T1557">=</text:span><text:span text:style-name="T1504">"audio/mpeg"</text:span><text:span text:style-name="T1451">&gt;</text:span></text:p>
      <text:p text:style-name="P409"><text:span text:style-name="T1451">&lt;</text:span><text:span text:style-name="T1466">source</text:span><text:span text:style-name="T1557"> </text:span><text:span text:style-name="T1480">src</text:span><text:span text:style-name="T1557">=</text:span><text:span text:style-name="T1504">"midias/Trimmed &amp; Taught - Dan Lebowitz.wav"</text:span><text:span text:style-name="T1557"> </text:span><text:span text:style-name="T1480">type</text:span><text:span text:style-name="T1557">=</text:span><text:span text:style-name="T1504">"audio/wav"</text:span><text:span text:style-name="T1451">&gt;<text:tab/></text:span></text:p>
      <text:p text:style-name="P409"><text:span text:style-name="T1451">&lt;</text:span><text:span text:style-name="T1466">source</text:span><text:span text:style-name="T1557"> </text:span><text:span text:style-name="T1480">src</text:span><text:span text:style-name="T1557">=</text:span><text:span text:style-name="T1504">"midias/Trimmed &amp; Taught - Dan Lebowitz.ogg"</text:span><text:span text:style-name="T1557"> </text:span><text:span text:style-name="T1480">type</text:span><text:span text:style-name="T1557">=</text:span><text:span text:style-name="T1504">"audio/ogg"</text:span><text:span text:style-name="T1451">&gt;<text:tab/></text:span></text:p>
      <text:p text:style-name="P409"><text:span text:style-name="T1451">&lt;</text:span><text:span text:style-name="T1466">p</text:span><text:span text:style-name="T1451">&gt;</text:span><text:span text:style-name="T1557">Infelizmente o seu navegador não consegue reproduzir formatos de áudio.<text:tab/></text:span></text:p>
      <text:p text:style-name="P409"><text:span text:style-name="T1451">&lt;</text:span><text:span text:style-name="T1466">a</text:span><text:span text:style-name="T1557"> </text:span><text:span text:style-name="T1480">href</text:span><text:span text:style-name="T1557">=</text:span><text:span text:style-name="T1504">"midias/Trimmed &amp; Taught - Dan Lebowitz.mp3"</text:span><text:span text:style-name="T1557"> <text:tab/><text:tab/><text:tab/><text:tab/><text:tab/></text:span></text:p>
      <text:p text:style-name="P409"><text:span text:style-name="T1480">downloa</text:span><text:span text:style-name="T1481">d</text:span><text:span text:style-name="T1557">=</text:span><text:span text:style-name="T1504">"Trimmed &amp; Taught - Dan Lebowitz.mp3"</text:span><text:span text:style-name="T1557"> <text:tab/><text:tab/><text:tab/><text:tab/><text:tab/><text:tab/></text:span></text:p>
      <text:p text:style-name="P409"><text:span text:style-name="T1480">target</text:span><text:span text:style-name="T1557">=</text:span><text:span text:style-name="T1504">"_blank"</text:span><text:span text:style-name="T1557"> </text:span><text:span text:style-name="T1480">type</text:span><text:span text:style-name="T1557">=</text:span><text:span text:style-name="T1504">"audio/mpeg"</text:span><text:span text:style-name="T1451">&gt;</text:span><text:span text:style-name="T1557">Clique aqui</text:span><text:span text:style-name="T1451">&lt;/</text:span><text:span text:style-name="T1466">a</text:span><text:span text:style-name="T1451">&gt;</text:span><text:span text:style-name="T1557"> para fazer o download do MP3</text:span><text:span text:style-name="T1451">&lt;/</text:span><text:span text:style-name="T1466">p</text:span><text:span text:style-name="T1451">&gt;<text:tab/><text:tab/><text:tab/><text:tab/><text:tab/><text:tab/><text:tab/><text:tab/><text:tab/><text:tab/><text:tab/><text:tab/><text:tab/></text:span></text:p>
      <text:p text:style-name="P409"><text:span text:style-name="T1451">&lt;/</text:span><text:span text:style-name="T1466">audio</text:span><text:span text:style-name="T1451">&gt; &lt;/</text:span><text:span text:style-name="T1466">h3</text:span><text:span text:style-name="T1451">&gt;<text:tab/><text:tab/><text:tab/><text:tab/><text:tab/><text:tab/><text:tab/><text:tab/><text:tab/><text:tab/><text:tab/><text:tab/></text:span></text:p>
      <text:p text:style-name="P277"><text:s/></text:p>
      <text:p text:style-name="P133"><text:span text:style-name="T256">O</text:span><text:span text:style-name="T233">s principais </text:span><text:span text:style-name="T257">parâmetros</text:span><text:span text:style-name="T233"> da tag </text:span><text:span text:style-name="T845">&lt;audio&gt;</text:span><text:span text:style-name="T256"> são</text:span><text:span text:style-name="T233">:</text:span></text:p>
      <text:list xml:id="list2170067152" text:style-name="L11">
        <text:list-item>
          <text:p text:style-name="P595"><text:span text:style-name="T894">controls</text:span><text:span text:style-name="T234">: vai apresentar o player na tela. Caso não seja colocado na tag, o controle será transparente e o usuário não poderá interagir com ele.</text:span></text:p>
        </text:list-item>
        <text:list-item>
          <text:p text:style-name="P595"><text:span text:style-name="T895">a</text:span><text:span text:style-name="T894">utoplay</text:span><text:span text:style-name="T234">: vai iniciar a reprodução do áudio assim que a página for carregada. </text:span></text:p>
        </text:list-item>
        <text:list-item>
          <text:p text:style-name="P595"><text:span text:style-name="T895">l</text:span><text:span text:style-name="T894">oop</text:span><text:span text:style-name="T234">: vai fazer com que o áudio seja repetido assim que terminar a sua reprodução.</text:span></text:p>
        </text:list-item>
        <text:list-item>
          <text:p text:style-name="P595"><text:span text:style-name="T894">preload</text:span><text:span text:style-name="T234">: indica se o áudio será pré-carregado ou não e aceita três valores:</text:span></text:p>
        </text:list-item>
      </text:list>
      <text:list xml:id="list1245901319" text:style-name="L12">
        <text:list-item>
          <text:list>
            <text:list-item>
              <text:p text:style-name="P596"><text:span text:style-name="T811">metadata</text:span><text:span text:style-name="T959">:</text:span><text:span text:style-name="T234"> vai carregar apenas as informações sobre o arquivo (tamanho, tempo, informações de direitos, etc)</text:span></text:p>
            </text:list-item>
            <text:list-item>
              <text:p text:style-name="P596"><text:span text:style-name="T811">none</text:span><text:span text:style-name="T959">:</text:span><text:span text:style-name="T234"> não vai carregar absolutamente nada até que o usuário clique no botão play ou um script inicie a reprodução</text:span></text:p>
            </text:list-item>
            <text:list-item>
              <text:p text:style-name="P596"><text:span text:style-name="T811">auto</text:span><text:span text:style-name="T959">:</text:span><text:span text:style-name="T234"> (padrão) vai carregar o arquivo de áudio inteiro assim que a página for carregada, mesmo que o usuário nunca aperte o play</text:span></text:p>
            </text:list-item>
          </text:list>
        </text:list-item>
      </text:list>
      <text:p text:style-name="P290"/>
      <text:p text:style-name="P134"><text:span text:style-name="T234">D</text:span><text:span text:style-name="T233">icas:</text:span></text:p>
      <text:list xml:id="list3353560803" text:style-name="L13">
        <text:list-item>
          <text:p text:style-name="P659"><text:span text:style-name="T166">U</text:span><text:span text:style-name="T167">m bom </text:span><text:span text:style-name="T168">lugar</text:span><text:span text:style-name="T167"> para baixar </text:span><text:span text:style-name="T179">áudio</text:span><text:span text:style-name="T180">s sem direitos autorais</text:span><text:span text:style-name="T167"> é </text:span><text:span text:style-name="T168">n</text:span><text:span text:style-name="T167">a </text:span><text:span text:style-name="T178">biblioteca de áudio</text:span><text:span text:style-name="T167"> do </text:span><text:a xlink:type="simple" xlink:href="https://studio.youtube.com/channel/UCGws3f7eBAgkZmpy8Dzi_LA/music" text:style-name="Internet_20_link" text:visited-style-name="Visited_20_Internet_20_Link"><text:span text:style-name="T1653">Youtube Studio</text:span></text:a><text:span text:style-name="T167">.</text:span></text:p>
        </text:list-item>
        <text:list-item>
          <text:p text:style-name="P668"><text:span text:style-name="T166">U</text:span><text:span text:style-name="T165">m bom site para baixar vídeo</text:span><text:span text:style-name="T168">s </text:span><text:span text:style-name="T180">sem direitos autorais</text:span><text:span text:style-name="T165"> é o </text:span><text:a xlink:type="simple" xlink:href="https://www.pexels.com/pt-br/videos/" text:style-name="Internet_20_link" text:visited-style-name="Visited_20_Internet_20_Link"><text:span text:style-name="T1653">Pexels</text:span></text:a><text:span text:style-name="T165">.</text:span></text:p>
        </text:list-item>
        <text:list-item>
          <text:p text:style-name="P620"><text:span text:style-name="T233">Um bom programa, Open Source, para </text:span><text:span text:style-name="T192">edição de imagens</text:span><text:span text:style-name="T233"> é o </text:span><text:span text:style-name="T261">GIMP</text:span><text:span text:style-name="T233">. </text:span></text:p>
        </text:list-item>
        <text:list-item>
          <text:p text:style-name="P620"><text:span text:style-name="T233">Um bom programa, Open Source, para </text:span><text:span text:style-name="T192">converter</text:span><text:span text:style-name="T233"> e diminuir o tamanho de vídeos é o </text:span><text:span text:style-name="T261">HandBrake</text:span><text:span text:style-name="T233">.</text:span></text:p>
        </text:list-item>
        <text:list-item>
          <text:p text:style-name="P621"><text:span text:style-name="T233">O padrão de vídeos para a web mais popular </text:span><text:span text:style-name="T235">e, portanto, mais recomendado</text:span><text:span text:style-name="T233"> é o padrão </text:span><text:span text:style-name="T261">MPEG</text:span><text:span text:style-name="T233">: mp4 ou </text:span><text:span text:style-name="T192">m4v</text:span></text:p>
        </text:list-item>
        <text:list-item>
          <text:p text:style-name="P621"><text:span text:style-name="T233">O formato </text:span><text:span text:style-name="T261">W</text:span><text:span text:style-name="T262">E</text:span><text:span text:style-name="T261">BM</text:span><text:span text:style-name="T233"> é bem leve e também possui compatibilidade com a maioria dos navegadores porém sua qualidade é sofrível.</text:span></text:p>
        </text:list-item>
        <text:list-item>
          <text:p text:style-name="P622"><text:span text:style-name="T233"><text:tab/>O formato </text:span><text:span text:style-name="T261">OGV</text:span><text:span text:style-name="T233"> é o mais leve </text:span><text:span text:style-name="T236">mas</text:span><text:span text:style-name="T233"> é compatível </text:span><text:span text:style-name="T236">somente</text:span><text:span text:style-name="T233"> com o </text:span><text:span text:style-name="T258">navegador</text:span><text:span text:style-name="T233"> Chrome, </text:span><text:span text:style-name="T237">não compatível com o Safari(Iphone)</text:span></text:p>
        </text:list-item>
      </text:list>
      <text:p text:style-name="P362"/>
      <text:p text:style-name="P362">Videos</text:p>
      <text:p text:style-name="P331"/>
      <text:p text:style-name="P122"><text:span text:style-name="T237"><text:tab/>A</text:span><text:span text:style-name="T233">ssim como na inserção de áudio, a inserção de vídeo é semelhante, através da tag </text:span><text:span text:style-name="T842">&lt;video&gt;</text:span><text:span text:style-name="T233">, contendo a tag </text:span><text:span text:style-name="T738">&lt;source&gt;</text:span></text:p>
      <text:p text:style-name="P286"/>
      <text:p text:style-name="P486"><text:span text:style-name="T965">&lt;p&gt;</text:span><text:span text:style-name="T1079">Forma simples:</text:span><text:span text:style-name="T965">&lt;/p&gt;<text:tab/><text:tab/><text:tab/><text:tab/><text:tab/><text:tab/><text:tab/><text:tab/><text:tab/><text:tab/><text:tab/></text:span></text:p>
      <text:p text:style-name="P409"><text:span text:style-name="T1451"><text:tab/>&lt;</text:span><text:span text:style-name="T1466">video</text:span><text:span text:style-name="T1557"> </text:span><text:span text:style-name="T1480">src</text:span><text:span text:style-name="T1557">=</text:span><text:span text:style-name="T1504">"midias/Beach Waves And Sunset.mp4"</text:span><text:span text:style-name="T1557"> </text:span><text:span text:style-name="T1480">width</text:span><text:span text:style-name="T1557">=</text:span><text:span text:style-name="T1504">"500"</text:span><text:span text:style-name="T1557"> </text:span><text:span text:style-name="T1480">controls</text:span><text:span text:style-name="T1557"> <text:tab/></text:span></text:p>
      <text:p text:style-name="P409"><text:span text:style-name="T1480">autoplay</text:span><text:span text:style-name="T1557"> </text:span><text:span text:style-name="T1482">loop</text:span><text:span text:style-name="T1559"> </text:span><text:span text:style-name="T1480">poster</text:span><text:span text:style-name="T1557">=</text:span><text:span text:style-name="T1504">"imagens/tumblr por do sol.jpg"</text:span><text:span text:style-name="T1451">&gt;&lt;/</text:span><text:span text:style-name="T1466">video</text:span><text:span text:style-name="T1451">&gt;<text:tab/><text:tab/><text:tab/></text:span></text:p>
      <text:p text:style-name="P487"><text:tab/><text:tab/><text:tab/><text:tab/><text:tab/><text:tab/><text:tab/><text:tab/><text:tab/><text:tab/><text:tab/><text:tab/><text:tab/><text:tab/></text:p>
      <text:p text:style-name="P415"><text:span text:style-name="T1448">&lt;</text:span><text:span text:style-name="T1463">p</text:span><text:span text:style-name="T1448">&gt;</text:span><text:span text:style-name="T1625">Forma com a redundância de várias tags</text:span> <text:span text:style-name="T1463">&amp;lt;</text:span>source<text:span text:style-name="T1463">&amp;gt;</text:span>:<text:span text:style-name="T1448">&lt;/</text:span><text:span text:style-name="T1463">p</text:span><text:span text:style-name="T1448">&gt;<text:tab/><text:tab/><text:tab/></text:span></text:p>
      <text:p text:style-name="P409"><text:span text:style-name="T1451"><text:tab/></text:span><text:span text:style-name="T1457">&lt;</text:span><text:span text:style-name="T1472">video</text:span><text:span text:style-name="T1560"> </text:span><text:span text:style-name="T1490">controls</text:span><text:span text:style-name="T1560"> </text:span><text:span text:style-name="T1490">width</text:span><text:span text:style-name="T1560">=</text:span><text:span text:style-name="T1513">"600"</text:span><text:span text:style-name="T1457">&gt;<text:tab/><text:tab/><text:tab/><text:tab/><text:tab/><text:tab/><text:tab/><text:tab/></text:span></text:p>
      <text:p text:style-name="P483"><text:tab/>&lt;!--ordene por tamanho do arquivo!-→<text:tab/><text:tab/><text:tab/><text:tab/><text:tab/><text:tab/><text:tab/></text:p>
      <text:p text:style-name="P409"><text:span text:style-name="T1451"><text:tab/>&lt;</text:span><text:span text:style-name="T1466">source</text:span><text:span text:style-name="T1557"> </text:span><text:span text:style-name="T1480">src</text:span><text:span text:style-name="T1557">=</text:span><text:span text:style-name="T1504">"midias/Beach Waves And Sunset.mp4"</text:span><text:span text:style-name="T1557"> </text:span><text:span text:style-name="T1480">type</text:span><text:span text:style-name="T1557">=</text:span><text:span text:style-name="T1504">"video/mp4"</text:span><text:span text:style-name="T1451">&gt;<text:tab/></text:span></text:p>
      <text:p text:style-name="P409"><text:span text:style-name="T1451"><text:tab/>&lt;</text:span><text:span text:style-name="T1466">source</text:span><text:span text:style-name="T1557"> </text:span><text:span text:style-name="T1480">src</text:span><text:span text:style-name="T1557">=</text:span><text:span text:style-name="T1504">"midias/Beach Waves And Sunset.ogv"</text:span><text:span text:style-name="T1557"> </text:span><text:span text:style-name="T1480">type</text:span><text:span text:style-name="T1557">=</text:span><text:span text:style-name="T1504">"video/ogg"</text:span><text:span text:style-name="T1451">&gt;<text:tab/></text:span></text:p>
      <text:p text:style-name="P409"><text:span text:style-name="T1451"><text:tab/>&lt;</text:span><text:span text:style-name="T1466">source</text:span><text:span text:style-name="T1557"> </text:span><text:span text:style-name="T1480">src</text:span><text:span text:style-name="T1557">=</text:span><text:span text:style-name="T1504">"midias/Beach Waves And Sunset.webm"</text:span><text:span text:style-name="T1557"> </text:span><text:span text:style-name="T1480">type</text:span><text:span text:style-name="T1557">=</text:span><text:span text:style-name="T1504">"video/webm"</text:span><text:span text:style-name="T1451">&gt;<text:tab/></text:span></text:p>
      <text:p text:style-name="P409"><text:span text:style-name="T1451"><text:tab/>&lt;</text:span><text:span text:style-name="T1466">p</text:span><text:span text:style-name="T1451">&gt;</text:span><text:span text:style-name="T1557">Seu navegador não tem compatibilidade com reprodução de videos</text:span><text:span text:style-name="T1451">&lt;/</text:span><text:span text:style-name="T1466">p</text:span><text:span text:style-name="T1451">&gt;</text:span><text:span text:style-name="T1557"> </text:span><text:span text:style-name="T1567">&lt;!--só aparece esse parágrafo se o navegador não conseguir executar nenhum dos formatos acima-→<text:tab/><text:tab/><text:tab/><text:tab/><text:tab/><text:tab/><text:tab/><text:tab/><text:tab/><text:tab/><text:tab/></text:span></text:p>
      <text:p text:style-name="P409"><text:span text:style-name="T1451"><text:tab/>&lt;/</text:span><text:span text:style-name="T1466">video</text:span><text:span text:style-name="T1451">&gt;<text:tab/><text:tab/><text:tab/><text:tab/><text:tab/><text:tab/><text:tab/><text:tab/><text:tab/><text:tab/><text:tab/><text:tab/></text:span></text:p>
      <text:p text:style-name="P488"/>
      <text:p text:style-name="P286"><text:span text:style-name="T1578"><text:tab/>A</text:span>lguns atributos importantes:</text:p>
      <text:list xml:id="list3689134052" text:style-name="L14">
        <text:list-item>
          <text:p text:style-name="P597"><text:span text:style-name="T896">width</text:span><text:span text:style-name="T860">:</text:span><text:span text:style-name="T237"> vai indicar a largura que o vídeo vai ter na tela. </text:span><text:span text:style-name="T238">E</text:span><text:span text:style-name="T237">xemplo: 600</text:span><text:span text:style-name="T263">px</text:span><text:span text:style-name="T237">.</text:span></text:p>
        </text:list-item>
        <text:list-item>
          <text:p text:style-name="P597"><text:span text:style-name="T897">p</text:span><text:span text:style-name="T896">oster</text:span><text:span text:style-name="T237">: </text:span><text:span text:style-name="T238">é a tumblr, </text:span><text:span text:style-name="T237">configura </text:span><text:span text:style-name="T236">a</text:span><text:span text:style-name="T237"> imagem que vai aparecer como capa enquanto o visitante não reproduzir o vídeo</text:span></text:p>
        </text:list-item>
        <text:list-item>
          <text:p text:style-name="P597"><text:span text:style-name="T896">controls</text:span><text:span text:style-name="T237">: </text:span><text:span text:style-name="T236">mostra</text:span><text:span text:style-name="T238"> </text:span><text:span text:style-name="T237">os controles do vídeo</text:span></text:p>
        </text:list-item>
        <text:list-item>
          <text:p text:style-name="P597"><text:span text:style-name="T896">autoplay</text:span><text:span text:style-name="T237">: </text:span><text:span text:style-name="T238">reproduz </text:span><text:span text:style-name="T237">automaticamente, assim que a página for carregada.</text:span></text:p>
        </text:list-item>
      </text:list>
      <text:p text:style-name="P286"/>
      <text:p text:style-name="P291">Dica: incorpore videos de outros servidores (como Youtube, Vimeo) para reduzir o consumo de banda de internet.</text:p>
      <text:p text:style-name="P315">Iframes</text:p>
      <text:p text:style-name="P314"/>
      <text:p text:style-name="P294"><text:span text:style-name="T1384"><text:tab/></text:span><text:span text:style-name="T1385">&lt;</text:span><text:span text:style-name="T1386">Iframe</text:span><text:span text:style-name="T1385"> </text:span><text:span text:style-name="T1537">src</text:span><text:span text:style-name="T1538">="</text:span><text:span text:style-name="T1443">https://www.com.br</text:span><text:span text:style-name="T1538">"</text:span><text:span text:style-name="T1385">&gt;</text:span><text:span text:style-name="T1436"> é uma tag que permite incluir um elemento HTML </text:span><text:span text:style-name="T1438">aninhado</text:span><text:span text:style-name="T1436"> dentro de outro objeto HTML principal. Com esse recurso é possível carregar somente um documento específico de outro site ou até mesmo o site inteiro. </text:span><text:span text:style-name="T1437">Essa tag é muito utilizada na incorporação de vídeos.</text:span></text:p>
      <text:p text:style-name="P69"><text:span text:style-name="T660"><text:tab/>Um </text:span><text:span text:style-name="T1101">&lt;iframe&gt;</text:span><text:span text:style-name="T661"> (inline frame) é um </text:span><text:span text:style-name="T660">quadro embutido </text:span><text:span text:style-name="T662">que incorpora</text:span><text:span text:style-name="T660"> </text:span><text:span text:style-name="T661">um</text:span><text:span text:style-name="T660"> documento </text:span><text:span text:style-name="T661">HTML no </text:span><text:span text:style-name="T660">documento HTML atual. </text:span><text:span text:style-name="T662">Podemos também incorporar vídeos do youtube / vimeo, google maps, waze maps, apresentação google docs, etc…</text:span></text:p>
      <text:p text:style-name="P69"/>
      <text:p text:style-name="P69"><text:span text:style-name="T660"><text:tab/>O atributo </text:span><text:span text:style-name="T927">src</text:span><text:span text:style-name="T660"> define a URL da página a ser incorporada. </text:span><text:span text:style-name="T663">Já </text:span><text:span text:style-name="T664">o parâmetro </text:span><text:span text:style-name="T927">srcdoc</text:span><text:span text:style-name="T664"> </text:span><text:span text:style-name="T663">permite</text:span><text:span text:style-name="T664"> </text:span><text:span text:style-name="T663">implementar</text:span><text:span text:style-name="T664"> um conteúdo </text:span><text:span text:style-name="T663">HTML </text:span><text:span text:style-name="T664">simples dentro do iframe.</text:span></text:p>
      <text:p text:style-name="P69"><text:span text:style-name="T660"><text:line-break/><text:tab/></text:span><text:span text:style-name="T664">O atributo </text:span><text:span text:style-name="T927">frameborder</text:span><text:span text:style-name="T664">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60"><text:tab/>Quando o atributo </text:span><text:span text:style-name="T927">target</text:span><text:span text:style-name="T660"> de um </text:span><text:span text:style-name="T756">&lt;link&gt;</text:span><text:span text:style-name="T660"> corresponder ao </text:span><text:span text:style-name="T927">name</text:span><text:span text:style-name="T660"> de um </text:span><text:span text:style-name="T926">&lt;iframe&gt;</text:span><text:span text:style-name="T660">, o link será aberto no iframe. </text:span><text:span text:style-name="T664">Exemplo:</text:span></text:p>
      <text:p text:style-name="P69"/>
      <text:p text:style-name="P123"><text:span text:style-name="T1130">&lt;</text:span><text:span text:style-name="T968">iframe</text:span><text:span text:style-name="T1061"> </text:span><text:span text:style-name="T1150">src</text:span><text:span text:style-name="T1151">doc</text:span><text:span text:style-name="T1061">=</text:span><text:span text:style-name="T1025">"&lt;</text:span><text:span text:style-name="T1026">h1&gt;Demonstração&lt;/h1&gt;&lt;p&gt;lorem ipsum&lt;/p&gt;</text:span><text:span text:style-name="T1025">"</text:span><text:span text:style-name="T1061"> </text:span><text:span text:style-name="T1150">name</text:span><text:span text:style-name="T1061">=</text:span><text:span text:style-name="T1025">"iframe_a"</text:span><text:span text:style-name="T1061"> </text:span><text:span text:style-name="T1150">height</text:span><text:span text:style-name="T1061">=</text:span><text:span text:style-name="T1025">"300px"</text:span><text:span text:style-name="T1061"> </text:span><text:span text:style-name="T1150">width</text:span><text:span text:style-name="T1061">=</text:span><text:span text:style-name="T1025">"100%"</text:span><text:span text:style-name="T1061"> <text:s/> </text:span><text:span text:style-name="T1165">scrolling</text:span><text:span text:style-name="T1072">=</text:span><text:span text:style-name="T1046">"no"</text:span><text:span text:style-name="T1061"> </text:span><text:span text:style-name="T1150">frameborder</text:span><text:span text:style-name="T1061">=</text:span><text:span text:style-name="T1025">"1"</text:span><text:span text:style-name="T1061"> </text:span><text:span text:style-name="T1150">title</text:span><text:span text:style-name="T1061">=</text:span><text:span text:style-name="T1025">"Iframe<text:tab/>Example"</text:span><text:span text:style-name="T1130">&gt;&lt;/</text:span><text:span text:style-name="T968">iframe</text:span><text:span text:style-name="T1130">&gt;<text:tab/><text:tab/><text:tab/><text:tab/><text:tab/><text:tab/><text:tab/><text:tab/><text:tab/><text:tab/></text:span></text:p>
      <text:p text:style-name="P419"><text:span text:style-name="T1448">&lt;</text:span><text:span text:style-name="T1463">p</text:span><text:span text:style-name="T1448">&gt;&lt;</text:span><text:span text:style-name="T1463">a</text:span> <text:span text:style-name="T1478">href</text:span>=<text:span text:style-name="T1502">"https://www.w3schools.com"</text:span> <text:tab/><text:tab/><text:tab/><text:tab/><text:tab/><text:tab/><text:tab/><text:span text:style-name="T1478">target</text:span>=<text:span text:style-name="T1502">"iframe_a"</text:span><text:span text:style-name="T1448">&gt;</text:span>W3Schools.com<text:span text:style-name="T1448">&lt;/</text:span><text:span text:style-name="T1463">a</text:span><text:span text:style-name="T1448">&gt;&lt;/</text:span><text:span text:style-name="T1463">p</text:span><text:span text:style-name="T1448">&gt;<text:tab/><text:tab/><text:tab/><text:tab/><text:tab/></text:span></text:p>
      <text:p text:style-name="P458"/>
      <text:p text:style-name="P40"><text:span text:style-name="T664"><text:tab/>Cuidado </text:span><text:span text:style-name="T665">ao escolher trabalhar com iframes porque essa ação pode comprometer a segurança de seu site, expondo-o a vulnerabilidades como ataque</text:span><text:span text:style-name="T666">s</text:span><text:span text:style-name="T665"> de cross-site scripting (XSS). É por isso que alguns </text:span><text:span text:style-name="T664">sites bloqueiam sua atualização via iframe</text:span><text:span text:style-name="T665">s</text:span><text:span text:style-name="T664">.</text:span></text:p>
      <text:p text:style-name="P40"/>
      <text:p text:style-name="P40"><text:span text:style-name="T667">Uma configuração que pode aumentar a segurança do iframe é o parâmetro </text:span><text:span text:style-name="T927">sandbox="san</text:span><text:span text:style-name="T928">d</text:span><text:span text:style-name="T927">box”</text:span><text:span text:style-name="T667">, </text:span><text:span text:style-name="T666">e</text:span><text:span text:style-name="T667">l</text:span><text:span text:style-name="T666">e</text:span><text:span text:style-name="T667"> pode impedir a captura de qualquer tipo de informação como, por exemplo, inputs de um formulário </text:span><text:span text:style-name="T668">ou execução de scripts</text:span><text:span text:style-name="T667">. <text:line-break/>E</text:span><text:span text:style-name="T668">xistem vários parâmetros, por e</text:span><text:span text:style-name="T667">xemplo:</text:span></text:p>
      <text:p text:style-name="P42"/>
      <text:p text:style-name="P123"><text:span text:style-name="T1131">&lt;</text:span><text:span text:style-name="T969">iframe</text:span><text:span text:style-name="T1062"> </text:span><text:span text:style-name="T1152">srcdoc</text:span><text:span text:style-name="T1062">=</text:span><text:span text:style-name="T1027">"</text:span><text:span text:style-name="T1226">&lt;</text:span><text:span text:style-name="T1027">h1&gt;Página exemplo</text:span><text:span text:style-name="T1226">&lt;</text:span><text:span text:style-name="T1027">/h1&gt;"</text:span><text:span text:style-name="T1062"> </text:span><text:span text:style-name="T1152">frameborder</text:span><text:span text:style-name="T1062">=</text:span><text:span text:style-name="T1027">"1"</text:span><text:span text:style-name="T1062"> </text:span><text:span text:style-name="T1152">sandbox</text:span><text:span text:style-name="T1062">=</text:span><text:span text:style-name="T1027">"</text:span><text:span text:style-name="T1122">sanbox</text:span><text:span text:style-name="T1027"> </text:span><text:span text:style-name="T1047">allow-script</text:span><text:span text:style-name="T1027">"</text:span><text:span text:style-name="T1062"> </text:span><text:span text:style-name="T1152">referrerpolicy</text:span><text:span text:style-name="T1062">=</text:span><text:span text:style-name="T1027">"</text:span><text:span text:style-name="T1122">no-referrer</text:span><text:span text:style-name="T1027">-when-downgrade"</text:span><text:span text:style-name="T1131">&gt;&lt;/</text:span><text:span text:style-name="T969">iframe</text:span><text:span text:style-name="T1131">&gt;<text:tab/><text:tab/><text:tab/><text:tab/><text:tab/><text:tab/><text:tab/><text:tab/><text:tab/></text:span></text:p>
      <text:p text:style-name="P120"/>
      <text:p text:style-name="P120"><text:soft-page-break/><text:span text:style-name="T674">Quando habilitamos a </text:span><text:span text:style-name="T675">política de </text:span><text:span text:style-name="T674">sandbox em nosso iframe, automaticamente o site que está dentro do quadro perde algumas funcionalidades, dentre elas:</text:span></text:p>
      <text:list xml:id="list4008630509" text:style-name="L15">
        <text:list-item>
          <text:p text:style-name="P648">Não pode mais enviar dados de formulários</text:p>
        </text:list-item>
        <text:list-item>
          <text:p text:style-name="P648">Não pode mais executar scripts</text:p>
        </text:list-item>
        <text:list-item>
          <text:p text:style-name="P648">Desabilita todo tipo de API, janelas modais e popups</text:p>
        </text:list-item>
        <text:list-item>
          <text:p text:style-name="P623"><text:span text:style-name="T667">Desabilita todo tipo de plugin com </text:span><text:span text:style-name="T757">&lt;</text:span><text:span text:style-name="T758">embed&gt;</text:span><text:span text:style-name="T666">, </text:span><text:span text:style-name="T758">&lt;object&gt;</text:span><text:span text:style-name="T666">, </text:span><text:span text:style-name="T758">&lt;applet&gt;</text:span></text:p>
        </text:list-item>
        <text:list-item>
          <text:p text:style-name="P648">Evita que o site dentro do iframe assuma a navegação top level do navegador</text:p>
        </text:list-item>
        <text:list-item>
          <text:p text:style-name="P648">Bloqueia recursos como autoplay e foco automático em elementos de formulário </text:p>
        </text:list-item>
      </text:list>
      <text:p text:style-name="P232"/>
      <text:p text:style-name="P232">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46">no-referrer, no-referrer-when-downgrade, same-origin, unsafe-url</text:span>, etc…</text:p>
      <text:p text:style-name="P307">Listas</text:p>
      <text:p text:style-name="P311"/>
      <text:p text:style-name="P246"><text:span text:style-name="T1407">L</text:span><text:span text:style-name="T1406">istas</text:span> são muito úteis, elas simplificam e sintetizam o conteúdo a ser passado e faz a demarcação de cada item para facilitar a visualização. </text:p>
      <text:p text:style-name="P252"/>
      <text:p text:style-name="P247"><text:span text:style-name="T1387">&lt;ol </text:span><text:span text:style-name="T1545">type</text:span><text:span text:style-name="T1388">=”</text:span><text:span text:style-name="T1445">a</text:span><text:span text:style-name="T1388">” </text:span><text:span text:style-name="T1545">start</text:span><text:span text:style-name="T1388">=”</text:span><text:span text:style-name="T1445">5</text:span><text:span text:style-name="T1388">”</text:span><text:span text:style-name="T1387">&gt; </text:span><text:span text:style-name="T1388">&lt;/ol&gt;</text:span> ordered list: delimita uma <text:span text:style-name="T1406">lista ordenada</text:span>. Possui um parâmetro <text:span text:style-name="T1541">type</text:span>, onde <text:span text:style-name="T1435">personalizamos</text:span> o tipo de marcador da lista atual. As opções de valores para esse parâmetro são:</text:p>
      <text:p text:style-name="P246">‣ <text:span text:style-name="T1534">1</text:span> - Valor padrão. Cria listas numeradas. Ex: 1, 2, 3 … </text:p>
      <text:p text:style-name="P246">‣ <text:span text:style-name="T1534">A</text:span> - Cria listas alfabéticas em maiúsculas. Ex: A, B, C… </text:p>
      <text:p text:style-name="P246">‣ <text:span text:style-name="T1534">a</text:span> - Cria listas alfabéticas em minúsculas. Ex: a, b, c … </text:p>
      <text:p text:style-name="P246">‣ <text:span text:style-name="T1534">I</text:span> - Cria listas com algarismos romanos em maiúsculas.</text:p>
      <text:p text:style-name="P246">‣ <text:span text:style-name="T1534">i</text:span> - Cria listas com algarismos romanos em minúsculas.</text:p>
      <text:p text:style-name="P247">Você também pode indicar o início da contagem usando o parâmetro <text:span text:style-name="T1541">start</text:span>, <text:span text:style-name="T1531">mas tenha atenção pois ele é um parâmetro </text:span><text:span text:style-name="T1722">somente </text:span><text:span text:style-name="T1531">numérico!</text:span></text:p>
      <text:p text:style-name="P246"/>
      <text:p text:style-name="P252"><text:span text:style-name="T1387">&lt;li&gt;</text:span> list item: identifica cada <text:span text:style-name="T1406">item da lista</text:span> (seu fechamento <text:span text:style-name="T1610">é </text:span>opcional)</text:p>
      <text:p text:style-name="P252"><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52"/>
      <text:p text:style-name="P252"/>
      <text:p text:style-name="P252"/>
      <text:p text:style-name="P252"/>
      <text:p text:style-name="P252"/>
      <text:p text:style-name="P252"/>
      <text:p text:style-name="P252"/>
      <text:p text:style-name="P253"><text:span text:style-name="T1382">&lt;ul&gt;</text:span> unordered list: <text:span text:style-name="T1406">listas com marcadores</text:span>, são aquelas onde a ordem dos itens não influenciará no significado da lista.</text:p>
      <text:p text:style-name="P253"><text:tab/>O marcador padrão é a bolinha preta totalmente preenchida (<text:span text:style-name="T1532">disc</text:span>), mas existe a opção de configurar a propriedade <text:span text:style-name="T1542">type</text:span> da tag com os valores: </text:p>
      <text:p text:style-name="P253">‣ <text:span text:style-name="T1542">disc</text:span> – <text:span text:style-name="T1722">(by default)</text:span>. Uma bola preta totalmente pintada </text:p>
      <text:p text:style-name="P253">‣ <text:span text:style-name="T1542">circle</text:span> - Uma bola com uma borda preta e sem preenchimento </text:p>
      <text:p text:style-name="P253">‣ <text:span text:style-name="T1542">square</text:span> - Um pequeno quadrado preto <text:span text:style-name="T1610">pintado</text:span> </text:p>
      <text:p text:style-name="P391"><text:span text:style-name="T990"><text:tab/></text:span><text:span text:style-name="T991">Também é possível</text:span><text:span text:style-name="T990"> personalizar o símbolo de cada elemento </text:span><text:span text:style-name="T994">via CSS</text:span><text:span text:style-name="T990">, usando a propriedade: </text:span><text:span text:style-name="T1487">list-style-type</text:span><text:span text:style-name="T1582">: </text:span><text:span text:style-name="T1509">'</text:span><text:span text:style-name="T1599">\2714\00A0\00A0</text:span><text:span text:style-name="T1509">'</text:span><text:span text:style-name="T1582"> </text:span><text:span text:style-name="T1570">/*O '</text:span><text:span text:style-name="T1571">\</text:span><text:span text:style-name="T1570">00A0' coloca um espaçamento, código do markcheck encontrado no emotepedia*/</text:span><text:span text:style-name="T1582">;</text:span></text:p>
      <text:p text:style-name="P271"/>
      <text:p text:style-name="P271">É possível <text:span text:style-name="T1402">aninhar</text:span> listas ou até mesmo misturar, juntando </text:p>
      <text:p text:style-name="P272">listas &lt;ol&gt; com &lt;ul&gt;, <text:span text:style-name="T1610">uma prática muito utilizada na criação de menus.</text:span></text:p>
      <text:p text:style-name="P4"><text:span text:style-name="T181">Lista de Definição</text:span><text:span text:style-name="T202"> é como se fosse um </text:span><text:span text:style-name="T183">dicionário</text:span><text:span text:style-name="T202">, temos os termos e as suas descrições. É uma lista sem demarcadores.</text:span></text:p>
      <text:p text:style-name="P254"/>
      <text:p text:style-name="P35"><text:span text:style-name="T836">&lt;</text:span><text:span text:style-name="T835">dl&gt;</text:span><text:span text:style-name="T820"> </text:span><text:span text:style-name="T201">definition list: delimita a lista de definição</text:span></text:p>
      <text:p text:style-name="P35"><text:span text:style-name="T835">&lt;dt&gt;</text:span><text:span text:style-name="T820"> </text:span><text:span text:style-name="T201">definition term: termo</text:span></text:p>
      <text:p text:style-name="P35"><text:span text:style-name="T835">&lt;dd&gt;</text:span><text:span text:style-name="T731"> </text:span><text:span text:style-name="T201">definition description: definição do termo</text:span></text:p>
      <text:p text:style-name="P274"><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304"/>
      <text:p text:style-name="P304"/>
      <text:p text:style-name="P317">Links</text:p>
      <text:p text:style-name="P312"/>
      <text:p text:style-name="P136"><text:span text:style-name="T828">&lt;a href=”</text:span><text:span text:style-name="T810">https://google.com</text:span><text:span text:style-name="T828">”&gt;</text:span><text:span text:style-name="T170"> </text:span><text:span text:style-name="T171">ancor hypertext reference:</text:span><text:span text:style-name="T170"> cria link</text:span><text:span text:style-name="T172">s. </text:span><text:span text:style-name="T173">No contexto semântico, é importante usar </text:span><text:span text:style-name="Strong_20_Emphasis"><text:span text:style-name="T173">links descritivos </text:span></text:span><text:span text:style-name="T173">em vez de genéricos “clique_aqui” para deixar claro o destino desse link. </text:span></text:p>
      <text:p text:style-name="P255"/>
      <text:p text:style-name="P255">O <text:span text:style-name="T1442">atributo</text:span> <text:span text:style-name="T1542">hreflang</text:span> indica o idioma principal do site: </text:p>
      <text:p text:style-name="P335"><text:span text:style-name="T1462">&lt;</text:span><text:span text:style-name="T1477">a</text:span><text:span text:style-name="T1725"> </text:span><text:span text:style-name="T1501">href</text:span><text:span text:style-name="T1725">=</text:span><text:span text:style-name="T1522">”https://google.com”</text:span><text:span text:style-name="T1725"> </text:span><text:span text:style-name="T1501">hreflang</text:span><text:span text:style-name="T1725">=</text:span><text:span text:style-name="T1522">”en”</text:span><text:span text:style-name="T1462">&gt;&lt;/</text:span><text:span text:style-name="T1477">a</text:span><text:span text:style-name="T1462">&gt;</text:span></text:p>
      <text:p text:style-name="P273"/>
      <text:p text:style-name="P258"><text:span text:style-name="T1612">Link interno</text:span><text:span text:style-name="T1611"> faz </text:span><text:span text:style-name="T1623">ligação</text:span><text:span text:style-name="T1611"> com outra página do </text:span><text:span text:style-name="T1623">mesmo</text:span><text:span text:style-name="T1611"> site, que está dentro do mesmo servidor</text:span></text:p>
      <text:p text:style-name="P261"><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9">Note que não é necessário indicar a URL completa nesses casos. </text:p>
      <text:p text:style-name="P263"/>
      <text:p text:style-name="P6"><text:span text:style-name="T206">O</text:span><text:span text:style-name="T203"> </text:span><text:span text:style-name="T204">atributo</text:span><text:span text:style-name="T203"> </text:span><text:span text:style-name="T892">target</text:span><text:span text:style-name="T204"> </text:span><text:span text:style-name="T206">p</text:span><text:span text:style-name="T204">o</text:span><text:span text:style-name="T206">ssui os</text:span><text:span text:style-name="T204"> parâmetro</text:span><text:span text:style-name="T206">s:</text:span></text:p>
      <text:list xml:id="list2533724065" text:style-name="L16">
        <text:list-item>
          <text:p text:style-name="P586"><text:span text:style-name="T804">_self</text:span><text:span text:style-name="T917"> </text:span><text:span text:style-name="T186">s</text:span><text:span text:style-name="T184">obrepõe a </text:span><text:span text:style-name="T185">página</text:span><text:span text:style-name="T184"> atual</text:span><text:span text:style-name="T203"> quando clicado. </text:span><text:span text:style-name="T205">Esse parâmetro </text:span><text:span text:style-name="T203">já vem configurado como padrão ao criarmos um hiperlink.</text:span></text:p>
        </text:list-item>
        <text:list-item>
          <text:p text:style-name="P586"><text:span text:style-name="T804">_blank</text:span><text:span text:style-name="T917"> </text:span><text:span text:style-name="T184">abre o link em uma nova </text:span><text:span text:style-name="T185">aba</text:span><text:span text:style-name="T203">, assim não fecha a guia atual </text:span><text:span text:style-name="T204">(atenção para o underline)</text:span></text:p>
        </text:list-item>
        <text:list-item>
          <text:p text:style-name="P586"><text:span text:style-name="T804">_</text:span><text:span text:style-name="T805">parent</text:span><text:span text:style-name="T203"> Abre a página no iframe pai </text:span><text:span text:style-name="T206">(ou n</text:span><text:span text:style-name="T203">o mesmo iframe se não houver pai. </text:span></text:p>
        </text:list-item>
        <text:list-item>
          <text:p text:style-name="P586"><text:span text:style-name="T804">_</text:span><text:span text:style-name="T805">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87"><text:span text:style-name="T804">_</text:span><text:span text:style-name="T805">nomeDoIframe</text:span><text:span text:style-name="T203"> Abre a página em um iframe nomeado.</text:span></text:p>
        </text:list-item>
      </text:list>
      <text:p text:style-name="P5"/>
      <text:p text:style-name="P5"><text:span text:style-name="T204">O atributo </text:span><text:span text:style-name="T892">rel</text:span><text:span text:style-name="T204"> </text:span><text:span text:style-name="T206">p</text:span><text:span text:style-name="T204">o</text:span><text:span text:style-name="T206">ssui os</text:span><text:span text:style-name="T204"> parâmetro</text:span><text:span text:style-name="T206">s:</text:span></text:p>
      <text:list xml:id="list609165979" text:style-name="L17">
        <text:list-item>
          <text:p text:style-name="P588"><text:span text:style-name="T806">next</text:span><text:span text:style-name="T204"> indica que o link </text:span><text:span text:style-name="T208">aponta</text:span><text:span text:style-name="T204"> para a </text:span><text:span text:style-name="T187">próxima</text:span><text:span text:style-name="T204"> parte do documento atual</text:span></text:p>
        </text:list-item>
        <text:list-item>
          <text:p text:style-name="P588"><text:span text:style-name="T806">prev</text:span><text:span text:style-name="T204"> indica que o link </text:span><text:span text:style-name="T208">aponta</text:span><text:span text:style-name="T204"> para a parte </text:span><text:span text:style-name="T187">anterior</text:span><text:span text:style-name="T204"> do documento atual</text:span></text:p>
        </text:list-item>
        <text:list-item>
          <text:p text:style-name="P588"><text:span text:style-name="T806">author</text:span><text:span text:style-name="T204"> indica que é </text:span><text:span text:style-name="T208">o</text:span><text:span text:style-name="T204"> link </text:span><text:span text:style-name="T208">aponta para</text:span><text:span text:style-name="T204"> o </text:span><text:span text:style-name="T187">site do autor</text:span><text:span text:style-name="T204"> do artigo atual</text:span></text:p>
        </text:list-item>
        <text:list-item>
          <text:p text:style-name="P588"><text:span text:style-name="T806">external</text:span><text:span text:style-name="T204"> indica que é um link </text:span><text:span text:style-name="T208">de</text:span><text:span text:style-name="T204"> </text:span><text:span text:style-name="T187">outro site</text:span><text:span text:style-name="T204">, não faz</text:span><text:span text:style-name="T208">endo</text:span><text:span text:style-name="T204"> parte do site </text:span><text:span text:style-name="T208">atual</text:span></text:p>
        </text:list-item>
        <text:list-item>
          <text:p text:style-name="P588"><text:span text:style-name="T806">nofollow</text:span><text:span text:style-name="T204"> indica que é um link para um site que </text:span><text:span text:style-name="T188">não tem o seu aval</text:span><text:span text:style-name="T204">, como exemplo, um link patrocinado, instruindo os mecanismos de pesquisa a </text:span><text:span text:style-name="T187">não</text:span><text:span text:style-name="T204"> contar esse hyperlink como ponto de relevância no PageRank do seu site ou blog.</text:span></text:p>
        </text:list-item>
      </text:list>
      <text:p text:style-name="P262"/>
      <text:p text:style-name="P264"/>
      <text:p text:style-name="P265">Note que o fechamento da tag <text:span text:style-name="T1455">&lt;/</text:span><text:span text:style-name="T1470">a</text:span><text:span text:style-name="T1455">&gt;</text:span> vem depois do <text:span text:style-name="T1674">texto-nome</text:span> do link, exemplo:</text:p>
      <text:p text:style-name="P319">acesse o meu <text:span text:style-name="T1448">&lt;</text:span><text:span text:style-name="T1463">a</text:span> <text:span text:style-name="T1478">href</text:span>=<text:span text:style-name="T1502">"https://www.youtube.com/watch?v=naFQrPhD09I"</text:span> </text:p>
      <text:p text:style-name="P322"><text:span text:style-name="T1479">target</text:span><text:span text:style-name="T1529">=</text:span><text:span text:style-name="T1503">"_self"</text:span><text:span text:style-name="T1529"> </text:span><text:span text:style-name="T1479">rel</text:span><text:span text:style-name="T1529">=</text:span><text:span text:style-name="T1503">"external"</text:span><text:span text:style-name="T1449">&gt;</text:span><text:span text:style-name="T1673">canal no youtube</text:span><text:span text:style-name="T1449">&lt;/</text:span><text:span text:style-name="T1464">a</text:span><text:span text:style-name="T1449">&gt;</text:span></text:p>
      <text:p text:style-name="P257"/>
      <text:p text:style-name="P257">Quando criar<text:span text:style-name="T1611"> </text:span><text:span text:style-name="T1613">L</text:span><text:span text:style-name="T1612">inks externos</text:span><text:span text:style-name="T1611">, </text:span>ou seja, que não pertençam ao seu site, é recomend<text:span text:style-name="T1657">ável</text:span> utilizar os atributos <text:span text:style-name="T1265">target=”_blank”</text:span> e <text:span text:style-name="T1265">rel=”external”</text:span></text:p>
      <text:p text:style-name="P260"><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56">Nestes casos, devemos indicar a URL <text:span text:style-name="T1402">completa</text:span>, <text:span text:style-name="T1641">pois t</text:span><text:span text:style-name="T1295">odo link externo precisa </text:span><text:span text:style-name="T1296">começar</text:span><text:span text:style-name="T1295"> com </text:span>o protocolo <text:span text:style-name="T1265">http://</text:span> ou <text:span text:style-name="T1265">http</text:span><text:span text:style-name="T1717">s</text:span><text:span text:style-name="T1265">://</text:span> <text:span text:style-name="T1642">mais </text:span>o caminho que leve <text:span text:style-name="T1528">a</text:span> uma página específica, se for necessário. </text:p>
      <text:p text:style-name="P266"/>
      <text:p text:style-name="P269"><text:span text:style-name="T1612">Link para download</text:span><text:span text:style-name="T1611">: </text:span><text:span text:style-name="T1623">são</text:span><text:span text:style-name="T1611"> necessário</text:span><text:span text:style-name="T1623">s</text:span><text:span text:style-name="T1611"> </text:span><text:span text:style-name="T1624">2 atributos:</text:span><text:span text:style-name="T1530"> </text:span></text:p>
      <text:list xml:id="list3763290858" text:style-name="L18">
        <text:list-item>
          <text:p text:style-name="P650">O atributo <text:span text:style-name="T1545">download</text:span> indica o nome do arquivo</text:p>
        </text:list-item>
        <text:list-item>
          <text:p text:style-name="P589"><text:span text:style-name="T208">O atributo</text:span><text:span text:style-name="T209"> </text:span><text:span text:style-name="T918">type</text:span><text:span text:style-name="T209"> </text:span><text:span text:style-name="T210">indica a extensão do arquivo</text:span></text:p>
        </text:list-item>
      </text:list>
      <text:p text:style-name="P270"><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26">sobre </text:span><text:span text:style-name="T1265">media types</text:span>.</text:p>
      <text:p text:style-name="P267"/>
      <text:p text:style-name="P267">O atributo <text:span text:style-name="T1534">title</text:span> especifica informações extras sobre um elemento. <text:span text:style-name="T1741">Essas</text:span> informações geralmente são mostradas como um texto de dica quando o mouse passa sobre o elemento. <text:span text:style-name="T1741">Exemplo:</text:span></text:p>
      <text:p text:style-name="P336"><text:span text:style-name="T1448">&lt;</text:span><text:span text:style-name="T1463">a</text:span> <text:span text:style-name="T1478">href</text:span>=<text:span text:style-name="T1502">"https://www.w3schools.com/html/"</text:span> <text:span text:style-name="T1478">title</text:span>=<text:span text:style-name="T1502">"Go to W3Schools HTML section"</text:span><text:span text:style-name="T1448">&gt;</text:span>Visit our HTML Tutorial<text:span text:style-name="T1448">&lt;/</text:span><text:span text:style-name="T1463">a</text:span><text:span text:style-name="T1448">&gt;</text:span></text:p>
      <text:p text:style-name="P267"/>
      <text:p text:style-name="P27"><text:span text:style-name="T222">Use </text:span><text:span text:style-name="T861">mailto:</text:span><text:span text:style-name="T222"> dentro do atributo </text:span><text:span text:style-name="T861">href</text:span><text:span text:style-name="T222"> para criar um link que abre o programa de e-mail do usuário (para permitir que ele envie um novo e-mail). </text:span><text:span text:style-name="T223">Exemplo:</text:span></text:p>
      <text:p text:style-name="P27"><text:span text:style-name="T1143">&lt;</text:span><text:span text:style-name="T984">a</text:span><text:span text:style-name="T1232"> </text:span><text:span text:style-name="T1173">href</text:span><text:span text:style-name="T1232">=</text:span><text:span text:style-name="T1020">"mailto:someone@example.com"</text:span><text:span text:style-name="T1143">&gt;</text:span><text:span text:style-name="T1232">Send email</text:span><text:span text:style-name="T1143">&lt;/</text:span><text:span text:style-name="T984">a</text:span><text:span text:style-name="T1143">&gt;</text:span></text:p>
      <text:p text:style-name="P268"><text:line-break/>Um <text:span text:style-name="T1272">file path</text:span> descreve a localização de um arquivo na estrutura de pastas de um site.</text:p>
      <text:p text:style-name="P268"><text:span text:style-name="T1742">&lt;img src="</text:span><text:span text:style-name="T1744">picture.jpg</text:span><text:span text:style-name="T1742">"&gt; o arquivo está localizado na </text:span><text:span text:style-name="T1743">mesma pasta</text:span><text:span text:style-name="T1742"> da página atual</text:span></text:p>
      <text:p text:style-name="P28"><text:span text:style-name="T766">&lt;img src="images</text:span><text:span text:style-name="T960">/</text:span><text:span text:style-name="T1252">picture.jpg</text:span><text:span text:style-name="T766">"&gt; localizado na </text:span><text:span text:style-name="T768">pasta</text:span><text:span text:style-name="T766"> de imagens </text:span><text:span text:style-name="T769">dentro</text:span><text:span text:style-name="T767"> </text:span><text:span text:style-name="T766">da </text:span><text:span text:style-name="T768">pasta</text:span><text:span text:style-name="T766"> </text:span><text:span text:style-name="T768">atual</text:span></text:p>
      <text:p text:style-name="P28"><text:span text:style-name="T766">&lt;img src="</text:span><text:span text:style-name="T960">/</text:span><text:span text:style-name="T766">images/</text:span><text:span text:style-name="T1252">picture.jpg</text:span><text:span text:style-name="T766">"&gt; está na pasta de imagens, na </text:span><text:span text:style-name="T769">root</text:span><text:span text:style-name="T766"> da web atual</text:span></text:p>
      <text:p text:style-name="P28"><text:span text:style-name="T766">&lt;img src="</text:span><text:span text:style-name="T960">../</text:span><text:span text:style-name="T1252">picture.jpg</text:span><text:span text:style-name="T766">"&gt; </text:span><text:span text:style-name="T767">está </text:span><text:span text:style-name="T766">localizado na </text:span><text:span text:style-name="T768">pasta um nível acima</text:span><text:span text:style-name="T766"> da pasta atual</text:span></text:p>
      <text:p text:style-name="P318">Tabelas</text:p>
      <text:p text:style-name="P203"><text:span text:style-name="T1430"><text:line-break/></text:span><text:span text:style-name="T1630">&lt;table&gt;</text:span><text:span text:style-name="T1430"> cria tabela<text:line-break/></text:span><text:span text:style-name="T1630">&lt;caption&gt;</text:span><text:span text:style-name="T1430"> designa o </text:span><text:span text:style-name="T1403">título da tabela</text:span><text:span text:style-name="T1614"><text:line-break/></text:span><text:span text:style-name="T1634">&lt;</text:span><text:span text:style-name="T1637">thead</text:span><text:span text:style-name="T1634">&gt;</text:span><text:span text:style-name="T1614"> </text:span><text:span text:style-name="T1618">agrupa os elementos do </text:span><text:span text:style-name="T1404">cabeçalho</text:span><text:span text:style-name="T1614"><text:line-break/></text:span><text:span text:style-name="T1634">&lt;</text:span><text:span text:style-name="T1637">tbody</text:span><text:span text:style-name="T1634">&gt;</text:span><text:span text:style-name="T1614"> </text:span><text:span text:style-name="T1618">agrupa os elementos do </text:span><text:span text:style-name="T1404">corpo</text:span><text:span text:style-name="T1614"><text:line-break/></text:span><text:span text:style-name="T1634">&lt;</text:span><text:span text:style-name="T1637">tfoot</text:span><text:span text:style-name="T1634">&gt;</text:span><text:span text:style-name="T1614"> <text:s/></text:span><text:span text:style-name="T1618">agrupa os elementos do </text:span><text:span text:style-name="T1404">rodapé</text:span></text:p>
      <text:p text:style-name="P392"><text:span text:style-name="T1111">&lt;tr&gt;</text:span><text:span text:style-name="T1006"> table </text:span><text:span text:style-name="T1009">rows</text:span><text:span text:style-name="T1006">, </text:span><text:span text:style-name="T1007">cria</text:span><text:span text:style-name="T1006"> as </text:span><text:span text:style-name="T1012">linhas</text:span><text:span text:style-name="T1006"><text:line-break/></text:span><text:span text:style-name="T1111">&lt;th&gt;</text:span><text:span text:style-name="T1008"> table head, </text:span><text:span text:style-name="T1006">designa </text:span><text:span text:style-name="T1013">título da coluna</text:span><text:span text:style-name="T1010">, </text:span><text:span text:style-name="T1009">dentro de cada linha</text:span></text:p>
      <text:p text:style-name="P59"><text:span text:style-name="T605"><text:tab/></text:span><text:span text:style-name="T1128">&lt;</text:span><text:span text:style-name="T966">th</text:span><text:span text:style-name="T1058"> </text:span><text:span text:style-name="T1148">scope</text:span><text:span text:style-name="T1058">=</text:span><text:span text:style-name="T1022">"col</text:span><text:span text:style-name="T1023">group</text:span><text:span text:style-name="T1022">"</text:span><text:span text:style-name="T1128">&gt;&lt;/</text:span><text:span text:style-name="T966">th</text:span><text:span text:style-name="T1128">&gt;</text:span><text:span text:style-name="T605"> </text:span><text:span text:style-name="T606">o atributo </text:span><text:span text:style-name="T922">scope</text:span><text:span text:style-name="T605"> </text:span><text:span text:style-name="T606">tem apenas </text:span><text:span text:style-name="T578">valor semântico</text:span><text:span text:style-name="T606"> e </text:span><text:span text:style-name="T607">define o escopo, ou seja,</text:span><text:span text:style-name="T605"> se a </text:span><text:span text:style-name="T750">&lt;t</text:span><text:span text:style-name="T751">h</text:span><text:span text:style-name="T750">&gt;</text:span><text:span text:style-name="T605"> é um cabeçalho para coluna </text:span><text:span text:style-name="T608">ou</text:span><text:span text:style-name="T605"> linha ou</text:span><text:span text:style-name="T607"> </text:span><text:span text:style-name="T605">grupo de colunas ou linhas.</text:span><text:span text:style-name="T489"><text:line-break/></text:span><text:span text:style-name="T1101">&lt;td&gt;</text:span><text:span text:style-name="T489"> table </text:span><text:span text:style-name="T605">data</text:span><text:span text:style-name="T489">, </text:span><text:span text:style-name="T494">cria</text:span><text:span text:style-name="T489"> as </text:span><text:span text:style-name="T577">células</text:span><text:span text:style-name="T489">, dentro de cada linha. </text:span><text:span text:style-name="T495">(fechamento opcional)</text:span><text:span text:style-name="T489"><text:line-break/><text:tab/></text:span><text:span text:style-name="T1140">&lt;</text:span><text:span text:style-name="T980">td</text:span><text:span text:style-name="T1078"> </text:span><text:span text:style-name="T1170">rowspan</text:span><text:span text:style-name="T1078">=</text:span><text:span text:style-name="T1045">"2"</text:span><text:span text:style-name="T1140">&gt;&lt;/</text:span><text:span text:style-name="T980">td</text:span><text:span text:style-name="T1140">&gt;</text:span><text:span text:style-name="T489"> </text:span><text:span text:style-name="T496">o atributo </text:span><text:span text:style-name="T922">rowspan</text:span><text:span text:style-name="T489"> faz a célula ocupar mais de uma </text:span><text:span text:style-name="T605">linha, </text:span><text:span text:style-name="T488">expan</text:span><text:span text:style-name="T496">dindo-a</text:span><text:span text:style-name="T489"> </text:span><text:span text:style-name="T497">(</text:span><text:span text:style-name="T579">mesclar </text:span><text:span text:style-name="T580">vertical</text:span><text:span text:style-name="T497">)</text:span><text:span text:style-name="T489"><text:line-break/><text:tab/></text:span><text:span text:style-name="T1140">&lt;</text:span><text:span text:style-name="T980">td</text:span><text:span text:style-name="T1078"> </text:span><text:span text:style-name="T1171">cols</text:span><text:span text:style-name="T1170">pan</text:span><text:span text:style-name="T1078">=</text:span><text:span text:style-name="T1045">"2"</text:span><text:span text:style-name="T1140">&gt;&lt;/</text:span><text:span text:style-name="T980">td</text:span><text:span text:style-name="T1140">&gt;</text:span><text:span text:style-name="T489"> </text:span><text:span text:style-name="T496">o atributo </text:span><text:span text:style-name="T923">col</text:span><text:span text:style-name="T922">span</text:span><text:span text:style-name="T1225"> </text:span><text:span text:style-name="T489">faz a célula ocupar mais de uma </text:span><text:span text:style-name="T604">coluna</text:span><text:span text:style-name="T605"> </text:span><text:span text:style-name="T606">(</text:span><text:span text:style-name="T580">mesclar horizontal</text:span><text:span text:style-name="T496">)</text:span></text:p>
      <text:p text:style-name="P202"/>
      <text:p text:style-name="P65"><text:span text:style-name="T498">Em CSS, a propriedade </text:span><text:span text:style-name="T1101">border-collapse </text:span><text:span text:style-name="T498">define se as bordas da tabela devem ser </text:span><text:span text:style-name="T581">unidas</text:span><text:span text:style-name="T498"> em uma única borda ou </text:span><text:span text:style-name="T582">separadas</text:span><text:span text:style-name="T609">, respectivamente. Exemplo</text:span><text:span text:style-name="T610">s</text:span><text:span text:style-name="T609">:</text:span></text:p>
      <text:p text:style-name="P89"><text:span text:style-name="T1495">border-collapse</text:span><text:span text:style-name="T1592">: </text:span><text:span text:style-name="T1517">collapse</text:span><text:span text:style-name="T1592">;</text:span></text:p>
      <text:p text:style-name="P89"><text:span text:style-name="T1495">border-collapse</text:span><text:span text:style-name="T1592">: </text:span><text:span text:style-name="T1517">separate</text:span><text:span text:style-name="T1592">;</text:span></text:p>
      <text:p text:style-name="P212"/>
      <text:p text:style-name="P60"><text:span text:style-name="T495">Para alinhar as </text:span><text:span text:style-name="T744">&lt;td&gt;</text:span><text:span text:style-name="T495"> horizontalmente, use a propriedade </text:span><text:span text:style-name="T1101">text-align</text:span><text:span text:style-name="T495">.</text:span></text:p>
      <text:p text:style-name="P65"><text:span text:style-name="T495">Já para alinhar verticalmente, use a propriedade </text:span><text:span text:style-name="T1101">vertical-align</text:span><text:span text:style-name="T495">.<text:line-break/>Exemplos: </text:span></text:p>
      <text:p text:style-name="P89"><text:span text:style-name="T1496">text-align</text:span><text:span text:style-name="T1593">: </text:span><text:span text:style-name="T1518">center</text:span><text:span text:style-name="T1593">; <text:tab/></text:span></text:p>
      <text:p text:style-name="P89"><text:span text:style-name="T1496">vertical-align</text:span><text:span text:style-name="T1593">: </text:span><text:span text:style-name="T1675">middle</text:span><text:span text:style-name="T1593">;</text:span></text:p>
      <text:p text:style-name="P180"/>
      <text:p text:style-name="P76"/>
      <text:p text:style-name="P75"><text:span text:style-name="T495">Para criar </text:span><text:span text:style-name="T1223">efeito zebrado nas linhas da tabela</text:span><text:span text:style-name="T495">, utilize a seguinte configuração CSS:</text:span></text:p>
      <text:p text:style-name="P492"><text:span text:style-name="T1221">tbody</text:span><text:span text:style-name="T1076"> &gt; </text:span><text:span text:style-name="T1221">tr:</text:span><text:span text:style-name="T1123">nth-child(</text:span><text:span text:style-name="T1076">even</text:span><text:span text:style-name="T1123">)</text:span><text:span text:style-name="T1076"> {<text:tab/><text:tab/><text:tab/><text:tab/><text:tab/><text:tab/><text:tab/><text:tab/></text:span></text:p>
      <text:p text:style-name="P491"><text:span text:style-name="T1246">/* </text:span><text:span text:style-name="T1247">exemplos de parâmetros: </text:span><text:span text:style-name="T1246">2n / </text:span><text:span text:style-name="T1247">2n-1 / </text:span><text:span text:style-name="T1124">even</text:span><text:span text:style-name="T1247">(par) / </text:span><text:span text:style-name="T1124">odd</text:span><text:span text:style-name="T1247">(ímpar)</text:span><text:span text:style-name="T1246"> */<text:tab/><text:line-break/><text:tab/></text:span><text:span text:style-name="T1493">background-color</text:span><text:span text:style-name="T1589">: </text:span><text:span text:style-name="T1516">lightgray</text:span><text:span text:style-name="T1589">;</text:span><text:span text:style-name="T1590">}</text:span><text:span text:style-name="T1589"><text:tab/><text:tab/><text:tab/><text:tab/><text:tab/><text:tab/><text:tab/></text:span></text:p>
      <text:p text:style-name="P181"/>
      <text:p text:style-name="P49"><text:span text:style-name="T499">Para </text:span><text:span text:style-name="T1223">fixar o cabeçalho no topo da tabela</text:span><text:span text:style-name="T499">, use a seguinte configuração:</text:span></text:p>
      <text:p text:style-name="P491"><text:span text:style-name="T1222">head</text:span><text:span text:style-name="T1077"> &gt; </text:span><text:span text:style-name="T1222">tr</text:span><text:span text:style-name="T1077"> &gt; </text:span><text:span text:style-name="T1222">th</text:span><text:span text:style-name="T1077"> {<text:tab/><text:tab/><text:tab/><text:tab/><text:tab/><text:tab/><text:tab/><text:tab/><text:tab/><text:tab/><text:tab/><text:tab/></text:span><text:span text:style-name="T1493">position</text:span><text:span text:style-name="T1589">: </text:span><text:span text:style-name="T1516">sticky</text:span><text:span text:style-name="T1589">; </text:span><text:span text:style-name="T1576">/*é preciso que a &lt;table&gt; esteja<text:tab/><text:tab/><text:tab/><text:tab/>configurada com position: absolute*/<text:tab/><text:tab/><text:tab/><text:tab/><text:tab/><text:tab/></text:span></text:p>
      <text:p text:style-name="P429"><text:span text:style-name="T1491"><text:tab/>top</text:span><text:span text:style-name="T1561">: </text:span><text:span text:style-name="T1606">-1px</text:span><text:span text:style-name="T1561">; </text:span><text:span text:style-name="T1574">/*é preciso </text:span><text:span text:style-name="T1575">declarar</text:span><text:span text:style-name="T1574"> </text:span><text:span text:style-name="T1575">o ponto de fixação</text:span><text:span text:style-name="T1574">*/<text:tab/><text:tab/><text:tab/></text:span></text:p>
      <text:p text:style-name="P430"><text:span text:style-name="T1491"><text:tab/>background-color</text:span><text:span text:style-name="T1561">: </text:span><text:span text:style-name="T1514">lightgray</text:span><text:span text:style-name="T1561">;</text:span><text:span text:style-name="T1562">}</text:span><text:span text:style-name="T1561"> </text:span><text:span text:style-name="T1574">/*é importante colorir a &lt;th&gt;*/<text:tab/></text:span></text:p>
      <text:p text:style-name="P182"/>
      <text:p text:style-name="P36"><text:span text:style-name="T500">Para </text:span><text:span text:style-name="T1223">aplicar estilo nas colunas d</text:span><text:span text:style-name="T1224">a</text:span><text:span text:style-name="T1223"> tabela</text:span><text:span text:style-name="T500"> use a tag </text:span><text:span text:style-name="T1101">&lt;colgroup&gt;</text:span><text:span text:style-name="T500"> </text:span><text:span text:style-name="T501">combinada com a tag</text:span><text:span text:style-name="T500"> </text:span><text:span text:style-name="T1102">&lt;col&gt;</text:span><text:span text:style-name="T501">. Usando o</text:span><text:span text:style-name="T1103"> </text:span><text:span text:style-name="T501">atributo </text:span><text:span text:style-name="T881">&lt;span&gt;</text:span><text:span text:style-name="T501">, o estilo é aplicado nas colunas seguintes </text:span><text:span text:style-name="T502">também</text:span><text:span text:style-name="T501">. </text:span><text:span text:style-name="T500">Exemplo:</text:span></text:p>
      <text:p text:style-name="P36"/>
      <text:p text:style-name="P425"><text:span text:style-name="T1137">&lt;/</text:span><text:span text:style-name="T976">style</text:span><text:span text:style-name="T1137">&gt;<text:tab/><text:tab/><text:tab/><text:tab/><text:tab/><text:tab/><text:tab/><text:tab/><text:tab/><text:tab/></text:span></text:p>
      <text:p text:style-name="P426"><text:span text:style-name="T1600"><text:tab/>col.destaque</text:span><text:span text:style-name="T1561"> {<text:tab/><text:tab/><text:tab/><text:tab/><text:tab/><text:tab/><text:tab/><text:tab/></text:span></text:p>
      <text:p text:style-name="P426"><text:span text:style-name="T1491"><text:tab/><text:tab/>background-color</text:span><text:span text:style-name="T1561">: </text:span><text:span text:style-name="T1514">chartreuse</text:span><text:span text:style-name="T1561">;<text:tab/><text:tab/><text:tab/><text:tab/></text:span></text:p>
      <text:p text:style-name="P422"><text:tab/>}<text:tab/><text:tab/><text:tab/><text:tab/><text:tab/><text:tab/><text:tab/><text:tab/><text:tab/><text:tab/></text:p>
      <text:p text:style-name="P426"><text:span text:style-name="T1600"><text:tab/>col.c_sexo</text:span><text:span text:style-name="T1561">, </text:span><text:span text:style-name="T1600">col.c_idade</text:span><text:span text:style-name="T1561">, </text:span><text:span text:style-name="T1600">col.c_profissao</text:span><text:span text:style-name="T1561"> {<text:tab/><text:tab/></text:span></text:p>
      <text:p text:style-name="P426"><text:span text:style-name="T1491"><text:tab/><text:tab/>background-color</text:span><text:span text:style-name="T1561">: </text:span><text:span text:style-name="T1514">yellow</text:span><text:span text:style-name="T1561">;<text:tab/><text:tab/><text:tab/><text:tab/></text:span></text:p>
      <text:p text:style-name="P422"><text:tab/>}<text:tab/><text:tab/><text:tab/><text:tab/><text:tab/><text:tab/><text:tab/><text:tab/><text:tab/><text:tab/></text:p>
      <text:p text:style-name="P426"><text:span text:style-name="T1600"><text:tab/>col.c_grupo</text:span><text:span text:style-name="T1561"> {<text:tab/><text:tab/><text:tab/><text:tab/><text:tab/><text:tab/><text:tab/><text:tab/></text:span></text:p>
      <text:p text:style-name="P426"><text:span text:style-name="T1491"><text:tab/><text:tab/>background-color</text:span><text:span text:style-name="T1561">: </text:span><text:span text:style-name="T1514">lightcoral</text:span><text:span text:style-name="T1561">;<text:tab/><text:tab/><text:tab/><text:tab/></text:span></text:p>
      <text:p text:style-name="P422"><text:tab/>}<text:tab/><text:tab/><text:tab/><text:tab/><text:tab/><text:tab/><text:tab/><text:tab/><text:tab/><text:tab/></text:p>
      <text:p text:style-name="P427"><text:span text:style-name="T1458">&lt;/</text:span><text:span text:style-name="T1473">style</text:span><text:span text:style-name="T1458">&gt;<text:tab/><text:tab/><text:tab/><text:tab/><text:tab/><text:tab/><text:tab/><text:tab/><text:tab/><text:tab/></text:span></text:p>
      <text:p text:style-name="P490">&lt;table&gt;<text:tab/><text:tab/><text:tab/><text:tab/><text:tab/><text:tab/><text:tab/><text:tab/><text:tab/><text:tab/></text:p>
      <text:p text:style-name="P426"><text:span text:style-name="T1458"><text:tab/>&lt;</text:span><text:span text:style-name="T1473">colgroup</text:span><text:span text:style-name="T1458">&gt;<text:tab/><text:tab/><text:tab/><text:tab/><text:tab/><text:tab/><text:tab/><text:tab/></text:span></text:p>
      <text:p text:style-name="P426"><text:span text:style-name="T1458"><text:tab/><text:tab/>&lt;</text:span><text:span text:style-name="T1473">col</text:span><text:span text:style-name="T1561"> </text:span><text:span text:style-name="T1491">class</text:span><text:span text:style-name="T1561">=</text:span><text:span text:style-name="T1514">"c_nome destaque"</text:span><text:span text:style-name="T1458">&gt;<text:tab/><text:tab/><text:tab/><text:tab/></text:span></text:p>
      <text:p text:style-name="P426"><text:span text:style-name="T1458"><text:tab/><text:tab/>&lt;</text:span><text:span text:style-name="T1473">col</text:span><text:span text:style-name="T1561"> </text:span><text:span text:style-name="T1491">class</text:span><text:span text:style-name="T1561">=</text:span><text:span text:style-name="T1514">"c_sexo c_grupo"</text:span><text:span text:style-name="T1561"> </text:span><text:span text:style-name="T1491">span</text:span><text:span text:style-name="T1561">=</text:span><text:span text:style-name="T1514">"2"</text:span><text:span text:style-name="T1458">&gt;<text:tab/><text:tab/></text:span></text:p>
      <text:p text:style-name="P426"><text:span text:style-name="T1458"><text:tab/><text:tab/>&lt;</text:span><text:span text:style-name="T1473">col</text:span><text:span text:style-name="T1561"> </text:span><text:span text:style-name="T1491">class</text:span><text:span text:style-name="T1561">=</text:span><text:span text:style-name="T1514">"c_idade"</text:span><text:span text:style-name="T1458">&gt;<text:tab/><text:tab/><text:tab/><text:tab/><text:tab/></text:span></text:p>
      <text:p text:style-name="P426"><text:span text:style-name="T1458"><text:tab/><text:tab/>&lt;</text:span><text:span text:style-name="T1473">col</text:span><text:span text:style-name="T1561"> </text:span><text:span text:style-name="T1491">class</text:span><text:span text:style-name="T1561">=</text:span><text:span text:style-name="T1514">"c_profissao"</text:span><text:span text:style-name="T1458">&gt;<text:tab/><text:tab/><text:tab/><text:tab/></text:span></text:p>
      <text:p text:style-name="P426"><text:span text:style-name="T1458"><text:tab/>&lt;/</text:span><text:span text:style-name="T1473">colgroup</text:span><text:span text:style-name="T1458">&gt;<text:tab/><text:tab/><text:tab/><text:tab/><text:tab/><text:tab/><text:tab/><text:tab/></text:span></text:p>
      <text:p text:style-name="P426"><text:span text:style-name="T1458"><text:tab/>&lt;</text:span><text:span text:style-name="T1473">caption</text:span><text:span text:style-name="T1458">&gt;&lt;</text:span><text:span text:style-name="T1473">strong</text:span><text:span text:style-name="T1458">&gt;</text:span><text:span text:style-name="T1561">Cadastro</text:span><text:span text:style-name="T1458">&lt;/</text:span><text:span text:style-name="T1473">strong</text:span><text:span text:style-name="T1458">&gt;&lt;/</text:span><text:span text:style-name="T1473">caption</text:span><text:span text:style-name="T1458">&gt;<text:tab/><text:tab/></text:span></text:p>
      <text:p text:style-name="P426"><text:span text:style-name="T1458"><text:tab/>&lt;</text:span><text:span text:style-name="T1473">tr</text:span><text:span text:style-name="T1458">&gt;<text:tab/><text:tab/><text:tab/><text:tab/><text:tab/><text:tab/><text:tab/><text:tab/><text:tab/><text:tab/></text:span></text:p>
      <text:p text:style-name="P426"><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Nome</text:span><text:span text:style-name="T1458">&lt;/</text:span><text:span text:style-name="T1473">th</text:span><text:span text:style-name="T1458">&gt;<text:tab/><text:tab/><text:tab/><text:tab/></text:span></text:p>
      <text:p text:style-name="P426"><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Sexo</text:span><text:span text:style-name="T1458">&lt;/</text:span><text:span text:style-name="T1473">th</text:span><text:span text:style-name="T1458">&gt;<text:tab/><text:tab/><text:tab/><text:tab/></text:span></text:p>
      <text:p text:style-name="P426"><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Idade</text:span><text:span text:style-name="T1458">&lt;/</text:span><text:span text:style-name="T1473">th</text:span><text:span text:style-name="T1458">&gt;<text:tab/><text:tab/><text:tab/><text:tab/></text:span></text:p>
      <text:p text:style-name="P426"><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Profissão</text:span><text:span text:style-name="T1458">&lt;/</text:span><text:span text:style-name="T1473">th</text:span><text:span text:style-name="T1458">&gt;<text:tab/><text:tab/><text:tab/></text:span></text:p>
      <text:p text:style-name="P428"><text:span text:style-name="T1458"><text:tab/>&lt;/</text:span><text:span text:style-name="T1473">tr</text:span><text:span text:style-name="T1458">&gt;<text:tab/><text:tab/><text:tab/><text:tab/><text:tab/><text:tab/><text:tab/><text:tab/><text:tab/></text:span></text:p>
      <text:p text:style-name="P428"><text:span text:style-name="T1473">&lt;/table&gt;<text:tab/></text:span><text:span text:style-name="T1458"><text:tab/><text:tab/><text:tab/><text:tab/><text:tab/><text:tab/><text:tab/><text:tab/><text:tab/></text:span></text:p>
      <text:p text:style-name="P456"/>
      <text:p text:style-name="P189"><draw:frame draw:style-name="fr3" draw:name="Figura20" text:anchor-type="as-char" svg:width="11.361cm" svg:height="4.591cm" draw:z-index="16"><draw:image xlink:href="Pictures/1000000100000342000001517F27ABDCC5EF066A.png" xlink:type="simple" xlink:show="embed" xlink:actuate="onLoad" draw:mime-type="image/png"/></draw:frame></text:p>
      <text:p text:style-name="P455"/>
      <text:p text:style-name="P45"><text:span text:style-name="T538">Para tornar as tabelas mais </text:span><text:span text:style-name="T593">responsivas</text:span><text:span text:style-name="T538">, envelope-as dentro de uma </text:span><text:span text:style-name="T748">&lt;div&gt;</text:span><text:span text:style-name="T538"> e aplique o estilo </text:span><text:span text:style-name="T1166">overflow</text:span><text:span text:style-name="T1073">: </text:span><text:span text:style-name="T1048">auto</text:span><text:span text:style-name="T1073">;</text:span><text:span text:style-name="T538"> para habilitar a barra de rolagem horizontal </text:span><text:span text:style-name="T539">apenas na tabela</text:span><text:span text:style-name="T538">.</text:span></text:p>
      <text:p text:style-name="P188"/>
      <text:p text:style-name="P188">Exemplo de anatomia para tabelas grandes:</text:p>
      <text:p text:style-name="P188">TABLE</text:p>
      <text:p text:style-name="P188"><text:tab/>CAPTION</text:p>
      <text:p text:style-name="P188"><text:tab/>THEAD</text:p>
      <text:p text:style-name="P188"><text:tab/><text:tab/> TR, TH</text:p>
      <text:p text:style-name="P188"><text:tab/>TBODY</text:p>
      <text:p text:style-name="P188"><text:tab/><text:tab/>TR, TD, TH</text:p>
      <text:p text:style-name="P188"><text:tab/>TFOOT</text:p>
      <text:p text:style-name="P188"><text:tab/><text:tab/>TR, TH, TD</text:p>
      <text:p text:style-name="P188"/>
      <text:h text:style-name="P553" text:outline-level="1"><text:span text:style-name="T1017">F</text:span><text:span text:style-name="T1016">ormulários</text:span></text:h>
      <text:p text:style-name="P201"/>
      <text:p text:style-name="P433"><text:span text:style-name="Strong_20_Emphasis"><text:span text:style-name="T1087">&lt;form&gt;</text:span></text:span><text:span text:style-name="Strong_20_Emphasis"><text:span text:style-name="T367"> </text:span></text:span><text:span text:style-name="T367">inicia um formulário, delimit</text:span><text:span text:style-name="T368">ando</text:span><text:span text:style-name="T367"> </text:span><text:span text:style-name="T368">sua</text:span><text:span text:style-name="T367"> área. </text:span><text:span text:style-name="T378">Seus principais parâmetros são</text:span><text:span text:style-name="T367">:</text:span></text:p>
      <text:list xml:id="list1875294699" text:style-name="L19">
        <text:list-item>
          <text:p text:style-name="P598"><text:span text:style-name="T899">method:</text:span><text:span text:style-name="T643"> é o método HTTP para enviar o formulário</text:span></text:p>
        </text:list-item>
      </text:list>
      <text:list xml:id="list4077652906" text:style-name="L20">
        <text:list-item>
          <text:list>
            <text:list-item>
              <text:p text:style-name="P599"><text:span text:style-name="T1207">ge</text:span><text:span text:style-name="T1208">t</text:span><text:span text:style-name="T604">: </text:span><text:span text:style-name="T644">os dados são incrementados</text:span><text:span text:style-name="T604"> na URL </text:span><text:span text:style-name="T644">ao submeter</text:span><text:span text:style-name="T604"> </text:span><text:span text:style-name="T645">o</text:span><text:span text:style-name="T604"> formulário, </text:span><text:span text:style-name="T611">com limite máximo de 3000 bytes </text:span><text:span text:style-name="T646">(2048 caracteres)</text:span><text:span text:style-name="T604">.<text:line-break/> </text:span><text:span text:style-name="T646">Seu uso é recomendado quando existir interesse em compartilhar a URL e/ou quando a operação for </text:span><text:span text:style-name="T594">idempotente</text:span><text:span text:style-name="T646"> (quando a mesma requisição puder ser enviada mais de uma vez sem consequências negativas).</text:span></text:p>
            </text:list-item>
            <text:list-item>
              <text:p text:style-name="P599"><text:span text:style-name="T1207">post</text:span><text:span text:style-name="T604">: </text:span><text:span text:style-name="T644">os dados não se apresentam na URL mas podem ser encontrados no network→ </text:span><text:span text:style-name="T647">payload</text:span><text:span text:style-name="T644"> d</text:span><text:span text:style-name="T647">a ferramenta D</text:span><text:span text:style-name="T644">ev</text:span><text:span text:style-name="T647">T</text:span><text:span text:style-name="T644">ools</text:span><text:span text:style-name="T604">.<text:line-break/> </text:span><text:span text:style-name="T647">Seu uso é</text:span><text:span text:style-name="T611"> recomendado quando </text:span><text:span text:style-name="T647">não queremos que os dados apareçam explicitamente na URL (ao capturar dados sensíveis, como senhas ou documentos) e também quando for preciso enviar muitos dados como, por exemplo, imagens ou outros tipos de arquivos.</text:span></text:p>
            </text:list-item>
            <text:list-item>
              <text:p text:style-name="P660"><text:span text:style-name="T1206">dialog</text:span><text:span text:style-name="T378">: quando um formulário está dentro de um </text:span><text:span text:style-name="Source_20_Text"><text:span text:style-name="T721">&lt;dialog&gt;</text:span></text:span><text:span text:style-name="T378">, ao submetê-lo, o diálogo é fechado, um evento de envio é disparado, mas os dados do formulário não são enviados e o formulário não é limpo.</text:span></text:p>
            </text:list-item>
          </text:list>
        </text:list-item>
      </text:list>
      <text:list xml:id="list4124201950" text:style-name="L21">
        <text:list-item>
          <text:p text:style-name="P600"><text:span text:style-name="T899">action</text:span><text:span text:style-name="T612">: aponta para o arquivo que processará os dados</text:span></text:p>
        </text:list-item>
        <text:list-item>
          <text:p text:style-name="P681"><text:span text:style-name="Strong_20_Emphasis"><text:span text:style-name="T906">enctype</text:span></text:span><text:span text:style-name="T375">: especifica como os dados do formulário devem ser codificados antes de serem enviados para o servidor.</text:span></text:p>
        </text:list-item>
        <text:list-item>
          <text:p text:style-name="P682"><text:span text:style-name="T899">autocomplete</text:span><text:span text:style-name="T612">: </text:span><text:span text:style-name="T1207">on</text:span><text:span text:style-name="T612">/</text:span><text:span text:style-name="T1207">off</text:span></text:p>
        </text:list-item>
        <text:list-item>
          <text:p text:style-name="P683"><text:span text:style-name="T899">capitalize</text:span><text:span text:style-name="T1209">: on</text:span><text:span text:style-name="T612">, </text:span><text:span text:style-name="T1209">off</text:span><text:span text:style-name="T612">, </text:span><text:span text:style-name="T1209">words</text:span><text:span text:style-name="T612">, </text:span><text:span text:style-name="T1209">characters</text:span></text:p>
        </text:list-item>
        <text:list-item>
          <text:p text:style-name="P684"><text:span text:style-name="T899">novalidate</text:span><text:span text:style-name="T612">: não valida os campos do formulário </text:span><text:span text:style-name="T648">em seu</text:span><text:span text:style-name="T612"> envio</text:span></text:p>
        </text:list-item>
        <text:list-item>
          <text:p text:style-name="P685"><text:span text:style-name="T899">target</text:span><text:span text:style-name="T648">: indica onde exibir a resposta após envio: </text:span><text:span text:style-name="T1209">_self</text:span><text:span text:style-name="T648">, </text:span><text:span text:style-name="T1209">_blank</text:span><text:span text:style-name="T648">, </text:span><text:span text:style-name="T1209">_parent</text:span><text:span text:style-name="T648"> ou </text:span><text:span text:style-name="T1209">_top</text:span></text:p>
        </text:list-item>
      </text:list>
      <text:p text:style-name="P438"><text:span text:style-name="Strong_20_Emphasis"/></text:p>
      <text:p text:style-name="P218"><text:span text:style-name="T1632">&lt;fieldset&gt;</text:span> tag semântica, indica um conjunto de campos, <text:span text:style-name="T1729">margeando-os</text:span>. Exemplo: identificação, endereço, pagamento.</text:p>
      <text:p text:style-name="P218"><text:span text:style-name="T1632">&lt;legend&gt;</text:span> representa o título do <text:span text:style-name="T1709">conjunto de campos</text:span>, <text:span text:style-name="T1709">rotulando</text:span> o conteúdo<text:line-break/><text:line-break/><text:span text:style-name="T1632">&lt;input&gt;</text:span> é usada para criar controles interativos (<text:span text:style-name="T1265">objetos</text:span>) para formulários. Essa tag não tem fechamento. <text:span text:style-name="T1684">Alguns parâmetros são:</text:span></text:p>
      <text:list xml:id="list2390484818" text:style-name="L22">
        <text:list-item>
          <text:p text:style-name="P601"><text:span text:style-name="T899">t</text:span><text:span text:style-name="T902">ype:</text:span><text:span text:style-name="T604"> indica o tipo do campo. </text:span><text:span text:style-name="T649">Entre os vários parâmetros, </text:span><text:span text:style-name="T612">tem</text:span><text:span text:style-name="T649">os </text:span><text:span text:style-name="T612">os</text:span><text:span text:style-name="T649"> principais </text:span><text:span text:style-name="T612">que </text:span><text:span text:style-name="T649">são</text:span><text:span text:style-name="T604"> </text:span><text:span text:style-name="T1214">tex</text:span><text:span text:style-name="T1215">t</text:span><text:span text:style-name="T604">, </text:span><text:span text:style-name="T1216">number</text:span><text:span text:style-name="T613">,</text:span><text:span text:style-name="T604"> </text:span><text:span text:style-name="T1217">mail</text:span><text:span text:style-name="T649">,</text:span><text:span text:style-name="T613"> </text:span><text:span text:style-name="T1214">password</text:span><text:span text:style-name="T604">,</text:span><text:span text:style-name="T649"> </text:span><text:span text:style-name="T1217">radio</text:span><text:span text:style-name="T649">, </text:span><text:span text:style-name="T1217">checkbox</text:span><text:span text:style-name="T649">, </text:span><text:span text:style-name="T1217">range</text:span><text:span text:style-name="T649">, </text:span><text:span text:style-name="T1218">month</text:span><text:span text:style-name="T614">, </text:span><text:span text:style-name="T1218">date</text:span><text:span text:style-name="T614">, </text:span><text:span text:style-name="T1218">time</text:span><text:span text:style-name="T614">, </text:span><text:span text:style-name="T1218">tel</text:span><text:span text:style-name="T614">, </text:span><text:span text:style-name="T1219">list</text:span><text:span text:style-name="T615">, </text:span><text:span text:style-name="T1217">button</text:span><text:span text:style-name="T649">, </text:span><text:span text:style-name="T1217">submit</text:span><text:span text:style-name="T649">, </text:span><text:span text:style-name="T1218">reset</text:span><text:span text:style-name="T614">, </text:span><text:span text:style-name="T1218">file</text:span><text:span text:style-name="T650">, </text:span><text:span text:style-name="T649">etc</text:span></text:p>
        </text:list-item>
        <text:list-item>
          <text:p text:style-name="P602"><text:soft-page-break/><text:span text:style-name="T899">name</text:span><text:span text:style-name="T612">:</text:span><text:span text:style-name="T614"> </text:span><text:span text:style-name="T616">utilizado no </text:span><text:span text:style-name="T583">backend</text:span><text:span text:style-name="T616"> pois </text:span><text:span text:style-name="T614">referencia o elemento </text:span><text:span text:style-name="T583">para processar</text:span><text:span text:style-name="T616"> seu valor. É ele que aparece na URL (ao usar o método GET) e no corpo do HTTP request (ao usar o método POST).</text:span></text:p>
        </text:list-item>
        <text:list-item>
          <text:p text:style-name="P603"><text:span text:style-name="T899">id</text:span><text:span text:style-name="T612">: </text:span><text:span text:style-name="T616">utilizado pelo </text:span><text:span text:style-name="T583">frontend</text:span><text:span text:style-name="T616"> para identificar o elemento e então</text:span><text:span text:style-name="T612"> </text:span><text:span text:style-name="T616">receber tratamentos via Javascript e/ou CSS. Esse atributo também é necessário para fazer a ligação com a tag </text:span><text:span text:style-name="T752">&lt;label&gt;</text:span></text:p>
        </text:list-item>
        <text:list-item>
          <text:p text:style-name="P602"><text:span text:style-name="T900">required</text:span><text:span text:style-name="T883">: </text:span><text:span text:style-name="T604">com essa cláusula, </text:span><text:span text:style-name="T612">o campo torna-se obrigatório</text:span></text:p>
        </text:list-item>
        <text:list-item>
          <text:p text:style-name="P627"><text:span text:style-name="T901">readonly:</text:span><text:span text:style-name="T604"> impede que seja inserido valor na textbox</text:span></text:p>
        </text:list-item>
        <text:list-item>
          <text:p text:style-name="P627"><text:span text:style-name="T901">checked:</text:span><text:span text:style-name="T604"> já deixa a opção como marcada em uma checkbox </text:span><text:span text:style-name="T613">ou radio</text:span></text:p>
        </text:list-item>
        <text:list-item>
          <text:p text:style-name="P602"><text:span text:style-name="T901">placeholder</text:span><text:span text:style-name="T612">: dica dentro do campo para descrever o valor esperado</text:span><text:span text:style-name="T613"> campo, </text:span><text:span text:style-name="T612">auxili</text:span><text:span text:style-name="T613">ando</text:span><text:span text:style-name="T612"> na validação do campo</text:span></text:p>
        </text:list-item>
        <text:list-item>
          <text:p text:style-name="P604"><text:span text:style-name="T901">min</text:span><text:span text:style-name="T604"> e </text:span><text:span text:style-name="T901">max</text:span><text:span text:style-name="T884">: </text:span><text:span text:style-name="T604">limita </text:span><text:span text:style-name="T611">o</text:span><text:span text:style-name="T604"> </text:span><text:span text:style-name="T575">valor</text:span><text:span text:style-name="T604"> </text:span><text:span text:style-name="T613">mínimo e máximo do </text:span><text:span text:style-name="T611">campo numérico, slide, etc</text:span></text:p>
        </text:list-item>
        <text:list-item>
          <text:p text:style-name="P628"><text:span text:style-name="T901">value:</text:span><text:span text:style-name="T611"> </text:span><text:span text:style-name="T614">o campo já começa um valor definido. Exemplo: data atual</text:span></text:p>
        </text:list-item>
        <text:list-item>
          <text:p text:style-name="P629"><text:span text:style-name="T901">size:</text:span><text:span text:style-name="T603"> </text:span><text:span text:style-name="T613">indica quantos caracteres serão exibidos na caixa</text:span></text:p>
        </text:list-item>
        <text:list-item>
          <text:p text:style-name="P629"><text:span text:style-name="T901">maxlength</text:span><text:span text:style-name="T612"> e </text:span><text:span text:style-name="T900">min</text:span><text:span text:style-name="T901">length:</text:span><text:span text:style-name="T604"> </text:span><text:span text:style-name="T612">limita </text:span><text:span text:style-name="T575">comprimento</text:span><text:span text:style-name="T604"> máximo </text:span><text:span text:style-name="T613">e mínimo do</text:span></text:p>
        </text:list-item>
        <text:list-item>
          <text:p text:style-name="P605"><text:span text:style-name="T901">step</text:span><text:span text:style-name="T614">: determina o passo. Exemplo, o campo do tipo number avança de 0.5 em 0.5 ponto</text:span></text:p>
        </text:list-item>
        <text:list-item>
          <text:p text:style-name="P605"><text:span text:style-name="T901">pattern</text:span><text:span text:style-name="T614">: armazena uma expressão regular (RegEx), validando o campo</text:span></text:p>
        </text:list-item>
        <text:list-item>
          <text:p text:style-name="P602"><text:span text:style-name="T901">autocomplete</text:span><text:span text:style-name="T612">: existem várias opções de preenchimento automático</text:span></text:p>
        </text:list-item>
        <text:list-item>
          <text:p text:style-name="P606"><text:span text:style-name="T899">list</text:span><text:span text:style-name="T604">: se liga a tag </text:span><text:span text:style-name="T753">&lt;datalist&gt;</text:span></text:p>
        </text:list-item>
        <text:list-item>
          <text:p text:style-name="P607"><text:span text:style-name="T901">f</text:span><text:span text:style-name="T903">ormnovalidate</text:span><text:span text:style-name="T612">: bypass da validação no envio do formulário</text:span></text:p>
        </text:list-item>
        <text:list-item>
          <text:p text:style-name="P603"><text:span text:style-name="T901">accept</text:span><text:span text:style-name="T618">: limita as extensões aceitas para realizar o upload do arquivo.<text:line-break/></text:span><text:span text:style-name="T616">No exemplo a seguir, o input aceita apenas imagens</text:span><text:span text:style-name="T618">:</text:span></text:p>
        </text:list-item>
      </text:list>
      <text:p text:style-name="P94"><text:span text:style-name="T1129">&lt;</text:span><text:span text:style-name="T967">input</text:span><text:span text:style-name="T1227"> </text:span><text:span text:style-name="T1149">type</text:span><text:span text:style-name="T1227">=</text:span><text:span text:style-name="T1024">"file"</text:span><text:span text:style-name="T1227"> </text:span><text:span text:style-name="T1149">name</text:span><text:span text:style-name="T1227">=</text:span><text:span text:style-name="T1024">""</text:span><text:span text:style-name="T1227"> </text:span><text:span text:style-name="T1149">id</text:span><text:span text:style-name="T1227">=</text:span><text:span text:style-name="T1024">""</text:span><text:span text:style-name="T1227"> </text:span><text:span text:style-name="T1149">accept</text:span><text:span text:style-name="T1227">=</text:span><text:span text:style-name="T1024">"image/*"</text:span><text:span text:style-name="T1129">&gt;</text:span></text:p>
      <text:list xml:id="list1931551649" text:style-name="L23">
        <text:list-item>
          <text:p text:style-name="P608"><text:span text:style-name="T899">popovertarget</text:span><text:span text:style-name="T651">: associa o botão a um elemento modal</text:span><text:span text:style-name="T652"> através do</text:span><text:span text:style-name="T651"> #id</text:span></text:p>
        </text:list-item>
        <text:list-item>
          <text:p text:style-name="P608"><text:span text:style-name="T899">popovertargetaction</text:span><text:span text:style-name="T651">: especifica o tipo de ação aplicada ao modal: </text:span><text:span text:style-name="T1207">hide</text:span><text:span text:style-name="T651">, </text:span><text:span text:style-name="T1207">show</text:span><text:span text:style-name="T651"> ou </text:span><text:span text:style-name="T1207">toogle</text:span></text:p>
        </text:list-item>
      </text:list>
      <text:p text:style-name="P221"/>
      <text:p text:style-name="P61"><text:span text:style-name="T1113">&lt;</text:span><text:span text:style-name="T1116">button&gt;</text:span><text:span text:style-name="T619"> elemento interativo ativado pelo mouse. Seus principais atributos são:</text:span></text:p>
      <text:list xml:id="list162820136289373" text:continue-numbering="true" text:style-name="L23">
        <text:list-item>
          <text:p text:style-name="P609"><text:span text:style-name="T899">type</text:span><text:span text:style-name="T651">:</text:span></text:p>
          <text:list>
            <text:list-item>
              <text:p text:style-name="P609"><text:span text:style-name="T1207">submit</text:span><text:span text:style-name="T651">: envia os dados</text:span></text:p>
            </text:list-item>
            <text:list-item>
              <text:p text:style-name="P609"><text:span text:style-name="T1207">reset</text:span><text:span text:style-name="T651">: limpa os campos</text:span></text:p>
            </text:list-item>
          </text:list>
        </text:list-item>
        <text:list-item>
          <text:p text:style-name="P609"><text:span text:style-name="T899">disabled</text:span><text:span text:style-name="T651">: impede de ser pressionado ou focado</text:span></text:p>
        </text:list-item>
        <text:list-item>
          <text:p text:style-name="P609"><text:span text:style-name="T899">form</text:span><text:span text:style-name="T651">: associa o botão a um formulário específico</text:span></text:p>
        </text:list-item>
        <text:list-item>
          <text:p text:style-name="P609"><text:span text:style-name="T899">formaction</text:span><text:span text:style-name="T651">: especifica a URL para onde enviar os dados</text:span></text:p>
        </text:list-item>
        <text:list-item>
          <text:p text:style-name="P609"><text:span text:style-name="T899">formmethod</text:span><text:span text:style-name="T651">: especifica se o método HTTP será </text:span><text:span text:style-name="T1207">GET</text:span><text:span text:style-name="T651"> ou </text:span><text:span text:style-name="T1207">POST</text:span></text:p>
        </text:list-item>
        <text:list-item>
          <text:p text:style-name="P609"><text:span text:style-name="T899">formnovalidate</text:span><text:span text:style-name="T651">: o formulário não é validado quando for enviado</text:span></text:p>
        </text:list-item>
        <text:list-item>
          <text:p text:style-name="P609"><text:span text:style-name="T899">formtarget</text:span><text:span text:style-name="T651">: especifica onde abrir a resposta do formulário após o envio. Pode ser </text:span><text:span text:style-name="T1207">_blank</text:span><text:span text:style-name="T651">, </text:span><text:span text:style-name="T1207">_self</text:span><text:span text:style-name="T651">, </text:span><text:span text:style-name="T1207">_parent</text:span><text:span text:style-name="T651"> ou </text:span><text:span text:style-name="T1207">_top</text:span><text:span text:style-name="T651">. </text:span></text:p>
        </text:list-item>
        <text:list-item>
          <text:p text:style-name="P609"><text:soft-page-break/><text:span text:style-name="T899">popovertarget</text:span><text:span text:style-name="T651">: associa o botão a um elemento modal</text:span><text:span text:style-name="T652"> através do</text:span><text:span text:style-name="T651"> #id</text:span></text:p>
        </text:list-item>
        <text:list-item>
          <text:p text:style-name="P609"><text:span text:style-name="T899">popovertargetaction</text:span><text:span text:style-name="T651">: especifica o tipo de ação aplicada ao modal: </text:span><text:span text:style-name="T1207">hide</text:span><text:span text:style-name="T651">, </text:span><text:span text:style-name="T1207">show</text:span><text:span text:style-name="T651"> ou </text:span><text:span text:style-name="T1207">toogle</text:span></text:p>
        </text:list-item>
      </text:list>
      <text:p text:style-name="P87"/>
      <text:p text:style-name="P61"><text:span text:style-name="T1113">&lt;label&gt;</text:span><text:span text:style-name="T604"> </text:span><text:span text:style-name="T619">além de </text:span><text:span text:style-name="T587">rotular</text:span><text:span text:style-name="T621"> cada campo do </text:span><text:span text:style-name="T619">f</text:span><text:span text:style-name="T621">ormulário, </text:span><text:span text:style-name="T604">é usad</text:span><text:span text:style-name="T619">a</text:span><text:span text:style-name="T604"> para </text:span><text:span text:style-name="T575">referenciar um objeto, ligando-se ao </text:span><text:span text:style-name="T584">seu </text:span><text:span text:style-name="T575">parâmetro </text:span><text:span text:style-name="T905">id</text:span><text:span text:style-name="T604"> </text:span><text:span text:style-name="T622">(</text:span><text:span text:style-name="T604">da tag </text:span><text:span text:style-name="T753">&lt;input&gt;</text:span><text:span text:style-name="T622">)</text:span><text:span text:style-name="T604">, </text:span><text:span text:style-name="T620">assim</text:span><text:span text:style-name="T604"> toda a palavra ou frase se torna</text:span><text:span text:style-name="T613">rá</text:span><text:span text:style-name="T604"> uma área de interação </text:span><text:span text:style-name="T696">clicável</text:span><text:span text:style-name="T604">. Além de seu valor prático, </text:span><text:span text:style-name="T617">possui</text:span><text:span text:style-name="T604"> também um valor semântico, melhorando o SEO. </text:span><text:span text:style-name="T613">Por e</text:span><text:span text:style-name="T622">xemplo: <text:line-break/></text:span><text:span text:style-name="T1132">&lt;</text:span><text:span text:style-name="T971">label</text:span><text:span text:style-name="T1067"> </text:span><text:span text:style-name="T1160">for</text:span><text:span text:style-name="T1067">=</text:span><text:span text:style-name="T1039">"idnome"</text:span><text:span text:style-name="T1132">&gt;</text:span><text:span text:style-name="T1067">Nome:</text:span><text:span text:style-name="T1132">&lt;/</text:span><text:span text:style-name="T971">label</text:span><text:span text:style-name="T1132">&gt;</text:span><text:span text:style-name="T1067"><text:tab/></text:span><text:span text:style-name="T1453">&lt;</text:span><text:span text:style-name="T1468">input</text:span><text:span text:style-name="T1581"> </text:span><text:span text:style-name="T1485">type</text:span><text:span text:style-name="T1581">=</text:span><text:span text:style-name="T1505">"text"</text:span><text:span text:style-name="T1581"> </text:span><text:span text:style-name="T1485">name</text:span><text:span text:style-name="T1581">=</text:span><text:span text:style-name="T1505">"nome"</text:span><text:span text:style-name="T1581"> </text:span><text:span text:style-name="T1485">id</text:span><text:span text:style-name="T1581">=</text:span><text:span text:style-name="T1505">"i</text:span><text:span text:style-name="T1506">d</text:span><text:span text:style-name="T1505">nome"</text:span><text:span text:style-name="T1453">&gt;</text:span></text:p>
      <text:p text:style-name="P62"><text:span text:style-name="T604"><text:line-break/></text:span><text:span text:style-name="T1113">&lt;select&gt;</text:span><text:span text:style-name="T604"> combina</text:span><text:span text:style-name="T623">da</text:span><text:span text:style-name="T604"> com a tag </text:span><text:span text:style-name="T753">&lt;option&gt;, </text:span><text:span text:style-name="T604">cria caixas combinadas (</text:span><text:span text:style-name="T623">lista</text:span><text:span text:style-name="T604"> de escolha)<text:line-break/><text:tab/></text:span><text:span text:style-name="T1113">&lt;option</text:span><text:span text:style-name="T753"> </text:span><text:span text:style-name="T925">value="</text:span><text:span text:style-name="T807">RJ</text:span><text:span text:style-name="T925">" selected</text:span><text:span text:style-name="T1113">&gt;</text:span><text:span text:style-name="T604"> mostra as </text:span><text:span text:style-name="T624">opções</text:span><text:span text:style-name="T604"> da tag &lt;select&gt;.<text:line-break/><text:tab/></text:span><text:span text:style-name="T623">Os parâmetros:</text:span></text:p>
      <text:list xml:id="list137469130" text:style-name="L24">
        <text:list-item>
          <text:list>
            <text:list-item>
              <text:p text:style-name="P610"><text:span text:style-name="T899">selected</text:span><text:span text:style-name="T604">: já deixa a opção como </text:span><text:span text:style-name="T619">marcada/</text:span><text:span text:style-name="T604">selecionada</text:span></text:p>
            </text:list-item>
          </text:list>
        </text:list-item>
      </text:list>
      <text:list xml:id="list2872584522" text:style-name="L25">
        <text:list-item>
          <text:list>
            <text:list-item>
              <text:p text:style-name="P611"><text:span text:style-name="T899">value</text:span><text:span text:style-name="T604">: envia somente o valor “RJ” ao banco de dados.</text:span></text:p>
            </text:list-item>
          </text:list>
        </text:list-item>
      </text:list>
      <text:p text:style-name="P63"><text:span text:style-name="T1113"><text:tab/>&lt;optgroup </text:span><text:span text:style-name="T925">label=</text:span><text:span text:style-name="T807">"Região Sul"</text:span><text:span text:style-name="T1113">&gt;</text:span><text:span text:style-name="T604"> separa </text:span><text:span text:style-name="T760">&lt;option&gt;</text:span><text:span text:style-name="T761"> </text:span><text:span text:style-name="T604">em áreas</text:span></text:p>
      <text:p text:style-name="P292"/>
      <text:p text:style-name="P64"><text:span text:style-name="T1113">&lt;datalist&gt;</text:span><text:span text:style-name="T604"> cria uma lista </text:span><text:span text:style-name="T615">que oferece opções </text:span><text:span text:style-name="T604">de preenchimento automático </text:span><text:span text:style-name="T615">para</text:span><text:span text:style-name="T604"> um </text:span><text:span text:style-name="T615">elemento</text:span><text:span text:style-name="T604"> </text:span><text:span text:style-name="T753">&lt;input&gt;</text:span><text:span text:style-name="T604"> </text:span><text:span text:style-name="T615">do tipo caixa de texto, mas também permite a inserção de dados não contemplados pela mesma (diferente do elemento </text:span><text:span text:style-name="T753">&lt;select&gt; </text:span><text:span text:style-name="T615">que só permite a seleção do</text:span><text:span text:style-name="T613">s</text:span><text:span text:style-name="T615"> dados já configurados nas opções).<text:line-break/>O atributo </text:span><text:span text:style-name="T885">id</text:span><text:span text:style-name="T615"> desse elemento se liga ao atributo </text:span><text:span text:style-name="T885">list</text:span><text:span text:style-name="T615"> do elemento </text:span><text:span text:style-name="T754">&lt;input&gt;</text:span></text:p>
      <text:p text:style-name="P64"><text:span text:style-name="T604"><text:line-break/></text:span><text:span text:style-name="T1113">&lt;textarea&gt;</text:span><text:span text:style-name="T604"> </text:span><text:span text:style-name="T615">são caixa de texto</text:span><text:span text:style-name="T619"> </text:span><text:span text:style-name="T604">maiores, usad</text:span><text:span text:style-name="T615">a</text:span><text:span text:style-name="T604">s para </text:span><text:span text:style-name="T615">inserir grandes mensagens ou</text:span><text:span text:style-name="T653"> </text:span><text:span text:style-name="T595">textos</text:span><text:span text:style-name="T653">. </text:span><text:span text:style-name="T654">Exemplo:<text:line-break/></text:span><text:span text:style-name="T1133">&lt;</text:span><text:span text:style-name="T972">textarea</text:span><text:span text:style-name="T1068"> </text:span><text:span text:style-name="T1161">name</text:span><text:span text:style-name="T1068">=</text:span><text:span text:style-name="T1040">"tMsg"</text:span><text:span text:style-name="T1068"> </text:span><text:span text:style-name="T1161">id</text:span><text:span text:style-name="T1068">=</text:span><text:span text:style-name="T1040">"cMsg"</text:span><text:span text:style-name="T1068"> </text:span><text:span text:style-name="T1161">cols</text:span><text:span text:style-name="T1068">=</text:span><text:span text:style-name="T1040">"45"</text:span><text:span text:style-name="T1068"> </text:span><text:span text:style-name="T1161">rows</text:span><text:span text:style-name="T1068">=</text:span><text:span text:style-name="T1040">"5"</text:span><text:span text:style-name="T1068"> </text:span><text:span text:style-name="T1161">placeholder</text:span><text:span text:style-name="T1068">=</text:span><text:span text:style-name="T1040">"</text:span><text:span text:style-name="T1041">Sua m</text:span><text:span text:style-name="T1042">ensa</text:span><text:span text:style-name="T1041">g</text:span><text:span text:style-name="T1042">e</text:span><text:span text:style-name="T1040">"</text:span><text:span text:style-name="T1068"> </text:span><text:span text:style-name="T1133">&gt;&lt;/</text:span><text:span text:style-name="T972">textarea</text:span><text:span text:style-name="T1133">&gt;</text:span></text:p>
      <text:p text:style-name="P222"/>
      <text:p text:style-name="P325">&lt;progress&gt;<text:span text:style-name="T1400"> </text:span><text:span text:style-name="T1369">é </text:span><text:span text:style-name="T1371">utilizado</text:span><text:span text:style-name="T1369"> para visualizar o progresso de uma </text:span><text:span text:style-name="T1372">tarefa</text:span><text:span text:style-name="T1369">. </text:span><text:span text:style-name="T1370">Exemplo:</text:span></text:p>
      <text:p text:style-name="P321">&lt;<text:span text:style-name="T1685">progress</text:span> <text:span text:style-name="T1478">value</text:span>=<text:span text:style-name="T1502">"70"</text:span> <text:span text:style-name="T1478">max</text:span>=<text:span text:style-name="T1502">"100"</text:span>&gt;<text:span text:style-name="T1603">70</text:span> %&lt;/<text:span text:style-name="T1478">progress</text:span>&gt;</text:p>
      <text:p text:style-name="P434"><text:span text:style-name="Source_20_Text"><text:span text:style-name="T1087">&lt;meter&gt;</text:span></text:span><text:span text:style-name="T376"> </text:span><text:span text:style-name="T380">visualmente parecido com o elemento </text:span><text:span text:style-name="T722">&lt;progress&gt;</text:span><text:span text:style-name="T380">, porém possui propósito diferente pois é</text:span><text:span text:style-name="T379"> </text:span><text:span text:style-name="T376">utilizad</text:span><text:span text:style-name="T379">o</text:span><text:span text:style-name="T376"> para </text:span><text:span text:style-name="T380">visualizar </text:span><text:span text:style-name="T382">a</text:span><text:span text:style-name="T381"> </text:span><text:span text:style-name="T457">medição </text:span><text:span text:style-name="T458">de uma</text:span><text:span text:style-name="T457"> escala</text:span><text:span text:style-name="T381"> </text:span><text:span text:style-name="T457">conhecida</text:span><text:span text:style-name="T376"> </text:span><text:span text:style-name="T383">para, p</text:span><text:span text:style-name="T380">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71"><text:span text:style-name="T1146">&lt;</text:span><text:span text:style-name="T987">p</text:span><text:span text:style-name="T1146">&gt;</text:span><text:span text:style-name="T1253">Espaço em disco ocupado </text:span><text:span text:style-name="T1146">&lt;</text:span><text:span text:style-name="T987">meter</text:span><text:span text:style-name="T1253"> </text:span><text:span text:style-name="T1176">min</text:span><text:span text:style-name="T1253">=</text:span><text:span text:style-name="T1053">"200"</text:span><text:span text:style-name="T1253"> </text:span><text:span text:style-name="T1176">max</text:span><text:span text:style-name="T1253">=</text:span><text:span text:style-name="T1053">"500"</text:span><text:span text:style-name="T1253"> </text:span><text:span text:style-name="T1176">low</text:span><text:span text:style-name="T1253">=</text:span><text:span text:style-name="T1053">"300"</text:span><text:span text:style-name="T1253"> </text:span><text:span text:style-name="T1176">high</text:span><text:span text:style-name="T1253">=</text:span><text:span text:style-name="T1053">"400"</text:span><text:span text:style-name="T1253"> </text:span><text:span text:style-name="T1176">optimum</text:span><text:span text:style-name="T1253">=</text:span><text:span text:style-name="T1053">"250"</text:span><text:span text:style-name="T1253"> </text:span><text:span text:style-name="T1176">value</text:span><text:span text:style-name="T1253">=</text:span><text:span text:style-name="T1053">"250"</text:span><text:span text:style-name="T1146">&gt;</text:span><text:span text:style-name="T1253">250 </text:span><text:span text:style-name="T1254">Gigabytes</text:span><text:span text:style-name="T1146">&lt;/</text:span><text:span text:style-name="T987">meter</text:span><text:span text:style-name="T1146">&gt;</text:span><text:span text:style-name="T1253">.</text:span><text:span text:style-name="T1146">&lt;/</text:span><text:span text:style-name="T987">p</text:span><text:span text:style-name="T1146">&gt;</text:span></text:p>
      <text:p text:style-name="P472"/>
      <text:p text:style-name="P68"/>
      <text:p text:style-name="P220"/>
      <text:p text:style-name="P219"><text:span text:style-name="T1632">&lt;output&gt;</text:span> <text:span text:style-name="T1710">usada para representar, </text:span><text:span text:style-name="T1712">de forma simples,</text:span><text:span text:style-name="T1710"> o resultado de um cálculo processado via Javascript. Seu valor é referenciado através do atributo </text:span><text:span text:style-name="T1546">oninput</text:span><text:span text:style-name="T1710"> presente em </text:span><text:span text:style-name="T1711">um</text:span><text:span text:style-name="T1710"> elemento </text:span><text:span text:style-name="T1668">&lt;input&gt;</text:span><text:span text:style-name="T1710">. É importante lembrar que o valor contido nessa tag não é enviado ao submeter o formulário. Exemplo:</text:span></text:p>
      <text:p text:style-name="P403"><text:span text:style-name="T1451">&lt;</text:span><text:span text:style-name="T1466">label</text:span><text:span text:style-name="T1557"> </text:span><text:span text:style-name="T1480">for</text:span><text:span text:style-name="T1557">=</text:span><text:span text:style-name="T1504">"iano"</text:span><text:span text:style-name="T1451">&gt;</text:span><text:span text:style-name="T1557">Em que ano você nasceu? </text:span><text:span text:style-name="T1451">&lt;/</text:span><text:span text:style-name="T1466">label</text:span><text:span text:style-name="T1451">&gt;<text:tab/><text:tab/><text:tab/><text:tab/></text:span></text:p>
      <text:p text:style-name="P403"><text:span text:style-name="T1451">&lt;</text:span><text:span text:style-name="T1466">input</text:span><text:span text:style-name="T1557"> </text:span><text:span text:style-name="T1480">type</text:span><text:span text:style-name="T1557">=</text:span><text:span text:style-name="T1504">"number"</text:span><text:span text:style-name="T1557"> </text:span><text:span text:style-name="T1480">name</text:span><text:span text:style-name="T1557">=</text:span><text:span text:style-name="T1504">"ano"</text:span><text:span text:style-name="T1557"> </text:span><text:span text:style-name="T1480">id</text:span><text:span text:style-name="T1557">=</text:span><text:span text:style-name="T1504">"iano"</text:span><text:span text:style-name="T1557"> </text:span><text:span text:style-name="T1480">oninput</text:span><text:span text:style-name="T1557">=</text:span><text:span text:style-name="T1504">"</text:span><text:span text:style-name="T1705">calcIdade</text:span><text:span text:style-name="T1504">()"</text:span><text:span text:style-name="T1451">&gt;<text:tab/><text:tab/></text:span></text:p>
      <text:p text:style-name="P403"><text:span text:style-name="T1451">&lt;</text:span><text:span text:style-name="T1466">label</text:span><text:span text:style-name="T1557"> </text:span><text:span text:style-name="T1480">for</text:span><text:span text:style-name="T1557">=</text:span><text:span text:style-name="T1504">"iidade"</text:span><text:span text:style-name="T1451">&gt;</text:span><text:span text:style-name="T1557">Sua idade é: </text:span><text:span text:style-name="T1451">&lt;/</text:span><text:span text:style-name="T1466">label</text:span><text:span text:style-name="T1451">&gt;<text:tab/><text:tab/><text:tab/><text:tab/><text:tab/><text:tab/></text:span></text:p>
      <text:p text:style-name="P403"><text:span text:style-name="T1451">&lt;</text:span><text:span text:style-name="T1466">output</text:span><text:span text:style-name="T1557"> </text:span><text:span text:style-name="T1480">id</text:span><text:span text:style-name="T1557">=</text:span><text:span text:style-name="T1504">"iidade"</text:span><text:span text:style-name="T1451">&gt;</text:span><text:span text:style-name="T1557">0</text:span><text:span text:style-name="T1451">&lt;/</text:span><text:span text:style-name="T1466">output</text:span><text:span text:style-name="T1451">&gt;<text:tab/><text:tab/><text:tab/><text:tab/><text:tab/><text:tab/><text:tab/><text:tab/></text:span></text:p>
      <text:p text:style-name="P404"><text:span text:style-name="T1451">&lt;</text:span><text:span text:style-name="T1466">script</text:span><text:span text:style-name="T1451">&gt;<text:tab/><text:tab/><text:tab/><text:tab/><text:tab/><text:tab/><text:tab/><text:tab/><text:tab/><text:tab/><text:tab/><text:tab/></text:span></text:p>
      <text:p text:style-name="P404"><text:span text:style-name="T1451"><text:tab/></text:span><text:span text:style-name="T1466">function</text:span><text:span text:style-name="T1557"> </text:span><text:span text:style-name="T1705">calcIdade</text:span><text:span text:style-name="T1557">() {<text:tab/><text:tab/><text:tab/><text:tab/><text:tab/><text:tab/><text:tab/><text:tab/></text:span></text:p>
      <text:p text:style-name="P405"><text:span text:style-name="T1466"><text:tab/><text:tab/>let</text:span><text:span text:style-name="T1557"> </text:span><text:span text:style-name="T1480">atual</text:span><text:span text:style-name="T1557"> = </text:span><text:span text:style-name="T1466">new</text:span><text:span text:style-name="T1557"> </text:span><text:span text:style-name="T1686">Date</text:span><text:span text:style-name="T1557">().</text:span><text:span text:style-name="T1705">getFullYear</text:span><text:span text:style-name="T1557">();<text:tab/><text:tab/><text:tab/><text:tab/><text:tab/></text:span></text:p>
      <text:p text:style-name="P405"><text:span text:style-name="T1480"><text:tab/><text:tab/>iidade</text:span><text:span text:style-name="T1557">.</text:span><text:span text:style-name="T1480">innerHTML</text:span><text:span text:style-name="T1557"> = </text:span><text:span text:style-name="T1686">Number</text:span><text:span text:style-name="T1557">(</text:span><text:span text:style-name="T1480">atual</text:span><text:span text:style-name="T1557">) – </text:span><text:span text:style-name="T1686">Number</text:span><text:span text:style-name="T1557">(</text:span><text:span text:style-name="T1480">iano</text:span><text:span text:style-name="T1557">.</text:span><text:span text:style-name="T1480">value</text:span><text:span text:style-name="T1557">);<text:tab/></text:span></text:p>
      <text:p text:style-name="P411"><text:tab/>}<text:tab/><text:tab/><text:tab/><text:tab/><text:tab/><text:tab/><text:tab/><text:tab/><text:tab/><text:tab/><text:tab/><text:tab/></text:p>
      <text:p text:style-name="P52"><text:span text:style-name="T1452">&lt;/</text:span><text:span text:style-name="T1467">script</text:span><text:span text:style-name="T1452">&gt;<text:tab/><text:tab/><text:tab/><text:tab/><text:tab/><text:tab/><text:tab/><text:tab/><text:tab/><text:tab/><text:tab/><text:tab/></text:span></text:p>
      <text:p text:style-name="P92"/>
      <text:p text:style-name="P310">Outras tags</text:p>
      <text:p text:style-name="P131"/>
      <text:p text:style-name="P74"><text:span text:style-name="T1108">&lt;</text:span><text:span text:style-name="T1109">s</text:span><text:span text:style-name="T1106">cript&gt;</text:span><text:span text:style-name="T555"> </text:span><text:span text:style-name="T569">incorpora scripts para adicionar interatividade, manipulação de dados e comportamentos dinâmicos</text:span><text:span text:style-name="T555"> </text:span><text:span text:style-name="T569">a uma página.</text:span></text:p>
      <text:p text:style-name="P74"><text:span text:style-name="T1108">&lt;</text:span><text:span text:style-name="T1106">noscript&gt;</text:span><text:span text:style-name="T555"> usada apenas para fornecer conteúdo </text:span><text:span text:style-name="T600">alternativo</text:span><text:span text:style-name="T555"> que será exibido apenas quando scripts não estiverem disponíveis ou habilitados no navegador do usuário. </text:span></text:p>
      <text:p text:style-name="P74"><text:span text:style-name="T555">&lt;</text:span><text:span text:style-name="T570">data&gt; usada para encapsular dados que podem ser processados dinamicamente (Javascript). Exemplo:</text:span></text:p>
      <text:p text:style-name="P457"><text:span text:style-name="T1459">&lt;</text:span><text:span text:style-name="T1474">p</text:span><text:span text:style-name="T1459">&gt;</text:span><text:span text:style-name="T1724">A temperatura atual é </text:span><text:span text:style-name="T1459">&lt;</text:span><text:span text:style-name="T1474">data</text:span><text:span text:style-name="T1724"> </text:span><text:span text:style-name="T1492">value</text:span><text:span text:style-name="T1724">=</text:span><text:span text:style-name="T1515">"23"</text:span><text:span text:style-name="T1459">&gt;</text:span><text:span text:style-name="T1724">23°C</text:span><text:span text:style-name="T1459">&lt;/</text:span><text:span text:style-name="T1474">data</text:span><text:span text:style-name="T1459">&gt;</text:span><text:span text:style-name="T1724">.</text:span><text:span text:style-name="T1459">&lt;/</text:span><text:span text:style-name="T1474">p</text:span><text:span text:style-name="T1459">&gt;</text:span></text:p>
      <text:p text:style-name="P74"><text:span text:style-name="T1108">&lt;</text:span><text:span text:style-name="T1106">template&gt;</text:span><text:span text:style-name="T241"> armazena HTML que não deve ser renderizado imediatamente quando uma página é carregada, mas pode ser instanciado posteriormente durante o tempo de execução usando JavaScript.</text:span></text:p>
      <text:p text:style-name="P73"/>
      <text:p text:style-name="P132"><text:span text:style-name="T1399">&lt;br&gt;</text:span><text:span text:style-name="T1323"> b</text:span><text:span text:style-name="T1320">reak row: tag que quebra a </text:span><text:span text:style-name="T1324">linha</text:span></text:p>
      <text:p text:style-name="P132"><text:span text:style-name="T1399">&lt;hr&gt;</text:span><text:span text:style-name="T1324"> horizontal row: tag equivalente à </text:span><text:span text:style-name="T1373">&lt;br&gt;</text:span><text:span text:style-name="T1324"> porém adiciona uma linha horizontal</text:span></text:p>
      <text:p text:style-name="P132"/>
      <text:p text:style-name="P96"/>
      <text:p text:style-name="P328">CSS</text:p>
      <text:p text:style-name="P372"/>
      <text:p text:style-name="P29"><text:span text:style-name="T1314">A</text:span><text:span text:style-name="T1311">s </text:span><text:span text:style-name="T1335">CSS</text:span><text:span text:style-name="T1325"> – </text:span><text:span text:style-name="T1343">Cascading Style Sheets</text:span><text:span text:style-name="T1311"> (Folhas de Estilo em Cascata) - são usadas para </text:span><text:span text:style-name="T1326">aplicar estilos visuais aos</text:span><text:span text:style-name="T1311"> elementos HTML, </text:span><text:span text:style-name="T1310">e</text:span><text:span text:style-name="T1327">ssas</text:span><text:span text:style-name="T1311"> configurações são </text:span><text:span text:style-name="T1326">definidas</text:span><text:span text:style-name="T1311"> </text:span><text:span text:style-name="T1326">por meio de</text:span><text:span text:style-name="T1311"> seletores:</text:span></text:p>
      <text:p text:style-name="P29"/>
      <text:p text:style-name="P372"><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76"/>
      <text:p text:style-name="P46"><text:span text:style-name="T1313">CSS tem </text:span><text:span text:style-name="T1344">seletores</text:span><text:span text:style-name="T1313">, e dentro de seletores têm </text:span><text:span text:style-name="T1345">propriedades</text:span><text:span text:style-name="T1313">, </text:span><text:span text:style-name="T1328">que são </text:span><text:span text:style-name="T1313">declaraç</text:span><text:span text:style-name="T1328">ões</text:span><text:span text:style-name="T1313"> composta</text:span><text:span text:style-name="T1328">s</text:span><text:span text:style-name="T1313"> por par</text:span><text:span text:style-name="T1326">es</text:span><text:span text:style-name="T1313"> de </text:span><text:span text:style-name="T1345">chave</text:span><text:span text:style-name="T1344"> </text:span><text:span text:style-name="T1380">:</text:span><text:span text:style-name="T1381"> </text:span><text:span text:style-name="T1344">valor</text:span><text:span text:style-name="T1313"> (</text:span><text:span text:style-name="T1311">separados por </text:span><text:span text:style-name="T1375">dois-pontos</text:span><text:span text:style-name="T1316">) </text:span><text:span text:style-name="T1326">e contidas por um bloco de chaves </text:span><text:span text:style-name="T1375">{}</text:span><text:span text:style-name="T1313">. Toda declaração CSS deve terminar com ponto e vírgula (;).</text:span></text:p>
      <text:p text:style-name="P46"/>
      <text:p text:style-name="P195"><text:span text:style-name="T1622">O seletor </text:span><text:span text:style-name="T1550">asterisco (*)</text:span><text:span text:style-name="T1622"> aplica as propriedades CSS para todos os elementos HTML</text:span></text:p>
      <text:p text:style-name="P384"/>
      <text:p text:style-name="P295"><text:span text:style-name="T1439">Após criar o documento CSS, conecte-o </text:span><text:span text:style-name="T1440">à</text:span><text:span text:style-name="T1439"> </text:span><text:span text:style-name="T1441">&lt;head&gt;</text:span><text:span text:style-name="T1439"> da página HTML através da tag </text:span><text:span text:style-name="T1640">&lt;link&gt;</text:span><text:span text:style-name="T1439">:<text:tab/></text:span><text:span text:style-name="T1461">&lt;</text:span><text:span text:style-name="T1476">link</text:span><text:span text:style-name="T1595"> </text:span><text:span text:style-name="T1499">rel</text:span><text:span text:style-name="T1595">=</text:span><text:span text:style-name="T1521">"stylesheet"</text:span><text:span text:style-name="T1595"> </text:span><text:span text:style-name="T1499">href</text:span><text:span text:style-name="T1595">=</text:span><text:span text:style-name="T1521">"style.css"</text:span><text:span text:style-name="T1461">&gt;</text:span></text:p>
      <text:p text:style-name="P207"><text:span text:style-name="T1649">C</text:span>uidado ao escrever os parâmetros porque <text:span text:style-name="T1376">ESPAÇO</text:span> <text:span text:style-name="T1402">indica mudança de parâmetro</text:span></text:p>
      <text:p text:style-name="P206"/>
      <text:p text:style-name="P214"><text:span text:style-name="T1270">A</text:span><text:span text:style-name="T1268">talho:</text:span><text:span text:style-name="T1628"> para criar uma pasta dedicada aos estilos CSS, </text:span><text:span text:style-name="T1697">implemente </text:span><text:span text:style-name="T1628">na </text:span><text:span text:style-name="T1663">&lt;head&gt;</text:span><text:span text:style-name="T1628"> um</text:span><text:span text:style-name="T1422"> link css</text:span><text:span text:style-name="T1628">, como exemplo: </text:span><text:span text:style-name="T1456">&lt;</text:span><text:span text:style-name="T1471">link</text:span><text:span text:style-name="T1586"> </text:span><text:span text:style-name="T1489">rel</text:span><text:span text:style-name="T1586">=</text:span><text:span text:style-name="T1512">"stylesheet"</text:span><text:span text:style-name="T1586"> </text:span><text:span text:style-name="T1489">href</text:span><text:span text:style-name="T1586">=</text:span><text:span text:style-name="T1512">"</text:span><text:span text:style-name="T1629">estilo/</text:span><text:span text:style-name="T1512">style.css"</text:span><text:span text:style-name="T1456">&gt;</text:span></text:p>
      <text:p text:style-name="P384"><text:span text:style-name="T999">C</text:span><text:span text:style-name="T1000">om o cursor em cima desse link, </text:span><text:span text:style-name="T1001">aperte </text:span><text:span text:style-name="T1004">CONTROL</text:span><text:span text:style-name="T1001"> + </text:span><text:span text:style-name="T1005">ESPAÇO</text:span><text:span text:style-name="T1001"> e o VSCode vai acusar que não conseguiu encontrar a pasta, perguntando se deseja criá-la.</text:span> </text:p>
      <text:p text:style-name="P385"/>
      <text:p text:style-name="P384">Surgiram frameworks CSS, como <text:span text:style-name="T1265">Bootstrap</text:span>, e pré-processadores, como <text:span text:style-name="T1265">Sass</text:span> e <text:span text:style-name="T1265">Less</text:span>, para facilitar o desenvolvimento e melhorar a manutenção do código CSS.</text:p>
      <text:p text:style-name="P340">Formas de aplicar CSS: Inline, Local ou Externo</text:p>
      <text:p text:style-name="P288"/>
      <text:list xml:id="list4219230788" text:style-name="L26">
        <text:list-item>
          <text:p text:style-name="P612"><text:span text:style-name="T242">O atributo</text:span><text:span text:style-name="T243"> </text:span><text:span text:style-name="T1240">Inline</text:span><text:span text:style-name="T243"> é </text:span><text:span text:style-name="T242">a maneira</text:span><text:span text:style-name="T243"> </text:span><text:span text:style-name="T244">mais simples</text:span><text:span text:style-name="T243">, devendo ser aplicad</text:span><text:span text:style-name="T242">o</text:span><text:span text:style-name="T243"> somente para </text:span><text:span text:style-name="T194">pequenas </text:span><text:span text:style-name="T195">configurações</text:span><text:span text:style-name="T194"> </text:span><text:span text:style-name="T196">pontuais</text:span><text:span text:style-name="T245">, </text:span><text:span text:style-name="T244">caso contrário,</text:span><text:span text:style-name="T246"> o </text:span><text:span text:style-name="T244">código</text:span><text:span text:style-name="T246"> fica</text:span><text:span text:style-name="T244">rá </text:span><text:span text:style-name="T246">poluído </text:span><text:span text:style-name="T247">e confuso</text:span><text:span text:style-name="T245">. Ess</text:span><text:span text:style-name="T248">a </text:span><text:span text:style-name="T244">forma de CSS é inserida como </text:span><text:span text:style-name="T197">parâmetro</text:span><text:span text:style-name="T198">s</text:span><text:span text:style-name="T244"> dentro das tags, na área do &lt;body&gt; e</text:span><text:span text:style-name="T245"> prevalece</text:span><text:span text:style-name="T244">m</text:span><text:span text:style-name="T245"> sobre </text:span><text:span text:style-name="T249">quaisquer outras </text:span><text:span text:style-name="T245">configurações gerais </text:span><text:span text:style-name="T244">de estilos </text:span><text:span text:style-name="T245">(</text:span><text:span text:style-name="T249">seja</text:span><text:span text:style-name="T244">m elas</text:span><text:span text:style-name="T249"> na &lt;head&gt; ou &lt;link&gt;</text:span><text:span text:style-name="T245">). </text:span><text:span text:style-name="T244">Para isso, adicione o parâmetro </text:span><text:span text:style-name="T823">style</text:span><text:span text:style-name="T259"> </text:span><text:span text:style-name="T260">e digite as declarações como no exemplo a seguir: </text:span><text:span text:style-name="T1452">&lt;</text:span><text:span text:style-name="T1467">h1</text:span><text:span text:style-name="T1580"> </text:span><text:span text:style-name="T1486">style</text:span><text:span text:style-name="T1580">=</text:span><text:span text:style-name="T1507">"color:mediumblue; font-size: </text:span><text:span text:style-name="T1508">2</text:span><text:span text:style-name="T1507">em</text:span><text:span text:style-name="T1452">&gt; </text:span><text:span text:style-name="T1580">Capítulo 1</text:span><text:span text:style-name="T1452">&lt;/</text:span><text:span text:style-name="T1467">h1</text:span><text:span text:style-name="T1452">&gt;<text:line-break/></text:span></text:p>
        </text:list-item>
        <text:list-item>
          <text:p text:style-name="P612"><text:span text:style-name="T248">P</text:span><text:span text:style-name="T250">ara as configurações </text:span><text:span text:style-name="T1241">L</text:span><text:span text:style-name="T1242">ocais</text:span><text:span text:style-name="T250"> de um documento, </text:span><text:span text:style-name="T248">p</text:span><text:span text:style-name="T250">odemos </text:span><text:span text:style-name="T245">aplicar o estilo </text:span><text:span text:style-name="T250">adiciona</text:span><text:span text:style-name="T245">ndo </text:span><text:span text:style-name="T250">uma </text:span><text:span text:style-name="T199">tag</text:span><text:span text:style-name="T250"> </text:span><text:span text:style-name="T822">&lt;style&gt;</text:span><text:span text:style-name="T250">,</text:span><text:span text:style-name="T251"> dentro da área </text:span><text:span text:style-name="T740">&lt;head&gt;</text:span><text:span text:style-name="T251">, e então estilizar cada conjunto de tags, como no exemplo </text:span><text:span text:style-name="T252">a seguir</text:span><text:span text:style-name="T251">:</text:span></text:p>
        </text:list-item>
      </text:list>
      <text:p text:style-name="P90"><text:span text:style-name="T1135">&lt;</text:span><text:span text:style-name="T974">style</text:span><text:span text:style-name="T1135">&gt;<text:tab/><text:tab/><text:tab/><text:tab/><text:tab/><text:tab/><text:tab/><text:tab/><text:tab/></text:span></text:p>
      <text:p text:style-name="P406"><text:span text:style-name="T1597"><text:tab/>body</text:span><text:span text:style-name="T1557"> {<text:tab/><text:tab/><text:tab/><text:tab/><text:tab/><text:tab/><text:tab/><text:tab/></text:span></text:p>
      <text:p text:style-name="P406"><text:span text:style-name="T1480"><text:tab/>background-color</text:span><text:span text:style-name="T1557">: </text:span><text:span text:style-name="T1504">lightsteelblue</text:span><text:span text:style-name="T1557">;<text:tab/><text:tab/><text:tab/></text:span></text:p>
      <text:p text:style-name="P406"><text:span text:style-name="T1480"><text:tab/>font-family</text:span><text:span text:style-name="T1557">: </text:span><text:span text:style-name="T1504">Arial</text:span><text:span text:style-name="T1557">, </text:span><text:span text:style-name="T1504">Helvetica</text:span><text:span text:style-name="T1557">, </text:span><text:span text:style-name="T1504">sans-serif</text:span><text:span text:style-name="T1557">;<text:tab/><text:tab/></text:span></text:p>
      <text:p text:style-name="P406"><text:span text:style-name="T1480"><text:tab/>font-size</text:span><text:span text:style-name="T1557">: </text:span><text:span text:style-name="T1604">20px</text:span><text:span text:style-name="T1557">;<text:tab/><text:tab/><text:tab/><text:tab/><text:tab/><text:tab/><text:tab/></text:span></text:p>
      <text:p text:style-name="P412"><text:tab/>}<text:tab/><text:tab/><text:tab/><text:tab/><text:tab/><text:tab/><text:tab/><text:tab/><text:tab/></text:p>
      <text:p text:style-name="P406"><text:span text:style-name="T1597"><text:tab/>h1</text:span><text:span text:style-name="T1557"> {<text:tab/><text:tab/><text:tab/><text:tab/><text:tab/><text:tab/><text:tab/><text:tab/><text:tab/></text:span></text:p>
      <text:p text:style-name="P406"><text:span text:style-name="T1480"><text:tab/>color</text:span><text:span text:style-name="T1557">: </text:span><text:span text:style-name="T1504">darkblue</text:span><text:span text:style-name="T1557">;<text:tab/><text:tab/><text:tab/><text:tab/><text:tab/><text:tab/><text:tab/></text:span></text:p>
      <text:p text:style-name="P406"><text:span text:style-name="T1480"><text:tab/>background-color</text:span><text:span text:style-name="T1557">: </text:span><text:span text:style-name="T1504">lightblue</text:span><text:span text:style-name="T1557">;<text:tab/><text:tab/><text:tab/><text:tab/></text:span></text:p>
      <text:p text:style-name="P412"><text:tab/>}<text:tab/><text:tab/><text:tab/><text:tab/><text:tab/><text:tab/><text:tab/><text:tab/><text:tab/></text:p>
      <text:p text:style-name="P406"><text:span text:style-name="T1597"><text:tab/>h2</text:span><text:span text:style-name="T1557"> {<text:tab/><text:tab/><text:tab/><text:tab/><text:tab/><text:tab/><text:tab/><text:tab/><text:tab/></text:span></text:p>
      <text:p text:style-name="P406"><text:span text:style-name="T1480"><text:tab/>color</text:span><text:span text:style-name="T1557">: </text:span><text:span text:style-name="T1504">darkred</text:span><text:span text:style-name="T1557">;<text:tab/><text:tab/><text:tab/><text:tab/><text:tab/><text:tab/><text:tab/></text:span></text:p>
      <text:p text:style-name="P412"><text:tab/>}<text:tab/><text:tab/><text:tab/><text:tab/><text:tab/><text:tab/><text:tab/><text:tab/><text:tab/></text:p>
      <text:p text:style-name="P406"><text:span text:style-name="T1597"><text:tab/>p</text:span><text:span text:style-name="T1557"> {<text:tab/><text:tab/><text:tab/><text:tab/><text:tab/><text:tab/><text:tab/><text:tab/><text:tab/></text:span></text:p>
      <text:p text:style-name="P406"><text:span text:style-name="T1480"><text:tab/>text-align</text:span><text:span text:style-name="T1557">: </text:span><text:span text:style-name="T1504">justify</text:span><text:span text:style-name="T1557">;<text:tab/><text:tab/><text:tab/><text:tab/><text:tab/><text:tab/></text:span></text:p>
      <text:p text:style-name="P412"><text:tab/>}<text:tab/><text:tab/><text:tab/><text:tab/><text:tab/><text:tab/><text:tab/><text:tab/><text:tab/></text:p>
      <text:p text:style-name="P50"><text:span text:style-name="T1136">&lt;/</text:span><text:span text:style-name="T975">style</text:span><text:span text:style-name="T1136">&gt;<text:tab/><text:tab/><text:tab/><text:tab/><text:tab/><text:tab/><text:tab/><text:tab/><text:tab/></text:span></text:p>
      <text:p text:style-name="P50"/>
      <text:list xml:id="list162819761148245" text:continue-numbering="true" text:style-name="L26">
        <text:list-item>
          <text:p text:style-name="P612"><text:span text:style-name="T253">M</text:span><text:span text:style-name="T250">anter as </text:span><text:span text:style-name="T253">CSS</text:span><text:span text:style-name="T250"> fora do código HTML, além de uma maior organização, faz com que tudo seja reaproveitado de maneira mais eficiente nas outras páginas do site. Para isso, utilizamos a tag </text:span><text:span text:style-name="T844">&lt;link </text:span><text:span text:style-name="T1191">rel=”” href=””</text:span><text:span text:style-name="T844">&gt;</text:span><text:span text:style-name="T246"> </text:span><text:span text:style-name="T250">especialmente configurada para trabalhar com arquivos </text:span><text:span text:style-name="T1242">externos</text:span><text:span text:style-name="T250"> de estilo. Essa tag deve ser colocada dentro da área </text:span><text:span text:style-name="T741">&lt;head&gt;</text:span><text:span text:style-name="T246"> </text:span><text:span text:style-name="T250">do documento HTML. Opte </text:span><text:span text:style-name="T254">por</text:span><text:span text:style-name="T250"> </text:span><text:span text:style-name="T254">essa</text:span><text:span text:style-name="T250"> técnica </text:span><text:span text:style-name="T254">(</text:span><text:span text:style-name="T250">CSS external style</text:span><text:span text:style-name="T254">)</text:span><text:span text:style-name="T250"> sempre que seu estilo for usado em várias páginas dentro do </text:span><text:span text:style-name="T236">mesmo </text:span><text:span text:style-name="T250">site </text:span><text:span text:style-name="T254">porque, ao usar </text:span><text:span text:style-name="T236">ess</text:span><text:span text:style-name="T254">a tag </text:span><text:span text:style-name="T742">&lt;link&gt;</text:span><text:span text:style-name="T254">,</text:span><text:span text:style-name="T250"> você pode compartilhar </text:span><text:span text:style-name="T254">um</text:span><text:span text:style-name="T250"> mesmo estilo entre </text:span><text:span text:style-name="T254">as páginas</text:span><text:span text:style-name="T250">, </text:span><text:span text:style-name="T236">reaproveitando código e </text:span><text:span text:style-name="T250">não </text:span><text:span text:style-name="T254">precisando</text:span><text:span text:style-name="T250"> </text:span><text:span text:style-name="T254">alterar</text:span><text:span text:style-name="T250"> vários arquivos quando o seu cliente solicitar uma pequena mudança no tom de uma determinada cor, por exemplo. </text:span><text:span text:style-name="T236">A</text:span><text:span text:style-name="T254">baixo, foi criado um arquivo com extensão </text:span><text:span text:style-name="T742">.css</text:span><text:span text:style-name="T254"> que </text:span><text:span text:style-name="T255">configura o estilo dos </text:span><text:span text:style-name="T200">seletores</text:span><text:span text:style-name="T254">.</text:span></text:p>
        </text:list-item>
      </text:list>
      <text:p text:style-name="P43"><text:soft-page-break/><text:span text:style-name="T1055">@charset </text:span><text:span text:style-name="T1018">"UTF8"</text:span><text:span text:style-name="T1057">;</text:span><text:span text:style-name="T1070">/*evita incompatibilidade com acentos nas palavras*/<text:tab/></text:span></text:p>
      <text:p text:style-name="P416"><text:span text:style-name="T1596">body</text:span> {<text:tab/><text:tab/><text:tab/><text:tab/><text:tab/><text:tab/><text:tab/><text:tab/><text:tab/><text:tab/><text:tab/><text:tab/></text:p>
      <text:p text:style-name="P410"><text:span text:style-name="T1480"><text:tab/>background-color</text:span><text:span text:style-name="T1557">: </text:span><text:span text:style-name="T1504">lightgoldenrodyellow</text:span><text:span text:style-name="T1557">;<text:tab/><text:tab/><text:tab/><text:tab/><text:tab/></text:span></text:p>
      <text:p text:style-name="P410"><text:span text:style-name="T1480"><text:tab/>font-family</text:span><text:span text:style-name="T1557">: </text:span><text:span text:style-name="T1504">Arial</text:span><text:span text:style-name="T1557">, </text:span><text:span text:style-name="T1504">Helvetica</text:span><text:span text:style-name="T1557">, </text:span><text:span text:style-name="T1504">sans-serif</text:span><text:span text:style-name="T1557">;<text:tab/><text:tab/><text:tab/><text:tab/><text:tab/></text:span></text:p>
      <text:p text:style-name="P410"><text:span text:style-name="T1480"><text:tab/>font-size</text:span><text:span text:style-name="T1557">: </text:span><text:span text:style-name="T1604">20px</text:span><text:span text:style-name="T1557">;<text:tab/><text:tab/><text:tab/><text:tab/><text:tab/><text:tab/><text:tab/><text:tab/><text:tab/><text:tab/></text:span></text:p>
      <text:p text:style-name="P416">}<text:tab/><text:tab/><text:tab/><text:tab/><text:tab/><text:tab/><text:tab/><text:tab/><text:tab/><text:tab/><text:tab/><text:tab/><text:tab/></text:p>
      <text:p text:style-name="P416"><text:span text:style-name="T1596">h1</text:span> {<text:tab/><text:tab/><text:tab/><text:tab/><text:tab/><text:tab/><text:tab/><text:tab/><text:tab/><text:tab/><text:tab/><text:tab/><text:tab/></text:p>
      <text:p text:style-name="P410"><text:span text:style-name="T1480"><text:tab/>color</text:span><text:span text:style-name="T1557">: </text:span><text:span text:style-name="T1504">maroon</text:span><text:span text:style-name="T1557">;<text:tab/><text:tab/><text:tab/><text:tab/><text:tab/><text:tab/><text:tab/><text:tab/><text:tab/><text:tab/></text:span></text:p>
      <text:p text:style-name="P410"><text:span text:style-name="T1480"><text:tab/>background-color</text:span><text:span text:style-name="T1557">: </text:span><text:span text:style-name="T1504">goldenrod</text:span><text:span text:style-name="T1557">;<text:tab/><text:tab/><text:tab/><text:tab/><text:tab/><text:tab/><text:tab/></text:span></text:p>
      <text:p text:style-name="P416">}<text:tab/><text:tab/><text:tab/><text:tab/><text:tab/><text:tab/><text:tab/><text:tab/><text:tab/><text:tab/><text:tab/><text:tab/><text:tab/></text:p>
      <text:p text:style-name="P416"><text:span text:style-name="T1596">h2</text:span> {<text:tab/><text:tab/><text:tab/><text:tab/><text:tab/><text:tab/><text:tab/><text:tab/><text:tab/><text:tab/><text:tab/><text:tab/><text:tab/></text:p>
      <text:p text:style-name="P410"><text:span text:style-name="T1480"><text:tab/>color</text:span><text:span text:style-name="T1557">: </text:span><text:span text:style-name="T1504">darkred</text:span><text:span text:style-name="T1557">;<text:tab/><text:tab/><text:tab/><text:tab/><text:tab/><text:tab/><text:tab/><text:tab/><text:tab/><text:tab/></text:span></text:p>
      <text:p text:style-name="P416">}<text:tab/><text:tab/><text:tab/><text:tab/><text:tab/><text:tab/><text:tab/><text:tab/><text:tab/><text:tab/><text:tab/><text:tab/><text:tab/></text:p>
      <text:p text:style-name="P416"><text:span text:style-name="T1596">p</text:span> {<text:tab/><text:tab/><text:tab/><text:tab/><text:tab/><text:tab/><text:tab/><text:tab/><text:tab/><text:tab/><text:tab/><text:tab/><text:tab/></text:p>
      <text:p text:style-name="P410"><text:span text:style-name="T1480"><text:tab/>text-align</text:span><text:span text:style-name="T1557">: </text:span><text:span text:style-name="T1504">justify</text:span><text:span text:style-name="T1557">;<text:tab/><text:tab/><text:tab/><text:tab/><text:tab/><text:tab/><text:tab/><text:tab/><text:tab/></text:span></text:p>
      <text:p text:style-name="P416">}<text:tab/><text:tab/><text:tab/><text:tab/><text:tab/><text:tab/><text:tab/><text:tab/><text:tab/><text:tab/><text:tab/><text:tab/><text:tab/></text:p>
      <text:p text:style-name="P359"/>
      <text:h text:style-name="P551" text:outline-level="1" text:is-list-header="true">Ordem da cascata</text:h>
      <text:p text:style-name="P215"/>
      <text:p text:style-name="P215">A <text:span text:style-name="T1265">ordem de leitura</text:span> dos estilos, quando em simultâneo num HTML, é a seguinte:</text:p>
      <text:list xml:id="list1528711070" text:style-name="L27">
        <text:list-item>
          <text:p text:style-name="P690">CSS existente no browser (default)</text:p>
        </text:list-item>
        <text:list-item>
          <text:p text:style-name="P690">CSS externa</text:p>
        </text:list-item>
        <text:list-item>
          <text:p text:style-name="P690">CSS local</text:p>
        </text:list-item>
        <text:list-item>
          <text:p text:style-name="P690">CSS inline</text:p>
        </text:list-item>
      </text:list>
      <text:p text:style-name="P215"><text:span text:style-name="T1698">E</text:span>m caso de regras iguais com valores diferentes <text:span text:style-name="T1698">aplicados a um seletor</text:span>, <text:span text:style-name="T1698">os estilos</text:span> funcionam em <text:span text:style-name="T1402">cascata</text:span> <text:span text:style-name="T1698">e a</text:span> <text:span text:style-name="T1265">ordem de prioridade</text:span> é a seguinte:</text:p>
      <text:list xml:id="list681907750" text:style-name="L28">
        <text:list-item>
          <text:p text:style-name="P691">CSS Inline</text:p>
        </text:list-item>
        <text:list-item>
          <text:p text:style-name="P691">CSS local</text:p>
        </text:list-item>
        <text:list-item>
          <text:p text:style-name="P691">CSS externa</text:p>
        </text:list-item>
        <text:list-item>
          <text:p text:style-name="P692">CSS existente no browser (default)</text:p>
        </text:list-item>
      </text:list>
      <text:p text:style-name="P216"/>
      <text:p text:style-name="P341">Diferença entre id e class</text:p>
      <text:p text:style-name="P83"><text:span text:style-name="T554"><text:line-break/></text:span><text:span text:style-name="T489">No CSS, uma hash(#) identifica a "id", já o ponto(.) identifica uma classe.</text:span></text:p>
      <text:p text:style-name="P83"/>
      <text:p text:style-name="P83"><text:span text:style-name="T571">T</text:span><text:span text:style-name="T489">anto para HTML quanto para CSS um </text:span><text:span text:style-name="T1113">id</text:span><text:span text:style-name="T489"> só </text:span><text:span text:style-name="T540">deve</text:span><text:span text:style-name="T489"> ser aplicado para um </text:span><text:span text:style-name="T541">único </text:span><text:span text:style-name="T489">objeto e não para vários. Para </text:span><text:span text:style-name="T542">formatar</text:span><text:span text:style-name="T489"> vários objetos </text:span><text:span text:style-name="T542">utilize as</text:span><text:span text:style-name="T489"> </text:span><text:span text:style-name="T1113">class</text:span></text:p>
      <text:p text:style-name="P171"/>
      <text:p text:style-name="P82"/>
      <text:p text:style-name="P343">Box Model</text:p>
      <text:p text:style-name="P78"/>
      <text:p text:style-name="P437"><text:span text:style-name="T387">O</text:span><text:span text:style-name="T384">s elementos </text:span><text:span text:style-name="T385">HTML</text:span><text:span text:style-name="T384"> são como contêiner</text:span><text:span text:style-name="T418">s</text:span><text:span text:style-name="T384">: caixas que armazenam conteúdo; </text:span><text:span text:style-name="T387">eles são</text:span><text:span text:style-name="T384"> basea</text:span><text:span text:style-name="T387">dos</text:span><text:span text:style-name="T384"> no conceito </text:span><text:span text:style-name="T470">B</text:span><text:span text:style-name="T469">ox </text:span><text:span text:style-name="T470">M</text:span><text:span text:style-name="T469">odel</text:span><text:span text:style-name="T384">, que é uma representação visual de como os elementos HTML são renderizados na página, considerando as propriedades de conteúdo</text:span><text:span text:style-name="T386">(</text:span><text:span text:style-name="T1087">content</text:span><text:span text:style-name="T386">),</text:span><text:span text:style-name="T384"> preenchimento</text:span><text:span text:style-name="T386">(</text:span><text:span text:style-name="T1087">padding</text:span><text:span text:style-name="T386">),</text:span><text:span text:style-name="T384"> borda</text:span><text:span text:style-name="T386">(</text:span><text:span text:style-name="T1087">border</text:span><text:span text:style-name="T386">)</text:span><text:span text:style-name="T384"> </text:span><text:span text:style-name="T386">e </text:span><text:span text:style-name="T384">margem</text:span><text:span text:style-name="T386">(</text:span><text:span text:style-name="T1087">margin</text:span><text:span text:style-name="T386">)</text:span><text:span text:style-name="T384">. Juntas, essas áreas definem como os elementos se </text:span><text:span text:style-name="Strong_20_Emphasis"><text:span text:style-name="T384">relacionam entre si </text:span></text:span><text:span text:style-name="T384">e como eles </text:span><text:span text:style-name="Strong_20_Emphasis"><text:span text:style-name="T384">ocupam espaço </text:span></text:span><text:span text:style-name="T384">na página. </text:span></text:p>
      <text:p text:style-name="P205"/>
      <text:p text:style-name="P205"><text:span text:style-name="T1700">P</text:span>odemos classificar um elemento em <text:span text:style-name="T1700">2</text:span> <text:span text:style-name="T1700">comportamentos</text:span>:</text:p>
      <text:list xml:id="list2775093649" text:style-name="L29">
        <text:list-item>
          <text:p text:style-name="P644">Caixa do tipo <text:span text:style-name="T1534">inline-level:</text:span> <text:span text:style-name="T1700">O</text:span> elemento <text:span text:style-name="T1737">começa</text:span> no ponto exato onde foram definidos <text:span text:style-name="T1737">e ocupam somente a </text:span><text:span text:style-name="T1415">largura</text:span><text:span text:style-name="T1402"> seu conteúdo</text:span>. <text:span text:style-name="T1700">Exemplos:</text:span></text:p>
        </text:list-item>
      </text:list>
      <text:p text:style-name="P357">&lt;a&gt; &lt;abbr&gt; &lt;br&gt; &lt;button&gt; &lt;cite&gt; &lt;code&gt; &lt;dfn&gt; &lt;em&gt; &lt;img&gt; &lt;input&gt; &lt;kbd&gt; &lt;label&gt; &lt;map&gt; &lt;object&gt; &lt;output&gt; &lt;q&gt; &lt;samp&gt; &lt;script&gt; &lt;select&gt; &lt;small&gt; &lt;span&gt; &lt;strong&gt; &lt;sub&gt; &lt;textarea&gt; &lt;var&gt;</text:p>
      <text:list xml:id="list1003218386" text:style-name="L30">
        <text:list-item>
          <text:p text:style-name="P613"><text:span text:style-name="T554">Caixa do tipo </text:span><text:span text:style-name="T882">block-level</text:span><text:span text:style-name="T554">: </text:span><text:span text:style-name="T559">O</text:span><text:span text:style-name="T554"> elemento sempre vai se iniciar em uma nova linha e ocupar </text:span><text:span text:style-name="T565">toda a largura do seu elemento pai (o container)</text:span><text:span text:style-name="T559">. Exemplos:</text:span></text:p>
        </text:list-item>
      </text:list>
      <text:p text:style-name="P358">&lt;address&gt; &lt;article&gt; &lt;aside&gt; &lt;blockquote&gt; &lt;canvas&gt; &lt;dd&gt; &lt;div&gt; &lt;dl&gt; &lt;dt&gt;</text:p>
      <text:p text:style-name="P497">&lt;fieldset&gt; &lt;figcaption&gt; &lt;figure&gt; &lt;footer&gt; &lt;form&gt; &lt;h1-6&gt; &lt;header&gt; &lt;hr&gt; &lt;li&gt; &lt;main&gt; &lt;nav&gt; &lt;ol&gt; &lt;p&gt; &lt;pre&gt; &lt;section&gt; &lt;table&gt; &lt;tfoot&gt; &lt;ul&gt; </text:p>
      <text:p text:style-name="P496"/>
      <text:p text:style-name="P223">Por padrão, toda caixa é composta apenas pelo <text:span text:style-name="T1632">content</text:span><text:span text:style-name="T1699"> (</text:span>conteúdo<text:span text:style-name="T1699">)</text:span> e não possui <text:span text:style-name="T1632">padding</text:span>, nem <text:span text:style-name="T1632">border</text:span>, nem <text:span text:style-name="T1632">outline</text:span> e nem <text:span text:style-name="T1632">margin</text:span>. </text:p>
      <text:p text:style-name="P223">Todo conteúdo possui uma <text:span text:style-name="T1632">width</text:span> (largura) e uma <text:span text:style-name="T1632">height</text:span> (altura) e a esse conjunto de propriedades, damos o nome de <text:span text:style-name="T1632">box-sizing</text:span></text:p>
      <text:p text:style-name="P223"/>
      <text:p text:style-name="P78"><text:span text:style-name="T1113">padding</text:span><text:span text:style-name="T634">(preenchimento)</text:span><text:span text:style-name="T554">: é o parâmetro </text:span><text:span text:style-name="T557">que define o espaço </text:span><text:span text:style-name="T597">interno</text:span><text:span text:style-name="T554"> </text:span><text:span text:style-name="T557">do objeto</text:span><text:span text:style-name="T554"><text:line-break/></text:span><text:span text:style-name="T1113">margin</text:span><text:span text:style-name="T554">: é o parâmetro </text:span><text:span text:style-name="T557">que define o espaço </text:span><text:span text:style-name="T597">externo</text:span><text:span text:style-name="T554"> do objeto<text:line-break/>Entre a margem e a borda, podemos determinar o </text:span><text:span text:style-name="T1113">outline</text:span><text:span text:style-name="T554"> (contorn</text:span><text:span text:style-name="T558">o</text:span><text:span text:style-name="T554">) <text:line-break/></text:span></text:p>
      <text:p text:style-name="P388"><text:span text:style-name="T992">A </text:span><text:span text:style-name="T1002">shorthand</text:span><text:span text:style-name="T992"> </text:span><text:span text:style-name="T1119">border</text:span><text:span text:style-name="T992"> simplifica a declaração de </text:span><text:span text:style-name="T1119">border-width</text:span><text:span text:style-name="T992">, </text:span><text:span text:style-name="T1119">border-style</text:span><text:span text:style-name="T992"> e </text:span><text:span text:style-name="T1119">border-color</text:span><text:span text:style-name="T1121"> </text:span><text:span text:style-name="T993">(consecutivamente). </text:span><text:span text:style-name="T992">Exemplo:<text:tab/></text:span><text:span text:style-name="T1487">border</text:span><text:span text:style-name="T1582">: </text:span><text:span text:style-name="T1605">10px</text:span><text:span text:style-name="T1582"> </text:span><text:span text:style-name="T1509">solid</text:span><text:span text:style-name="T1582"> </text:span><text:span text:style-name="T1509">red</text:span><text:span text:style-name="T1582">;</text:span></text:p>
      <text:p text:style-name="P190"/>
      <text:p text:style-name="P190">Todo elemento de caixa possui quatro valores para <text:span text:style-name="T1660">padding</text:span> e <text:span text:style-name="T1660">margin</text:span>, sempre nessa mesma ordem: -<text:span text:style-name="T1638">top</text:span>, <text:s/>-<text:span text:style-name="T1638">right</text:span>, -<text:span text:style-name="T1638">bottom</text:span>, <text:s/>-<text:span text:style-name="T1638">left</text:span><text:line-break/></text:p>
      <text:p text:style-name="P441"><text:span text:style-name="Source_20_Text"><text:span text:style-name="T410">A notação </text:span></text:span><text:span text:style-name="T911">margin:</text:span><text:span text:style-name="Source_20_Text"><text:span text:style-name="T916">auto</text:span></text:span><text:span text:style-name="T311"> permite que o </text:span><text:span text:style-name="T283">navegador calcule automaticamente as margens da esquerda e da direita para que o bloco seja colocado no </text:span><text:span text:style-name="T311">centro </text:span><text:span text:style-name="T279">(somente horizontal)</text:span><text:span text:style-name="T283">, independente do tamanho da janela.</text:span></text:p>
      <text:p text:style-name="P204"/>
      <text:p text:style-name="P344">Posicionamentos</text:p>
      <text:p text:style-name="P108"><text:span text:style-name="T553"><text:line-break/></text:span><text:span text:style-name="T566">A</text:span><text:span text:style-name="T568">s principais</text:span><text:span text:style-name="T563"> propriedade</text:span><text:span text:style-name="T568">s para controlar o posicionamento dos elementos são:</text:span></text:p>
      <text:list xml:id="list2627345265" text:style-name="L31">
        <text:list-item>
          <text:p text:style-name="P614"><text:span text:style-name="T1104">position</text:span><text:span text:style-name="T563">:</text:span><text:span text:style-name="T568"> controla o método de posicionamento de um elemento em relação ao seu contêiner.</text:span></text:p>
        </text:list-item>
      </text:list>
      <text:list xml:id="list323650590" text:style-name="L32">
        <text:list-item>
          <text:list>
            <text:list-item>
              <text:p text:style-name="P661"><text:span text:style-name="Source_20_Text"><text:span text:style-name="T1198">static</text:span></text:span><text:span text:style-name="T447">: (</text:span><text:span text:style-name="T455">default</text:span><text:span text:style-name="T327">), </text:span><text:span text:style-name="T333">a </text:span><text:span text:style-name="T360">posição é fixada</text:span><text:span text:style-name="T327"> de acordo com o fluxo normal do documento, ou seja, </text:span><text:span text:style-name="T328">na ordem em que aparecem no código </text:span><text:span text:style-name="T329">HTML. É o único que </text:span><text:span text:style-name="T359">não permite</text:span><text:span text:style-name="T361"> </text:span><text:span text:style-name="Source_20_Text"><text:span text:style-name="T361">deslocamento</text:span></text:span><text:span text:style-name="Source_20_Text"><text:span text:style-name="T328"> do elemento.</text:span></text:span></text:p>
            </text:list-item>
          </text:list>
        </text:list-item>
      </text:list>
      <text:list xml:id="list3158290929" text:style-name="L33">
        <text:list-item>
          <text:list>
            <text:list-item>
              <text:p text:style-name="P662"><text:span text:style-name="Source_20_Text"><text:span text:style-name="T1198">relative</text:span></text:span><text:span text:style-name="T266">:</text:span><text:span text:style-name="T327"> </text:span><text:span text:style-name="T333">a </text:span><text:span text:style-name="T360">posição original é a referência</text:span><text:span text:style-name="T333"> para o deslocamento do elemento, permitindo o uso das propriedades</text:span><text:span text:style-name="T448"> </text:span><text:span text:style-name="T449">auxiliares como</text:span><text:span text:style-name="T327"> </text:span><text:span text:style-name="Source_20_Text"><text:span text:style-name="T715">top</text:span></text:span><text:span text:style-name="T327">, </text:span><text:span text:style-name="Source_20_Text"><text:span text:style-name="T715">right</text:span></text:span><text:span text:style-name="T327">, </text:span><text:span text:style-name="Source_20_Text"><text:span text:style-name="T715">b</text:span></text:span><text:span text:style-name="Source_20_Text"><text:span text:style-name="T716">o</text:span></text:span><text:span text:style-name="Source_20_Text"><text:span text:style-name="T715">ttom</text:span></text:span><text:span text:style-name="T327"> e </text:span><text:span text:style-name="Source_20_Text"><text:span text:style-name="T715">left</text:span></text:span></text:p>
            </text:list-item>
            <text:list-item>
              <text:p text:style-name="P663"><text:span text:style-name="Source_20_Text"><text:span text:style-name="T1198">absolut</text:span></text:span><text:span text:style-name="T312">:</text:span><text:span text:style-name="T327"> </text:span><text:span text:style-name="T333">o canto superior esquerdo do</text:span><text:span text:style-name="T327"> </text:span><text:span text:style-name="T363">elemento pai mais próximo</text:span><text:span text:style-name="T327"> </text:span><text:span text:style-name="T333">(e </text:span><text:span text:style-name="T327">que não </text:span><text:span text:style-name="T333">esteja</text:span><text:span text:style-name="T327"> </text:span><text:span text:style-name="T715">static</text:span><text:span text:style-name="T333">) é a referência para o deslocamento do elemento. </text:span><text:span text:style-name="T327">Se não houver tal </text:span><text:span text:style-name="T333">conteiner</text:span><text:span text:style-name="T327">, ele será posicionado em relação ao </text:span><text:span text:style-name="T333">elemento root</text:span><text:span text:style-name="T327"> </text:span><text:span text:style-name="T715">&lt;html&gt;</text:span><text:span text:style-name="T327">.</text:span></text:p>
            </text:list-item>
            <text:list-item>
              <text:p text:style-name="P663"><text:span text:style-name="Source_20_Text"><text:span text:style-name="T1198">fixed</text:span></text:span><text:span text:style-name="Source_20_Text"><text:span text:style-name="T419">:</text:span></text:span><text:span text:style-name="Source_20_Text"><text:span text:style-name="T327"> posiciona em relação à viewport (janela do navegador). Isso significa que </text:span></text:span><text:span text:style-name="Source_20_Text"><text:span text:style-name="T335">o elemento</text:span></text:span><text:span text:style-name="Source_20_Text"><text:span text:style-name="T327"> sempre permanecerá no mesmo lugar, </text:span></text:span><text:span text:style-name="Source_20_Text"><text:span text:style-name="T333">independente do scroll da</text:span></text:span><text:span text:style-name="Source_20_Text"><text:span text:style-name="T327"> página;</text:span></text:span></text:p>
            </text:list-item>
            <text:list-item>
              <text:p text:style-name="P664"><text:span text:style-name="Source_20_Text"><text:span text:style-name="T1198">sticky</text:span></text:span><text:span text:style-name="T327">: é um tipo híbrido entre </text:span><text:span text:style-name="Source_20_Text"><text:span text:style-name="T715">relative</text:span></text:span><text:span text:style-name="T327"> e </text:span><text:span text:style-name="Source_20_Text"><text:span text:style-name="T715">fixed</text:span></text:span><text:span text:style-name="T327">. Ele é tratado como </text:span><text:span text:style-name="Source_20_Text"><text:span text:style-name="T715">relative</text:span></text:span><text:span text:style-name="T327"> até que ele atinja um determinado ponto durante o rolar da página, momento em que se comporta co</text:span><text:span text:style-name="Source_20_Text"><text:span text:style-name="T330">mo </text:span></text:span><text:span text:style-name="Source_20_Text"><text:span text:style-name="T717">fixed</text:span></text:span><text:span text:style-name="Source_20_Text"><text:span text:style-name="T330">. A propriedade seguinte (</text:span></text:span><text:span text:style-name="Source_20_Text"><text:span text:style-name="T715">top</text:span></text:span><text:span text:style-name="Source_20_Text"><text:span text:style-name="T330"> ou </text:span></text:span><text:span text:style-name="Source_20_Text"><text:span text:style-name="T715">right</text:span></text:span><text:span text:style-name="Source_20_Text"><text:span text:style-name="T330"> ou </text:span></text:span><text:span text:style-name="Source_20_Text"><text:span text:style-name="T715">b</text:span></text:span><text:span text:style-name="Source_20_Text"><text:span text:style-name="T716">o</text:span></text:span><text:span text:style-name="Source_20_Text"><text:span text:style-name="T715">ttom</text:span></text:span><text:span text:style-name="Source_20_Text"><text:span text:style-name="T327"> </text:span></text:span><text:span text:style-name="Source_20_Text"><text:span text:style-name="T330">ou</text:span></text:span><text:span text:style-name="Source_20_Text"><text:span text:style-name="T327"> </text:span></text:span><text:span text:style-name="Source_20_Text"><text:span text:style-name="T715">left</text:span></text:span><text:span text:style-name="Source_20_Text"><text:span text:style-name="T330">) define a posição na qual o elemento mudará seu comportamento. É frequentemente utilizado para criar </text:span></text:span><text:span text:style-name="Source_20_Text"><text:span text:style-name="T362">menus</text:span></text:span><text:span text:style-name="Source_20_Text"><text:span text:style-name="T334">, </text:span></text:span><text:span text:style-name="Source_20_Text"><text:span text:style-name="T330">cabeçal</text:span></text:span><text:span text:style-name="T330">hos de páginas ou barras laterais que permanecem visíveis enquanto o usuário rola o conteúdo.</text:span></text:p>
            </text:list-item>
          </text:list>
        </text:list-item>
      </text:list>
      <text:list xml:id="list162820137688398" text:continue-list="list2627345265" text:style-name="L31">
        <text:list-item>
          <text:p text:style-name="P665"><text:span text:style-name="T1100">top, right, bottom, left</text:span><text:span text:style-name="T280">: </text:span><text:span text:style-name="T303">são 4 propriedades </text:span><text:span text:style-name="T347">auxiliares</text:span><text:span text:style-name="T303"> </text:span><text:span text:style-name="T304">de movimentação usadas </text:span><text:span text:style-name="T303">após alterar a </text:span><text:span text:style-name="T304">propriedade</text:span><text:span text:style-name="T303"> </text:span><text:span text:style-name="T711">position</text:span><text:span text:style-name="T303"> e </text:span><text:span text:style-name="T281">c</text:span><text:span text:style-name="T280">ontrolam o deslocamento do elemento em relação ao seu posicionamento normal.</text:span></text:p>
        </text:list-item>
        <text:list-item>
          <text:p text:style-name="P666"><text:span text:style-name="T1100">z-index</text:span><text:span text:style-name="T282">:</text:span><text:span text:style-name="Source_20_Text"><text:span text:style-name="T280"> </text:span></text:span><text:span text:style-name="Source_20_Text"><text:span text:style-name="T282">d</text:span></text:span><text:span text:style-name="Source_20_Text"><text:span text:style-name="T280">efine a ordem de empilhamento de elementos posicionados. Elementos com um z-index maior ficam sobre elementos com um z-index menor.</text:span></text:span></text:p>
        </text:list-item>
        <text:list-item>
          <text:p text:style-name="P615"><text:span text:style-name="T1104">float</text:span><text:span text:style-name="T543">: controla o posicionamento horizontal de um elemento, retirando-o do fluxo normal e permitindo que os elementos seguintes fluam ao redor dele.</text:span></text:p>
        </text:list-item>
        <text:list-item>
          <text:p text:style-name="P615"><text:span text:style-name="T1104">clear</text:span><text:span text:style-name="T543">: define em qual lado os elementos flutuantes não são permitidos. É frequentemente utilizado após elementos flutuantes para garantir que o próximo elemento não flutue ao seu lado.</text:span></text:p>
        </text:list-item>
        <text:list-item>
          <text:p text:style-name="P701"><text:span text:style-name="Strong_20_Emphasis"><text:span text:style-name="Source_20_Text"><text:span text:style-name="T1100">display</text:span></text:span></text:span><text:span text:style-name="Strong_20_Emphasis"><text:span text:style-name="T282">: c</text:span></text:span><text:span text:style-name="T282">ontrola </text:span><text:span text:style-name="T290">como o elemento interage com outros ao seu redor</text:span><text:span text:style-name="T282">.</text:span></text:p>
        </text:list-item>
      </text:list>
      <text:list xml:id="list292853601" text:style-name="L34">
        <text:list-item>
          <text:list>
            <text:list-item>
              <text:p text:style-name="P703"><text:span text:style-name="Source_20_Text"><text:span text:style-name="T1198">Inline</text:span></text:span><text:span text:style-name="T292">: </text:span><text:span text:style-name="T291">ocupa somente o espaço necessário do conteúdo. Não permite definir largura e altura. Não começa em uma nova linha.</text:span></text:p>
            </text:list-item>
            <text:list-item>
              <text:p text:style-name="P703"><text:span text:style-name="Source_20_Text"><text:span text:style-name="T1198">block</text:span></text:span><text:span text:style-name="T292">: </text:span><text:span text:style-name="T291">ocupa toda a largura disponível, formando uma nova linha</text:span></text:p>
            </text:list-item>
            <text:list-item>
              <text:p text:style-name="P703"><text:span text:style-name="Source_20_Text"><text:span text:style-name="T1198">inline-block</text:span></text:span><text:span text:style-name="T292">: </text:span><text:span text:style-name="T291">permite que outros elementos fiquem ao seu lado (inline) porém também permite definir sua largura e altura (block)</text:span></text:p>
            </text:list-item>
            <text:list-item>
              <text:p text:style-name="P703"><text:span text:style-name="Source_20_Text"><text:span text:style-name="T1198">none</text:span></text:span><text:span text:style-name="T291">: remove completamente o elemento da página, não ocupando espaço, como se não existisse. Por outro lado, ao utilizar </text:span><text:span text:style-name="Source_20_Text"><text:span text:style-name="T1100">visibility:</text:span></text:span><text:span text:style-name="Source_20_Text"><text:span text:style-name="T1198"> hidden</text:span></text:span><text:span text:style-name="T291">, o elemento continua ocupando espaço, mantendo seu posicionamento relativo aos outros elementos na página, mesmo que não seja visível.</text:span></text:p>
            </text:list-item>
            <text:list-item>
              <text:p text:style-name="P704"><text:span text:style-name="Source_20_Text"><text:span text:style-name="T1198">contents</text:span></text:span><text:span text:style-name="Strong_20_Emphasis"><text:span text:style-name="T295">: causa uma “passagem” dos </text:span></text:span><text:span text:style-name="Strong_20_Emphasis"><text:span text:style-name="T352">filhos diretos</text:span></text:span><text:span text:style-name="Strong_20_Emphasis"><text:span text:style-name="T295"> para fora do contêiner, como se eles fossem filhos diretos do avô (elemento pai do contêiner). Essa propriedade é útil </text:span></text:span><text:span text:style-name="Strong_20_Emphasis"><text:span text:style-name="T315">para</text:span></text:span><text:span text:style-name="Strong_20_Emphasis"><text:span text:style-name="T295"> controlar o layout dos </text:span></text:span><text:span text:style-name="Strong_20_Emphasis"><text:span text:style-name="T352">filhos diretos</text:span></text:span><text:span text:style-name="Strong_20_Emphasis"><text:span text:style-name="T295"> sem afetar o layout do próprio contêiner.</text:span></text:span></text:p>
            </text:list-item>
            <text:list-item>
              <text:p text:style-name="P705"><text:span text:style-name="Source_20_Text"><text:span text:style-name="T1198">list-item</text:span></text:span><text:span text:style-name="T314">: </text:span><text:span text:style-name="T295">estiliza </text:span><text:span text:style-name="T315">um elemento como se ele fosse um </text:span><text:span text:style-name="T730">&lt;li&gt;</text:span><text:span text:style-name="T295">, </text:span><text:span text:style-name="T315">incluindo a adição de um marcador. Geralmente acompanhado da propriedade </text:span><text:span text:style-name="T1100">list-style-type</text:span><text:span text:style-name="T315">.</text:span></text:p>
            </text:list-item>
            <text:list-item>
              <text:p text:style-name="P705"><text:span text:style-name="Source_20_Text"><text:span text:style-name="T1198">flex</text:span></text:span><text:span text:style-name="T292">:</text:span><text:span text:style-name="T291"> </text:span><text:span text:style-name="T322">torna</text:span><text:span text:style-name="T293"> o contêiner (elemento pai) </text:span><text:span text:style-name="T322">em</text:span><text:span text:style-name="Strong_20_Emphasis"><text:span text:style-name="T322"> uma caixa </text:span></text:span><text:span text:style-name="Strong_20_Emphasis"><text:span text:style-name="T353">block-level</text:span></text:span><text:span text:style-name="Strong_20_Emphasis"><text:span text:style-name="T322"> flexível</text:span></text:span><text:span text:style-name="Strong_20_Emphasis"><text:span text:style-name="T291">, </text:span></text:span><text:span text:style-name="Strong_20_Emphasis"><text:span text:style-name="T293">transformando seus filhos </text:span></text:span><text:span text:style-name="Strong_20_Emphasis"><text:span text:style-name="T341">diretos</text:span></text:span><text:span text:style-name="Strong_20_Emphasis"><text:span text:style-name="T293"> em itens flexíveis. </text:span></text:span><text:span text:style-name="Strong_20_Emphasis"><text:span text:style-name="T296">Aumenta</text:span></text:span><text:span text:style-name="Strong_20_Emphasis"><text:span text:style-name="T293"> a </text:span></text:span><text:span text:style-name="Strong_20_Emphasis"><text:span text:style-name="T341">responsividade</text:span></text:span><text:span text:style-name="Strong_20_Emphasis"><text:span text:style-name="T293"> pois</text:span></text:span><text:span text:style-name="T291"> alinha e distribui espaço</text:span><text:span text:style-name="T313">s</text:span><text:span text:style-name="T291"> entre itens </text:span><text:span text:style-name="T293">com</text:span><text:span text:style-name="T291"> tamanhos desconhecidos.</text:span></text:p>
            </text:list-item>
            <text:list-item>
              <text:p text:style-name="P706"><text:span text:style-name="Source_20_Text"><text:span text:style-name="T1200">i</text:span></text:span><text:span text:style-name="Source_20_Text"><text:span text:style-name="T1198">nline-flex</text:span></text:span><text:span text:style-name="T322">: torna</text:span><text:span text:style-name="T293"> o contêiner </text:span><text:span text:style-name="Strong_20_Emphasis"><text:span text:style-name="T322">em uma caixa </text:span></text:span><text:span text:style-name="Strong_20_Emphasis"><text:span text:style-name="T353">inline-level</text:span></text:span><text:span text:style-name="Strong_20_Emphasis"><text:span text:style-name="T322"> flexível</text:span></text:span></text:p>
            </text:list-item>
            <text:list-item>
              <text:p text:style-name="P705"><text:span text:style-name="Source_20_Text"><text:span text:style-name="T1198">grid</text:span></text:span><text:span text:style-name="T292">:</text:span><text:span text:style-name="T291"> cria layouts bidimensionais, </text:span><text:span text:style-name="T294">organizando</text:span><text:span text:style-name="T291"> os elementos em </text:span><text:span text:style-name="T294">uma grade de </text:span><text:span text:style-name="T291">linhas e colunas. </text:span><text:span text:style-name="T295">O elemento pai é chamado de conteiner de grade e seus elementos filhos são chamados de itens de grade que ocupam células.</text:span></text:p>
            </text:list-item>
          </text:list>
        </text:list-item>
      </text:list>
      <text:p text:style-name="P534"/>
      <text:h text:style-name="P548" text:outline-level="1"><text:span text:style-name="Strong_20_Emphasis"/></text:h>
      <text:h text:style-name="P558"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26">Módulo FlexBox Layout</text:span></text:span></text:a><text:span text:style-name="T1526">:</text:span></text:h>
      <text:p text:style-name="P534"/>
      <text:p text:style-name="P530"><text:span text:style-name="T291">O layout flexível possui um eixo principal </text:span><text:span text:style-name="T294">(main axis) </text:span><text:span text:style-name="T291">e um eixo cruzado </text:span><text:span text:style-name="T294">(cross axis), </text:span><text:span text:style-name="T308">o</text:span><text:span text:style-name="T291"> eixo principal é definido pela direção em que os itens flexíveis são organizados, e o eixo cruzado é perpendicular a ele.</text:span></text:p>
      <text:p text:style-name="P199"><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34"/>
      <text:p text:style-name="P538"><text:span text:style-name="T291">A</text:span><text:span text:style-name="T265">lgumas propriedades são aplicadas ao parent (flex conteiner) e outras para os childrens (flex itens).</text:span></text:p>
      <text:p text:style-name="P538"/>
      <text:list xml:id="list2219921227" text:style-name="L35">
        <text:list-item>
          <text:h text:style-name="P563" text:outline-level="2">Propriedades para o parent (flex conteiner):</text:h>
        </text:list-item>
      </text:list>
      <text:p text:style-name="P531"><text:span text:style-name="Source_20_Text"/></text:p>
      <text:p text:style-name="P531"><text:span text:style-name="Source_20_Text"><text:span text:style-name="T1100">flex-flow</text:span></text:span><text:span text:style-name="Source_20_Text"><text:span text:style-name="T871"> </text:span></text:span><text:span text:style-name="Source_20_Text"><text:span text:style-name="T409"><text:s/>é uma </text:span></text:span><text:span text:style-name="Source_20_Text"><text:span text:style-name="T421">propriedade</text:span></text:span><text:span text:style-name="Source_20_Text"><text:span text:style-name="T409"> </text:span></text:span><text:span text:style-name="Source_20_Text"><text:span text:style-name="T466">shorthand</text:span></text:span><text:span text:style-name="Source_20_Text"><text:span text:style-name="T409"> para as </text:span></text:span><text:span text:style-name="Source_20_Text"><text:span text:style-name="T412">2</text:span></text:span><text:span text:style-name="Source_20_Text"><text:span text:style-name="T410"> seguintes </text:span></text:span><text:span text:style-name="Source_20_Text"><text:span text:style-name="T409">propriedad</text:span></text:span><text:span text:style-name="Source_20_Text"><text:span text:style-name="T410">es:</text:span></text:span></text:p>
      <text:list xml:id="list162820232809290" text:continue-list="list292853601" text:style-name="L34">
        <text:list-item>
          <text:p text:style-name="P707"><text:span text:style-name="Source_20_Text"><text:span text:style-name="T1100">flex-direction</text:span></text:span><text:span text:style-name="T291">: </text:span><text:span text:style-name="T313">d</text:span><text:span text:style-name="T291">efine a </text:span><text:span text:style-name="T480">direção</text:span><text:span text:style-name="T291"> principal dos itens flexíveis. </text:span><text:span text:style-name="T313">Seus valores são:</text:span></text:p>
          <text:list>
            <text:list-item>
              <text:p text:style-name="P707"><text:span text:style-name="Source_20_Text"><text:span text:style-name="T1198">row</text:span></text:span><text:span text:style-name="T294"> (default),</text:span></text:p>
            </text:list-item>
            <text:list-item>
              <text:p text:style-name="P707"><text:span text:style-name="Source_20_Text"><text:span text:style-name="T1198">row-reverse</text:span></text:span></text:p>
            </text:list-item>
            <text:list-item>
              <text:p text:style-name="P707"><text:span text:style-name="Source_20_Text"><text:span text:style-name="T1198">collumn</text:span></text:span></text:p>
            </text:list-item>
            <text:list-item>
              <text:p text:style-name="P707"><text:span text:style-name="Source_20_Text"><text:span text:style-name="T1198">column-reverse</text:span></text:span><text:span text:style-name="T294">. </text:span></text:p>
            </text:list-item>
          </text:list>
        </text:list-item>
      </text:list>
      <text:p text:style-name="P200"><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537"/>
      <text:list xml:id="list162820964509449" text:continue-numbering="true" text:style-name="L34">
        <text:list-item>
          <text:p text:style-name="P707"><text:span text:style-name="Source_20_Text"><text:span text:style-name="T1100">flex-wrap</text:span></text:span><text:span text:style-name="Source_20_Text"><text:span text:style-name="T409">:</text:span></text:span><text:span text:style-name="Source_20_Text"><text:span text:style-name="T410"> </text:span></text:span><text:span text:style-name="Source_20_Text"><text:span text:style-name="T414">d</text:span></text:span><text:span text:style-name="Source_20_Text"><text:span text:style-name="T413">efine o </text:span></text:span><text:span text:style-name="Source_20_Text"><text:span text:style-name="T414">comportamento dos itens flexíveis quando o tamanho do conteiner pai é alterado.</text:span></text:span><text:span text:style-name="Source_20_Text"><text:span text:style-name="T416"> </text:span></text:span><text:span text:style-name="Source_20_Text"><text:span text:style-name="T420">Seus valores sã</text:span></text:span><text:span text:style-name="Source_20_Text"><text:span text:style-name="T426">o:</text:span></text:span></text:p>
          <text:list>
            <text:list-item>
              <text:p text:style-name="P708"><text:span text:style-name="Source_20_Text"><text:span text:style-name="T1198">nowrap</text:span></text:span><text:span text:style-name="Source_20_Text"><text:span text:style-name="T410"> (default), </text:span></text:span><text:span text:style-name="Source_20_Text"><text:span text:style-name="T414">redimensiona </text:span></text:span><text:span text:style-name="Source_20_Text"><text:span text:style-name="T422">os itens flexíveis para </text:span></text:span><text:span text:style-name="Source_20_Text"><text:span text:style-name="T424">tentar </text:span></text:span><text:span text:style-name="Source_20_Text"><text:span text:style-name="T422">mantê-los em uma </text:span></text:span><text:span text:style-name="Source_20_Text"><text:span text:style-name="T471">única linha</text:span></text:span><text:span text:style-name="Source_20_Text"><text:span text:style-name="T422">.</text:span></text:span></text:p>
            </text:list-item>
            <text:list-item>
              <text:p text:style-name="P708"><text:span text:style-name="Source_20_Text"><text:span text:style-name="T1198">wrap </text:span></text:span><text:span text:style-name="Source_20_Text"><text:span text:style-name="T467">quebra </text:span></text:span><text:span text:style-name="Source_20_Text"><text:span text:style-name="T468">a</text:span></text:span><text:span text:style-name="Source_20_Text"><text:span text:style-name="T467"> linha</text:span></text:span><text:span text:style-name="Source_20_Text"><text:span text:style-name="T413"> </text:span></text:span><text:span text:style-name="Source_20_Text"><text:span text:style-name="T414">e move os</text:span></text:span><text:span text:style-name="Source_20_Text"><text:span text:style-name="T413"> itens </text:span></text:span><text:span text:style-name="Source_20_Text"><text:span text:style-name="T414">para a próxima sem ajustar os tamanhos</text:span></text:span><text:span text:style-name="Source_20_Text"><text:span text:style-name="T413">.</text:span></text:span></text:p>
            </text:list-item>
            <text:list-item>
              <text:p text:style-name="P708"><text:span text:style-name="Source_20_Text"><text:span text:style-name="T1198">wrap-reverse</text:span></text:span><text:span text:style-name="Source_20_Text"><text:span text:style-name="T410">.</text:span></text:span><text:span text:style-name="Source_20_Text"><text:span text:style-name="T414"> </text:span></text:span><text:span text:style-name="Source_20_Text"><text:span text:style-name="T422">q</text:span></text:span><text:span text:style-name="Source_20_Text"><text:span text:style-name="T414">uebra a linha e move os</text:span></text:span><text:span text:style-name="Source_20_Text"><text:span text:style-name="T413"> itens </text:span></text:span><text:span text:style-name="Source_20_Text"><text:span text:style-name="T414">para a próxima mas </text:span></text:span><text:span text:style-name="Source_20_Text"><text:span text:style-name="T423">na</text:span></text:span><text:span text:style-name="Source_20_Text"><text:span text:style-name="T414"> </text:span></text:span><text:span text:style-name="Source_20_Text"><text:span text:style-name="T423">direção</text:span></text:span><text:span text:style-name="Source_20_Text"><text:span text:style-name="T414"> </text:span></text:span><text:span text:style-name="Source_20_Text"><text:span text:style-name="T468">inversa</text:span></text:span><text:span text:style-name="Source_20_Text"><text:span text:style-name="T414"> </text:span></text:span><text:span text:style-name="Source_20_Text"><text:span text:style-name="T423">do cross axis.</text:span></text:span></text:p>
            </text:list-item>
          </text:list>
        </text:list-item>
      </text:list>
      <text:p text:style-name="P533"><text:span text:style-name="Source_20_Text"/></text:p>
      <text:p text:style-name="P532"><text:span text:style-name="Source_20_Text"><text:span text:style-name="T1100">justify-content</text:span></text:span><text:span text:style-name="Source_20_Text"><text:span text:style-name="T870">:</text:span></text:span><text:span text:style-name="T4"> </text:span><text:span text:style-name="T317">co</text:span><text:span text:style-name="T291">ntrola </text:span><text:span text:style-name="T309">o </text:span><text:span text:style-name="T310">alinhamento e </text:span><text:span text:style-name="T309">espaçamento</text:span><text:span text:style-name="T291"> dos itens flexíveis ao longo do </text:span><text:span text:style-name="T350">eixo principal</text:span><text:span text:style-name="T416"> </text:span><text:span text:style-name="T417">(</text:span><text:span text:style-name="T472">main axis</text:span><text:span text:style-name="T309">). </text:span><text:span text:style-name="T316">Seus valores são:</text:span></text:p>
      <text:list xml:id="list3900238313" text:style-name="L36">
        <text:list-item>
          <text:p text:style-name="P712"><text:span text:style-name="Source_20_Text"><text:span text:style-name="T1199">flex-start</text:span></text:span><text:span text:style-name="Source_20_Text"><text:span text:style-name="T309">: início da direção do main axis</text:span></text:span></text:p>
        </text:list-item>
        <text:list-item>
          <text:p text:style-name="P712"><text:span text:style-name="Source_20_Text"><text:span text:style-name="T1199">center</text:span></text:span><text:span text:style-name="Source_20_Text"><text:span text:style-name="T309">: centraliza os itens flexíveis</text:span></text:span></text:p>
        </text:list-item>
        <text:list-item>
          <text:p text:style-name="P712"><text:span text:style-name="Source_20_Text"><text:span text:style-name="T1199">flex-end</text:span></text:span><text:span text:style-name="Source_20_Text"><text:span text:style-name="T309">: final do main axis</text:span></text:span></text:p>
        </text:list-item>
        <text:list-item>
          <text:p text:style-name="P712"><text:span text:style-name="Source_20_Text"><text:span text:style-name="T1199">space-between</text:span></text:span><text:span text:style-name="Source_20_Text"><text:span text:style-name="T309">: os itens são igualmente distribuídos ao longo do eixo principal. Cada par de itens tem o mesmo espaçamento, porém o primeiro e o último item </text:span></text:span><text:span text:style-name="Source_20_Text"><text:span text:style-name="T323">ficam</text:span></text:span><text:span text:style-name="Source_20_Text"><text:span text:style-name="T309"> alinhados à </text:span></text:span><text:span text:style-name="Source_20_Text"><text:span text:style-name="T481">borda</text:span></text:span><text:span text:style-name="Source_20_Text"><text:span text:style-name="T309"> (main-start e main-end).</text:span></text:span></text:p>
        </text:list-item>
        <text:list-item>
          <text:p text:style-name="P713"><text:span text:style-name="Source_20_Text"><text:span text:style-name="T1199">Space-around</text:span></text:span><text:span text:style-name="Source_20_Text"><text:span text:style-name="T309">: semelhante a </text:span></text:span><text:span text:style-name="Source_20_Text"><text:span text:style-name="T712">space-between</text:span></text:span><text:span text:style-name="Source_20_Text"><text:span text:style-name="T309"> porém </text:span></text:span><text:span text:style-name="Source_20_Text"><text:span text:style-name="T317">o</text:span></text:span><text:span text:style-name="Source_20_Text"><text:span text:style-name="T309"> espaço vazio antes do primeiro e depois do último item é igual à </text:span></text:span><text:span text:style-name="Source_20_Text"><text:span text:style-name="T481">metade</text:span></text:span><text:span text:style-name="Source_20_Text"><text:span text:style-name="T309"> do espaço entre os itens centrais.</text:span></text:span></text:p>
        </text:list-item>
        <text:list-item>
          <text:p text:style-name="P712"><text:span text:style-name="Source_20_Text"><text:span text:style-name="T1199">Space-evenly</text:span></text:span><text:span text:style-name="Source_20_Text"><text:span text:style-name="T309">: o espaçamento entre todos os itens é </text:span></text:span><text:span text:style-name="Source_20_Text"><text:span text:style-name="T481">igual</text:span></text:span><text:span text:style-name="Source_20_Text"><text:span text:style-name="T309">, inclusive o espaço entre a borda e o primeiro/último item.</text:span></text:span></text:p>
        </text:list-item>
        <text:list-item>
          <text:p text:style-name="P712"><text:soft-page-break/><text:span text:style-name="Source_20_Text"><text:span text:style-name="T1199">start</text:span></text:span><text:span text:style-name="Source_20_Text"><text:span text:style-name="T309">: início da direção de </text:span></text:span><text:span text:style-name="Source_20_Text"><text:span text:style-name="T481">escrita</text:span></text:span><text:span text:style-name="Source_20_Text"><text:span text:style-name="T309"> (writing-mode LTR ou RTL)</text:span></text:span></text:p>
        </text:list-item>
        <text:list-item>
          <text:p text:style-name="P712"><text:span text:style-name="Source_20_Text"><text:span text:style-name="T1199">left</text:span></text:span><text:span text:style-name="Source_20_Text"><text:span text:style-name="T309">: alinha em direção à </text:span></text:span><text:span text:style-name="Source_20_Text"><text:span text:style-name="T481">borda</text:span></text:span><text:span text:style-name="Source_20_Text"><text:span text:style-name="T309"> esquerda do conteiner</text:span></text:span></text:p>
        </text:list-item>
        <text:list-item>
          <text:p text:style-name="P712"><text:span text:style-name="Source_20_Text"><text:span text:style-name="T1199">end</text:span></text:span><text:span text:style-name="Source_20_Text"><text:span text:style-name="T309">: final da direção de </text:span></text:span><text:span text:style-name="Source_20_Text"><text:span text:style-name="T481">escrita</text:span></text:span><text:span text:style-name="Source_20_Text"><text:span text:style-name="T309"> (writing-mode LTR ou TRL)</text:span></text:span></text:p>
        </text:list-item>
        <text:list-item>
          <text:p text:style-name="P712"><text:span text:style-name="Source_20_Text"><text:span text:style-name="T1199">right</text:span></text:span><text:span text:style-name="Source_20_Text"><text:span text:style-name="T309">: alinha em direção à </text:span></text:span><text:span text:style-name="Source_20_Text"><text:span text:style-name="T481">borda</text:span></text:span><text:span text:style-name="Source_20_Text"><text:span text:style-name="T309"> direita do conteiner</text:span></text:span></text:p>
        </text:list-item>
      </text:list>
      <text:p text:style-name="P531"/>
      <text:p text:style-name="P541"><text:span text:style-name="Source_20_Text"><text:span text:style-name="T1100">align-items</text:span></text:span><text:span text:style-name="T291">: </text:span><text:span text:style-name="T321">semelhante à</text:span><text:span text:style-name="T319"> propriedade </text:span><text:span text:style-name="T713">justify-content</text:span><text:span text:style-name="T319">, </text:span><text:span text:style-name="T321">porém</text:span><text:span text:style-name="T319"> </text:span><text:span text:style-name="T309">controla o </text:span><text:span text:style-name="T310">alinhamento e </text:span><text:span text:style-name="T309">espaçamento</text:span><text:span text:style-name="T291"> dos </text:span><text:span text:style-name="T350">itens</text:span><text:span text:style-name="T291"> flexíveis ao longo do </text:span><text:span text:style-name="T350">eixo cruzado</text:span><text:span text:style-name="T416"> </text:span><text:span text:style-name="T417">(</text:span><text:span text:style-name="T472">cross axis</text:span><text:span text:style-name="T417">). </text:span><text:span text:style-name="T425">Seus valores são:</text:span></text:p>
      <text:list xml:id="list162820376346672" text:continue-numbering="true" text:style-name="L36">
        <text:list-item>
          <text:p text:style-name="P714"><text:span text:style-name="Source_20_Text"><text:span text:style-name="T1193">stretch</text:span></text:span><text:span text:style-name="Source_20_Text"><text:span text:style-name="T417">: </text:span></text:span><text:span text:style-name="Source_20_Text"><text:span text:style-name="T428">(default) </text:span></text:span><text:span text:style-name="Source_20_Text"><text:span text:style-name="T473">estica</text:span></text:span><text:span text:style-name="Source_20_Text"><text:span text:style-name="T428"> para preencher o conteiner, respeitando as propriedades</text:span></text:span><text:span text:style-name="Source_20_Text"><text:span text:style-name="T4"> </text:span></text:span><text:span text:style-name="Source_20_Text"><text:span text:style-name="T1670">min-width </text:span></text:span><text:span text:style-name="Source_20_Text"><text:span text:style-name="T428">e </text:span></text:span><text:span text:style-name="Source_20_Text"><text:span text:style-name="T1670">max-width.</text:span></text:span></text:p>
        </text:list-item>
        <text:list-item>
          <text:p text:style-name="P714"><text:span text:style-name="Source_20_Text"><text:span text:style-name="T1195">b</text:span></text:span><text:span text:style-name="Source_20_Text"><text:span text:style-name="T1193">aseline</text:span></text:span><text:span text:style-name="Source_20_Text"><text:span text:style-name="T428">: a </text:span></text:span><text:span text:style-name="Source_20_Text"><text:span text:style-name="T473">linha base do texto</text:span></text:span><text:span text:style-name="Source_20_Text"><text:span text:style-name="T428"> torna-se a referência para o alinhamento dos itens</text:span></text:span></text:p>
        </text:list-item>
        <text:list-item>
          <text:p text:style-name="P714"><text:span text:style-name="Source_20_Text"><text:span text:style-name="T1199">flex-start</text:span></text:span><text:span text:style-name="Source_20_Text"><text:span text:style-name="T309">: início da direção do </text:span></text:span><text:span text:style-name="Source_20_Text"><text:span text:style-name="T320">cross</text:span></text:span><text:span text:style-name="Source_20_Text"><text:span text:style-name="T309"> axis</text:span></text:span></text:p>
        </text:list-item>
        <text:list-item>
          <text:p text:style-name="P714"><text:span text:style-name="Source_20_Text"><text:span text:style-name="T1199">center</text:span></text:span><text:span text:style-name="Source_20_Text"><text:span text:style-name="T309">: centraliza os itens flexíveis</text:span></text:span></text:p>
        </text:list-item>
        <text:list-item>
          <text:p text:style-name="P714"><text:span text:style-name="Source_20_Text"><text:span text:style-name="T1199">flex-end</text:span></text:span><text:span text:style-name="Source_20_Text"><text:span text:style-name="T309">: final do </text:span></text:span><text:span text:style-name="Source_20_Text"><text:span text:style-name="T320">cross</text:span></text:span><text:span text:style-name="Source_20_Text"><text:span text:style-name="T309"> axis</text:span></text:span></text:p>
        </text:list-item>
        <text:list-item>
          <text:p text:style-name="P714"><text:span text:style-name="Source_20_Text"><text:span text:style-name="T1199">space-between</text:span></text:span><text:span text:style-name="Source_20_Text"><text:span text:style-name="T309">: os itens são igualmente distribuídos ao longo do eixo principal. Cada par de itens tem o mesmo espaçamento, porém o primeiro e o último item são alinhados à </text:span></text:span><text:span text:style-name="Source_20_Text"><text:span text:style-name="T481">borda</text:span></text:span><text:span text:style-name="Source_20_Text"><text:span text:style-name="T309"> (</text:span></text:span><text:span text:style-name="Source_20_Text"><text:span text:style-name="T320">cross</text:span></text:span><text:span text:style-name="Source_20_Text"><text:span text:style-name="T309">-start e </text:span></text:span><text:span text:style-name="Source_20_Text"><text:span text:style-name="T320">cross</text:span></text:span><text:span text:style-name="Source_20_Text"><text:span text:style-name="T309">-end).</text:span></text:span></text:p>
        </text:list-item>
        <text:list-item>
          <text:p text:style-name="P714"><text:span text:style-name="Source_20_Text"><text:span text:style-name="T1199">Space-around</text:span></text:span><text:span text:style-name="Source_20_Text"><text:span text:style-name="T309">: semelhante a </text:span></text:span><text:span text:style-name="Source_20_Text"><text:span text:style-name="T712">space-between</text:span></text:span><text:span text:style-name="Source_20_Text"><text:span text:style-name="T309"> porém </text:span></text:span><text:span text:style-name="Source_20_Text"><text:span text:style-name="T317">o</text:span></text:span><text:span text:style-name="Source_20_Text"><text:span text:style-name="T309"> espaço vazio antes do primeiro e depois do último item é igual à </text:span></text:span><text:span text:style-name="Source_20_Text"><text:span text:style-name="T481">metade</text:span></text:span><text:span text:style-name="Source_20_Text"><text:span text:style-name="T309"> do espaço entre os itens centrais.</text:span></text:span></text:p>
        </text:list-item>
        <text:list-item>
          <text:p text:style-name="P714"><text:span text:style-name="Source_20_Text"><text:span text:style-name="T1199">Space-evenly</text:span></text:span><text:span text:style-name="Source_20_Text"><text:span text:style-name="T309">: o espaçamento entre todos os itens é </text:span></text:span><text:span text:style-name="Source_20_Text"><text:span text:style-name="T481">igual</text:span></text:span><text:span text:style-name="Source_20_Text"><text:span text:style-name="T309">, inclusive o espaço entre a borda e o primeiro/último item.</text:span></text:span></text:p>
        </text:list-item>
        <text:list-item>
          <text:p text:style-name="P714"><text:span text:style-name="Source_20_Text"><text:span text:style-name="T1199">start</text:span></text:span><text:span text:style-name="Source_20_Text"><text:span text:style-name="T309">: início da direção de </text:span></text:span><text:span text:style-name="Source_20_Text"><text:span text:style-name="T481">escrita</text:span></text:span><text:span text:style-name="Source_20_Text"><text:span text:style-name="T309"> (writing-mode LTR ou RTL)</text:span></text:span></text:p>
        </text:list-item>
        <text:list-item>
          <text:p text:style-name="P714"><text:span text:style-name="Source_20_Text"><text:span text:style-name="T1199">left</text:span></text:span><text:span text:style-name="Source_20_Text"><text:span text:style-name="T309">: alinha em direção à </text:span></text:span><text:span text:style-name="Source_20_Text"><text:span text:style-name="T481">borda</text:span></text:span><text:span text:style-name="Source_20_Text"><text:span text:style-name="T309"> esquerda do conteiner</text:span></text:span></text:p>
        </text:list-item>
        <text:list-item>
          <text:p text:style-name="P714"><text:span text:style-name="Source_20_Text"><text:span text:style-name="T1199">end</text:span></text:span><text:span text:style-name="Source_20_Text"><text:span text:style-name="T309">: final da direção de </text:span></text:span><text:span text:style-name="Source_20_Text"><text:span text:style-name="T481">escrita</text:span></text:span><text:span text:style-name="Source_20_Text"><text:span text:style-name="T309"> (writing-mode LTR ou TRL)</text:span></text:span></text:p>
        </text:list-item>
        <text:list-item>
          <text:p text:style-name="P714"><text:span text:style-name="Source_20_Text"><text:span text:style-name="T1192">right</text:span></text:span><text:span text:style-name="Source_20_Text"><text:span text:style-name="T417">: alinha em direção à </text:span></text:span><text:span text:style-name="Source_20_Text"><text:span text:style-name="T472">borda</text:span></text:span><text:span text:style-name="Source_20_Text"><text:span text:style-name="T417"> direita do conteiner</text:span></text:span></text:p>
        </text:list-item>
      </text:list>
      <text:p text:style-name="P541"/>
      <text:p text:style-name="P541"><text:span text:style-name="Source_20_Text"><text:span text:style-name="T1093">align-</text:span></text:span><text:span text:style-name="Source_20_Text"><text:span text:style-name="T1094">content</text:span></text:span><text:span text:style-name="T416">: </text:span><text:span text:style-name="T429">controla o alinhamento das linhas de itens (e não somente dos itens como em </text:span><text:span text:style-name="T723">align-ite</text:span><text:span text:style-name="T727">m</text:span><text:span text:style-name="T723">s</text:span><text:span text:style-name="T429">), mas é preciso que hajam </text:span><text:span text:style-name="T474">múltiplas linhas</text:span><text:span text:style-name="T429"> para que essa propriedade tenha efeito, portanto a propriedade </text:span><text:span text:style-name="T723">flex-wrap</text:span><text:span text:style-name="T429"> deve ter valor diferente de </text:span><text:span text:style-name="T723">nowrap</text:span><text:span text:style-name="T429">. S</text:span><text:span text:style-name="T430">eus</text:span><text:span text:style-name="T429"> valores são os mesmos da propriedade </text:span><text:span text:style-name="T724">align-itens</text:span><text:span text:style-name="T429">.</text:span></text:p>
      <text:p text:style-name="P540"><text:span text:style-name="Source_20_Text"><text:span text:style-name="T482">D</text:span></text:span><text:span text:style-name="Source_20_Text"><text:span text:style-name="T481">ata loss overflow</text:span></text:span><text:span text:style-name="Source_20_Text"><text:span text:style-name="T309"> é a perda de dados quando parte do conteúdo desaparece. Para evitar essa perda acidental de dados causada por alinhamentos, existe a palavras-chave </text:span></text:span><text:span text:style-name="Source_20_Text"><text:span text:style-name="T915">safe</text:span></text:span><text:span text:style-name="Source_20_Text"><text:span text:style-name="T309"> que podem ser usada junto com as propriedades de alinhamento. Assim, </text:span></text:span><text:span text:style-name="Source_20_Text"><text:span text:style-name="T318">s</text:span></text:span><text:span text:style-name="Source_20_Text"><text:span text:style-name="T309">e o item ultrapassar o alinhamento do contêiner, o item será alinhado como se o valor do alinhamento fosse </text:span></text:span><text:span text:style-name="Source_20_Text"><text:span text:style-name="T712">start</text:span></text:span><text:span text:style-name="Source_20_Text"><text:span text:style-name="T309">, não implementando o alinhamento definido após </text:span></text:span><text:span text:style-name="Source_20_Text"><text:span text:style-name="T318">essa</text:span></text:span><text:span text:style-name="Source_20_Text"><text:span text:style-name="T309"> keyword.<text:line-break/>Exemplo: </text:span></text:span><text:span text:style-name="Source_20_Text"><text:span text:style-name="T1168">align-items</text:span></text:span><text:span text:style-name="Source_20_Text"><text:span text:style-name="T1075">: safe </text:span></text:span><text:span text:style-name="Source_20_Text"><text:span text:style-name="T1050">center</text:span></text:span></text:p>
      <text:p text:style-name="P539"><text:span text:style-name="Source_20_Text"><text:span text:style-name="T309">Caso desej</text:span></text:span><text:span text:style-name="Source_20_Text"><text:span text:style-name="T318">e</text:span></text:span><text:span text:style-name="Source_20_Text"><text:span text:style-name="T309"> o alinhamento (mesmo que isso cause overflow), use a keyword </text:span></text:span><text:span text:style-name="Source_20_Text"><text:span text:style-name="T915">unsafe</text:span></text:span><text:span text:style-name="Source_20_Text"><text:span text:style-name="T309">, indicando para o navegador que faça o alinhamento escolhido, não importa o que aconteça.</text:span></text:span></text:p>
      <text:p text:style-name="P539"/>
      <text:p text:style-name="P541"><text:span text:style-name="Source_20_Text"><text:span text:style-name="T1098">g</text:span></text:span><text:span text:style-name="Source_20_Text"><text:span text:style-name="T1095">ap:</text:span></text:span><text:span text:style-name="T416"> </text:span><text:span text:style-name="T417">controla</text:span><text:span text:style-name="T416"> </text:span><text:span text:style-name="T431">espaçamento mínimo </text:span><text:span text:style-name="T475">entre</text:span><text:span text:style-name="T431"> os itens</text:span><text:span text:style-name="T417">. </text:span><text:span text:style-name="T431">É uma </text:span><text:span text:style-name="T475">shorthand</text:span><text:span text:style-name="T431"> para as propriedades </text:span><text:span text:style-name="Source_20_Text"><text:span text:style-name="T1095">row-gap</text:span></text:span><text:span text:style-name="Source_20_Text"><text:span text:style-name="T431"> e </text:span></text:span><text:span text:style-name="Source_20_Text"><text:span text:style-name="T1095">column-gap</text:span></text:span><text:span text:style-name="Source_20_Text"><text:span text:style-name="T431">. </text:span></text:span><text:span text:style-name="Source_20_Text"><text:span text:style-name="T432">Aceita valores em: </text:span></text:span><text:span text:style-name="Source_20_Text"><text:span text:style-name="T1199">px</text:span></text:span><text:span text:style-name="Source_20_Text"><text:span text:style-name="T432">, </text:span></text:span><text:span text:style-name="Source_20_Text"><text:span text:style-name="T1199">em</text:span></text:span><text:span text:style-name="Source_20_Text"><text:span text:style-name="T432">, </text:span></text:span><text:span text:style-name="Source_20_Text"><text:span text:style-name="T1212">%</text:span></text:span><text:span text:style-name="Source_20_Text"><text:span text:style-name="T432">, </text:span></text:span><text:span text:style-name="Source_20_Text"><text:span text:style-name="T1199">vmin</text:span></text:span><text:span text:style-name="Source_20_Text"><text:span text:style-name="T432">, </text:span></text:span><text:span text:style-name="Source_20_Text"><text:span text:style-name="T1199">cm</text:span></text:span><text:span text:style-name="Source_20_Text"><text:span text:style-name="T432">, </text:span></text:span><text:span text:style-name="Source_20_Text"><text:span text:style-name="T1199">calc()</text:span></text:span><text:span text:style-name="Source_20_Text"><text:span text:style-name="T432">, etc</text:span></text:span></text:p>
      <text:list xml:id="list1221883737" text:style-name="L37">
        <text:list-item>
          <text:h text:style-name="P564" text:outline-level="2">Propriedades para os childrens (flex itens):</text:h>
        </text:list-item>
      </text:list>
      <text:p text:style-name="P534"/>
      <text:p text:style-name="P535"><text:span text:style-name="Source_20_Text"><text:span text:style-name="T1100">flex</text:span></text:span><text:span text:style-name="Source_20_Text"><text:span text:style-name="T409"> é uma </text:span></text:span><text:span text:style-name="Source_20_Text"><text:span text:style-name="T421">propriedade</text:span></text:span><text:span text:style-name="Source_20_Text"><text:span text:style-name="T409"> </text:span></text:span><text:span text:style-name="Source_20_Text"><text:span text:style-name="T466">shorthand</text:span></text:span><text:span text:style-name="Source_20_Text"><text:span text:style-name="T409"> para as </text:span></text:span><text:span text:style-name="Source_20_Text"><text:span text:style-name="T410">3 seguintes </text:span></text:span><text:span text:style-name="Source_20_Text"><text:span text:style-name="T409">propriedad</text:span></text:span><text:span text:style-name="Source_20_Text"><text:span text:style-name="T410">es:</text:span></text:span></text:p>
      <text:list xml:id="list162820532117530" text:continue-list="list162820964509449" text:style-name="L34">
        <text:list-item>
          <text:p text:style-name="P709"><text:span text:style-name="Source_20_Text"><text:span text:style-name="T1100">flex-grow</text:span></text:span><text:span text:style-name="Source_20_Text"><text:span text:style-name="T870">:</text:span></text:span><text:span text:style-name="Source_20_Text"><text:span text:style-name="T410"> recebe um valor </text:span></text:span><text:span text:style-name="Source_20_Text"><text:span text:style-name="T351">numérico</text:span></text:span><text:span text:style-name="Source_20_Text"><text:span text:style-name="T410"> que representa o fator de </text:span></text:span><text:span text:style-name="Source_20_Text"><text:span text:style-name="T466">crescimento</text:span></text:span><text:span text:style-name="Source_20_Text"><text:span text:style-name="T410"> do item. Quanto maior for o valor, mais espaço o item ocupará em relação aos outros itens dentro do contêiner. </text:span></text:span><text:span text:style-name="Source_20_Text"><text:span text:style-name="T439">Seu valor </text:span></text:span><text:span text:style-name="Source_20_Text"><text:span text:style-name="T438">default </text:span></text:span><text:span text:style-name="Source_20_Text"><text:span text:style-name="T439">é </text:span></text:span><text:span text:style-name="Source_20_Text"><text:span text:style-name="T438">0, </text:span></text:span><text:span text:style-name="Source_20_Text"><text:span text:style-name="T439">ou seja, não cresce automaticamente</text:span></text:span><text:span text:style-name="Source_20_Text"><text:span text:style-name="T410">.<text:line-break/></text:span></text:span><text:span text:style-name="Source_20_Text"><text:span text:style-name="T433">Exemplos de valores</text:span></text:span><text:span text:style-name="Source_20_Text"><text:span text:style-name="T425">: </text:span></text:span><text:span text:style-name="Source_20_Text"><text:span text:style-name="T1202">0.17</text:span></text:span><text:span text:style-name="Source_20_Text"><text:span text:style-name="T440">, </text:span></text:span><text:span text:style-name="Source_20_Text"><text:span text:style-name="T1202">0.</text:span></text:span><text:span text:style-name="Source_20_Text"><text:span text:style-name="T1204">6</text:span></text:span><text:span text:style-name="Source_20_Text"><text:span text:style-name="T403">, </text:span></text:span><text:span text:style-name="Source_20_Text"><text:span text:style-name="T1204">1</text:span></text:span><text:span text:style-name="Source_20_Text"><text:span text:style-name="T403">, </text:span></text:span><text:span text:style-name="Source_20_Text"><text:span text:style-name="T1202">2</text:span></text:span><text:span text:style-name="Source_20_Text"><text:span text:style-name="T403">, </text:span></text:span><text:span text:style-name="Source_20_Text"><text:span text:style-name="T1204">3</text:span></text:span><text:span text:style-name="Source_20_Text"><text:span text:style-name="T770">...</text:span></text:span></text:p>
        </text:list-item>
        <text:list-item>
          <text:p text:style-name="P710"><text:span text:style-name="Source_20_Text"><text:span text:style-name="T1100">flex-shrink</text:span></text:span><text:span text:style-name="Source_20_Text"><text:span text:style-name="T870">:</text:span></text:span><text:span text:style-name="Source_20_Text"><text:span text:style-name="T410"> ao contrário da </text:span></text:span><text:span text:style-name="Source_20_Text"><text:span text:style-name="T725">flex-</text:span></text:span><text:span text:style-name="Source_20_Text"><text:span text:style-name="T726">grow</text:span></text:span><text:span text:style-name="Source_20_Text"><text:span text:style-name="T410">, recebe um valor numérico que representa o fator de </text:span></text:span><text:span text:style-name="Source_20_Text"><text:span text:style-name="T466">encolhimento</text:span></text:span><text:span text:style-name="Source_20_Text"><text:span text:style-name="T410"> em relação aos outros itens </text:span></text:span><text:span text:style-name="Source_20_Text"><text:span text:style-name="T439">para </text:span></text:span><text:span text:style-name="Source_20_Text"><text:span text:style-name="T355">evitar o </text:span></text:span><text:span text:style-name="Source_20_Text"><text:span text:style-name="T356">vazamento (</text:span></text:span><text:span text:style-name="Source_20_Text"><text:span text:style-name="T355">overflow</text:span></text:span><text:span text:style-name="Source_20_Text"><text:span text:style-name="T356">)</text:span></text:span><text:span text:style-name="Source_20_Text"><text:span text:style-name="T410">. </text:span></text:span><text:span text:style-name="Source_20_Text"><text:span text:style-name="T439">Seu valor </text:span></text:span><text:span text:style-name="Source_20_Text"><text:span text:style-name="T438">default </text:span></text:span><text:span text:style-name="Source_20_Text"><text:span text:style-name="T439">é </text:span></text:span><text:span text:style-name="Source_20_Text"><text:span text:style-name="T438">1.<text:line-break/></text:span></text:span><text:span text:style-name="Source_20_Text"><text:span text:style-name="T433">Exemplos de valores</text:span></text:span><text:span text:style-name="Source_20_Text"><text:span text:style-name="T425">: </text:span></text:span><text:span text:style-name="Source_20_Text"><text:span text:style-name="T1202">0.17</text:span></text:span><text:span text:style-name="Source_20_Text"><text:span text:style-name="T440">, </text:span></text:span><text:span text:style-name="Source_20_Text"><text:span text:style-name="T1202">0.</text:span></text:span><text:span text:style-name="Source_20_Text"><text:span text:style-name="T1204">6</text:span></text:span><text:span text:style-name="Source_20_Text"><text:span text:style-name="T403">, </text:span></text:span><text:span text:style-name="Source_20_Text"><text:span text:style-name="T1204">1</text:span></text:span><text:span text:style-name="Source_20_Text"><text:span text:style-name="T403">, </text:span></text:span><text:span text:style-name="Source_20_Text"><text:span text:style-name="T1202">2</text:span></text:span><text:span text:style-name="Source_20_Text"><text:span text:style-name="T403">, </text:span></text:span><text:span text:style-name="Source_20_Text"><text:span text:style-name="T1204">3</text:span></text:span><text:span text:style-name="Source_20_Text"><text:span text:style-name="T770">...</text:span></text:span></text:p>
        </text:list-item>
        <text:list-item>
          <text:p text:style-name="P702"><text:span text:style-name="Source_20_Text"><text:span text:style-name="T1100">flex-basis</text:span></text:span><text:span text:style-name="Source_20_Text"><text:span text:style-name="T410">:</text:span></text:span><text:span text:style-name="Source_20_Text"><text:span text:style-name="T1198"> </text:span></text:span><text:span text:style-name="Source_20_Text"><text:span text:style-name="T410">define o </text:span></text:span><text:span text:style-name="Source_20_Text"><text:span text:style-name="T466">tamanho inicial</text:span></text:span><text:span text:style-name="Source_20_Text"><text:span text:style-name="T410"> dos itens flexíveis. </text:span></text:span><text:span text:style-name="Source_20_Text"><text:span text:style-name="T433">Exemplos de valores: </text:span></text:span><text:span text:style-name="Source_20_Text"><text:span text:style-name="T1196">10em, 3px, 50%, max-content, min-content, fit-content, content</text:span></text:span><text:span text:style-name="Source_20_Text"><text:span text:style-name="T410">., </text:span></text:span><text:span text:style-name="Source_20_Text"><text:span text:style-name="T1196">auto</text:span></text:span></text:p>
          <text:list>
            <text:list-item>
              <text:p text:style-name="P711"><text:span text:style-name="Source_20_Text"><text:span text:style-name="T1197">a</text:span></text:span><text:span text:style-name="Source_20_Text"><text:span text:style-name="T1196">uto</text:span></text:span><text:span text:style-name="Source_20_Text"><text:span text:style-name="T433">: a largura dos itens é dada através do tamanho </text:span></text:span><text:span text:style-name="Source_20_Text"><text:span text:style-name="T435">do</text:span></text:span><text:span text:style-name="Source_20_Text"><text:span text:style-name="T433"> seu conteúdo, por exemplo, o tamanho se ajusta com o </text:span></text:span><text:span text:style-name="Source_20_Text"><text:span text:style-name="T436">comprimento</text:span></text:span><text:span text:style-name="Source_20_Text"><text:span text:style-name="T433"> da </text:span></text:span><text:span text:style-name="Source_20_Text"><text:span text:style-name="T436">frase</text:span></text:span><text:span text:style-name="Source_20_Text"><text:span text:style-name="T433">.</text:span></text:span></text:p>
            </text:list-item>
          </text:list>
        </text:list-item>
      </text:list>
      <text:p text:style-name="P545"><text:span text:style-name="Source_20_Text"><text:span text:style-name="T410">A notação </text:span></text:span><text:span text:style-name="Source_20_Text"><text:span text:style-name="T916">flex</text:span></text:span><text:span text:style-name="Source_20_Text"><text:span text:style-name="T870">:</text:span></text:span><text:span text:style-name="Source_20_Text"><text:span text:style-name="T875"> </text:span></text:span><text:span text:style-name="Source_20_Text"><text:span text:style-name="T916">auto</text:span></text:span><text:span text:style-name="Source_20_Text"><text:span text:style-name="T410"> é </text:span></text:span><text:span text:style-name="Source_20_Text"><text:span text:style-name="T441">configuração </text:span></text:span><text:span text:style-name="Source_20_Text"><text:span text:style-name="T357">mais flexível</text:span></text:span><text:span text:style-name="Source_20_Text"><text:span text:style-name="T410"> </text:span></text:span><text:span text:style-name="Source_20_Text"><text:span text:style-name="T415">para impedir espaços em branco dentro do </text:span></text:span><text:span text:style-name="Source_20_Text"><text:span text:style-name="T441">conteiner com itens flexíveis</text:span></text:span><text:span text:style-name="Source_20_Text"><text:span text:style-name="T415"> pois define </text:span></text:span><text:span text:style-name="Source_20_Text"><text:span text:style-name="T410">os </text:span></text:span><text:span text:style-name="Source_20_Text"><text:span text:style-name="T411">seguintes </text:span></text:span><text:span text:style-name="Source_20_Text"><text:span text:style-name="T410">valores: <text:line-break/></text:span></text:span><text:span text:style-name="Source_20_Text"><text:span text:style-name="T1670">flex-grow: 1</text:span></text:span><text:span text:style-name="Source_20_Text"><text:span text:style-name="T410">, </text:span></text:span><text:span text:style-name="Source_20_Text"><text:span text:style-name="T1670">flex-shrink: 1</text:span></text:span><text:span text:style-name="Source_20_Text"><text:span text:style-name="T410">, </text:span></text:span><text:span text:style-name="Source_20_Text"><text:span text:style-name="T1670">flex-basis: auto</text:span></text:span><text:span text:style-name="Source_20_Text"><text:span text:style-name="T410">.<text:line-break/></text:span></text:span><text:span text:style-name="Source_20_Text"><text:span text:style-name="T437">É importante observar que essas propriedades só funcionarão devidamente se a propriedade </text:span></text:span><text:span text:style-name="Source_20_Text"><text:span text:style-name="T728">flex-wrap</text:span></text:span><text:span text:style-name="Source_20_Text"><text:span text:style-name="T437"> não receber o valor </text:span></text:span><text:span text:style-name="Source_20_Text"><text:span text:style-name="T728">wrap</text:span></text:span><text:span text:style-name="Source_20_Text"><text:span text:style-name="T437">, do contrário, os itens quebrarão para a próxima linha em vez de reajustarem seus tamanhos.</text:span></text:span></text:p>
      <text:p text:style-name="P542"><text:span text:style-name="Source_20_Text"/></text:p>
      <text:p text:style-name="P543"><text:span text:style-name="Source_20_Text"><text:span text:style-name="T1097">o</text:span></text:span><text:span text:style-name="Source_20_Text"><text:span text:style-name="T1096">rder</text:span></text:span><text:span text:style-name="Source_20_Text"><text:span text:style-name="T416"> controla a </text:span></text:span><text:span text:style-name="Source_20_Text"><text:span text:style-name="T476">ordem</text:span></text:span><text:span text:style-name="Source_20_Text"><text:span text:style-name="T416"> na qual cada item se apresenta dentro do contêiner.</text:span></text:span><text:span text:style-name="Source_20_Text"><text:span text:style-name="T417"> </text:span></text:span><text:span text:style-name="Source_20_Text"><text:span text:style-name="T433">Exemplos de valores</text:span></text:span><text:span text:style-name="Source_20_Text"><text:span text:style-name="T425">: </text:span></text:span><text:span text:style-name="Source_20_Text"><text:span text:style-name="T1202">-</text:span></text:span><text:span text:style-name="Source_20_Text"><text:span text:style-name="T1203">2</text:span></text:span><text:span text:style-name="Source_20_Text"><text:span text:style-name="T403">, </text:span></text:span><text:span text:style-name="Source_20_Text"><text:span text:style-name="T1203">-1</text:span></text:span><text:span text:style-name="Source_20_Text"><text:span text:style-name="T403">, </text:span></text:span><text:span text:style-name="Source_20_Text"><text:span text:style-name="T1205">1</text:span></text:span><text:span text:style-name="Source_20_Text"><text:span text:style-name="T403">, </text:span></text:span><text:span text:style-name="Source_20_Text"><text:span text:style-name="T1205">1</text:span></text:span><text:span text:style-name="Source_20_Text"><text:span text:style-name="T403">, </text:span></text:span><text:span text:style-name="Source_20_Text"><text:span text:style-name="T1202">1</text:span></text:span><text:span text:style-name="Source_20_Text"><text:span text:style-name="T403">, </text:span></text:span><text:span text:style-name="Source_20_Text"><text:span text:style-name="T1202">2</text:span></text:span><text:span text:style-name="Source_20_Text"><text:span text:style-name="T403">, </text:span></text:span><text:span text:style-name="Source_20_Text"><text:span text:style-name="T1205">3</text:span></text:span><text:span text:style-name="Source_20_Text"><text:span text:style-name="T403">, </text:span></text:span><text:span text:style-name="Source_20_Text"><text:span text:style-name="T1205">99</text:span></text:span><text:span text:style-name="Source_20_Text"><text:span text:style-name="T403">...</text:span></text:span></text:p>
      <text:p text:style-name="P542"><text:span text:style-name="Source_20_Text"/></text:p>
      <text:p text:style-name="P544"><text:span text:style-name="Source_20_Text"><text:span text:style-name="T1093">align-self</text:span></text:span><text:span text:style-name="Source_20_Text"><text:span text:style-name="T416">: </text:span></text:span><text:span text:style-name="Source_20_Text"><text:span text:style-name="T427">p</text:span></text:span><text:span text:style-name="Source_20_Text"><text:span text:style-name="T416">ermite ajustar o alinhamento de um item flexível </text:span></text:span><text:span text:style-name="Source_20_Text"><text:span text:style-name="T476">específico</text:span></text:span><text:span text:style-name="Source_20_Text"><text:span text:style-name="T416">.</text:span></text:span><text:span text:style-name="Source_20_Text"><text:span text:style-name="T417"> </text:span></text:span><text:span text:style-name="Source_20_Text"><text:span text:style-name="T429">S</text:span></text:span><text:span text:style-name="Source_20_Text"><text:span text:style-name="T430">eus</text:span></text:span><text:span text:style-name="Source_20_Text"><text:span text:style-name="T429"> valores são os mesmos da propriedade </text:span></text:span><text:span text:style-name="Source_20_Text"><text:span text:style-name="T724">align-ite</text:span></text:span><text:span text:style-name="Source_20_Text"><text:span text:style-name="T727">m</text:span></text:span><text:span text:style-name="Source_20_Text"><text:span text:style-name="T724">s</text:span></text:span><text:span text:style-name="Source_20_Text"><text:span text:style-name="T429">, </text:span></text:span><text:span text:style-name="Source_20_Text"><text:span text:style-name="T434">com adição do valor </text:span></text:span><text:span text:style-name="Source_20_Text"><text:span text:style-name="T1194">auto</text:span></text:span><text:span text:style-name="Source_20_Text"><text:span text:style-name="T434">, que </text:span></text:span><text:span text:style-name="Source_20_Text"><text:span text:style-name="T354">herda</text:span></text:span><text:span text:style-name="Source_20_Text"><text:span text:style-name="T434"> o valor do conteiner pai.</text:span></text:span></text:p>
      <text:p text:style-name="P546"><text:span text:style-name="Source_20_Text"/></text:p>
      <text:list xml:id="list2623618581" text:style-name="L38">
        <text:list-item>
          <text:p text:style-name="P715"><text:a xlink:type="simple" xlink:href="https://yoksel.github.io/flex-cheatsheet/" text:style-name="Internet_20_link" text:visited-style-name="Visited_20_Internet_20_Link"><text:span text:style-name="T1298">CheatSheet FlexBox</text:span></text:a><text:span text:style-name="T1298"><text:tab/></text:span><text:a xlink:type="simple" xlink:href="https://www.digitalocean.com/community/cheatsheets/css-flexbox" text:style-name="Internet_20_link" text:visited-style-name="Visited_20_Internet_20_Link"><text:span text:style-name="Strong_20_Emphasis"><text:span text:style-name="T1298">another </text:span></text:span></text:a><text:a xlink:type="simple" xlink:href="https://www.digitalocean.com/community/cheatsheets/css-flexbox" text:style-name="Internet_20_link" text:visited-style-name="Visited_20_Internet_20_Link"><text:span text:style-name="Strong_20_Emphasis"><text:span text:style-name="T1299">C</text:span></text:span></text:a><text:a xlink:type="simple" xlink:href="https://www.digitalocean.com/community/cheatsheets/css-flexbox" text:style-name="Internet_20_link" text:visited-style-name="Visited_20_Internet_20_Link"><text:span text:style-name="Strong_20_Emphasis"><text:span text:style-name="T1298">heatSheet</text:span></text:span></text:a><text:span text:style-name="T1298"><text:tab/></text:span><text:a xlink:type="simple" xlink:href="https://flexboxfroggy.com/" text:style-name="Internet_20_link" text:visited-style-name="Visited_20_Internet_20_Link"><text:span text:style-name="Strong_20_Emphasis"><text:span text:style-name="T1300">flexbox froggy</text:span></text:span></text:a></text:p>
        </text:list-item>
      </text:list>
      <text:p text:style-name="P547"><text:span text:style-name="Strong_20_Emphasis"/></text:p>
      <text:h text:style-name="P559"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527">M</text:span></text:span></text:a><text:a xlink:type="simple" xlink:href="https://css-tricks.com/snippets/css/complete-guide-grid/" text:style-name="Internet_20_link" text:visited-style-name="Visited_20_Internet_20_Link"><text:span text:style-name="Strong_20_Emphasis">ódulo Grid Layout</text:span></text:a><text:span text:style-name="Strong_20_Emphasis"><text:span text:style-name="T1526">:</text:span></text:span></text:h>
      <text:p text:style-name="P536"><text:span text:style-name="Source_20_Text"><text:span text:style-name="T1100">grid-template-rows</text:span></text:span><text:span text:style-name="Strong_20_Emphasis"><text:span text:style-name="T295">: define número e tamanho das linhas;</text:span></text:span></text:p>
      <text:p text:style-name="P536"><text:span text:style-name="Source_20_Text"><text:span text:style-name="T1100">grid-template-columns</text:span></text:span><text:span text:style-name="Strong_20_Emphasis"><text:span text:style-name="T295">: define número e tamanho das colunas;</text:span></text:span></text:p>
      <text:p text:style-name="P536"><text:span text:style-name="Source_20_Text"><text:span text:style-name="T1100">grid-row e grid-column</text:span></text:span><text:span text:style-name="Strong_20_Emphasis"><text:span text:style-name="T295">: </text:span></text:span><text:span text:style-name="T295">posicionam um item na grade;</text:span></text:p>
      <text:p text:style-name="P536"><text:span text:style-name="Source_20_Text"><text:span text:style-name="T1100">grid-gap</text:span></text:span><text:span text:style-name="Strong_20_Emphasis"><text:span text:style-name="T295">: define</text:span></text:span><text:span text:style-name="T295"> o espaço entre as células da grade.</text:span></text:p>
      <text:p text:style-name="P536"><text:span text:style-name="Strong_20_Emphasis"/></text:p>
      <text:p text:style-name="P536"><text:span text:style-name="Strong_20_Emphasis"/></text:p>
      <text:p text:style-name="P198"/>
      <text:p text:style-name="P197"/>
      <text:p text:style-name="P197"/>
      <text:h text:style-name="P560" text:outline-level="1"><text:span text:style-name="T1765">C</text:span>entralizar totalmente um elemento</text:h>
      <text:p text:style-name="P88"/>
      <text:p text:style-name="P88"><text:span text:style-name="T515">Uma das soluções </text:span><text:span text:style-name="T516">(tanto vertical quanto horizontal) </text:span><text:span text:style-name="T515">é configurando a posição do container como </text:span><text:span text:style-name="T745">relative</text:span><text:span text:style-name="T515"> e a posição do bloco interno(</text:span><text:span text:style-name="T518">content</text:span><text:span text:style-name="T515">) como </text:span><text:span text:style-name="T745">absolut</text:span><text:span text:style-name="T515">, assim permitindo alterar as propriedades </text:span><text:span text:style-name="T745">left</text:span><text:span text:style-name="T515"> e </text:span><text:span text:style-name="T745">top</text:span><text:span text:style-name="T515"> para os valores </text:span><text:span text:style-name="T745">50%</text:span><text:span text:style-name="T515"> da view port e, em seguida, utilizar a propriedade </text:span><text:span text:style-name="T1104">transform: translate(-50%,-50%)</text:span><text:span text:style-name="T515"> para deslocar o bloco interno, centralizando-o (já que seu ponto de referência fica no canto superior esquerdo e não no centro).<text:line-break/>Exemplo:</text:span></text:p>
      <text:p text:style-name="P494"><text:span text:style-name="T1588"><text:tab/></text:span><text:span text:style-name="T1601">.container</text:span><text:span text:style-name="T1588"> {<text:tab/><text:tab/><text:tab/><text:tab/><text:tab/><text:tab/></text:span></text:p>
      <text:p text:style-name="P431"><text:span text:style-name="T1491"><text:tab/><text:tab/>position</text:span><text:span text:style-name="T1561">: </text:span><text:span text:style-name="T1514">relative</text:span><text:span text:style-name="T1561">;<text:tab/><text:tab/><text:tab/><text:tab/></text:span></text:p>
      <text:p text:style-name="P417"><text:tab/>}<text:tab/><text:tab/><text:tab/><text:tab/><text:tab/><text:tab/><text:tab/><text:tab/></text:p>
      <text:p text:style-name="P431"><text:span text:style-name="T1600"><text:tab/>.content</text:span><text:span text:style-name="T1561"> {<text:tab/><text:tab/><text:tab/><text:tab/><text:tab/><text:tab/><text:tab/></text:span></text:p>
      <text:p text:style-name="P431"><text:span text:style-name="T1491"><text:tab/><text:tab/>position</text:span><text:span text:style-name="T1561">: </text:span><text:span text:style-name="T1514">absolute</text:span><text:span text:style-name="T1561">;<text:tab/><text:tab/><text:tab/><text:tab/></text:span></text:p>
      <text:p text:style-name="P431"><text:span text:style-name="T1491"><text:tab/><text:tab/>top</text:span><text:span text:style-name="T1561">: </text:span><text:span text:style-name="T1606">50%</text:span><text:span text:style-name="T1561">;<text:tab/><text:tab/><text:tab/><text:tab/><text:tab/><text:tab/></text:span></text:p>
      <text:p text:style-name="P431"><text:span text:style-name="T1491"><text:tab/><text:tab/>left</text:span><text:span text:style-name="T1561">: </text:span><text:span text:style-name="T1606">50%</text:span><text:span text:style-name="T1561">;<text:tab/><text:tab/><text:tab/><text:tab/><text:tab/><text:tab/></text:span></text:p>
      <text:p text:style-name="P431"><text:span text:style-name="T1491"><text:tab/><text:tab/>transform</text:span><text:span text:style-name="T1561">: </text:span><text:span text:style-name="T1707">translate</text:span><text:span text:style-name="T1561">(</text:span><text:span text:style-name="T1606">-50%</text:span><text:span text:style-name="T1561">, </text:span><text:span text:style-name="T1606">-50%</text:span><text:span text:style-name="T1561">);<text:tab/></text:span></text:p>
      <text:p text:style-name="P417"><text:tab/>}<text:tab/><text:tab/><text:tab/><text:tab/><text:tab/><text:tab/><text:tab/><text:tab/></text:p>
      <text:p text:style-name="P193"/>
      <text:p text:style-name="Text_20_body"><text:span text:style-name="Source_20_Text"><text:span text:style-name="T1100"/></text:span></text:p>
      <text:p text:style-name="Text_20_body"><text:span text:style-name="Source_20_Text"><text:span text:style-name="T1100"/></text:span></text:p>
      <text:p text:style-name="Text_20_body"><text:span text:style-name="Source_20_Text"><text:span text:style-name="T1100"/></text:span></text:p>
      <text:p text:style-name="Text_20_body"><text:span text:style-name="Source_20_Text"><text:span text:style-name="T1100">text-overflow</text:span></text:span><text:span text:style-name="T284"> controla como o conteúdo de um elemento deve ser tratado quando ele é maior do que a largura do contêiner que o envolve. Essa propriedade é comumente usada em conjunto com </text:span><text:span text:style-name="Source_20_Text"><text:span text:style-name="T1100">white-space:</text:span></text:span><text:span text:style-name="Source_20_Text"><text:span text:style-name="T284"> </text:span></text:span><text:span text:style-name="Source_20_Text"><text:span text:style-name="T1198">nowrap</text:span></text:span><text:span text:style-name="T284"> e </text:span><text:span text:style-name="Source_20_Text"><text:span text:style-name="T1100">overflow: </text:span></text:span><text:span text:style-name="Source_20_Text"><text:span text:style-name="T1198">hidden</text:span></text:span><text:span text:style-name="T284"> para lidar com casos em que o texto ultrapassa os limites do c</text:span><text:span text:style-name="T279">ontêiner. </text:span><text:span text:style-name="T285">Os valores para atribuir </text:span><text:span text:style-name="T279"><text:s/>à propriedade </text:span><text:span text:style-name="Source_20_Text"><text:span text:style-name="T279">text-overflow </text:span></text:span><text:span text:style-name="Source_20_Text"><text:span text:style-name="T285">são</text:span></text:span><text:span text:style-name="T279">:</text:span></text:p>
      <text:list xml:id="list1356478465" text:style-name="L39">
        <text:list-item>
          <text:p text:style-name="P716"><text:span text:style-name="Source_20_Text"><text:span text:style-name="T1198">clip</text:span></text:span><text:span text:style-name="T279">: O conteúdo é cortado e não exibido além dos limites do contêiner.</text:span></text:p>
        </text:list-item>
        <text:list-item>
          <text:p text:style-name="P716"><text:span text:style-name="Source_20_Text"><text:span text:style-name="T1198">ellipsis</text:span></text:span><text:span text:style-name="T279">: Exibe reticências (...) para indicar que o texto foi truncado.</text:span></text:p>
        </text:list-item>
      </text:list>
      <text:p text:style-name="P194"/>
      <text:p text:style-name="P500"><text:span text:style-name="T1745">C</text:span>ores</text:p>
      <text:p text:style-name="P356"/>
      <text:list xml:id="list3969463019" text:style-name="L40">
        <text:list-item>
          <text:p text:style-name="P646"><text:span text:style-name="T1536">HSB</text:span><text:span text:style-name="T1430"> (matiz, saturação e luminosidade). Podendo apresentar ou não o parâmetro de </text:span><text:span text:style-name="T1403">opacidade/transparência</text:span><text:span text:style-name="T1430">, sendo 1 = 100% e 0.5 = 50%. Por exemplo: </text:span><text:span text:style-name="T1635">color: hsla(</text:span><text:span text:style-name="T1539">202º, 82%, 76%, 0.6</text:span><text:span text:style-name="T1635">)</text:span><text:span text:style-name="T1539">;</text:span></text:p>
        </text:list-item>
        <text:list-item>
          <text:p text:style-name="P646"><text:span text:style-name="T1523">R</text:span><text:span text:style-name="T1677">G</text:span><text:span text:style-name="T1676">B</text:span><text:span text:style-name="T1430"> (</text:span><text:span text:style-name="T1525">red</text:span><text:span text:style-name="T1430">, </text:span><text:span text:style-name="T1748">green</text:span><text:span text:style-name="T1430">, </text:span><text:span text:style-name="T1539">blue</text:span><text:span text:style-name="T1430">) Podendo apresentar ou não o parâmetro de </text:span><text:span text:style-name="T1403">opacidade</text:span><text:span text:style-name="T1430">, por exemplo: </text:span><text:span text:style-name="T1635">color: rgb</text:span><text:span text:style-name="T1633">a</text:span><text:span text:style-name="T1635">(</text:span><text:span text:style-name="T1539">35, 137, 195, 0.3</text:span><text:span text:style-name="T1635">)</text:span><text:span text:style-name="T1539">;</text:span></text:p>
        </text:list-item>
        <text:list-item>
          <text:p text:style-name="P647"><text:span text:style-name="T1536">Hexadecimal</text:span><text:span text:style-name="T1430">. Por exemplo: </text:span><text:span text:style-name="T1540">#002233. </text:span><text:span text:style-name="T1430">Podendo apresentar ou não o parâmetro de </text:span><text:span text:style-name="T1403">opacidade</text:span><text:span text:style-name="T1430">, por exemplo: </text:span><text:span text:style-name="T1635">#</text:span><text:span text:style-name="T1540">1b4e21</text:span><text:span text:style-name="T1447">60</text:span><text:span text:style-name="T1539">;</text:span></text:p>
        </text:list-item>
      </text:list>
      <text:p text:style-name="P329"/>
      <text:p text:style-name="P98"><text:span text:style-name="T1113">opacity</text:span><text:span text:style-name="T531"> controla a transparência de um elemento, </text:span><text:span text:style-name="T544">A</text:span><text:span text:style-name="T531">ceita valores entre 0 e 1.</text:span></text:p>
      <text:p text:style-name="P329"/>
      <text:p text:style-name="P99"><text:span text:style-name="T506">3 sites/ferramentas para trabalhar com </text:span><text:span text:style-name="T545">web design de </text:span><text:span text:style-name="T506">cores e ajudar na escolha da </text:span><text:span text:style-name="T596">paleta</text:span><text:span text:style-name="T506"> de cores </text:span><text:span text:style-name="T546">que harmonize com o conteúdo de</text:span><text:span text:style-name="T506"> um site:</text:span></text:p>
      <text:p text:style-name="P485"><text:a xlink:type="simple" xlink:href="https://color.adobe.com/pt/create/color-wheel" text:style-name="Internet_20_link" text:visited-style-name="Visited_20_Internet_20_Link"><text:span text:style-name="T1654">Adobe Color Wheel</text:span></text:a><text:span text:style-name="T273"><text:tab/></text:span><text:a xlink:type="simple" xlink:href="https://coolors.co/" text:style-name="Internet_20_link" text:visited-style-name="Visited_20_Internet_20_Link"><text:span text:style-name="T1654">Coolors</text:span></text:a><text:span text:style-name="T273"><text:tab/></text:span><text:a xlink:type="simple" xlink:href="https://paletton.com/" text:style-name="Internet_20_link" text:visited-style-name="Visited_20_Internet_20_Link"><text:span text:style-name="T1654">Paletton</text:span></text:a><text:span text:style-name="T273"><text:tab/></text:span><text:a xlink:type="simple" xlink:href="https://colorhunt.co/" text:style-name="Internet_20_link" text:visited-style-name="Visited_20_Internet_20_Link"><text:span text:style-name="T1654">Color Hunt</text:span></text:a><text:span text:style-name="T273"><text:tab/><text:tab/></text:span><text:a xlink:type="simple" xlink:href="https://m3.material.io/styles/color/system/how-the-system-works" text:style-name="Internet_20_link" text:visited-style-name="Visited_20_Internet_20_Link"><text:span text:style-name="T1654">Color Tool</text:span></text:a></text:p>
      <text:p text:style-name="P177"/>
      <text:p text:style-name="P97"/>
      <text:p text:style-name="P505">Gradientes</text:p>
      <text:p text:style-name="P505"/>
      <text:p text:style-name="P498"><text:span text:style-name="Strong_20_Emphasis"><text:span text:style-name="T297">São transições</text:span></text:span><text:span text:style-name="Strong_20_Emphasis"><text:span text:style-name="T267"> suave</text:span></text:span><text:span text:style-name="Strong_20_Emphasis"><text:span text:style-name="T297">s</text:span></text:span><text:span text:style-name="Strong_20_Emphasis"><text:span text:style-name="T267"> entre duas ou mais cores.</text:span></text:span><text:span text:style-name="T267"> Considerado pelo navegador como se fosse uma imagem, por isso usamos a propriedade </text:span><text:span text:style-name="T1087">background-image</text:span><text:span text:style-name="T267"> na declaração CSS. A função </text:span><text:span text:style-name="T1087">linear-gradient</text:span><text:span text:style-name="T1090">()</text:span><text:span text:style-name="T267"> gera um </text:span><text:span text:style-name="T370">gradiente </text:span><text:span text:style-name="T459">linear</text:span><text:span text:style-name="T370"> angular</text:span><text:span text:style-name="T267">. O primeiro parâmetro da função indica </text:span><text:span text:style-name="T275">a direção ou</text:span><text:span text:style-name="T267"> o ângulo de inclinação e </text:span><text:span text:style-name="T274">o</text:span><text:span text:style-name="T267">s </text:span><text:span text:style-name="T275">parâmetros </text:span><text:span text:style-name="T267">seguintes indicam as cores do degradê a ser criado. </text:span><text:span text:style-name="T274">É possível</text:span><text:span text:style-name="T267"> indicar quantas cores quiser e o navegador vai saber se virar pra gerar </text:span><text:span text:style-name="T274">o</text:span><text:span text:style-name="T267"> degradê personalizado. Experimente </text:span><text:span text:style-name="T274">também </text:span><text:span text:style-name="T267">outros valores de ângulo, incluindo negativos (45deg, -90deg, 25deg,…) e note as diferenças. Também é possível gerar os chamados </text:span><text:span text:style-name="T370">gradientes </text:span><text:span text:style-name="T459">radiais</text:span><text:span text:style-name="T267">, </text:span><text:span text:style-name="T274">através da função CSS </text:span><text:span text:style-name="T1087">radial-gradient</text:span><text:span text:style-name="T1090">()</text:span><text:span text:style-name="T370">. </text:span><text:span text:style-name="T377">Exemplos:</text:span></text:p>
      <text:p text:style-name="P95"><text:span text:style-name="T1153">background-image</text:span><text:span text:style-name="T1059">: </text:span><text:span text:style-name="T1177">linear-gradient</text:span><text:span text:style-name="T1059">(</text:span><text:span text:style-name="T1185">-</text:span><text:span text:style-name="T1184">45</text:span><text:span text:style-name="T1185">deg</text:span><text:span text:style-name="T1059">, </text:span><text:span text:style-name="T1028">red </text:span><text:span text:style-name="T1029">20%</text:span><text:span text:style-name="T1059">, </text:span><text:span text:style-name="T1028">blue </text:span><text:span text:style-name="T1029">40%, purple</text:span><text:span text:style-name="T1059">);<text:tab/></text:span></text:p>
      <text:p text:style-name="P95"><text:span text:style-name="T1153">background-image</text:span><text:span text:style-name="T1059">: </text:span><text:span text:style-name="T1177">linear-gradient</text:span><text:span text:style-name="T1059">(</text:span><text:span text:style-name="T1184">to right</text:span><text:span text:style-name="T1059">, </text:span><text:span text:style-name="T1028">green</text:span><text:span text:style-name="T1059">, </text:span><text:span text:style-name="T1028">yellow</text:span><text:span text:style-name="T1059">);<text:tab/><text:tab/><text:tab/></text:span></text:p>
      <text:p text:style-name="P95"><text:span text:style-name="T1153">background-image</text:span><text:span text:style-name="T1059">: </text:span><text:span text:style-name="T1177">radial-gradient</text:span><text:span text:style-name="T1059">(</text:span><text:span text:style-name="T1184">circle</text:span><text:span text:style-name="T1059">, </text:span><text:span text:style-name="T1028">green</text:span><text:span text:style-name="T1059">, </text:span><text:span text:style-name="T1028">yellow</text:span><text:span text:style-name="T1059">);<text:tab/><text:tab/><text:tab/><text:tab/></text:span></text:p>
      <text:p text:style-name="P466"><text:span text:style-name="T1154">background</text:span><text:span text:style-name="T1011">: </text:span><text:span text:style-name="T1178">radial-gradient</text:span><text:span text:style-name="T1011">(</text:span><text:span text:style-name="T1030">circle</text:span><text:span text:style-name="T1011">, </text:span><text:span text:style-name="T1030">red</text:span><text:span text:style-name="T1011">, </text:span><text:span text:style-name="T1030">yellow</text:span><text:span text:style-name="T1011">);<text:tab/><text:tab/><text:tab/><text:tab/><text:tab/></text:span></text:p>
      <text:p text:style-name="P97"/>
      <text:p text:style-name="P506">Sombras</text:p>
      <text:p text:style-name="P209"/>
      <text:p text:style-name="P209"><text:span text:style-name="T1634">box-shadow</text:span><text:span text:style-name="T1614"> </text:span><text:span text:style-name="T1617">e </text:span><text:span text:style-name="T1636">text</text:span><text:span text:style-name="T1634">-shadow</text:span><text:span text:style-name="T1617"> </text:span><text:span text:style-name="T1616">tem 4</text:span><text:span text:style-name="T1614"> </text:span><text:span text:style-name="T1616">parâmetros, respectivamente na ordem</text:span><text:span text:style-name="T1614">:</text:span></text:p>
      <text:list xml:id="list972350657" text:style-name="L41">
        <text:list-item>
          <text:p text:style-name="P649">Deslocamento horizontal (offset-x): é o quanto a sombra vai deslocar para o lado direito (valores negativos causam deslocamento para à esquerda)</text:p>
        </text:list-item>
        <text:list-item>
          <text:p text:style-name="P649">Deslocamento vertical (offset-y): é o quanto a sombra vai andar para baixo (valores negativos causam deslocamento para cima)</text:p>
        </text:list-item>
        <text:list-item>
          <text:p text:style-name="P667"><text:span text:style-name="Source_20_Text"><text:span text:style-name="T369">Embaçamento </text:span></text:span><text:span text:style-name="Source_20_Text"><text:span text:style-name="T374">radial (</text:span></text:span><text:span text:style-name="Source_20_Text"><text:span text:style-name="T369">blur-radius</text:span></text:span><text:span text:style-name="Source_20_Text"><text:span text:style-name="T374">): </text:span></text:span></text:p>
        </text:list-item>
        <text:list-item>
          <text:p text:style-name="P616"><text:span text:style-name="T605">Embaçamento (</text:span><text:span text:style-name="T635">spread-radius</text:span><text:span text:style-name="T605">): é o espalhamento da sombra pelo fundo</text:span></text:p>
        </text:list-item>
        <text:list-item>
          <text:p text:style-name="P616"><text:span text:style-name="T605">Cor (color): cor da sombra. É possível usar transparência. <text:line-break/></text:span><text:span text:style-name="T635">Exemplo: </text:span><text:span text:style-name="T970">box-shadow</text:span><text:span text:style-name="T1060">: 2px 2px 2px 1px rgba(0, 0, 0, 0</text:span><text:span text:style-name="T1220">.2</text:span><text:span text:style-name="T1060">);</text:span></text:p>
        </text:list-item>
      </text:list>
      <text:p text:style-name="P227"/>
      <text:p text:style-name="P507">Raios</text:p>
      <text:p text:style-name="P227"/>
      <text:p text:style-name="P84"><text:span text:style-name="T1113">border-radius</text:span><text:span text:style-name="T635"> arredonda os vértices de um elemento. As figuras a seguir ilustram a ordem dos valores que alteram o </text:span><text:span text:style-name="T586">tamanho</text:span><text:span text:style-name="T635">:</text:span></text:p>
      <text:p text:style-name="P227"/>
      <text:p text:style-name="P228"><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8"/>
      <text:p text:style-name="P228"><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28"/>
      <text:p text:style-name="P390"><text:span text:style-name="T997">Também é possível criar </text:span><text:span text:style-name="T937">bolas</text:span><text:span text:style-name="T997">, para isso, crie uma </text:span><text:span text:style-name="T1003">&lt;div&gt;</text:span><text:span text:style-name="T997"> quadrada e adicione a propriedade </text:span><text:span text:style-name="T1487">border-radius</text:span><text:span text:style-name="T1582">: </text:span><text:span text:style-name="T1605">50%</text:span><text:span text:style-name="T1582">;</text:span></text:p>
      <text:p text:style-name="P229"/>
      <text:p text:style-name="P347">Variáveis</text:p>
      <text:p text:style-name="P58"/>
      <text:p text:style-name="P454"><text:span text:style-name="T389">P</text:span><text:span text:style-name="T388">ermitem definir </text:span><text:span text:style-name="Strong_20_Emphasis"><text:span text:style-name="T388">valores </text:span></text:span><text:span text:style-name="T388">que podem ser </text:span><text:span text:style-name="Strong_20_Emphasis"><text:span text:style-name="T388">reutilizados em todo o arquivo CSS</text:span></text:span><text:span text:style-name="T388">, aumentando a </text:span><text:span text:style-name="Strong_20_Emphasis"><text:span text:style-name="T388">eficiência</text:span></text:span><text:span text:style-name="T388"> </text:span><text:span text:style-name="T389">e a </text:span><text:span text:style-name="Strong_20_Emphasis"><text:span text:style-name="T342">manutenibilidade</text:span></text:span><text:span text:style-name="Strong_20_Emphasis"><text:span text:style-name="T388"> </text:span></text:span><text:span text:style-name="T388">do código.<text:line-break/>Para criar variáveis CSS utilize duplo traços. Exemplo:</text:span></text:p>
      <text:p text:style-name="P58"/>
      <text:p text:style-name="P413"><text:span text:style-name="T1596">:root</text:span> { <text:span text:style-name="T1566">/*essa pseudo-classe aplica CSS a todo o documento<text:tab/><text:tab/><text:line-break/></text:span><text:span text:style-name="T1577">e armazena as variáveis CSS</text:span><text:span text:style-name="T1566">*/<text:tab/><text:tab/><text:tab/><text:tab/><text:tab/><text:tab/></text:span>    <text:tab/></text:p>
      <text:p text:style-name="P407"><text:span text:style-name="T1480"><text:tab/>--cor1</text:span><text:span text:style-name="T1557">: </text:span><text:span text:style-name="T1504">#85D085</text:span><text:span text:style-name="T1557">;                                        <text:tab/></text:span></text:p>
      <text:p text:style-name="P407"><text:span text:style-name="T1480"><text:tab/>--cor2</text:span><text:span text:style-name="T1557">: </text:span><text:span text:style-name="T1504">#5EA35E</text:span><text:span text:style-name="T1557">;                                        <text:tab/></text:span></text:p>
      <text:p text:style-name="P407"><text:span text:style-name="T1480"><text:tab/>--cor3</text:span><text:span text:style-name="T1557">: </text:span><text:span text:style-name="T1504">#2F882F</text:span><text:span text:style-name="T1557">;                                        <text:tab/></text:span></text:p>
      <text:p text:style-name="P407"><text:span text:style-name="T1480"><text:tab/>--cor4</text:span><text:span text:style-name="T1557">: </text:span><text:span text:style-name="T1504">#0B6D0B</text:span><text:span text:style-name="T1557">;                                        <text:tab/></text:span></text:p>
      <text:p text:style-name="P407"><text:span text:style-name="T1480"><text:tab/>--cor5</text:span><text:span text:style-name="T1557">: </text:span><text:span text:style-name="T1504">#005300</text:span><text:span text:style-name="T1557">;                                        <text:tab/></text:span></text:p>
      <text:p text:style-name="P413">}                                                           <text:tab/></text:p>
      <text:p text:style-name="P51"><text:span text:style-name="T1598">body</text:span><text:span text:style-name="T1580"> {<text:tab/><text:tab/><text:tab/><text:tab/><text:tab/><text:tab/><text:tab/><text:tab/><text:tab/><text:tab/><text:tab/></text:span></text:p>
      <text:p text:style-name="P407"><text:span text:style-name="T1480"><text:tab/>background-color</text:span><text:span text:style-name="T1557">: </text:span><text:span text:style-name="T1705">var</text:span><text:span text:style-name="T1557">(</text:span><text:span text:style-name="T1480">--cor1</text:span><text:span text:style-name="T1557">);</text:span><text:span text:style-name="T1568"> /**para referenciar a <text:tab/><text:tab/><text:line-break/>variável é necessário usar a função var()*/<text:tab/><text:tab/><text:tab/><text:tab/></text:span></text:p>
      <text:p text:style-name="P413">}<text:tab/><text:tab/><text:tab/><text:tab/><text:tab/><text:tab/><text:tab/><text:tab/><text:tab/><text:tab/><text:tab/><text:tab/></text:p>
      <text:p text:style-name="P413"/>
      <text:p text:style-name="P195"/>
      <text:p text:style-name="P346">Propriedades Background</text:p>
      <text:p text:style-name="P195"/>
      <text:p text:style-name="P79"><text:span text:style-name="T547">Existem 3 maneiras de adicionar uma </text:span><text:span text:style-name="T690">imagem de fundo</text:span><text:span text:style-name="T547">:</text:span></text:p>
      <text:list xml:id="list2552278505" text:style-name="L42">
        <text:list-item>
          <text:p text:style-name="P642">Cor sólida: <text:s/><text:span text:style-name="T1488">background-color</text:span><text:span text:style-name="T1584">: </text:span><text:span text:style-name="T1510">skyblue</text:span><text:span text:style-name="T1584">;</text:span></text:p>
        </text:list-item>
        <text:list-item>
          <text:p text:style-name="P643">Degradê: <text:span text:style-name="T1488">background-image</text:span><text:span text:style-name="T1584">: </text:span><text:span text:style-name="T1706">linear-gradient</text:span><text:span text:style-name="T1584">(to </text:span><text:span text:style-name="T1510">bottom</text:span><text:span text:style-name="T1584">, </text:span><text:span text:style-name="T1510">yellow</text:span><text:span text:style-name="T1584">, </text:span><text:span text:style-name="T1510">red</text:span><text:span text:style-name="T1584">);</text:span></text:p>
        </text:list-item>
        <text:list-item>
          <text:p text:style-name="P669"><text:span text:style-name="T998">URL: </text:span><text:span text:style-name="T1164">background-image</text:span><text:span text:style-name="T1071">: </text:span><text:span text:style-name="T1182">url</text:span><text:span text:style-name="T1071">(</text:span><text:span text:style-name="T1164">imagens/pattern003.png</text:span><text:span text:style-name="T1071">);<text:line-break/></text:span><text:span text:style-name="T1488">background-repeat</text:span><text:span text:style-name="T1584">: </text:span><text:span text:style-name="T1510">repeat</text:span><text:span text:style-name="T1584"> </text:span><text:span text:style-name="T1585">ou</text:span><text:span text:style-name="T1584"> </text:span><text:span text:style-name="T1511">no-r</text:span><text:span text:style-name="T1510">epeat </text:span><text:span text:style-name="T1585">ou </text:span><text:span text:style-name="T1510">repeat-x </text:span><text:span text:style-name="T1585">ou </text:span><text:span text:style-name="T1510">repeat-</text:span><text:span text:style-name="T1511">y</text:span></text:p>
        </text:list-item>
      </text:list>
      <text:p text:style-name="P323"/>
      <text:p text:style-name="P79"><text:span text:style-name="T509">Quando o tamanho da </text:span><text:span text:style-name="T510">box</text:span><text:span text:style-name="T509"> é maior que o tamanho da imagem, por padrão, a imagem será repetida nos dois eixos (eixo x e eixo y) quantas vezes for necessário para cobrir a extensão da caixa contêiner. É possível alterar esse comportamento usando a propriedade </text:span><text:span text:style-name="T1104">background-repeat</text:span><text:span text:style-name="T509">, que aceita os seguintes valores:</text:span></text:p>
      <text:list xml:id="list1359825972" text:style-name="L43">
        <text:list-item>
          <text:p text:style-name="P670"><text:span text:style-name="T1155">background-repeat</text:span><text:span text:style-name="T1014">: </text:span><text:span text:style-name="T1031">repeat</text:span><text:span text:style-name="T1014">;</text:span></text:p>
        </text:list-item>
        <text:list-item>
          <text:p text:style-name="P670"><text:span text:style-name="T1155">background-repeat</text:span><text:span text:style-name="T1014">: </text:span><text:span text:style-name="T1031">repeat-x</text:span><text:span text:style-name="T1014">;</text:span></text:p>
        </text:list-item>
        <text:list-item>
          <text:p text:style-name="P670"><text:span text:style-name="T1155">background-repeat</text:span><text:span text:style-name="T1014">: </text:span><text:span text:style-name="T1031">repeat-y</text:span><text:span text:style-name="T1014">;</text:span></text:p>
        </text:list-item>
        <text:list-item>
          <text:p text:style-name="P670"><text:span text:style-name="T1155">background-repeat</text:span><text:span text:style-name="T1014">: </text:span><text:span text:style-name="T1031">no-repeat</text:span><text:span text:style-name="T1014">;</text:span></text:p>
        </text:list-item>
      </text:list>
      <text:p text:style-name="P79"/>
      <text:p text:style-name="P79"/>
      <text:p text:style-name="P80"><text:span text:style-name="T511">Para alterar</text:span><text:span text:style-name="T509"> a posição de </text:span><text:span text:style-name="T512">referência (ancoragem) de uma</text:span><text:span text:style-name="T509"> </text:span><text:span text:style-name="T512">imagem, </text:span><text:span text:style-name="T511">use a propriedade </text:span><text:span text:style-name="T1104">background-position</text:span><text:span text:style-name="T509">, </text:span><text:span text:style-name="T512">aplicando </text:span><text:span text:style-name="T511">os parâmetros </text:span><text:span text:style-name="T512">abaixo</text:span><text:span text:style-name="T511">:</text:span></text:p>
      <text:p text:style-name="P79"/>
      <text:p text:style-name="P196"><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91"><text:span text:style-name="T1156">background-position</text:span><text:span text:style-name="T1063">: </text:span><text:span text:style-name="T1032">right</text:span><text:span text:style-name="T1063"> </text:span><text:span text:style-name="T1032">bottom</text:span><text:span text:style-name="T1063">;</text:span></text:p>
      <text:p text:style-name="P128"/>
      <text:p text:style-name="P128"/>
      <text:p text:style-name="P79"><text:span text:style-name="T511">A </text:span><text:span text:style-name="T512">propriedade </text:span><text:span text:style-name="T1104">background-size</text:span><text:span text:style-name="T512"> redimensiona imagens e possui 4 diferentes parâmetros:</text:span></text:p>
      <text:list xml:id="list1869762581" text:style-name="L44">
        <text:list-item>
          <text:p text:style-name="P617"><text:span text:style-name="T1156">background-size</text:span><text:span text:style-name="T1063">: </text:span><text:span text:style-name="T1033">auto</text:span><text:span text:style-name="T1063">;</text:span><text:span text:style-name="T512"> (padrão) a imagem de fundo será aplicada em seu tamanho original. </text:span></text:p>
        </text:list-item>
        <text:list-item>
          <text:p text:style-name="P617"><text:span text:style-name="T1156">Background-size</text:span><text:span text:style-name="T1063">: </text:span><text:span text:style-name="T1034">100% 100%</text:span><text:span text:style-name="T1063">; </text:span><text:span text:style-name="T512"><text:s/></text:span><text:span text:style-name="T513">Tamanho fixo: </text:span><text:span text:style-name="T512">Redimensiona a largura da imagem e faz a altura se adaptar automaticamente. Podemos também informar as duas dimensões</text:span><text:span text:style-name="T513">(px)</text:span><text:span text:style-name="T512"> na sequência ou também usar valores percentuais</text:span><text:span text:style-name="T513">(%)</text:span><text:span text:style-name="T512">. </text:span></text:p>
        </text:list-item>
        <text:list-item>
          <text:p text:style-name="P617"><text:span text:style-name="T1156">background-size</text:span><text:span text:style-name="T1063">: </text:span><text:span text:style-name="T1034">contain</text:span><text:span text:style-name="T1063">;</text:span><text:span text:style-name="T512"> </text:span><text:span text:style-name="T513">exibe 100% da imagem na tela mesmo que, para isso, apresente barras verticais ou horizontais ao lado da imagem.</text:span></text:p>
        </text:list-item>
        <text:list-item>
          <text:p text:style-name="P617"><text:span text:style-name="T1156">background-size</text:span><text:span text:style-name="T1063">: </text:span><text:span text:style-name="T1032">cover</text:span><text:span text:style-name="T1063">;</text:span><text:span text:style-name="T513"> </text:span><text:span text:style-name="T514">ajusta com zoom a imagem para cobrir</text:span><text:span text:style-name="T513"> todo o conteiner, adaptando-a de acordo com o tamanho da viewport(janela), ou seja, não exibe 100% da imagem mas ocupa 100% da viewport (responsividade)</text:span></text:p>
        </text:list-item>
      </text:list>
      <text:p text:style-name="P208"/>
      <text:p text:style-name="P208"/>
      <text:p text:style-name="P79"><text:span text:style-name="T554">A propriedade </text:span><text:span text:style-name="T1104">background-attachment</text:span><text:span text:style-name="T554"> configura o vínculo (attachment) da imagem de fundo com o resto do documento, principalmente se o conteúdo for maior do que a altura da página e seja necessário vazar uma rolagem vertical. </text:span><text:span text:style-name="T560">Possui 2 parâmetros:</text:span></text:p>
      <text:list xml:id="list2647247975" text:style-name="L45">
        <text:list-item>
          <text:p text:style-name="P618"><text:span text:style-name="T1157">background-attachment</text:span><text:span text:style-name="T1064">: </text:span><text:span text:style-name="T1035">scroll</text:span><text:span text:style-name="T560"> (padrão) a imagem de fundo vai rolar junto com o conteúdo.</text:span></text:p>
        </text:list-item>
        <text:list-item>
          <text:p text:style-name="P618"><text:span text:style-name="T1157">background-attachment</text:span><text:span text:style-name="T1064">: </text:span><text:span text:style-name="T1036">fixed</text:span><text:span text:style-name="T1037"> </text:span><text:span text:style-name="T560">A </text:span><text:span text:style-name="T564">imagem </text:span><text:span text:style-name="T560">de fundo vai ficar </text:span><text:span text:style-name="T598">fixada</text:span><text:span text:style-name="T560"> enquanto o conteúdo vai sendo rolado. </text:span></text:p>
        </text:list-item>
      </text:list>
      <text:p text:style-name="P208"/>
      <text:p text:style-name="P80"><text:span text:style-name="T554">A propriedade abreviada</text:span><text:span text:style-name="T561">(</text:span><text:span text:style-name="T688">shortcut</text:span><text:span text:style-name="T561">)</text:span><text:span text:style-name="T554"> </text:span><text:span text:style-name="T1104">background</text:span><text:span text:style-name="T554"> pode ser declarada agrupando </text:span><text:span text:style-name="T562">os parâmetros na seguinte ordem</text:span><text:span text:style-name="T554">:</text:span></text:p>
      <text:list xml:id="list1621028331" text:style-name="L46">
        <text:list-item>
          <text:p text:style-name="P645">background-color</text:p>
        </text:list-item>
        <text:list-item>
          <text:p text:style-name="P645">background-image</text:p>
        </text:list-item>
        <text:list-item>
          <text:p text:style-name="P645">background-position</text:p>
        </text:list-item>
        <text:list-item>
          <text:p text:style-name="P645">background-repeat</text:p>
        </text:list-item>
        <text:list-item>
          <text:p text:style-name="P645">background-attachment</text:p>
        </text:list-item>
      </text:list>
      <text:p text:style-name="P79"><text:span text:style-name="T554">E</text:span><text:span text:style-name="T561">xemplo: </text:span><text:span text:style-name="T1162">background</text:span><text:span text:style-name="T1069">: </text:span><text:span text:style-name="T1043">black</text:span><text:span text:style-name="T1069"> </text:span><text:span text:style-name="T1181">url</text:span><text:span text:style-name="T1069">(</text:span><text:span text:style-name="T1043">'imagens/wallpaper003.jpg'</text:span><text:span text:style-name="T1069">) </text:span><text:span text:style-name="T1044">center</text:span><text:span text:style-name="T1069"> </text:span><text:span text:style-name="T1044">top</text:span><text:span text:style-name="T1069"> </text:span><text:span text:style-name="T1043">no-repeat</text:span><text:span text:style-name="T1069"> </text:span><text:span text:style-name="T1043">fixed</text:span><text:span text:style-name="T1069">;</text:span></text:p>
      <text:p text:style-name="P109"/>
      <text:h text:style-name="P561" text:outline-level="1"><text:span text:style-name="T1236">Fo</text:span><text:span text:style-name="T1237">ntes</text:span></text:h>
      <text:h text:style-name="P562" text:outline-level="1"><text:span text:style-name="T691">F</text:span><text:span text:style-name="T692">ontes seguras</text:span></text:h>
      <text:list xml:id="list3944403346" text:style-name="L47">
        <text:list-item>
          <text:p text:style-name="P697"><text:span text:style-name="T1687">Arial (sans-serif):</text:span> <text:span text:style-name="T1347">mais utilizada no mundo</text:span></text:p>
        </text:list-item>
        <text:list-item>
          <text:p text:style-name="P698"><text:span text:style-name="T1688">Verdana (sans-serif):</text:span> <text:span text:style-name="T1348">fácil leitura para fontes pequenas</text:span></text:p>
        </text:list-item>
        <text:list-item>
          <text:p text:style-name="P699"><text:span text:style-name="T1689">Tahoma (sans-serif):</text:span> <text:span text:style-name="T1349">economia, menor espaçamento entre os caracteres</text:span></text:p>
        </text:list-item>
        <text:list-item>
          <text:p text:style-name="P698"><text:span text:style-name="T1690">Trebuchet MS (sans-serif):</text:span><text:span text:style-name="T1346"> </text:span><text:span text:style-name="T1350">legado, desenhada pela Microsoft em 1996</text:span></text:p>
        </text:list-item>
        <text:list-item>
          <text:p text:style-name="P698"><text:span text:style-name="T1691">Times New Roman (serif):</text:span> <text:span text:style-name="T1351">mais profissional, muito utilizada em jornais, </text:span><text:span text:style-name="T1352">títulos.</text:span></text:p>
        </text:list-item>
        <text:list-item>
          <text:p text:style-name="P717"><text:span text:style-name="T933">Georgia (serif):</text:span><text:span text:style-name="T891"> </text:span><text:span text:style-name="T763">elegante, good candidate for mobile-responsive design </text:span><text:span text:style-name="T764">(porém os números ficam desalinhados, exemplo: </text:span><text:span text:style-name="Strong_20_Emphasis"><text:span text:style-name="T765">2308R00D590</text:span></text:span><text:span text:style-name="T764">) </text:span><text:span text:style-name="T763">.</text:span><text:span text:style-name="T1730"> </text:span></text:p>
        </text:list-item>
        <text:list-item>
          <text:p text:style-name="P698"><text:span text:style-name="T1692">Garamond (serif):</text:span> <text:span text:style-name="T1353">clássica, muito utilizada em livros impressos</text:span></text:p>
        </text:list-item>
        <text:list-item>
          <text:p text:style-name="P698"><text:span text:style-name="T1693">Courier New (monospace):</text:span> <text:span text:style-name="T1731">a </text:span><text:span text:style-name="T1354">mais popular em código-fonte e legendas</text:span></text:p>
        </text:list-item>
        <text:list-item>
          <text:p text:style-name="P700"><text:span text:style-name="T1694">Brush Script MT (cursive):</text:span> <text:span text:style-name="T1355">sofisticada, imita a caligrafia humana</text:span></text:p>
        </text:list-item>
      </text:list>
      <text:h text:style-name="P552" text:outline-level="1"><text:span text:style-name="T1265">Categoria</text:span><text:span text:style-name="T1274">s</text:span></text:h>
      <text:p text:style-name="P55"><text:span text:style-name="T626">As fontes </text:span><text:span text:style-name="T625">são baseadas principalmente na presença </text:span><text:span text:style-name="T626">(serif)</text:span><text:span text:style-name="T625"> ou ausência da serifa </text:span><text:span text:style-name="T626">(em francês, Sans-Serif) </text:span><text:span text:style-name="T627">e se dividem em 4</text:span><text:span text:style-name="T625"> categorias:</text:span></text:p>
      <text:list xml:id="list2397168223" text:style-name="L48">
        <text:list-item>
          <text:p text:style-name="P686"><text:span text:style-name="T934">Serif</text:span><text:span text:style-name="T626">: </text:span><text:span text:style-name="T603">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6">Existem também sub-categorias para cada fonte serifada, como as </text:span><text:span text:style-name="T1213">old style</text:span><text:span text:style-name="T626">, </text:span><text:span text:style-name="T1213">transitional</text:span><text:span text:style-name="T626">, </text:span><text:span text:style-name="T1213">didone</text:span><text:span text:style-name="T626">, </text:span><text:span text:style-name="T1213">slab</text:span><text:span text:style-name="T626">, </text:span><text:span text:style-name="T1213">clarendon</text:span><text:span text:style-name="T626"> e </text:span><text:span text:style-name="T1213">glyphic</text:span><text:span text:style-name="T626">.</text:span></text:p>
        </text:list-item>
        <text:list-item>
          <text:p text:style-name="P687"><text:span text:style-name="T935">Sans-Serif</text:span><text:span text:style-name="T677">: uma </text:span><text:span text:style-name="T676">fonte não serifada muito popular </text:span><text:span text:style-name="T677">é a</text:span><text:span text:style-name="T676"> </text:span><text:span text:style-name="T677">Verdana.</text:span></text:p>
        </text:list-item>
        <text:list-item>
          <text:p text:style-name="P687"><text:span text:style-name="T904">Monospace</text:span><text:span text:style-name="T677">: </text:span><text:span text:style-name="T676">possuem a mesma largura para todas as letras.</text:span></text:p>
        </text:list-item>
        <text:list-item>
          <text:p text:style-name="P686"><text:span text:style-name="T936">Script</text:span><text:span text:style-name="T626">: </text:span><text:span text:style-name="T603">Também chamadas de fontes handwriting, </text:span><text:span text:style-name="T626">oferecem </text:span><text:span text:style-name="T585">delicadeza</text:span><text:span text:style-name="T626">, </text:span><text:span text:style-name="T603">são aquelas que tentam imitar a escrita humana </text:span><text:span text:style-name="T626">de forma cursiva</text:span><text:span text:style-name="T603">.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626">servem para </text:span><text:span text:style-name="T585">decorar</text:span><text:span text:style-name="T626">, possuem</text:span><text:span text:style-name="T603">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113">font-family </text:span><text:span text:style-name="T603">configura a família tipográfica que será aplicada.<text:line-break/><text:line-break/></text:span><text:span text:style-name="T1118">@font-face {}:</text:span><text:span text:style-name="T605"> use esse comando no topo do documento CSS para </text:span><text:span text:style-name="T590">importar</text:span><text:span text:style-name="T577"> </text:span><text:span text:style-name="T591">e declarar</text:span><text:span text:style-name="T638"> </text:span><text:span text:style-name="T605">uma fonte</text:span><text:span text:style-name="T637"> extern</text:span><text:span text:style-name="T638">a</text:span><text:span text:style-name="T605">.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36">F</text:span></text:a><text:a xlink:type="simple" xlink:href="https://fonts.google.com/" text:style-name="Internet_20_link" text:visited-style-name="Visited_20_Internet_20_Link">onts</text:a><text:span text:style-name="T605"> é um </text:span><text:span text:style-name="T636">ótimo </text:span><text:span text:style-name="T605">repositório.</text:span></text:p>
      <text:p text:style-name="P56"/>
      <text:p text:style-name="P106"><text:a xlink:type="simple" xlink:href="https://css-tricks.com/fun-viewport-units/" text:style-name="Internet_20_link" text:visited-style-name="Visited_20_Internet_20_Link"><text:span text:style-name="T693">Tamanh</text:span></text:a><text:a xlink:type="simple" xlink:href="https://css-tricks.com/fun-viewport-units/" text:style-name="Internet_20_link" text:visited-style-name="Visited_20_Internet_20_Link"><text:span text:style-name="T694">os</text:span></text:a></text:p>
      <text:p text:style-name="P176"><text:span text:style-name="T1611">Existem várias medidas, </text:span><text:span text:style-name="T1621">que podem ser divididas em:</text:span></text:p>
      <text:list xml:id="list2637870358" text:style-name="L49">
        <text:list-item>
          <text:p text:style-name="P688"><text:span text:style-name="T889">Absolutas</text:span><text:span text:style-name="T628">: </text:span><text:span text:style-name="T1113">px</text:span><text:span text:style-name="T625"> (pixels), </text:span><text:span text:style-name="T1113">pt</text:span><text:span text:style-name="T625"> (pontos </text:span><text:span text:style-name="T656">[</text:span><text:span text:style-name="T655">somente para impressões</text:span><text:span text:style-name="T656">]</text:span><text:span text:style-name="T625">), </text:span><text:span text:style-name="T1113">m</text:span><text:span text:style-name="T1114">m</text:span><text:span text:style-name="T625"> (</text:span><text:span text:style-name="T628">mil</text:span><text:span text:style-name="T625">ímetros),</text:span><text:span text:style-name="T629"> </text:span><text:span text:style-name="T1113">cm</text:span><text:span text:style-name="T625"> (centímetros),</text:span><text:span text:style-name="T629"> </text:span><text:span text:style-name="T1113">in</text:span><text:span text:style-name="T625"> (polegadas), </text:span><text:span text:style-name="T1113">pc</text:span><text:span text:style-name="T625"> (paicas).</text:span></text:p>
        </text:list-item>
        <text:list-item>
          <text:p text:style-name="P689"><text:span text:style-name="T889">Relativas</text:span><text:span text:style-name="T886">: </text:span></text:p>
          <text:list>
            <text:list-item>
              <text:p text:style-name="P689"><text:span text:style-name="T1113">em:</text:span><text:span text:style-name="T603"> relativa à altura do </text:span><text:span text:style-name="T888">M</text:span><text:span text:style-name="T603"> maiúsculo da fonte atual</text:span><text:span text:style-name="T630">, </text:span></text:p>
            </text:list-item>
            <text:list-item>
              <text:p text:style-name="P689"><text:span text:style-name="T1113">e</text:span><text:span text:style-name="T1112">x: </text:span><text:span text:style-name="T603">relativa à </text:span><text:span text:style-name="T574">altura do </text:span><text:span text:style-name="T880">x</text:span><text:span text:style-name="T603"> minúsculo da fonte atua</text:span><text:span text:style-name="T658">l</text:span><text:span text:style-name="T630">, </text:span></text:p>
            </text:list-item>
            <text:list-item>
              <text:p text:style-name="P689"><text:span text:style-name="T1113">rem: </text:span><text:span text:style-name="T603">root-</text:span><text:span text:style-name="T657">em</text:span><text:span text:style-name="T603">, ou seja, a fonte </text:span><text:span text:style-name="T627">declarada</text:span><text:span text:style-name="T603"> no </text:span><text:span text:style-name="T749">&lt;</text:span><text:span text:style-name="T755">html</text:span><text:span text:style-name="T749">&gt;</text:span><text:span text:style-name="T603"> </text:span><text:span text:style-name="T658">(default </text:span><text:span text:style-name="T657">16px</text:span><text:span text:style-name="T625">)</text:span><text:span text:style-name="T630">, </text:span></text:p>
            </text:list-item>
            <text:list-item>
              <text:p text:style-name="P689"><text:span text:style-name="T1113">vw: </text:span><text:span text:style-name="T603">porcentagem do </text:span><text:span text:style-name="T630">view width – </text:span><text:span text:style-name="T603">largura da tela</text:span><text:span text:style-name="T630">, </text:span></text:p>
            </text:list-item>
            <text:list-item>
              <text:p text:style-name="P718"><text:span text:style-name="T1087">vh: </text:span><text:span text:style-name="T396">porcenta</text:span><text:span text:style-name="T371">gem do view hight – altura da tela.</text:span></text:p>
            </text:list-item>
            <text:list-item>
              <text:p text:style-name="P719"><text:span text:style-name="T1087">vmin: </text:span><text:span text:style-name="T371">menor dimensão da viewport, seja a largura ou a altura</text:span></text:p>
            </text:list-item>
            <text:list-item>
              <text:p text:style-name="P719"><text:span text:style-name="T1087">vmax: </text:span><text:span text:style-name="T371">maior dimensão da viewport </text:span><text:span text:style-name="T395">(1 vmin = 1%)</text:span></text:p>
            </text:list-item>
            <text:list-item>
              <text:p text:style-name="P718"><text:span text:style-name="T1086">%</text:span><text:span text:style-name="T1087">: </text:span><text:span text:style-name="T392">relativa ao tamanho do conteiner (elemento pai), </text:span><text:span text:style-name="T394">contexto local</text:span></text:p>
            </text:list-item>
            <text:list-item>
              <text:p text:style-name="P720"><text:span text:style-name="T1087">ch: </text:span><text:span text:style-name="T392">relativa à largura do caractere </text:span><text:span text:style-name="T866">0 </text:span><text:span text:style-name="T867">(</text:span><text:span text:style-name="T392">zero), para fontes monospace</text:span></text:p>
            </text:list-item>
          </text:list>
        </text:list-item>
      </text:list>
      <text:p text:style-name="P103"/>
      <text:p text:style-name="P440"><text:span text:style-name="T878">Hardware pixel</text:span><text:span text:style-name="T485">: </text:span><text:span text:style-name="T267">se refere à </text:span><text:span text:style-name="T336">menor unidade física</text:span><text:span text:style-name="T267"> em uma tela</text:span></text:p>
      <text:p text:style-name="P440"><text:span text:style-name="T868">R</text:span><text:span text:style-name="T863">eference pixel</text:span><text:span text:style-name="T370">: é uma unidade </text:span><text:span text:style-name="T336">abstrata</text:span><text:span text:style-name="T370"> que </text:span><text:span text:style-name="T393">leva em consideração a </text:span><text:span text:style-name="T344">proximidade</text:span><text:span text:style-name="T393"> da tela.</text:span></text:p>
      <text:p text:style-name="P440"/>
      <text:p text:style-name="P512"><text:span text:style-name="T370">Para tamanhos de fonte a serem </text:span><text:span text:style-name="T336">exibidos na tela</text:span><text:span text:style-name="T370">, o W3C recomenda o uso do </text:span><text:span text:style-name="T718">px</text:span><text:span text:style-name="T370"> ou </text:span><text:span text:style-name="T718">em</text:span><text:span text:style-name="T370"> </text:span><text:span text:style-name="T371">por existirem dispositivos de exibição com diferentes tamanhos e resoluções</text:span><text:span text:style-name="T370">, </text:span><text:span text:style-name="T373">todavia o </text:span><text:span text:style-name="T719">em</text:span><text:span text:style-name="T371"> é a unidade mais recomendável devido à sua alta portabilidade, </text:span><text:span text:style-name="T373">já que é uma medida relacional</text:span><text:span text:style-name="T371">. </text:span><text:span text:style-name="T372">Já as</text:span><text:span text:style-name="T267"> medida</text:span><text:span text:style-name="T270">s</text:span><text:span text:style-name="T267"> </text:span><text:span text:style-name="Source_20_Text"><text:span text:style-name="T718">pt</text:span></text:span><text:span text:style-name="T876">, </text:span><text:span text:style-name="Source_20_Text"><text:span text:style-name="T718">cm</text:span></text:span><text:span text:style-name="T877"> </text:span><text:span text:style-name="T269">ou</text:span><text:span text:style-name="T877"> </text:span><text:span text:style-name="Source_20_Text"><text:span text:style-name="T718">in</text:span></text:span><text:span text:style-name="T877"> </text:span><text:span text:style-name="T269">são</text:span><text:span text:style-name="T267"> </text:span><text:span text:style-name="T269">mais </text:span><text:span text:style-name="T268">recomendada</text:span><text:span text:style-name="T269">s</text:span><text:span text:style-name="T267"> para referenciar</text:span><text:span text:style-name="T269">em</text:span><text:span text:style-name="T267"> conteúdos que serão </text:span><text:span text:style-name="T336">impressos</text:span><text:span text:style-name="T267">.</text:span></text:p>
      <text:p text:style-name="P512"><text:span text:style-name="T267">O </text:span><text:span text:style-name="Source_20_Text"><text:span text:style-name="T863">tamanho padrão</text:span></text:span><text:span text:style-name="T267"> de fonte </text:span><text:span text:style-name="T271">dos navegadores</text:span><text:span text:style-name="T267"> </text:span><text:span text:style-name="T301">é</text:span><text:span text:style-name="T271"> </text:span><text:span text:style-name="Source_20_Text"><text:span text:style-name="T729">16px</text:span></text:span><text:span text:style-name="T336">, equivale</text:span><text:span text:style-name="T345">nte </text:span><text:span text:style-name="T336">a </text:span><text:span text:style-name="Source_20_Text"><text:span text:style-name="T729">1em</text:span></text:span><text:span text:style-name="T267">. A partir daí, podemos configurar o tamanho de um título </text:span><text:span text:style-name="T706">&lt;</text:span><text:span text:style-name="T707">h1&gt;</text:span><text:span text:style-name="T267">, por exemplo, como sendo 2 vezes maior que a fonte padrão usando o valor </text:span><text:span text:style-name="T706">2em</text:span><text:span text:style-name="T267"> para a propriedade, </text:span><text:span text:style-name="T268">e o subtítulo </text:span><text:span text:style-name="T707">&lt;h2&gt;</text:span><text:span text:style-name="T268"> com valor </text:span><text:span text:style-name="T707">1.5em</text:span><text:span text:style-name="T267">.</text:span></text:p>
      <text:p text:style-name="P511"><text:soft-page-break/><text:span text:style-name="T301">O</text:span><text:span text:style-name="T267"> </text:span><text:span text:style-name="Source_20_Text"><text:span text:style-name="T720">em</text:span></text:span><text:span text:style-name="T267">, </text:span><text:span text:style-name="T301">é relativo ao tamanho da fonte do elemento pai imediato</text:span><text:span text:style-name="T267">, </text:span><text:span text:style-name="T301">já </text:span><text:span text:style-name="T267">o </text:span><text:span text:style-name="Source_20_Text"><text:span text:style-name="T718">rem</text:span></text:span><text:span text:style-name="Source_20_Text"><text:span text:style-name="T267"> </text:span></text:span><text:span text:style-name="T267">é constante em todo o documento </text:span><text:span text:style-name="T301">pois é relativo somente com o elemento raiz </text:span><text:span text:style-name="T710">&lt;html&gt;</text:span><text:span text:style-name="T301">. Esses tamanhos são muitos utilizados em componentização.</text:span></text:p>
      <text:p text:style-name="P510"><text:span text:style-name="T267">Outras </text:span><text:span text:style-name="T272">medidas </text:span><text:span text:style-name="T267">permitem especificar tamanhos relativos à janela do leitor: </text:span><text:span text:style-name="T269">a</text:span><text:span text:style-name="T267"> </text:span><text:span text:style-name="Source_20_Text"><text:span text:style-name="T718">vw</text:span></text:span><text:span text:style-name="Source_20_Text"><text:span text:style-name="T267"> </text:span></text:span><text:span text:style-name="T267">é </text:span><text:span text:style-name="T270">a porcentagem, ou seja, </text:span><text:span text:style-name="T267">1/100 da largura da janela. </text:span><text:span text:style-name="T270">Já</text:span><text:span text:style-name="T267"> </text:span><text:span text:style-name="T269">a</text:span><text:span text:style-name="T267"> </text:span><text:span text:style-name="Source_20_Text"><text:span text:style-name="T718">vh</text:span></text:span><text:span text:style-name="Source_20_Text"><text:span text:style-name="T267"> </text:span></text:span><text:span text:style-name="T267">é 1/100 da </text:span><text:span text:style-name="T370">altura</text:span><text:span text:style-name="T267"> da janela.</text:span></text:p>
      <text:p text:style-name="P110"><text:span text:style-name="T506">I</text:span><text:span text:style-name="T487">mportante lembrar que não pode haver espaço entre o valor a e s</text:span><text:span text:style-name="T517">ua</text:span><text:span text:style-name="T487"> medida!<text:line-break/>Exemplo: </text:span><text:span text:style-name="T780">1 em</text:span><text:span text:style-name="T743"> → 1em</text:span></text:p>
      <text:p text:style-name="P387"><text:span text:style-name="T995">Para configurar </text:span><text:span text:style-name="T996">o tamanho da fonte</text:span><text:span text:style-name="T995"> que será aplicad</text:span><text:span text:style-name="T996">o</text:span><text:span text:style-name="T995"> a um determinado texto, usamos a propriedade </text:span><text:span text:style-name="T1119">font-</text:span><text:span text:style-name="T1120">size</text:span><text:span text:style-name="T995"> das CSS.</text:span></text:p>
      <text:p text:style-name="P104"><text:span text:style-name="T631">Para </text:span><text:span text:style-name="T632">adaptar o tamanho da fonte ao tamanho da tela </text:span><text:span text:style-name="T631">aplique </text:span><text:span text:style-name="T1188">vh(view-width)</text:span><text:span text:style-name="T631"> na unidade de medida</text:span><text:span text:style-name="T632">. </text:span><text:span text:style-name="T633">Exemplo: </text:span><text:span text:style-name="T1494">font-size</text:span><text:span text:style-name="T1591">: </text:span><text:span text:style-name="T1607">10vw</text:span><text:span text:style-name="T1591">; </text:span><text:span text:style-name="T1572">/*ajusta o tamanho da fonte </text:span><text:span text:style-name="T1573">dinamicamente </text:span><text:span text:style-name="T1572">em 10% em relação à largura da viewport*/</text:span></text:p>
      <text:p text:style-name="P105"/>
      <text:p text:style-name="P439"><text:span text:style-name="T485">Formatações<text:line-break/></text:span><text:span text:style-name="T1087">font-weight:</text:span><text:span text:style-name="T267"> para aplicar o negrito.<text:line-break/></text:span><text:span text:style-name="T1087">font-style:</text:span><text:span text:style-name="T267"> para aplicar o itálico.<text:line-break/></text:span><text:span text:style-name="T1091">text</text:span><text:span text:style-name="T1087">-</text:span><text:span text:style-name="T1091">decoration</text:span><text:span text:style-name="T1087">:</text:span><text:span text:style-name="T267"> para aplicar o </text:span><text:span text:style-name="T300">sublinhado</text:span><text:span text:style-name="T267">.</text:span></text:p>
      <text:p text:style-name="P175"><text:s/></text:p>
      <text:p text:style-name="P174">Existe uma <text:span text:style-name="T1421">shorthand </text:span><text:span text:style-name="T1696">(mãozinha)</text:span> para fontes que é a propriedade <text:span text:style-name="T1638">font</text:span>: <text:span text:style-name="T1695">em vez</text:span> de fazer várias configurações em múltiplas linhas, podemos simplificar tudo de maneira muito simples. <text:span text:style-name="T1695">Exemplo:</text:span></text:p>
      <text:p text:style-name="P389"><text:span text:style-name="T1498">font</text:span><text:span text:style-name="T1594">: </text:span><text:span text:style-name="T1520">italic</text:span><text:span text:style-name="T1594"> </text:span><text:span text:style-name="T1520">bold</text:span><text:span text:style-name="T1594"> </text:span><text:span text:style-name="T1609">1em</text:span><text:span text:style-name="T1594"> </text:span><text:span text:style-name="T1520">georgia</text:span><text:span text:style-name="T1594">, </text:span><text:span text:style-name="T1520">helvetica</text:span><text:span text:style-name="T1594">, </text:span><text:span text:style-name="T1520">sans-serif</text:span><text:span text:style-name="T1594">;</text:span></text:p>
      <text:p text:style-name="P179">A ordem dos atributos de uma <text:span text:style-name="T1421">shorthand</text:span> em CSS é importante!<text:line-break/>(<text:span text:style-name="T1667">style</text:span><text:span text:style-name="T1696">→ </text:span><text:span text:style-name="T1667">weight</text:span><text:span text:style-name="T1696"> → </text:span><text:span text:style-name="T1667">size</text:span><text:span text:style-name="T1696"> → </text:span><text:span text:style-name="T1667">family</text:span>)</text:p>
      <text:p text:style-name="P178"/>
      <text:p text:style-name="P100"><text:span text:style-name="T695">A</text:span><text:span text:style-name="T693">linhamento</text:span><text:span text:style-name="T695">s</text:span></text:p>
      <text:p text:style-name="P101"><text:span text:style-name="T1113">text-align: </text:span><text:span text:style-name="T1189">left</text:span><text:span text:style-name="T1113">;</text:span><text:span text:style-name="T1190">right</text:span><text:span text:style-name="T1113">;</text:span><text:span text:style-name="T1190">center</text:span><text:span text:style-name="T1113">;</text:span><text:span text:style-name="T1190">justify</text:span><text:span text:style-name="T1113">;</text:span></text:p>
      <text:p text:style-name="P243"/>
      <text:p text:style-name="P242">Legibilidade</text:p>
      <text:p text:style-name="P102"><text:span text:style-name="T1113">text-</text:span><text:span text:style-name="T1117">indent</text:span><text:span text:style-name="T548"> </text:span><text:span text:style-name="T549">recua</text:span><text:span text:style-name="T548"> </text:span><text:span text:style-name="T549">a primeira linha do parágrafo, </text:span><text:span text:style-name="T550">melhor identificando-os em textos longos</text:span><text:span text:style-name="T549">.</text:span></text:p>
      <text:p text:style-name="P499"><text:span text:style-name="Strong_20_Emphasis"><text:span text:style-name="Source_20_Text"><text:span text:style-name="T1088">line-height</text:span></text:span></text:span><text:span text:style-name="T286"> controla a altura da linha dentro de um elemento </text:span><text:span text:style-name="T287">e, consequentemente, </text:span><text:span text:style-name="T286">o espaçamento entre as linhas.</text:span></text:p>
      <text:p text:style-name="P499"><text:span text:style-name="Source_20_Text"><text:span text:style-name="T1088">letter-spacing</text:span></text:span><text:span text:style-name="T286"> controla o espaçamento entre os </text:span><text:span text:style-name="T340">caracteres</text:span></text:p>
      <text:p text:style-name="P521"><text:span text:style-name="Source_20_Text"><text:span text:style-name="T1089">w</text:span></text:span><text:span text:style-name="Source_20_Text"><text:span text:style-name="T1088">ord-spacing</text:span></text:span><text:span text:style-name="T286"> controla o espaçamento entre as </text:span><text:span text:style-name="T340">palavras</text:span><text:span text:style-name="T286">.</text:span></text:p>
      <text:p text:style-name="P349">Seletores</text:p>
      <text:p text:style-name="P224"/>
      <text:p text:style-name="P225"><text:span text:style-name="T1749">D</text:span>efinem quais elementos um conjunto de regras CSS se aplica. <text:span text:style-name="T1749">Baseados</text:span> em:</text:p>
      <text:list xml:id="list829452845" text:style-name="L50">
        <text:list-item>
          <text:p text:style-name="P696">Tags</text:p>
        </text:list-item>
        <text:list-item>
          <text:p text:style-name="P693"><text:span text:style-name="T1265">Universais</text:span> <text:span text:style-name="T1750">*</text:span></text:p>
        </text:list-item>
        <text:list-item>
          <text:p text:style-name="P727"><text:span text:style-name="T460">ID</text:span><text:span text:style-name="T390"> </text:span><text:span text:style-name="T1259"># </text:span><text:span text:style-name="T397">e </text:span><text:span text:style-name="T460">Classes</text:span><text:span text:style-name="T390"> </text:span><text:span text:style-name="T1259">.</text:span></text:p>
        </text:list-item>
        <text:list-item>
          <text:p text:style-name="P727"><text:span text:style-name="T460">Atributos </text:span><text:span text:style-name="T1258">[ ]</text:span><text:span text:style-name="T390">: pode se basear no próprio atributo ou usando operadores para especificar atributos de valor:</text:span></text:p>
          <text:list>
            <text:list-item>
              <text:p text:style-name="P727"><text:span text:style-name="Strong_20_Emphasis"><text:span text:style-name="T865">exato</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tab/></text:span></text:span><text:span text:style-name="Strong_20_Emphasis"><text:span text:style-name="T390"><text:line-break/>Exemplo prático: </text:span></text:span><text:span text:style-name="Strong_20_Emphasis"><text:span text:style-name="T762">a[href</text:span></text:span><text:span text:style-name="Strong_20_Emphasis"><text:span text:style-name="T1257">=</text:span></text:span><text:span text:style-name="Strong_20_Emphasis"><text:span text:style-name="T762">"https://www.exemplo.com"]</text:span></text:span><text:span text:style-name="Strong_20_Emphasis"><text:span text:style-name="T390"> </text:span></text:span></text:p>
            </text:list-item>
            <text:list-item>
              <text:p text:style-name="P727"><text:span text:style-name="Strong_20_Emphasis"><text:span text:style-name="T865">contendo palavra</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text:tab/></text:span></text:span><text:span text:style-name="Strong_20_Emphasis"><text:span text:style-name="T762">[class</text:span></text:span><text:span text:style-name="Strong_20_Emphasis"><text:span text:style-name="T1257">~</text:span></text:span><text:span text:style-name="Strong_20_Emphasis"><text:span text:style-name="T762">="destaque"] </text:span></text:span></text:p>
            </text:list-item>
            <text:list-item>
              <text:p text:style-name="P727"><text:span text:style-name="Strong_20_Emphasis"><text:span text:style-name="T865">contendo substring</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 <text:tab/></text:span></text:span><text:span text:style-name="Strong_20_Emphasis"><text:span text:style-name="T762">[title</text:span></text:span><text:span text:style-name="Strong_20_Emphasis"><text:span text:style-name="T1257">*</text:span></text:span><text:span text:style-name="Strong_20_Emphasis"><text:span text:style-name="T762">="tutorial"]</text:span></text:span></text:p>
            </text:list-item>
            <text:list-item>
              <text:p text:style-name="P727"><text:span text:style-name="Strong_20_Emphasis"><text:span text:style-name="T865">iniciando com</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text:tab/><text:tab/></text:span></text:span><text:span text:style-name="Strong_20_Emphasis"><text:span text:style-name="T762">[src</text:span></text:span><text:span text:style-name="Strong_20_Emphasis"><text:span text:style-name="T1257">^</text:span></text:span><text:span text:style-name="Strong_20_Emphasis"><text:span text:style-name="T762">="imagens/"]</text:span></text:span><text:span text:style-name="Strong_20_Emphasis"><text:span text:style-name="T390"> </text:span></text:span></text:p>
            </text:list-item>
            <text:list-item>
              <text:p text:style-name="P727"><text:span text:style-name="Strong_20_Emphasis"><text:span text:style-name="T865">terminando com</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text:tab/></text:span></text:span><text:span text:style-name="Strong_20_Emphasis"><text:span text:style-name="T762">[href</text:span></text:span><text:span text:style-name="Strong_20_Emphasis"><text:span text:style-name="T1257">$</text:span></text:span><text:span text:style-name="Strong_20_Emphasis"><text:span text:style-name="T762">=".pdf"]</text:span></text:span></text:p>
            </text:list-item>
          </text:list>
        </text:list-item>
        <text:list-item>
          <text:p text:style-name="P728"><text:span text:style-name="Strong_20_Emphasis"><text:span text:style-name="T460">Aninhamentos</text:span></text:span><text:span text:style-name="Strong_20_Emphasis"><text:span text:style-name="T1244"> </text:span></text:span><text:span text:style-name="Strong_20_Emphasis"><text:span text:style-name="T1258">&amp;</text:span></text:span><text:span text:style-name="Strong_20_Emphasis"><text:span text:style-name="T390">: declara as regras de aninhamento entre pai e filho</text:span></text:span></text:p>
        </text:list-item>
      </text:list>
      <text:p text:style-name="P509"/>
      <text:p text:style-name="P509"><text:span text:style-name="T1238">C</text:span><text:span text:style-name="T1239">ombinadores</text:span></text:p>
      <text:list xml:id="list162821124198393" text:continue-numbering="true" text:style-name="L50">
        <text:list-item>
          <text:list>
            <text:list-item>
              <text:p text:style-name="P694"><text:span text:style-name="Strong_20_Emphasis"><text:span text:style-name="T1553">E D</text:span></text:span><text:span text:style-name="Strong_20_Emphasis"><text:span text:style-name="T1643"> </text:span></text:span><text:span text:style-name="Strong_20_Emphasis"><text:span text:style-name="T1647">(tecla espaço)</text:span></text:span> todos os <text:span text:style-name="T1265">descendentes</text:span>, independente do nível de aninhamento, que tenham algum <text:span text:style-name="T1751">elemento </text:span>pai em comum.</text:p>
            </text:list-item>
            <text:list-item>
              <text:p text:style-name="P694"><text:span text:style-name="Strong_20_Emphasis"><text:span text:style-name="T1553">E </text:span></text:span><text:span text:style-name="Strong_20_Emphasis"><text:span text:style-name="T1719">&gt;</text:span></text:span><text:span text:style-name="Strong_20_Emphasis"><text:span text:style-name="T1553"> </text:span></text:span>F <text:span text:style-name="T1265">filho</text:span> <text:span text:style-name="T1402">direto</text:span></text:p>
            </text:list-item>
            <text:list-item>
              <text:p text:style-name="P729"><text:span text:style-name="Strong_20_Emphasis"><text:span text:style-name="T872">E </text:span></text:span><text:span text:style-name="Strong_20_Emphasis"><text:span text:style-name="T1243">+</text:span></text:span><text:span text:style-name="Strong_20_Emphasis"><text:span text:style-name="T872"> </text:span></text:span><text:span text:style-name="Strong_20_Emphasis"><text:span text:style-name="T873">I</text:span></text:span><text:span text:style-name="T366"> </text:span><text:span text:style-name="T462">i</text:span><text:span text:style-name="T456">rmão</text:span><text:span text:style-name="T462"> </text:span><text:span text:style-name="T365">adjacente</text:span><text:span text:style-name="T391">, </text:span><text:span text:style-name="T398">é o elemento que vem imediatamente depois</text:span></text:p>
            </text:list-item>
            <text:list-item>
              <text:p text:style-name="P694"><text:span text:style-name="Strong_20_Emphasis"><text:span text:style-name="T1553">E </text:span></text:span><text:span text:style-name="Strong_20_Emphasis"><text:span text:style-name="T1719">~</text:span></text:span><text:span text:style-name="Strong_20_Emphasis"><text:span text:style-name="T1553"> <text:s/></text:span></text:span><text:span text:style-name="Strong_20_Emphasis"><text:span text:style-name="T1554">I</text:span></text:span> <text:span text:style-name="T1275">irmão </text:span><text:span text:style-name="T1408">geral</text:span><text:span text:style-name="T1758">, são </text:span>todos os <text:span text:style-name="T1751">irmãos</text:span> <text:span text:style-name="T1416">seguintes</text:span><text:span text:style-name="T1751"> que dividem o </text:span><text:span text:style-name="T1416">mesmo</text:span><text:span text:style-name="T1751"> elemento pai</text:span></text:p>
            </text:list-item>
            <text:list-item>
              <text:p text:style-name="P695"><text:span text:style-name="Strong_20_Emphasis"><text:span text:style-name="T1553">E</text:span></text:span><text:span text:style-name="Strong_20_Emphasis"><text:span text:style-name="T1719">, </text:span></text:span><text:span text:style-name="Strong_20_Emphasis"><text:span text:style-name="T1553">F</text:span></text:span><text:span text:style-name="Strong_20_Emphasis"><text:span text:style-name="T1719">, </text:span></text:span><text:span text:style-name="Strong_20_Emphasis"><text:span text:style-name="T1553">G</text:span></text:span><text:span text:style-name="Strong_20_Emphasis"><text:span text:style-name="T1719">, </text:span></text:span><text:span text:style-name="Strong_20_Emphasis"><text:span text:style-name="T1553">H</text:span></text:span> <text:span text:style-name="T1265">lista</text:span> <text:span text:style-name="T1751">para agrupar os seletores e compartilhar o mesmo estilo</text:span></text:p>
            </text:list-item>
          </text:list>
        </text:list-item>
      </text:list>
      <text:p text:style-name="P330"/>
      <text:p text:style-name="P241"/>
      <text:p text:style-name="P348"/>
      <text:p text:style-name="P345">Pseudo-classes</text:p>
      <text:p text:style-name="P172"/>
      <text:p text:style-name="P107"><text:span text:style-name="T1113">pseudo-classe</text:span><text:span text:style-name="T1115">s</text:span><text:span text:style-name="T489"> </text:span><text:span text:style-name="T639">são</text:span><text:span text:style-name="T605"> </text:span><text:span text:style-name="T640">seletores especiais</text:span><text:span text:style-name="T605"> </text:span><text:span text:style-name="T640">usados em conjunto com os</text:span><text:span text:style-name="T605"> seletor</text:span><text:span text:style-name="T639">es</text:span><text:span text:style-name="T605"> após</text:span><text:span text:style-name="T489"> um sinal de </text:span><text:span text:style-name="T577">dois pontos</text:span><text:span text:style-name="T489"> </text:span><text:span text:style-name="T507">(</text:span><text:span text:style-name="T1113">:</text:span><text:span text:style-name="T507">)</text:span><text:span text:style-name="T489"> e </text:span><text:span text:style-name="T533">permitem estilizar </text:span><text:span text:style-name="T551">ou localizar </text:span><text:span text:style-name="T533">elementos com base em seu </text:span><text:span text:style-name="T686">estado</text:span><text:span text:style-name="T533"> ou </text:span><text:span text:style-name="T686">posição</text:span><text:span text:style-name="T533"> no DOM. Frequentemente usados</text:span><text:span text:style-name="T508"> na personalização de links</text:span><text:span text:style-name="T489">. </text:span><text:span text:style-name="T532">As principais são</text:span><text:span text:style-name="T489">:</text:span></text:p>
      <text:list xml:id="list2882944514" text:style-name="L51">
        <text:list-item>
          <text:p text:style-name="P672"><text:span text:style-name="T869">estado</text:span><text:span text:style-name="T833"> </text:span><text:span text:style-name="T829">:</text:span><text:span text:style-name="T830">root</text:span><text:span text:style-name="T266">, </text:span><text:span text:style-name="T829">:link</text:span><text:span text:style-name="T299">, </text:span><text:span text:style-name="T830">:</text:span><text:span text:style-name="T829">hover</text:span><text:span text:style-name="T266">, </text:span><text:span text:style-name="T829">:visited</text:span><text:span text:style-name="T266">, </text:span><text:span text:style-name="T829">:active</text:span><text:span text:style-name="T266">, </text:span><text:span text:style-name="T829">:checked</text:span><text:span text:style-name="T266">, </text:span><text:span text:style-name="T829">:empty, :</text:span><text:span text:style-name="T834">modal, :popover-open, :</text:span><text:span text:style-name="T849">focus</text:span></text:p>
        </text:list-item>
        <text:list-item>
          <text:p text:style-name="P671"><text:span text:style-name="T869">posição</text:span><text:span text:style-name="T833"> </text:span><text:span text:style-name="T829">:</text:span><text:span text:style-name="T831">firs</text:span><text:span text:style-name="T832">t</text:span><text:span text:style-name="T831">-child</text:span><text:span text:style-name="T266">, </text:span><text:span text:style-name="T831">:last-child</text:span><text:span text:style-name="T302">, </text:span><text:span text:style-name="T830">:</text:span><text:span text:style-name="T831">nth-child()</text:span><text:span text:style-name="T266">, </text:span><text:span text:style-name="T831">nth-of-type()</text:span></text:p>
        </text:list-item>
      </text:list>
      <text:p text:style-name="P1"/>
      <text:p text:style-name="P230"><text:span text:style-name="T1759">P</text:span><text:span text:style-name="T1752">rincipais </text:span>funções de pseudo-classes <text:span text:style-name="T1752">para selecionar elementos:</text:span></text:p>
      <text:list xml:id="list162821341225968" text:continue-numbering="true" text:style-name="L51">
        <text:list-item>
          <text:p text:style-name="P673"><text:span text:style-name="T461">:</text:span><text:span text:style-name="T864">not()</text:span></text:p>
        </text:list-item>
        <text:list-item>
          <text:p text:style-name="P654">:has()</text:p>
        </text:list-item>
        <text:list-item>
          <text:p text:style-name="P655">:is()</text:p>
        </text:list-item>
        <text:list-item>
          <text:p text:style-name="P655">:where()</text:p>
        </text:list-item>
      </text:list>
      <text:p text:style-name="P348"/>
      <text:p text:style-name="P348">Pseudo-elementos</text:p>
      <text:p text:style-name="P173"/>
      <text:p text:style-name="P2"><text:span text:style-name="T1113">pseudo-elemento</text:span><text:span text:style-name="T1115">s</text:span><text:span text:style-name="T678"> </text:span><text:span text:style-name="T680">são</text:span><text:span text:style-name="T678"> </text:span><text:span text:style-name="T681">seletores especiais</text:span><text:span text:style-name="T678"> </text:span><text:span text:style-name="T681">usados em conjunto com os</text:span><text:span text:style-name="T678"> seletor</text:span><text:span text:style-name="T680">es</text:span><text:span text:style-name="T678"> após </text:span><text:span text:style-name="T601">duplos</text:span><text:span text:style-name="T602"> sinais de dois pontos</text:span><text:span text:style-name="T678"> </text:span><text:span text:style-name="T679">(</text:span><text:span text:style-name="T1113">::</text:span><text:span text:style-name="T679">)</text:span><text:span text:style-name="T678"> e </text:span><text:span text:style-name="T680">formatam</text:span><text:span text:style-name="T678"> um pedaço </text:span><text:span text:style-name="T682">de </text:span><text:span text:style-name="T686">conteúdo</text:span><text:span text:style-name="T682"> </text:span><text:span text:style-name="T678">específico do elemento referenciado, </text:span><text:span text:style-name="T681">sem precisar criar novos elementos no DOM</text:span><text:span text:style-name="T678">. </text:span><text:span text:style-name="T681">Alguns exemplos </text:span><text:span text:style-name="T682">entre</text:span><text:span text:style-name="T678"> principais </text:span><text:span text:style-name="T682">est</text:span><text:span text:style-name="T678">ão:</text:span></text:p>
      <text:list xml:id="list2429785941" text:style-name="L52">
        <text:list-item>
          <text:p text:style-name="P630"><text:span text:style-name="T929">::before</text:span><text:span text:style-name="T847"> </text:span><text:span text:style-name="T605">e</text:span><text:span text:style-name="T848"> </text:span><text:span text:style-name="T929">::after</text:span><text:span text:style-name="T605">: adiciona</text:span><text:span text:style-name="T640">m</text:span><text:span text:style-name="T605"> conteúdo antes ou depois do conteúdo real do elemento.</text:span></text:p>
        </text:list-item>
        <text:list-item>
          <text:p text:style-name="P630"><text:span text:style-name="T929">::first-line</text:span><text:span text:style-name="T605">: seleciona a primeira linha de texto dentro de um elemento </text:span><text:span text:style-name="T640">como, por exemplo, um parágrafo.</text:span></text:p>
        </text:list-item>
        <text:list-item>
          <text:p text:style-name="P630"><text:span text:style-name="T929">::first-letter</text:span><text:span text:style-name="T605">: seleciona a primeira </text:span><text:span text:style-name="T640">letra</text:span><text:span text:style-name="T605"> de</text:span><text:span text:style-name="T640">ntro de um elemento</text:span></text:p>
        </text:list-item>
        <text:list-item>
          <text:p text:style-name="P630"><text:span text:style-name="T929">::selection</text:span><text:span text:style-name="T640">: seleciona o texto destacado pelo usuário.</text:span></text:p>
        </text:list-item>
        <text:list-item>
          <text:p text:style-name="P630"><text:span text:style-name="T929">::placeholder</text:span><text:span text:style-name="T640">: seleciona o texto do espaço reservado (placeholder) em campos de formulário. </text:span></text:p>
        </text:list-item>
      </text:list>
      <text:p text:style-name="P226"/>
      <text:p text:style-name="P414"><text:span text:style-name="T1596">.exemplo::before</text:span> {<text:tab/><text:tab/><text:tab/></text:p>
      <text:p text:style-name="P408"><text:span text:style-name="T1480"><text:tab/>content</text:span><text:span text:style-name="T1557">: </text:span><text:span text:style-name="T1504">'&gt;&gt;'</text:span><text:span text:style-name="T1557">;<text:tab/><text:tab/><text:tab/></text:span></text:p>
      <text:p text:style-name="P408"><text:span text:style-name="T1480"><text:tab/>font-weight</text:span><text:span text:style-name="T1557">: </text:span><text:span text:style-name="T1504">lighter</text:span><text:span text:style-name="T1557">;<text:tab/><text:tab/></text:span></text:p>
      <text:p text:style-name="P418">}<text:tab/><text:tab/><text:tab/><text:tab/><text:tab/><text:tab/></text:p>
      <text:p text:style-name="P414"><text:span text:style-name="T1596">.exemplo::after</text:span> {<text:tab/><text:tab/><text:tab/></text:p>
      <text:p text:style-name="P408"><text:span text:style-name="T1480"><text:tab/>content</text:span><text:span text:style-name="T1557">: </text:span><text:span text:style-name="T1504">'&lt;&lt;'</text:span><text:span text:style-name="T1557">;<text:tab/><text:tab/><text:tab/></text:span></text:p>
      <text:p text:style-name="P408"><text:span text:style-name="T1480"><text:tab/>font-weight</text:span><text:span text:style-name="T1557">: </text:span><text:span text:style-name="T1504">lighter</text:span><text:span text:style-name="T1557">;<text:tab/><text:tab/></text:span></text:p>
      <text:p text:style-name="P414">}<text:tab/><text:tab/><text:tab/><text:tab/><text:tab/><text:tab/></text:p>
      <text:p text:style-name="P350">At-rules</text:p>
      <text:p text:style-name="Text_20_body"><text:span text:style-name="T400">R</text:span><text:span text:style-name="T399">egras</text:span><text:span text:style-name="T464"> </text:span><text:span text:style-name="T463">at</text:span><text:span text:style-name="T399"> são instruções </text:span><text:span text:style-name="T401">CSS </text:span><text:span text:style-name="T399">que começam com o símbolo </text:span><text:span text:style-name="Source_20_Text"><text:span text:style-name="T1245">@</text:span></text:span><text:span text:style-name="T399"> para definir configurações especiais ou diferentes comportamentos. </text:span><text:span text:style-name="T400">Cada regra at tem</text:span><text:span text:style-name="T399"> uma sintaxe diferente e </text:span><text:span text:style-name="T402">as</text:span><text:span text:style-name="T399"> principais são:</text:span></text:p>
      <text:list xml:id="list2720523136" text:style-name="L53">
        <text:list-item>
          <text:p text:style-name="P721"><text:span text:style-name="Source_20_Text"><text:span text:style-name="Strong_20_Emphasis"><text:span text:style-name="T869">@charset</text:span></text:span></text:span><text:span text:style-name="Source_20_Text"><text:span text:style-name="Strong_20_Emphasis"><text:span text:style-name="T399">: d</text:span></text:span></text:span><text:span text:style-name="T399">efine a </text:span><text:span text:style-name="T346">codificação</text:span><text:span text:style-name="T399"> de caracteres do arquivo CSS.</text:span></text:p>
        </text:list-item>
        <text:list-item>
          <text:p text:style-name="P721"><text:span text:style-name="Strong_20_Emphasis"><text:span text:style-name="T874">@media</text:span></text:span><text:span text:style-name="Source_20_Text"><text:span text:style-name="T401">: usado em media queries, d</text:span></text:span><text:span text:style-name="Source_20_Text"><text:span text:style-name="T399">efine regras de estilo condicionais com base </text:span></text:span><text:span text:style-name="Source_20_Text"><text:span text:style-name="T401">em</text:span></text:span><text:span text:style-name="Source_20_Text"><text:span text:style-name="T399"> características como </text:span></text:span><text:span text:style-name="Source_20_Text"><text:span text:style-name="T346">largura</text:span></text:span><text:span text:style-name="Source_20_Text"><text:span text:style-name="T399"> de tela, </text:span></text:span><text:span text:style-name="Source_20_Text"><text:span text:style-name="T346">orientação</text:span></text:span><text:span text:style-name="Source_20_Text"><text:span text:style-name="T399">, etc. </text:span></text:span></text:p>
        </text:list-item>
        <text:list-item>
          <text:p text:style-name="P721"><text:span text:style-name="Strong_20_Emphasis"><text:span text:style-name="T874">@font-face</text:span></text:span><text:span text:style-name="Source_20_Text"><text:span text:style-name="Strong_20_Emphasis"><text:span text:style-name="T399">: i</text:span></text:span></text:span><text:span text:style-name="T399">ncorpora </text:span><text:span text:style-name="T346">fontes</text:span><text:span text:style-name="T399"> personalizadas</text:span></text:p>
        </text:list-item>
        <text:list-item>
          <text:p text:style-name="P721"><text:span text:style-name="Strong_20_Emphasis"><text:span text:style-name="T874">@keyframes</text:span></text:span><text:span text:style-name="Source_20_Text"><text:span text:style-name="Strong_20_Emphasis"><text:span text:style-name="T399">: d</text:span></text:span></text:span><text:span text:style-name="T399">efine </text:span><text:span text:style-name="T346">animações</text:span><text:span text:style-name="T399"> </text:span></text:p>
        </text:list-item>
        <text:list-item>
          <text:p text:style-name="P721"><text:span text:style-name="Strong_20_Emphasis"><text:span text:style-name="T874">@import</text:span></text:span><text:span text:style-name="Source_20_Text"><text:span text:style-name="Strong_20_Emphasis"><text:span text:style-name="T464">:</text:span></text:span></text:span><text:span text:style-name="Source_20_Text"><text:span text:style-name="Strong_20_Emphasis"><text:span text:style-name="T399"> i</text:span></text:span></text:span><text:span text:style-name="T399">mporta </text:span><text:span text:style-name="T346">estilos de outros arquivos</text:span><text:span text:style-name="T399"> CSS.</text:span></text:p>
        </text:list-item>
        <text:list-item>
          <text:p text:style-name="P721"><text:span text:style-name="Strong_20_Emphasis"><text:span text:style-name="T874">@supports</text:span></text:span><text:span text:style-name="Source_20_Text"><text:span text:style-name="Strong_20_Emphasis"><text:span text:style-name="T399">: v</text:span></text:span></text:span><text:span text:style-name="T399">erifica se o </text:span><text:span text:style-name="T346">navegador suporta</text:span><text:span text:style-name="T399"> uma determinada funcionalidade antes de aplicar as regras de estilo.</text:span></text:p>
        </text:list-item>
        <text:list-item>
          <text:p text:style-name="P721"><text:span text:style-name="Strong_20_Emphasis"><text:span text:style-name="T874">@page</text:span></text:span><text:span text:style-name="Source_20_Text"><text:span text:style-name="Strong_20_Emphasis"><text:span text:style-name="T399">: d</text:span></text:span></text:span><text:span text:style-name="T399">efine estilos específicos para a página ao ser </text:span><text:span text:style-name="T346">impressa</text:span><text:span text:style-name="T399">.</text:span></text:p>
        </text:list-item>
        <text:list-item>
          <text:p text:style-name="P721"><text:span text:style-name="Strong_20_Emphasis"><text:span text:style-name="T874">@namespace</text:span></text:span><text:span text:style-name="Source_20_Text"><text:span text:style-name="Strong_20_Emphasis"><text:span text:style-name="T399">: </text:span></text:span></text:span><text:span text:style-name="Source_20_Text"><text:span text:style-name="Strong_20_Emphasis"><text:span text:style-name="T401">d</text:span></text:span></text:span><text:span text:style-name="T399">efine o namespace para seletores XML.<text:line-break/>Exemplo: @namespace </text:span><text:span text:style-name="T346">svg</text:span><text:span text:style-name="T399"> url(http://www.w3.org/2000/svg); </text:span></text:p>
        </text:list-item>
        <text:list-item>
          <text:p text:style-name="P566"><text:span text:style-name="Strong_20_Emphasis"><text:span text:style-name="T874">@layer</text:span></text:span><text:span text:style-name="T399">: permit</text:span><text:span text:style-name="T401">e</text:span><text:span text:style-name="T399"> controlar a or</text:span><text:span text:style-name="T451">dem de carregamento dos estilos, para fornecer maior controle sobre a renderização da página e </text:span><text:span text:style-name="T364">otimizar o desempenho</text:span><text:span text:style-name="T451">. </text:span><text:span text:style-name="T452">P</text:span><text:span text:style-name="T451">or exemplo, os estilos </text:span><text:span text:style-name="T452">podem ser</text:span><text:span text:style-name="T451"> divididos em d</text:span><text:span text:style-name="T452">ua</text:span><text:span text:style-name="T451">s layers: </text:span><text:span text:style-name="Source_20_Text"><text:span text:style-name="T451">base</text:span></text:span><text:span text:style-name="T451"> e </text:span><text:span text:style-name="Source_20_Text"><text:span text:style-name="T451">component:</text:span></text:span><text:span text:style-name="T451"> </text:span><text:span text:style-name="T452">a </text:span><text:span text:style-name="T451">intenção é indicar que os estilos dentro do layer </text:span><text:span text:style-name="Source_20_Text"><text:span text:style-name="T451">base</text:span></text:span><text:span text:style-name="T451"> são fundamentais para a estrutura básica da página, enquanto </text:span><text:span text:style-name="T452">que</text:span><text:span text:style-name="T451"> os estilos dentro do layer </text:span><text:span text:style-name="Source_20_Text"><text:span text:style-name="T451">component</text:span></text:span><text:span text:style-name="T451"> estão relacionados a componentes específicos.</text:span></text:p>
        </text:list-item>
      </text:list>
      <text:p text:style-name="P522"/>
      <text:p text:style-name="P351">Funções</text:p>
      <text:p text:style-name="P523"/>
      <text:list xml:id="list1063200568" text:style-name="L54">
        <text:list-item>
          <text:p text:style-name="P567"><text:span text:style-name="T478">cor</text:span><text:span text:style-name="T453">: </text:span><text:span text:style-name="T913">rgb()</text:span><text:span text:style-name="T453">, </text:span><text:span text:style-name="T913">rgba()</text:span><text:span text:style-name="T453">,</text:span><text:span text:style-name="T913"> hsl()</text:span><text:span text:style-name="T453"> e </text:span><text:span text:style-name="T913">hsla()</text:span><text:span text:style-name="T453"><text:tab/><text:line-break/></text:span><text:span text:style-name="T1159">co</text:span><text:span text:style-name="T1158">lor</text:span><text:span text:style-name="T1065">: </text:span><text:span text:style-name="T1179">rgb</text:span><text:span text:style-name="T1065">(</text:span><text:span text:style-name="T1186">128</text:span><text:span text:style-name="T1065">,</text:span><text:span text:style-name="T1186">128</text:span><text:span text:style-name="T1065">,</text:span><text:span text:style-name="T1186">128</text:span><text:span text:style-name="T1065">); </text:span><text:span text:style-name="T1158">color</text:span><text:span text:style-name="T1065">: </text:span><text:span text:style-name="T1179">hsla</text:span><text:span text:style-name="T1065">(</text:span><text:span text:style-name="T1186">120</text:span><text:span text:style-name="T1065">,</text:span><text:span text:style-name="T1186">60%</text:span><text:span text:style-name="T1065">,</text:span><text:span text:style-name="T1186">70%</text:span><text:span text:style-name="T1065">, </text:span><text:span text:style-name="T1186">0.7</text:span><text:span text:style-name="T1065">);</text:span></text:p>
        </text:list-item>
        <text:list-item>
          <text:p text:style-name="P567"><text:span text:style-name="T478">recurso</text:span><text:span text:style-name="T453">: </text:span><text:span text:style-name="T913">url()</text:span><text:span text:style-name="T453"><text:tab/></text:span><text:span text:style-name="T1159">background-image</text:span><text:span text:style-name="T1066">: </text:span><text:span text:style-name="T1180">url</text:span><text:span text:style-name="T1066">(</text:span><text:span text:style-name="T1159">https://www.ranoya.com/Assets/Logotipos/UFPESmall.png</text:span><text:span text:style-name="T1066">);</text:span></text:p>
        </text:list-item>
        <text:list-item>
          <text:p text:style-name="P567"><text:span text:style-name="T478">calcular</text:span><text:span text:style-name="T453">: </text:span><text:span text:style-name="T913">cal()</text:span><text:span text:style-name="T453"><text:tab/></text:span><text:span text:style-name="T1159">width</text:span><text:span text:style-name="T1066">: </text:span><text:span text:style-name="T1180">calc</text:span><text:span text:style-name="T1066">(</text:span><text:span text:style-name="T1187">100%</text:span><text:span text:style-name="T1066"> - </text:span><text:span text:style-name="T1187">60px</text:span><text:span text:style-name="T1066">); </text:span></text:p>
        </text:list-item>
        <text:list-item>
          <text:p text:style-name="P567"><text:span text:style-name="T478">variáveis</text:span><text:span text:style-name="T453">: </text:span><text:span text:style-name="T913">var()<text:tab/></text:span><text:span text:style-name="T453"><text:tab/></text:span><text:span text:style-name="T1159">background-color</text:span><text:span text:style-name="T1066">: </text:span><text:span text:style-name="T1180">var</text:span><text:span text:style-name="T1066">(</text:span><text:span text:style-name="T1159">--main-bg-color</text:span><text:span text:style-name="T1066">);</text:span></text:p>
        </text:list-item>
        <text:list-item>
          <text:p text:style-name="P567"><text:span text:style-name="T478">atributos</text:span><text:span text:style-name="T453">: </text:span><text:span text:style-name="T913">attr()</text:span><text:span text:style-name="T453"><text:tab/></text:span><text:span text:style-name="T1158">content</text:span><text:span text:style-name="T1065">: </text:span><text:span text:style-name="T1038">" ["</text:span><text:span text:style-name="T1065"> </text:span><text:span text:style-name="T1179">attr</text:span><text:span text:style-name="T1065">(</text:span><text:span text:style-name="T1158">href</text:span><text:span text:style-name="T1065">) </text:span><text:span text:style-name="T1038">"]"</text:span><text:span text:style-name="T1065">;</text:span></text:p>
        </text:list-item>
        <text:list-item>
          <text:p text:style-name="P567"><text:span text:style-name="T478">gradientes</text:span><text:span text:style-name="T453">: </text:span><text:span text:style-name="T913">linear-gradient()</text:span><text:span text:style-name="T453"> e </text:span><text:span text:style-name="T913">radial-gradient()</text:span><text:span text:style-name="T453"><text:line-break/></text:span><text:span text:style-name="T1158">background-color</text:span><text:span text:style-name="T1065">: (to </text:span><text:span text:style-name="T1038">top</text:span><text:span text:style-name="T1065"> </text:span><text:span text:style-name="T1038">right</text:span><text:span text:style-name="T1065">, </text:span><text:span text:style-name="T1038">red</text:span><text:span text:style-name="T1065">,</text:span><text:span text:style-name="T1038">orange</text:span><text:span text:style-name="T1065">,</text:span><text:span text:style-name="T1038">yellow</text:span><text:span text:style-name="T1065">,</text:span><text:span text:style-name="T1038">green</text:span><text:span text:style-name="T1065">,</text:span><text:span text:style-name="T1038">#000000</text:span><text:span text:style-name="T1065">);</text:span></text:p>
        </text:list-item>
        <text:list-item>
          <text:p text:style-name="P568"><text:span text:style-name="T477">animações</text:span><text:span text:style-name="T450">: </text:span><text:span text:style-name="T912">translate(</text:span><text:span text:style-name="T914">20px,30px</text:span><text:span text:style-name="T912">)</text:span><text:span text:style-name="T450">, </text:span><text:span text:style-name="T912">rotate()</text:span><text:span text:style-name="T450">, </text:span><text:span text:style-name="T912">scale()</text:span><text:span text:style-name="T450"> e </text:span><text:span text:style-name="T912">skew()</text:span></text:p>
        </text:list-item>
        <text:list-item>
          <text:p text:style-name="P568"><text:span text:style-name="T477">filtros</text:span><text:span text:style-name="T450">: </text:span><text:span text:style-name="T912">blur(</text:span><text:span text:style-name="T914">5px</text:span><text:span text:style-name="T912">)</text:span><text:span text:style-name="T450">, </text:span><text:span text:style-name="T912">opacity()</text:span><text:span text:style-name="T450"> e </text:span><text:span text:style-name="T912">brightness(</text:span><text:span text:style-name="T914">80%</text:span><text:span text:style-name="T912">)</text:span></text:p>
        </text:list-item>
      </text:list>
      <text:p text:style-name="P342"><text:soft-page-break/>Animações</text:p>
      <text:p text:style-name="P244"><text:span text:style-name="Source_20_Text"><text:span text:style-name="T1639">cursor</text:span></text:span><text:span text:style-name="T1645"> define o tipo de cursor que será exibido quando o ponteiro do mouse estiver sobre um determinado elemento. </text:span><text:span text:style-name="T1646">Os valores mais comuns são: </text:span><text:span text:style-name="T1747">auto</text:span><text:span text:style-name="T1646">, </text:span><text:span text:style-name="T1747">default</text:span><text:span text:style-name="T1646">, </text:span><text:span text:style-name="T1747">pointer</text:span><text:span text:style-name="T1646">, </text:span><text:span text:style-name="T1747">move</text:span><text:span text:style-name="T1646">, </text:span><text:span text:style-name="T1747">text</text:span><text:span text:style-name="T1646">, </text:span><text:span text:style-name="T1747">alias</text:span><text:span text:style-name="T1646">, </text:span><text:span text:style-name="T1747">help</text:span></text:p>
      <text:p text:style-name="P518"><text:span text:style-name="Source_20_Text"><text:span text:style-name="T1088">transition</text:span></text:span><text:span text:style-name="T286"> </text:span><text:span text:style-name="T305">é uma shorthand para as propriedades de animação baseadas em interação, identificadas por pseudoclasses. </text:span><text:span text:style-name="T286">Sintaxe:</text:span><text:span text:style-name="T698"> </text:span><text:span text:style-name="T1169">transition</text:span><text:span text:style-name="T1230">: [</text:span><text:span text:style-name="T1264">propriedade]</text:span><text:span text:style-name="T1230"> [</text:span><text:span text:style-name="T1264">duração]</text:span><text:span text:style-name="T1230"> [</text:span><text:span text:style-name="T1264">função-de-tempo</text:span><text:span text:style-name="T1230">] [</text:span><text:span text:style-name="T1264">atraso</text:span><text:span text:style-name="T1230">] [</text:span><text:span text:style-name="T1264">comportamento</text:span><text:span text:style-name="T1230">];</text:span></text:p>
      <text:list xml:id="list3318454291" text:style-name="L55">
        <text:list-item>
          <text:p text:style-name="P722"><text:span text:style-name="Source_20_Text"><text:span text:style-name="T931">transition-property: </text:span></text:span><text:span text:style-name="Source_20_Text"><text:span text:style-name="T1202">none</text:span></text:span><text:span text:style-name="Source_20_Text"><text:span text:style-name="T305">, </text:span></text:span><text:span text:style-name="Source_20_Text"><text:span text:style-name="T1202">all</text:span></text:span><text:span text:style-name="Source_20_Text"><text:span text:style-name="T305">, </text:span></text:span><text:span text:style-name="Source_20_Text"><text:span text:style-name="T1202">background-color</text:span></text:span><text:span text:style-name="Source_20_Text"><text:span text:style-name="T305">, </text:span></text:span><text:span text:style-name="Source_20_Text"><text:span text:style-name="T1202">font-size</text:span></text:span><text:span text:style-name="Source_20_Text"><text:span text:style-name="T305">, etc</text:span></text:span></text:p>
        </text:list-item>
        <text:list-item>
          <text:p text:style-name="P723"><text:span text:style-name="Source_20_Text"><text:span text:style-name="T931">transition-duration:</text:span></text:span><text:span text:style-name="Source_20_Text"><text:span text:style-name="T305"> </text:span></text:span><text:span text:style-name="Source_20_Text"><text:span text:style-name="T1202">0s</text:span></text:span><text:span text:style-name="Source_20_Text"><text:span text:style-name="T305">, </text:span></text:span><text:span text:style-name="Source_20_Text"><text:span text:style-name="T1202">500ms</text:span></text:span><text:span text:style-name="Source_20_Text"><text:span text:style-name="T305">, </text:span></text:span><text:span text:style-name="Source_20_Text"><text:span text:style-name="T1202">1s</text:span></text:span><text:span text:style-name="Source_20_Text"><text:span text:style-name="T305">, </text:span></text:span><text:span text:style-name="Source_20_Text"><text:span text:style-name="T1202">2s</text:span></text:span><text:span text:style-name="Source_20_Text"><text:span text:style-name="T770">...</text:span></text:span></text:p>
        </text:list-item>
        <text:list-item>
          <text:p text:style-name="P722"><text:span text:style-name="Source_20_Text"><text:span text:style-name="T931">transition-timing-function:</text:span></text:span><text:span text:style-name="Source_20_Text"><text:span text:style-name="T1202"> linear</text:span></text:span><text:span text:style-name="Source_20_Text"><text:span text:style-name="T305">, </text:span></text:span><text:span text:style-name="Source_20_Text"><text:span text:style-name="T1202">ease</text:span></text:span><text:span text:style-name="Source_20_Text"><text:span text:style-name="T305">, </text:span></text:span><text:span text:style-name="Source_20_Text"><text:span text:style-name="T1202">ease-in</text:span></text:span><text:span text:style-name="Source_20_Text"><text:span text:style-name="T305">, </text:span></text:span><text:span text:style-name="Source_20_Text"><text:span text:style-name="T1202">ease-out</text:span></text:span><text:span text:style-name="Source_20_Text"><text:span text:style-name="T305">, </text:span></text:span><text:span text:style-name="Source_20_Text"><text:span text:style-name="T1202">ease-in-out</text:span></text:span><text:span text:style-name="Source_20_Text"><text:span text:style-name="T305">, </text:span></text:span><text:span text:style-name="Source_20_Text"><text:span text:style-name="T1202">step-start</text:span></text:span><text:span text:style-name="Source_20_Text"><text:span text:style-name="T305">, </text:span></text:span><text:span text:style-name="Source_20_Text"><text:span text:style-name="T1202">step-end</text:span></text:span><text:span text:style-name="Source_20_Text"><text:span text:style-name="T305">, </text:span></text:span><text:span text:style-name="Source_20_Text"><text:span text:style-name="T1202">steps()</text:span></text:span><text:span text:style-name="Source_20_Text"><text:span text:style-name="T305">, </text:span></text:span><text:span text:style-name="Source_20_Text"><text:span text:style-name="T1202">cubic-bezier()</text:span></text:span></text:p>
        </text:list-item>
        <text:list-item>
          <text:p text:style-name="P723"><text:span text:style-name="Source_20_Text"><text:span text:style-name="T931">transition-delay:</text:span></text:span><text:span text:style-name="Source_20_Text"><text:span text:style-name="T403"> </text:span></text:span><text:span text:style-name="Source_20_Text"><text:span text:style-name="T1202">0s</text:span></text:span><text:span text:style-name="Source_20_Text"><text:span text:style-name="T403">, </text:span></text:span><text:span text:style-name="Source_20_Text"><text:span text:style-name="T1202">500ms</text:span></text:span><text:span text:style-name="Source_20_Text"><text:span text:style-name="T403">, </text:span></text:span><text:span text:style-name="Source_20_Text"><text:span text:style-name="T1202">1s</text:span></text:span><text:span text:style-name="Source_20_Text"><text:span text:style-name="T403">, </text:span></text:span><text:span text:style-name="Source_20_Text"><text:span text:style-name="T1202">2s</text:span></text:span><text:span text:style-name="Source_20_Text"><text:span text:style-name="T770">...</text:span></text:span></text:p>
        </text:list-item>
        <text:list-item>
          <text:p text:style-name="P722"><text:span text:style-name="Source_20_Text"><text:span text:style-name="T931">transition-behavior:</text:span></text:span><text:span text:style-name="Source_20_Text"><text:span text:style-name="T1202">normal</text:span></text:span><text:span text:style-name="Source_20_Text"><text:span text:style-name="T305">, </text:span></text:span><text:span text:style-name="Source_20_Text"><text:span text:style-name="T1202">allow-discrete</text:span></text:span></text:p>
        </text:list-item>
      </text:list>
      <text:p text:style-name="P518"><text:span text:style-name="Source_20_Text"/></text:p>
      <text:p text:style-name="P519"><text:span text:style-name="Source_20_Text"><text:span text:style-name="T1088">trans</text:span></text:span><text:span text:style-name="Source_20_Text"><text:span text:style-name="T1092">form</text:span></text:span><text:span text:style-name="Source_20_Text"><text:span text:style-name="T404"> </text:span></text:span><text:span text:style-name="Source_20_Text"><text:span text:style-name="T403">é uma shorthand que permite </text:span></text:span><text:span text:style-name="Source_20_Text"><text:span text:style-name="T405">transformar animações 2D e 3D com translação, </text:span></text:span><text:span text:style-name="Source_20_Text"><text:span text:style-name="T403">girar, dimensionar</text:span></text:span><text:span text:style-name="Source_20_Text"><text:span text:style-name="T405">(scale)</text:span></text:span><text:span text:style-name="Source_20_Text"><text:span text:style-name="T403"> </text:span></text:span><text:span text:style-name="Source_20_Text"><text:span text:style-name="T405">ou </text:span></text:span><text:span text:style-name="Source_20_Text"><text:span text:style-name="T403">inclinar</text:span></text:span><text:span text:style-name="Source_20_Text"><text:span text:style-name="T405">(skew)</text:span></text:span><text:span text:style-name="Source_20_Text"><text:span text:style-name="T403"> elemento</text:span></text:span><text:span text:style-name="Source_20_Text"><text:span text:style-name="T405">s</text:span></text:span><text:span text:style-name="Source_20_Text"><text:span text:style-name="T403">. </text:span></text:span><text:span text:style-name="Source_20_Text"><text:span text:style-name="T406">Suas funções são: </text:span></text:span><text:span text:style-name="Source_20_Text"><text:span text:style-name="T932">matrix()</text:span></text:span><text:span text:style-name="Source_20_Text"><text:span text:style-name="T406">, </text:span></text:span><text:span text:style-name="Source_20_Text"><text:span text:style-name="T932">translate()</text:span></text:span><text:span text:style-name="Source_20_Text"><text:span text:style-name="T406">, </text:span></text:span><text:span text:style-name="Source_20_Text"><text:span text:style-name="T932">scale()</text:span></text:span><text:span text:style-name="Source_20_Text"><text:span text:style-name="T406">, </text:span></text:span><text:span text:style-name="Source_20_Text"><text:span text:style-name="T932">rotate()</text:span></text:span><text:span text:style-name="Source_20_Text"><text:span text:style-name="T406">, </text:span></text:span><text:span text:style-name="Source_20_Text"><text:span text:style-name="T932">skew()</text:span></text:span><text:span text:style-name="Source_20_Text"><text:span text:style-name="T406"> e </text:span></text:span><text:span text:style-name="Source_20_Text"><text:span text:style-name="T932">scale()</text:span></text:span></text:p>
      <text:p text:style-name="P520"><text:span text:style-name="Source_20_Text"/></text:p>
      <text:p text:style-name="P517"><text:span text:style-name="Source_20_Text"><text:span text:style-name="T1092">animation</text:span></text:span><text:span text:style-name="Source_20_Text"><text:span text:style-name="T405"> é uma shorthand para aplicar animações </text:span></text:span><text:span text:style-name="Source_20_Text"><text:span text:style-name="T407">em</text:span></text:span><text:span text:style-name="Source_20_Text"><text:span text:style-name="T405"> elementos.</text:span></text:span></text:p>
      <text:list xml:id="list993219660" text:style-name="L56">
        <text:list-item>
          <text:p text:style-name="P724"><text:span text:style-name="Source_20_Text"><text:span text:style-name="T1549">a</text:span></text:span><text:span text:style-name="Source_20_Text"><text:span text:style-name="T1548">nimation-name</text:span></text:span><text:span text:style-name="Source_20_Text">: </text:span><text:span text:style-name="Source_20_Text"><text:span text:style-name="T1202">none</text:span></text:span><text:span text:style-name="Source_20_Text"><text:span text:style-name="T1761">, </text:span></text:span><text:span text:style-name="Source_20_Text"><text:span text:style-name="T1202">slide</text:span></text:span><text:span text:style-name="Source_20_Text"><text:span text:style-name="T1761">, </text:span></text:span><text:span text:style-name="Source_20_Text"><text:span text:style-name="T1202">bounce</text:span></text:span></text:p>
        </text:list-item>
        <text:list-item>
          <text:p text:style-name="P725"><text:span text:style-name="Source_20_Text"><text:span text:style-name="T1548">animation-duration</text:span></text:span><text:span text:style-name="Source_20_Text">: </text:span><text:span text:style-name="Source_20_Text"><text:span text:style-name="T1202">0s</text:span></text:span><text:span text:style-name="Source_20_Text"><text:span text:style-name="T403">, </text:span></text:span><text:span text:style-name="Source_20_Text"><text:span text:style-name="T1202">500ms</text:span></text:span><text:span text:style-name="Source_20_Text"><text:span text:style-name="T403">, </text:span></text:span><text:span text:style-name="Source_20_Text"><text:span text:style-name="T1202">1s</text:span></text:span><text:span text:style-name="Source_20_Text"><text:span text:style-name="T403">, </text:span></text:span><text:span text:style-name="Source_20_Text"><text:span text:style-name="T1202">2s </text:span></text:span></text:p>
        </text:list-item>
        <text:list-item>
          <text:p text:style-name="P726"><text:span text:style-name="Source_20_Text"><text:span text:style-name="T1548">animation-timing-function</text:span></text:span><text:span text:style-name="Source_20_Text">: </text:span><text:span text:style-name="Source_20_Text"><text:span text:style-name="T1202">linear</text:span></text:span><text:span text:style-name="Source_20_Text"><text:span text:style-name="T305">, </text:span></text:span><text:span text:style-name="Source_20_Text"><text:span text:style-name="T1202">ease</text:span></text:span><text:span text:style-name="Source_20_Text"><text:span text:style-name="T305">, </text:span></text:span><text:span text:style-name="Source_20_Text"><text:span text:style-name="T1202">ease-in</text:span></text:span><text:span text:style-name="Source_20_Text"><text:span text:style-name="T305">, </text:span></text:span><text:span text:style-name="Source_20_Text"><text:span text:style-name="T1202">ease-out</text:span></text:span><text:span text:style-name="Source_20_Text"><text:span text:style-name="T305">, </text:span></text:span><text:span text:style-name="Source_20_Text"><text:span text:style-name="T1202">ease-in-out</text:span></text:span><text:span text:style-name="Source_20_Text"><text:span text:style-name="T305">, </text:span></text:span><text:span text:style-name="Source_20_Text"><text:span text:style-name="T1202">step-start</text:span></text:span><text:span text:style-name="Source_20_Text"><text:span text:style-name="T305">, </text:span></text:span><text:span text:style-name="Source_20_Text"><text:span text:style-name="T1202">step-end</text:span></text:span><text:span text:style-name="Source_20_Text"><text:span text:style-name="T305">, </text:span></text:span><text:span text:style-name="Source_20_Text"><text:span text:style-name="T1202">steps()</text:span></text:span><text:span text:style-name="Source_20_Text"><text:span text:style-name="T305">, </text:span></text:span><text:span text:style-name="Source_20_Text"><text:span text:style-name="T1202">cubic-bezier()</text:span></text:span></text:p>
        </text:list-item>
        <text:list-item>
          <text:p text:style-name="P726"><text:span text:style-name="Source_20_Text"><text:span text:style-name="T1548">animation-delay</text:span></text:span><text:span text:style-name="Source_20_Text">:</text:span><text:span text:style-name="Source_20_Text"><text:span text:style-name="T1202">-</text:span></text:span><text:span text:style-name="Source_20_Text"><text:span text:style-name="T1203">2s</text:span></text:span><text:span text:style-name="Source_20_Text"><text:span text:style-name="T403">, </text:span></text:span><text:span text:style-name="Source_20_Text"><text:span text:style-name="T1203">-1s</text:span></text:span><text:span text:style-name="Source_20_Text"><text:span text:style-name="T403">, </text:span></text:span><text:span text:style-name="Source_20_Text"><text:span text:style-name="T1202">0s</text:span></text:span><text:span text:style-name="Source_20_Text"><text:span text:style-name="T305">, </text:span></text:span><text:span text:style-name="Source_20_Text"><text:span text:style-name="T1202">500ms</text:span></text:span><text:span text:style-name="Source_20_Text"><text:span text:style-name="T305">, </text:span></text:span><text:span text:style-name="Source_20_Text"><text:span text:style-name="T1202">1s</text:span></text:span><text:span text:style-name="Source_20_Text"><text:span text:style-name="T305">, </text:span></text:span><text:span text:style-name="Source_20_Text"><text:span text:style-name="T1202">2s</text:span></text:span><text:span text:style-name="Source_20_Text"><text:span text:style-name="T305">...</text:span></text:span></text:p>
        </text:list-item>
        <text:list-item>
          <text:p text:style-name="P724"><text:span text:style-name="Source_20_Text"><text:span text:style-name="T1548">animation-iteration-count</text:span></text:span><text:span text:style-name="Source_20_Text">: </text:span><text:span text:style-name="Source_20_Text"><text:span text:style-name="T1202">infinite</text:span></text:span><text:span text:style-name="Source_20_Text"><text:span text:style-name="T1762">, </text:span></text:span><text:span text:style-name="Source_20_Text"><text:span text:style-name="T1202">0</text:span></text:span><text:span text:style-name="Source_20_Text"><text:span text:style-name="T1762">, </text:span></text:span><text:span text:style-name="Source_20_Text"><text:span text:style-name="T1202">2</text:span></text:span><text:span text:style-name="Source_20_Text"><text:span text:style-name="T1762">, </text:span></text:span><text:span text:style-name="Source_20_Text"><text:span text:style-name="T1202">1.5</text:span></text:span><text:span text:style-name="Source_20_Text"><text:span text:style-name="T1762"> ...</text:span></text:span></text:p>
        </text:list-item>
        <text:list-item>
          <text:p text:style-name="P724"><text:span text:style-name="Source_20_Text"><text:span text:style-name="T1548">animation-direction</text:span></text:span><text:span text:style-name="Source_20_Text">: </text:span><text:span text:style-name="Source_20_Text"><text:span text:style-name="T1202">normal</text:span></text:span><text:span text:style-name="Source_20_Text"><text:span text:style-name="T1763">, </text:span></text:span><text:span text:style-name="Source_20_Text"><text:span text:style-name="T1202">reverse</text:span></text:span><text:span text:style-name="Source_20_Text"><text:span text:style-name="T1763">, </text:span></text:span><text:span text:style-name="Source_20_Text"><text:span text:style-name="T1202">alternate</text:span></text:span><text:span text:style-name="Source_20_Text"><text:span text:style-name="T1763">, </text:span></text:span><text:span text:style-name="Source_20_Text"><text:span text:style-name="T1202">alternate-reverse</text:span></text:span></text:p>
        </text:list-item>
        <text:list-item>
          <text:p text:style-name="P724"><text:span text:style-name="Source_20_Text"><text:span text:style-name="T1548">animation-fill-mode</text:span></text:span><text:span text:style-name="Source_20_Text">: </text:span><text:span text:style-name="Source_20_Text"><text:span text:style-name="T1202">none</text:span></text:span><text:span text:style-name="Source_20_Text"><text:span text:style-name="T1764">, </text:span></text:span><text:span text:style-name="Source_20_Text"><text:span text:style-name="T1202">forwards</text:span></text:span><text:span text:style-name="Source_20_Text"><text:span text:style-name="T1764">, </text:span></text:span><text:span text:style-name="Source_20_Text"><text:span text:style-name="T1202">backwards</text:span></text:span><text:span text:style-name="Source_20_Text"><text:span text:style-name="T1764">, </text:span></text:span><text:span text:style-name="Source_20_Text"><text:span text:style-name="T1202">both</text:span></text:span></text:p>
        </text:list-item>
        <text:list-item>
          <text:p text:style-name="P724"><text:span text:style-name="Source_20_Text"><text:span text:style-name="T1548">animation-play-state</text:span></text:span><text:span text:style-name="Source_20_Text">: </text:span><text:span text:style-name="Source_20_Text"><text:span text:style-name="T1202">paused</text:span></text:span><text:span text:style-name="Source_20_Text"><text:span text:style-name="T1764">, </text:span></text:span><text:span text:style-name="Source_20_Text"><text:span text:style-name="T1202">running</text:span></text:span></text:p>
        </text:list-item>
      </text:list>
      <text:p text:style-name="P529"><text:span text:style-name="Source_20_Text"/></text:p>
      <text:p text:style-name="P516"><text:span text:style-name="Source_20_Text"><text:span text:style-name="T403">É possível obter maior controle sobre as animações monitorando quando uma <text:s/>transition ou animation termina através dos </text:span></text:span><text:span text:style-name="Source_20_Text"><text:span text:style-name="T465">eventos</text:span></text:span><text:span text:style-name="Source_20_Text"><text:span text:style-name="T403"> </text:span></text:span><text:span text:style-name="Source_20_Text"><text:span text:style-name="T1548">animationend</text:span></text:span><text:span text:style-name="Source_20_Text"><text:span text:style-name="T403"> e </text:span></text:span><text:span text:style-name="Source_20_Text"><text:span text:style-name="T1548">transitionend</text:span></text:span><text:span text:style-name="Source_20_Text"><text:span text:style-name="T403">. Exemplo:</text:span></text:span></text:p>
      <text:p text:style-name="P515"><text:span text:style-name="Source_20_Text"><text:span text:style-name="T1167">elemento</text:span></text:span><text:span text:style-name="Source_20_Text"><text:span text:style-name="T1074">.</text:span></text:span><text:span text:style-name="Source_20_Text"><text:span text:style-name="T1183">addEventListener</text:span></text:span><text:span text:style-name="Source_20_Text"><text:span text:style-name="T1074">(</text:span></text:span><text:span text:style-name="Source_20_Text"><text:span text:style-name="T1049">"animationend"</text:span></text:span><text:span text:style-name="Source_20_Text"><text:span text:style-name="T1074">, (</text:span></text:span><text:span text:style-name="Source_20_Text"><text:span text:style-name="T1167">event</text:span></text:span><text:span text:style-name="Source_20_Text"><text:span text:style-name="T1074">) </text:span></text:span><text:span text:style-name="Source_20_Text"><text:span text:style-name="T979">=&gt;</text:span></text:span><text:span text:style-name="Source_20_Text"><text:span text:style-name="T1074"> {});</text:span></text:span></text:p>
      <text:p text:style-name="P515"><text:span text:style-name="Source_20_Text"/></text:p>
      <text:p text:style-name="Standard"><text:a xlink:type="simple" xlink:href="https://gsap.com/pricing/" text:style-name="Internet_20_link" text:visited-style-name="Visited_20_Internet_20_Link"><text:span text:style-name="Source_20_Text"><text:span text:style-name="T1251">GSAP - GreenSock Animation Platform</text:span></text:span></text:a><text:span text:style-name="Source_20_Text"><text:span text:style-name="T403"> é uma biblioteca JavaScript extremamente poderosa e flexível para criar animações na web.</text:span></text:span></text:p>
      <text:p text:style-name="Standard"><text:span text:style-name="Source_20_Text"/></text:p>
      <text:p text:style-name="P526"><text:a xlink:type="simple" xlink:href="https://airbnb.design/introducing-lottie/" text:style-name="Internet_20_link" text:visited-style-name="Visited_20_Internet_20_Link"><text:span text:style-name="Source_20_Text"><text:span text:style-name="T1250">Lottie</text:span></text:span></text:a><text:span text:style-name="Source_20_Text"><text:span text:style-name="T406"> é uma biblioteca open-source criada pela Airbnb.</text:span></text:span></text:p>
      <text:p text:style-name="P527"><text:span text:style-name="Source_20_Text"><text:span text:style-name="T408">Sua</text:span></text:span><text:span text:style-name="Source_20_Text"><text:span text:style-name="T406"> principal vantagem é a capacidade de criar animações complexas no Adobe After Effects, exportá-las como arquivos </text:span></text:span><text:span text:style-name="Source_20_Text"><text:span text:style-name="T349">JSON</text:span></text:span><text:span text:style-name="Source_20_Text"><text:span text:style-name="T406">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28"><text:span text:style-name="Source_20_Text"><text:span text:style-name="T406">Como as animações são vetoriais e renderizadas em tempo de execução, elas podem ser dimensionadas para diferentes tamanhos de tela sem perder qualidade, o que melhora a </text:span></text:span><text:span text:style-name="Source_20_Text"><text:span text:style-name="T349">performance</text:span></text:span><text:span text:style-name="Source_20_Text"><text:span text:style-name="T406"> em comparação com animações de vídeo ou imagens bitmap.</text:span></text:span></text:p>
      <text:p text:style-name="P528"><text:span text:style-name="Source_20_Text"/></text:p>
      <text:p text:style-name="P528"><text:span text:style-name="Source_20_Text"><text:span text:style-name="T1087">@keyframes</text:span></text:span><text:span text:style-name="T288">, seguid</text:span><text:span text:style-name="T307">as</text:span><text:span text:style-name="T288"> por um </text:span><text:span text:style-name="T709">nome exclusivo</text:span><text:span text:style-name="T288">, </text:span><text:span text:style-name="T307">são</text:span><text:span text:style-name="T306"> bloco</text:span><text:span text:style-name="T307">s</text:span><text:span text:style-name="T288"> </text:span><text:span text:style-name="T307">que</text:span><text:span text:style-name="T288"> defin</text:span><text:span text:style-name="T307">em</text:span><text:span text:style-name="T288"> as etapas intermediárias de uma animação. </text:span><text:span text:style-name="T306">Essa</text:span><text:span text:style-name="T307">s</text:span><text:span text:style-name="T306"> </text:span><text:span text:style-name="T289">regra</text:span><text:span text:style-name="T307">s</text:span><text:span text:style-name="T289"> </text:span><text:span text:style-name="T306">at-rule</text:span><text:span text:style-name="T288"> permite</text:span><text:span text:style-name="T307">m</text:span><text:span text:style-name="T288"> especificar como uma animação progride ao longo do tempo, dividindo-a em vários </text:span><text:span text:style-name="T348">estágios</text:span><text:span text:style-name="T288">, </text:span><text:span text:style-name="T306">através de</text:span><text:span text:style-name="T288"> porcentagens </text:span><text:span text:style-name="T1211">%</text:span><text:span text:style-name="T288"> ou os valores </text:span><text:span text:style-name="Source_20_Text"><text:span text:style-name="T1201">from</text:span></text:span><text:span text:style-name="T288"> e </text:span><text:span text:style-name="Source_20_Text"><text:span text:style-name="T1201">to</text:span></text:span><text:span text:style-name="T288">.</text:span></text:p>
      <text:p text:style-name="P459"/>
      <text:p text:style-name="P475"><text:span text:style-name="T1714">@keyframes</text:span><text:span text:style-name="T1587"> </text:span><text:span text:style-name="T1491">nome-da-animacao</text:span><text:span text:style-name="T1587"> {<text:tab/><text:tab/><text:tab/></text:span></text:p>
      <text:p text:style-name="P420"><text:tab/>from {<text:tab/><text:tab/><text:tab/><text:tab/><text:tab/><text:tab/><text:tab/></text:p>
      <text:p text:style-name="P475"><text:span text:style-name="T1587"><text:tab/><text:tab/></text:span><text:span text:style-name="T1574">/* Estilo inicial */<text:tab/><text:tab/><text:tab/></text:span></text:p>
      <text:p text:style-name="P420"><text:tab/>}<text:tab/><text:tab/><text:tab/><text:tab/><text:tab/><text:tab/><text:tab/><text:tab/></text:p>
      <text:p text:style-name="P420"><text:tab/>to {<text:tab/><text:tab/><text:tab/><text:tab/><text:tab/><text:tab/><text:tab/><text:tab/></text:p>
      <text:p text:style-name="P484"><text:tab/><text:tab/>/* Estilo final */<text:tab/><text:tab/><text:tab/><text:tab/></text:p>
      <text:p text:style-name="P420"><text:tab/>}<text:tab/><text:tab/><text:tab/><text:tab/><text:tab/><text:tab/><text:tab/><text:tab/></text:p>
      <text:p text:style-name="P420"><text:tab/><text:tab/><text:tab/><text:tab/><text:tab/><text:tab/><text:tab/><text:tab/><text:tab/></text:p>
      <text:p text:style-name="P484">/* Ou, especificando percentuais */<text:tab/><text:tab/></text:p>
      <text:p text:style-name="P484"><text:tab/><text:tab/><text:tab/><text:tab/><text:tab/><text:tab/><text:tab/><text:tab/><text:tab/></text:p>
      <text:p text:style-name="P420"><text:tab/>0% {<text:tab/><text:tab/><text:tab/><text:tab/><text:tab/><text:tab/><text:tab/><text:tab/></text:p>
      <text:p text:style-name="P484"><text:tab/><text:tab/>/* Estilo inicial */<text:tab/><text:tab/><text:tab/></text:p>
      <text:p text:style-name="P420"><text:tab/>}<text:tab/><text:tab/><text:tab/><text:tab/><text:tab/><text:tab/><text:tab/><text:tab/></text:p>
      <text:p text:style-name="P420"><text:tab/>50% {<text:tab/><text:tab/><text:tab/><text:tab/><text:tab/><text:tab/><text:tab/></text:p>
      <text:p text:style-name="P484"><text:tab/><text:tab/>/* Estilo intermediário */<text:tab/><text:tab/></text:p>
      <text:p text:style-name="P420"><text:tab/>}<text:tab/><text:tab/><text:tab/><text:tab/><text:tab/><text:tab/><text:tab/><text:tab/></text:p>
      <text:p text:style-name="P420"><text:tab/>100% {<text:tab/><text:tab/><text:tab/><text:tab/><text:tab/><text:tab/><text:tab/></text:p>
      <text:p text:style-name="P484"><text:tab/><text:tab/>/* Estilo final */<text:tab/><text:tab/><text:tab/><text:tab/></text:p>
      <text:p text:style-name="P432"><text:span text:style-name="T1574"><text:tab/></text:span><text:span text:style-name="T1561">}<text:tab/><text:tab/><text:tab/><text:tab/><text:tab/><text:tab/><text:tab/><text:tab/></text:span></text:p>
      <text:p text:style-name="P421">}<text:tab/><text:tab/><text:tab/><text:tab/><text:tab/><text:tab/><text:tab/><text:tab/><text:tab/></text:p>
      <text:p text:style-name="P338">Media Queries</text:p>
      <text:p text:style-name="P337"/>
      <text:p text:style-name="P443"><text:span text:style-name="T443">Os </text:span><text:span text:style-name="T910">media types</text:span><text:span text:style-name="T443">(ou content-Type) definem em qual tipo de mídia o documento será apresentado. Quando um servidor responde uma requisição HTTP, ele devolve o recurso e o seu tipo, chamado de </text:span><text:span text:style-name="Strong_20_Emphasis"><text:span text:style-name="T444">Content-Type.</text:span></text:span></text:p>
      <text:p text:style-name="P442"><text:span text:style-name="Strong_20_Emphasis"><text:span text:style-name="T444">O </text:span></text:span><text:span text:style-name="Strong_20_Emphasis"><text:span text:style-name="Source_20_Text"><text:span text:style-name="T444">content-type tem</text:span></text:span></text:span><text:span text:style-name="Strong_20_Emphasis"><text:span text:style-name="T444"> duas partes: tipo e subtipo. Por exemplo: um servidor pode devolver uma imagem no formato png. O content-type da resposta viria como </text:span></text:span><text:span text:style-name="Strong_20_Emphasis"><text:span text:style-name="Source_20_Text"><text:span text:style-name="T444">image/png</text:span></text:span></text:span><text:span text:style-name="Strong_20_Emphasis"><text:span text:style-name="T444">. Se fosse um jpg, o content-type seria </text:span></text:span><text:span text:style-name="Strong_20_Emphasis"><text:span text:style-name="Source_20_Text"><text:span text:style-name="T444">image/jpg</text:span></text:span></text:span><text:span text:style-name="Strong_20_Emphasis"><text:span text:style-name="T444">. E se fosse um arquivo html? </text:span></text:span><text:span text:style-name="Strong_20_Emphasis"><text:span text:style-name="Source_20_Text"><text:span text:style-name="T444">text/html</text:span></text:span></text:span><text:span text:style-name="Strong_20_Emphasis"><text:span text:style-name="T444">. E um </text:span></text:span><text:span text:style-name="Strong_20_Emphasis"><text:span text:style-name="T446">JSON</text:span></text:span><text:span text:style-name="Strong_20_Emphasis"><text:span text:style-name="T444">? </text:span></text:span><text:span text:style-name="Strong_20_Emphasis"><text:span text:style-name="Source_20_Text"><text:span text:style-name="T444">text/json</text:span></text:span></text:span><text:span text:style-name="Strong_20_Emphasis"><text:span text:style-name="T444">. O navegador olha o Media Type pa</text:span></text:span><text:span text:style-name="Strong_20_Emphasis"><text:span text:style-name="T445">ra saber como renderizar o arquivo.</text:span></text:span></text:p>
      <text:p text:style-name="P442"><text:span text:style-name="Strong_20_Emphasis"><text:span text:style-name="T445">Como o servidor vai saber em que formato deverá enviar o recurso? É aí que entra o mecanismo de Content Negotiation especificado pelo protocolo HTTP:</text:span></text:span></text:p>
      <text:list xml:id="list3711572438" text:style-name="L57">
        <text:list-item>
          <text:p text:style-name="P730"><text:span text:style-name="Strong_20_Emphasis"><text:span text:style-name="T1210">Screen</text:span></text:span><text:span text:style-name="T443">: Para monitores ou outros dispositivos com telas coloridas e com resolução adequada.</text:span></text:p>
        </text:list-item>
        <text:list-item>
          <text:p text:style-name="P730"><text:span text:style-name="Strong_20_Emphasis"><text:span text:style-name="T1210">Print</text:span></text:span><text:span text:style-name="T443">: Para impressão em papel.</text:span></text:p>
        </text:list-item>
        <text:list-item>
          <text:p text:style-name="P730"><text:span text:style-name="Strong_20_Emphasis"><text:span text:style-name="T1210">TV</text:span></text:span><text:span text:style-name="T443">: Para dispositivos como televisores, ou seja, com baixa resolução, quantidade de cores e scroll limitado.</text:span></text:p>
        </text:list-item>
        <text:list-item>
          <text:p text:style-name="P730"><text:span text:style-name="Strong_20_Emphasis"><text:span text:style-name="T1210">All</text:span></text:span><text:span text:style-name="T443">: Para todos os dispositivos.</text:span></text:p>
        </text:list-item>
      </text:list>
      <text:p text:style-name="P233"><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31"/>
      <text:p text:style-name="P37"><text:span text:style-name="T669"><text:tab/>Como existem uma diversidade enorme de dispositivos com tamanhos de tela(screem) diferentes, surgiram as</text:span><text:span text:style-name="T670"> </text:span><text:span text:style-name="T1082">Media Queries</text:span><text:span text:style-name="T670"> </text:span><text:span text:style-name="T669">para trazer melhor </text:span><text:span text:style-name="T599">responsividade</text:span><text:span text:style-name="T670">, permitindo configurar a página para se ajustar a diferentes tamanhos de tela.</text:span></text:p>
      <text:p text:style-name="P37"><text:span text:style-name="T670"><text:tab/>Para declará-las, em primeiro lugar indicamos o </text:span><text:span text:style-name="T890">media type</text:span><text:span text:style-name="T670"> e depois as </text:span><text:span text:style-name="T890">media features </text:span><text:span text:style-name="T670">delimitadas por parênteses. Isso é obrigatório. Usamos também os operadores </text:span><text:span text:style-name="T759">and</text:span><text:span text:style-name="T670">, </text:span><text:span text:style-name="T759">or</text:span><text:span text:style-name="T670">, </text:span><text:span text:style-name="T759">not</text:span><text:span text:style-name="T670"> ou </text:span><text:span text:style-name="T759">only</text:span><text:span text:style-name="T670"> para manter o relacionamento entre as especificações.</text:span></text:p>
      <text:p text:style-name="P234"/>
      <text:p text:style-name="P236">Existem 2 maneiras de declarar media queries:</text:p>
      <text:p text:style-name="P236"><text:soft-page-break/></text:p>
      <text:list xml:id="list3240598106" text:style-name="L58">
        <text:list-item>
          <text:p text:style-name="P624"><text:span text:style-name="T670">Através do atributo </text:span><text:span text:style-name="T922">media</text:span><text:span text:style-name="T670"> em </text:span><text:span text:style-name="T672">vários </text:span><text:span text:style-name="T670">arquivos </text:span><text:span text:style-name="T801">HTML</text:span><text:span text:style-name="T802"> </text:span><text:span text:style-name="T672">diferentes</text:span></text:p>
        </text:list-item>
      </text:list>
      <text:p text:style-name="P460"><text:span text:style-name="T1134">&lt;!</text:span><text:span text:style-name="T973">DOCTYPE</text:span><text:span text:style-name="T1015"> </text:span><text:span text:style-name="T1163">html</text:span><text:span text:style-name="T1134">&gt;<text:tab/><text:tab/><text:tab/><text:tab/><text:tab/><text:tab/><text:tab/><text:tab/><text:tab/><text:tab/><text:tab/><text:tab/><text:tab/><text:tab/></text:span></text:p>
      <text:p text:style-name="P461"><text:span text:style-name="T1448">&lt;</text:span><text:span text:style-name="T1463">html</text:span> <text:span text:style-name="T1478">lang</text:span>=<text:span text:style-name="T1502">"pt-br"</text:span><text:span text:style-name="T1448">&gt;<text:tab/><text:tab/><text:tab/><text:tab/><text:tab/><text:tab/><text:tab/><text:tab/><text:tab/><text:tab/><text:tab/><text:tab/><text:tab/></text:span></text:p>
      <text:p text:style-name="P461"><text:span text:style-name="T1448">&lt;</text:span><text:span text:style-name="T1463">head</text:span><text:span text:style-name="T1448">&gt;<text:tab/><text:tab/><text:tab/><text:tab/><text:tab/><text:tab/><text:tab/><text:tab/><text:tab/><text:tab/><text:tab/><text:tab/><text:tab/><text:tab/><text:tab/></text:span></text:p>
      <text:p text:style-name="P461"><text:span text:style-name="T1448"><text:s text:c="4"/>&lt;</text:span><text:span text:style-name="T1463">meta</text:span> <text:span text:style-name="T1478">charset</text:span>=<text:span text:style-name="T1502">"UTF-8"</text:span><text:span text:style-name="T1448">&gt;<text:tab/><text:tab/><text:tab/><text:tab/><text:tab/><text:tab/><text:tab/><text:tab/><text:tab/><text:tab/><text:tab/><text:tab/></text:span></text:p>
      <text:p text:style-name="P461"><text:span text:style-name="T1448"><text:s text:c="4"/>&lt;</text:span><text:span text:style-name="T1463">meta</text:span> <text:span text:style-name="T1478">name</text:span>=<text:span text:style-name="T1502">"viewport"</text:span> <text:span text:style-name="T1478">content</text:span>=<text:span text:style-name="T1502">"width=device-width, initial-scale=1.0"</text:span><text:span text:style-name="T1448">&gt;<text:tab/><text:tab/><text:tab/><text:tab/><text:tab/><text:tab/></text:span></text:p>
      <text:p text:style-name="P461"><text:span text:style-name="T1448"><text:s text:c="4"/>&lt;</text:span><text:span text:style-name="T1463">title</text:span><text:span text:style-name="T1448">&gt;</text:span>Media Query<text:span text:style-name="T1448">&lt;/</text:span><text:span text:style-name="T1463">title</text:span><text:span text:style-name="T1448">&gt;<text:tab/><text:tab/><text:tab/><text:tab/><text:tab/><text:tab/><text:tab/><text:tab/><text:tab/><text:tab/><text:tab/><text:tab/></text:span></text:p>
      <text:p text:style-name="P461"><text:span text:style-name="T1448"><text:s text:c="4"/>&lt;</text:span><text:span text:style-name="T1463">link</text:span> <text:span text:style-name="T1478">rel</text:span>=<text:span text:style-name="T1502">"stylesheet"</text:span> <text:span text:style-name="T1478">href</text:span>=<text:span text:style-name="T1502">"estilos/geral.css"</text:span> <text:span text:style-name="T1500">media</text:span>=<text:span text:style-name="T1502">"all"</text:span><text:span text:style-name="T1448">&gt;<text:tab/><text:tab/><text:tab/><text:tab/><text:tab/><text:tab/><text:tab/><text:tab/></text:span></text:p>
      <text:p text:style-name="P481"><text:s text:c="4"/>&lt;!-- Extra small devices (phones, 600px and down) --&gt;<text:tab/><text:tab/><text:tab/><text:tab/><text:tab/><text:tab/><text:tab/><text:tab/></text:p>
      <text:p text:style-name="P461"><text:span text:style-name="T1448"><text:s text:c="4"/>&lt;</text:span><text:span text:style-name="T1463">link</text:span> <text:span text:style-name="T1478">rel</text:span>=<text:span text:style-name="T1502">"stylesheet"</text:span> <text:span text:style-name="T1478">href</text:span>=<text:span text:style-name="T1502">"estilos/small-screen.css"</text:span> <text:span text:style-name="T1500">media</text:span>=<text:span text:style-name="T1502">"screen and (max-width: 600px)"</text:span><text:span text:style-name="T1448">&gt;<text:tab/><text:tab/><text:tab/></text:span></text:p>
      <text:p text:style-name="P481"><text:s text:c="4"/>&lt;!-- Small devices (portrait tablets and large phones, 600px and up) →<text:tab/><text:tab/><text:tab/><text:tab/><text:tab/><text:tab/></text:p>
      <text:p text:style-name="P461"><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600px) and (max-width: 768px)"</text:span><text:span text:style-name="T1448">&gt;<text:tab/></text:span></text:p>
      <text:p text:style-name="P481"><text:s text:c="4"/>&lt;!-- Medium devices (landscape tablets, 768px and up) --&gt;<text:tab/><text:tab/><text:tab/><text:tab/><text:tab/><text:tab/><text:tab/><text:tab/></text:p>
      <text:p text:style-name="P461"><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768px) and (max-width: 992px)"</text:span><text:span text:style-name="T1448">&gt;<text:tab/></text:span></text:p>
      <text:p text:style-name="P481"><text:s text:c="4"/>&lt;!-- Large devices (laptops/desktops, 992px and up) --&gt;<text:tab/><text:tab/><text:tab/><text:tab/><text:tab/><text:tab/><text:tab/><text:tab/></text:p>
      <text:p text:style-name="P462"><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992px) and (max-width: 1200px)"</text:span><text:span text:style-name="T1448">&gt;<text:tab/></text:span></text:p>
      <text:p text:style-name="P481"><text:s text:c="4"/>&lt;!-- Extra large devices (large laptops and desktops, 1200px and up) --&gt;<text:tab/><text:tab/><text:tab/><text:tab/><text:tab/><text:tab/></text:p>
      <text:p text:style-name="P461"><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1200px)"</text:span><text:span text:style-name="T1448">&gt;<text:tab/><text:tab/><text:tab/><text:tab/></text:span></text:p>
      <text:p text:style-name="P481"><text:s text:c="4"/>&lt;!-- Imprimir em modo retrato --&gt;<text:tab/><text:tab/><text:tab/><text:tab/><text:tab/><text:tab/><text:tab/><text:tab/><text:tab/><text:tab/><text:tab/></text:p>
      <text:p text:style-name="P461"><text:span text:style-name="T1448"><text:s text:c="4"/>&lt;</text:span><text:span text:style-name="T1463">link</text:span> <text:span text:style-name="T1478">rel</text:span>=<text:span text:style-name="T1502">"stylesheet"</text:span> <text:span text:style-name="T1478">href</text:span>=<text:span text:style-name="T1502">"estilos/retrato.css"</text:span> <text:span text:style-name="T1500">media</text:span>=<text:span text:style-name="T1502">"print and (orientation: portrait)"</text:span><text:span text:style-name="T1448">&gt;<text:tab/><text:tab/><text:tab/><text:tab/></text:span></text:p>
      <text:p text:style-name="P481"><text:s text:c="4"/>&lt;!-- Imprimir em modo paisagen --&gt;<text:tab/><text:tab/><text:tab/><text:tab/><text:tab/><text:tab/><text:tab/><text:tab/><text:tab/><text:tab/><text:tab/></text:p>
      <text:p text:style-name="P461"><text:span text:style-name="T1448"><text:s text:c="4"/>&lt;</text:span><text:span text:style-name="T1463">link</text:span> <text:span text:style-name="T1478">rel</text:span>=<text:span text:style-name="T1502">"stylesheet"</text:span> <text:span text:style-name="T1478">href</text:span>=<text:span text:style-name="T1502">"estilos/paisagem.css"</text:span> <text:span text:style-name="T1500">media</text:span>=<text:span text:style-name="T1502">"print and (orientation: landscape)"</text:span><text:span text:style-name="T1448">&gt;<text:tab/><text:tab/><text:tab/></text:span></text:p>
      <text:p text:style-name="P461"><text:span text:style-name="T1448">&lt;/</text:span><text:span text:style-name="T1463">head</text:span><text:span text:style-name="T1448">&gt;<text:tab/><text:tab/><text:tab/><text:tab/><text:tab/><text:tab/><text:tab/><text:tab/><text:tab/><text:tab/><text:tab/><text:tab/><text:tab/><text:tab/><text:tab/></text:span></text:p>
      <text:p text:style-name="P461"><text:span text:style-name="T1448">&lt;</text:span><text:span text:style-name="T1463">body</text:span><text:span text:style-name="T1448">&gt;<text:tab/><text:tab/><text:tab/><text:tab/><text:tab/><text:tab/><text:tab/><text:tab/><text:tab/><text:tab/><text:tab/><text:tab/><text:tab/><text:tab/><text:tab/></text:span></text:p>
      <text:p text:style-name="P461"><text:span text:style-name="T1448"><text:s text:c="4"/>&lt;</text:span><text:span text:style-name="T1463">h1</text:span><text:span text:style-name="T1448">&gt;</text:span>Typical Device Breakpoints<text:span text:style-name="T1448">&lt;/</text:span><text:span text:style-name="T1463">h1</text:span><text:span text:style-name="T1448">&gt;<text:tab/><text:tab/><text:tab/><text:tab/><text:tab/><text:tab/><text:tab/><text:tab/><text:tab/><text:tab/><text:tab/></text:span></text:p>
      <text:p text:style-name="P461"><text:span text:style-name="T1448">&lt;/</text:span><text:span text:style-name="T1463">body</text:span><text:span text:style-name="T1448">&gt;<text:tab/><text:tab/><text:tab/><text:tab/><text:tab/><text:tab/><text:tab/><text:tab/><text:tab/><text:tab/><text:tab/><text:tab/><text:tab/><text:tab/><text:tab/></text:span></text:p>
      <text:p text:style-name="P461"><text:span text:style-name="T1448">&lt;/</text:span><text:span text:style-name="T1463">html</text:span><text:span text:style-name="T1448">&gt;<text:tab/><text:tab/><text:tab/><text:tab/><text:tab/><text:tab/><text:tab/><text:tab/><text:tab/><text:tab/><text:tab/><text:tab/><text:tab/><text:tab/><text:tab/></text:span></text:p>
      <text:p text:style-name="P444"><text:span text:style-name="T454">Nota</text:span><text:span text:style-name="T442">: As medidas de tela utilizadas foram recomendadas pela W3Schools (</text:span><text:a xlink:type="simple" xlink:href="https://www.w3schools.com/howto/howto_css_media_query_breakpoints.asp" text:style-name="Internet_20_link" text:visited-style-name="Visited_20_Internet_20_Link"><text:span text:style-name="T486">Typical Device Breakpoints</text:span></text:a><text:span text:style-name="T442">)</text:span></text:p>
      <text:p text:style-name="P236"/>
      <text:list xml:id="list674085381" text:style-name="L59">
        <text:list-item>
          <text:p text:style-name="P625"><text:span text:style-name="T670">Usando a regra </text:span><text:span text:style-name="T887">@media</text:span><text:span text:style-name="T670"> em arquivos </text:span><text:span text:style-name="T802">CSS</text:span><text:span text:style-name="T670">.</text:span></text:p>
        </text:list-item>
      </text:list>
      <text:p text:style-name="P235"/>
      <text:p text:style-name="P93"><text:span text:style-name="T1056">@charset</text:span><text:span text:style-name="T1228"> </text:span><text:span text:style-name="T1051">"UTF-8"</text:span><text:span text:style-name="T1228">;<text:tab/><text:tab/><text:tab/><text:tab/><text:tab/><text:tab/><text:tab/><text:tab/><text:tab/></text:span></text:p>
      <text:p text:style-name="P332"><text:tab/><text:tab/><text:tab/><text:tab/><text:tab/><text:tab/><text:tab/><text:tab/><text:tab/><text:tab/><text:tab/></text:p>
      <text:p text:style-name="P482">/* declarações gerais */<text:tab/><text:tab/><text:tab/><text:tab/><text:tab/><text:tab/><text:tab/><text:tab/></text:p>
      <text:p text:style-name="P463"><text:span text:style-name="T1713">@media</text:span> <text:span text:style-name="T1502">all</text:span> {<text:tab/><text:tab/><text:tab/><text:tab/><text:tab/><text:tab/><text:tab/><text:tab/><text:tab/><text:tab/></text:p>
      <text:p text:style-name="P474"><text:span text:style-name="T1475"><text:s text:c="2"/>*</text:span><text:span text:style-name="T1564"> {<text:tab/><text:tab/><text:tab/><text:tab/><text:tab/><text:tab/><text:tab/><text:tab/><text:tab/><text:tab/><text:tab/></text:span></text:p>
      <text:p text:style-name="P474"><text:span text:style-name="T1497"><text:tab/>margin</text:span><text:span text:style-name="T1564">: </text:span><text:span text:style-name="T1608">0px</text:span><text:span text:style-name="T1564">;<text:tab/><text:tab/><text:tab/><text:tab/><text:tab/><text:tab/><text:tab/><text:tab/><text:tab/></text:span></text:p>
      <text:p text:style-name="P474"><text:span text:style-name="T1497"><text:tab/>padding</text:span><text:span text:style-name="T1564">: </text:span><text:span text:style-name="T1608">0px</text:span><text:span text:style-name="T1564">;<text:tab/><text:tab/><text:tab/><text:tab/><text:tab/><text:tab/><text:tab/><text:tab/></text:span></text:p>
      <text:p text:style-name="P474"><text:span text:style-name="T1497"><text:tab/>font-family</text:span><text:span text:style-name="T1564">: </text:span><text:span text:style-name="T1519">Arial</text:span><text:span text:style-name="T1564">, </text:span><text:span text:style-name="T1519">Helvetica</text:span><text:span text:style-name="T1564">, </text:span><text:span text:style-name="T1519">sans-serif</text:span><text:span text:style-name="T1564">;<text:tab/><text:tab/><text:tab/><text:tab/></text:span></text:p>
      <text:p text:style-name="P463"><text:tab/>}<text:tab/><text:tab/><text:tab/><text:tab/><text:tab/><text:tab/><text:tab/><text:tab/><text:tab/><text:tab/></text:p>
      <text:p text:style-name="P474"><text:span text:style-name="T1602"><text:tab/>html</text:span><text:span text:style-name="T1564">, </text:span><text:span text:style-name="T1602">body</text:span><text:span text:style-name="T1564"> {<text:tab/><text:tab/><text:tab/></text:span><text:span text:style-name="T1565"><text:tab/><text:tab/><text:tab/><text:tab/><text:tab/><text:tab/></text:span></text:p>
      <text:p text:style-name="P474"><text:span text:style-name="T1497"><text:tab/>width</text:span><text:span text:style-name="T1564">: </text:span><text:span text:style-name="T1608">100vw</text:span><text:span text:style-name="T1564">;<text:tab/><text:tab/><text:tab/><text:tab/><text:tab/><text:tab/><text:tab/><text:tab/></text:span></text:p>
      <text:p text:style-name="P474"><text:span text:style-name="T1497"><text:tab/>height</text:span><text:span text:style-name="T1564">: </text:span><text:span text:style-name="T1608">100vh</text:span><text:span text:style-name="T1564">;<text:tab/><text:tab/><text:tab/><text:tab/><text:tab/><text:tab/><text:tab/><text:tab/></text:span></text:p>
      <text:p text:style-name="P474"><text:span text:style-name="T1497"><text:tab/>background-color</text:span><text:span text:style-name="T1564">: </text:span><text:span text:style-name="T1519">#233eff</text:span><text:span text:style-name="T1564">;<text:tab/><text:tab/><text:tab/></text:span><text:span text:style-name="T1565"><text:tab/><text:tab/><text:tab/></text:span></text:p>
      <text:p text:style-name="P474"><text:span text:style-name="T1497"><text:tab/>background-size</text:span><text:span text:style-name="T1564">: </text:span><text:span text:style-name="T1519">contain</text:span><text:span text:style-name="T1564">;<text:tab/><text:tab/><text:tab/><text:tab/><text:tab/><text:tab/></text:span></text:p>
      <text:p text:style-name="P474"><text:span text:style-name="T1497"><text:tab/>background-repeat</text:span><text:span text:style-name="T1564">: </text:span><text:span text:style-name="T1519">no-repeat</text:span><text:span text:style-name="T1564">;<text:tab/><text:tab/><text:tab/><text:tab/><text:tab/><text:tab/></text:span></text:p>
      <text:p text:style-name="P463"><text:s text:c="2"/>}<text:tab/><text:tab/><text:tab/><text:tab/><text:tab/><text:tab/><text:tab/><text:tab/><text:tab/><text:tab/><text:tab/></text:p>
      <text:p text:style-name="P465">}<text:tab/><text:tab/><text:tab/><text:tab/><text:tab/><text:tab/><text:tab/><text:tab/><text:tab/><text:tab/><text:tab/></text:p>
      <text:p text:style-name="P474"><text:span text:style-name="T1602">h1</text:span><text:span text:style-name="T1564"> {<text:tab/><text:tab/><text:tab/><text:tab/><text:tab/><text:tab/><text:tab/><text:tab/><text:tab/><text:tab/><text:tab/></text:span></text:p>
      <text:p text:style-name="P474"><text:span text:style-name="T1497"><text:tab/>color</text:span><text:span text:style-name="T1564">: </text:span><text:span text:style-name="T1519">white</text:span><text:span text:style-name="T1564">;<text:tab/><text:tab/><text:tab/><text:tab/><text:tab/><text:tab/><text:tab/><text:tab/></text:span></text:p>
      <text:p text:style-name="P474"><text:span text:style-name="T1497"><text:tab/>text-shadow</text:span><text:span text:style-name="T1564">: </text:span><text:span text:style-name="T1608">2px</text:span><text:span text:style-name="T1564"> </text:span><text:span text:style-name="T1608">2px</text:span><text:span text:style-name="T1564"> </text:span><text:span text:style-name="T1608">0px</text:span><text:span text:style-name="T1564"> </text:span><text:span text:style-name="T1519">#1526a7</text:span><text:span text:style-name="T1564">;<text:tab/><text:tab/><text:tab/><text:tab/><text:tab/></text:span></text:p>
      <text:p text:style-name="P474"><text:span text:style-name="T1497"><text:tab/>padding</text:span><text:span text:style-name="T1564">: </text:span><text:span text:style-name="T1608">10px</text:span><text:span text:style-name="T1564">;<text:tab/><text:tab/><text:tab/><text:tab/><text:tab/><text:tab/><text:tab/><text:tab/></text:span></text:p>
      <text:p text:style-name="P463"><text:s text:c="3"/>}<text:tab/><text:tab/><text:tab/><text:tab/><text:tab/><text:tab/><text:tab/><text:tab/><text:tab/><text:tab/><text:tab/></text:p>
      <text:p text:style-name="P463">}<text:tab/><text:tab/><text:tab/><text:tab/><text:tab/><text:tab/><text:tab/><text:tab/><text:tab/><text:tab/><text:tab/></text:p>
      <text:p text:style-name="P464"/>
      <text:p text:style-name="P482">/* declarações retrato */<text:tab/><text:tab/><text:tab/><text:tab/><text:tab/><text:tab/><text:tab/></text:p>
      <text:p text:style-name="P463"><text:span text:style-name="T1713">@media</text:span> <text:span text:style-name="T1502">screen</text:span> <text:span text:style-name="T1579">and</text:span> (<text:span text:style-name="T1478">orientation</text:span>: <text:span text:style-name="T1502">portrait</text:span>) {<text:tab/><text:tab/><text:tab/><text:tab/></text:p>
      <text:p text:style-name="P474"><text:soft-page-break/><text:span text:style-name="T1602">body</text:span><text:span text:style-name="T1564"> {<text:tab/><text:tab/><text:tab/><text:tab/><text:tab/><text:tab/><text:tab/><text:tab/><text:tab/><text:tab/><text:tab/></text:span></text:p>
      <text:p text:style-name="P474"><text:span text:style-name="T1497">background-image</text:span><text:span text:style-name="T1564">: </text:span><text:span text:style-name="T1708">url</text:span><text:span text:style-name="T1564">(</text:span><text:span text:style-name="T1497">../imagens/cev-portrait.jpg</text:span><text:span text:style-name="T1564">);<text:tab/><text:tab/><text:tab/></text:span></text:p>
      <text:p text:style-name="P474"><text:span text:style-name="T1497">background-position</text:span><text:span text:style-name="T1564">: </text:span><text:span text:style-name="T1519">center</text:span><text:span text:style-name="T1564"> </text:span><text:span text:style-name="T1519">bottom</text:span><text:span text:style-name="T1564">;<text:tab/><text:tab/><text:tab/><text:tab/><text:tab/><text:tab/></text:span></text:p>
      <text:p text:style-name="P463">}<text:tab/><text:tab/><text:tab/><text:tab/><text:tab/><text:tab/><text:tab/><text:tab/><text:tab/><text:tab/><text:tab/></text:p>
      <text:p text:style-name="P463"><text:tab/><text:tab/><text:tab/><text:tab/><text:tab/><text:tab/><text:tab/><text:tab/><text:tab/><text:tab/><text:tab/></text:p>
      <text:p text:style-name="P482">/* declarações paisagem */<text:tab/><text:tab/><text:tab/><text:tab/><text:tab/><text:tab/><text:tab/></text:p>
      <text:p text:style-name="P463"><text:span text:style-name="T1713">@media</text:span> <text:span text:style-name="T1502">screen</text:span> <text:span text:style-name="T1579">and</text:span> (<text:span text:style-name="T1478">orientation</text:span>: <text:span text:style-name="T1502">landscape</text:span>) {<text:tab/><text:tab/><text:tab/><text:tab/></text:p>
      <text:p text:style-name="P474"><text:span text:style-name="T1602"><text:tab/>body</text:span><text:span text:style-name="T1564"> {<text:tab/><text:tab/><text:tab/><text:tab/><text:tab/><text:tab/><text:tab/><text:tab/><text:tab/><text:tab/></text:span></text:p>
      <text:p text:style-name="P474"><text:span text:style-name="T1497"><text:tab/>background-image</text:span><text:span text:style-name="T1564">: </text:span><text:span text:style-name="T1708">url</text:span><text:span text:style-name="T1564">(</text:span><text:span text:style-name="T1497">../imagens/cev-landscape.jpg</text:span><text:span text:style-name="T1564">);<text:tab/><text:tab/></text:span></text:p>
      <text:p text:style-name="P474"><text:span text:style-name="T1497"><text:tab/>background-position</text:span><text:span text:style-name="T1564">: </text:span><text:span text:style-name="T1519">left</text:span><text:span text:style-name="T1564"> </text:span><text:span text:style-name="T1519">bottom</text:span><text:span text:style-name="T1564">;<text:tab/><text:tab/><text:tab/><text:tab/><text:tab/></text:span></text:p>
      <text:p text:style-name="P463"><text:tab/>}<text:tab/><text:tab/><text:tab/><text:tab/><text:tab/><text:tab/><text:tab/><text:tab/><text:tab/><text:tab/></text:p>
      <text:p text:style-name="P463">}<text:tab/><text:tab/><text:tab/><text:tab/><text:tab/><text:tab/><text:tab/><text:tab/><text:tab/><text:tab/><text:tab/></text:p>
      <text:p text:style-name="P38"><text:span text:style-name="T683">N</text:span><text:span text:style-name="T684">ota</text:span><text:span text:style-name="T673">: </text:span><text:span text:style-name="T659">Se </text:span><text:span text:style-name="T673">uma configuração</text:span><text:span text:style-name="T659"> não </text:span><text:span text:style-name="T673">for</text:span><text:span text:style-name="T659"> definida na media query personalizada, o que vai valer é o que foi definido nas configurações gerais </text:span><text:span text:style-name="T673">do estilo.</text:span></text:p>
      <text:p text:style-name="P239"/>
      <text:p text:style-name="P501"/>
      <text:p text:style-name="P503">Arquiteturas</text:p>
      <text:p text:style-name="P501"/>
      <text:p text:style-name="P161">São <text:span text:style-name="T1402">metodologias</text:span> para organizar e estruturar CSS de uma forma que facilite a manutenção, reuso e crescimento de projetos complexos. Existem várias metodologias que orientam a arquitetura do CSS, incluindo:</text:p>
      <text:list xml:id="list97284173" text:style-name="L60">
        <text:list-item>
          <text:p text:style-name="P675"><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818">.nome-do-bloco__nome-do-elemento--modificador </text:span></text:p>
          <text:list>
            <text:list-item>
              <text:p text:style-name="P675"><text:span text:style-name="Strong_20_Emphasis"><text:span text:style-name="T946">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76"><text:span text:style-name="Strong_20_Emphasis"><text:span text:style-name="T947">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76"><text:span text:style-name="Strong_20_Emphasis"><text:span text:style-name="T947">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631"><text:a xlink:type="simple" xlink:href="http://oocss.org/" text:style-name="Internet_20_link" text:visited-style-name="Visited_20_Internet_20_Link"><text:span text:style-name="T162">OOCSS</text:span></text:a><text:span text:style-name="T102"> – Object Oriented CSS: incentiva a separação entre </text:span><text:span text:style-name="T121">estrutura</text:span><text:span text:style-name="T102"> e </text:span><text:span text:style-name="T121">aparência</text:span><text:span text:style-name="T102">, promovendo reusabilidade</text:span></text:p>
        </text:list-item>
        <text:list-item>
          <text:p text:style-name="P677"><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637"><text:span text:style-name="T1534">Base</text:span>: é o estilo base de todas as páginas (reset, container, etc )</text:p>
            </text:list-item>
            <text:list-item>
              <text:p text:style-name="P637"><text:span text:style-name="T1534">Layout</text:span>: é o estilo específico de cada página (courses.css, carreiras.css, etc )</text:p>
            </text:list-item>
            <text:list-item>
              <text:p text:style-name="P637"><text:soft-page-break/><text:span text:style-name="T1534">Module</text:span>: é o estilo de componentes que se repetem em várias páginas ( box.css )</text:p>
            </text:list-item>
            <text:list-item>
              <text:p text:style-name="P637"><text:span text:style-name="T1534">State</text:span>: crie uma classe para seu estado, coloque ou tire ela do elemento conforme você precisar modificar o estado.</text:p>
            </text:list-item>
            <text:list-item>
              <text:p text:style-name="P637"><text:span text:style-name="T1534">Theme</text:span>: organiza CSS quando lidamos com projetos que podem ter toda a sua interface visual modificada rapidamente por outra. (tema claro ou escuro)</text:p>
            </text:list-item>
          </text:list>
        </text:list-item>
        <text:list-item>
          <text:p text:style-name="P632"><text:span text:style-name="T162">ITCSS</text:span><text:span text:style-name="T102"> – Inverted Triangle CSS: organiza estilos em </text:span><text:span text:style-name="T121">camadas</text:span><text:span text:style-name="T102">, começando com estilos globais e ficando mais específico à medida que você avança. As camadas incluem Settings, Tools, Generic, Base, Objects, Components, e Trumps.</text:span></text:p>
        </text:list-item>
        <text:list-item>
          <text:p text:style-name="P633"><text:span text:style-name="T162">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74"><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3"/>
      <text:p text:style-name="P525"><text:span text:style-name="T38">Princípios Alura </text:span><text:span text:style-name="T47">para </text:span><text:span text:style-name="T12">nomear classes</text:span><text:span text:style-name="T47">:</text:span></text:p>
      <text:list xml:id="list2124540437" text:style-name="L61">
        <text:list-item>
          <text:p text:style-name="P638">Evitar nome genérico demais, como title;</text:p>
        </text:list-item>
        <text:list-item>
          <text:p text:style-name="P638">Evitar nome preso a tag, como inputText;</text:p>
        </text:list-item>
        <text:list-item>
          <text:p text:style-name="P638">Não dar nome com associação a uma propriedade CSS, como floatLeft;</text:p>
        </text:list-item>
        <text:list-item>
          <text:p text:style-name="P638">Não dar nome que descreva o valor de um propriedade CSS, como colorBlue;</text:p>
        </text:list-item>
        <text:list-item>
          <text:p text:style-name="P638">Utilizar o hífen para identificar o filho lendo apenas o nome da class, como pai-filho. <text:span text:style-name="T1760">O</text:span> underline para adicionar um modificador, como pai-filho_modificador;</text:p>
        </text:list-item>
        <text:list-item>
          <text:p text:style-name="P638">O nome de uma class tem que começar com uma analogia com o mundo real e a segunda parte quando necessário, representar o conteúdo do elemento, por exemplo: cardCourse.</text:p>
        </text:list-item>
      </text:list>
      <text:p text:style-name="P164"/>
      <text:p text:style-name="P165">Princípios Alura para <text:span text:style-name="T1265">organizar o CSS</text:span> evitando altos valores de especificidades:</text:p>
      <text:list xml:id="list3941254647" text:style-name="L62">
        <text:list-item>
          <text:p text:style-name="P639">A ordem dos seletores no arquivo CSS devem respeitar a ordem do HTML;</text:p>
        </text:list-item>
        <text:list-item>
          <text:p text:style-name="P639">Evitar seletores com id e tag;</text:p>
        </text:list-item>
        <text:list-item>
          <text:p text:style-name="P639">Evitar o uso de seletores avançados e pseudo-class.</text:p>
        </text:list-item>
      </text:list>
      <text:p text:style-name="P504">Pré-processadores</text:p>
      <text:p text:style-name="P191"/>
      <text:p text:style-name="P192">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2569423144" text:style-name="L63">
        <text:list-item>
          <text:p text:style-name="P678"><text:span text:style-name="Strong_20_Emphasis"><text:span text:style-name="T479">Sass</text:span></text:span><text:span text:style-name="Strong_20_Emphasis"><text:span text:style-name="T283"> - Syntactically Awesome Stylesheets: amplamente utilizado, </text:span></text:span><text:span text:style-name="Strong_20_Emphasis"><text:span text:style-name="T298">e</text:span></text:span><text:span text:style-name="Strong_20_Emphasis"><text:span text:style-name="T283">le oferece funcionalidades avançadas como variáveis, aninhamento, </text:span></text:span><text:span text:style-name="Strong_20_Emphasis"><text:span text:style-name="T343">mixins</text:span></text:span><text:span text:style-name="Strong_20_Emphasis"><text:span text:style-name="T283">, herança, operadores matemáticos, entre outros. </text:span></text:span><text:span text:style-name="Strong_20_Emphasis"><text:span text:style-name="T298">Seu</text:span></text:span><text:span text:style-name="Strong_20_Emphasis"><text:span text:style-name="T283"> código é </text:span></text:span><text:span text:style-name="Strong_20_Emphasis"><text:span text:style-name="T343">compilado</text:span></text:span><text:span text:style-name="Strong_20_Emphasis"><text:span text:style-name="T283"> para CSS. Existem duas sintaxes principais:</text:span></text:span></text:p>
          <text:list>
            <text:list-item>
              <text:p text:style-name="P678"><text:span text:style-name="Strong_20_Emphasis"><text:span text:style-name="T479">Sass</text:span></text:span><text:span text:style-name="Strong_20_Emphasis"><text:span text:style-name="T283"> (indentação)</text:span></text:span></text:p>
            </text:list-item>
            <text:list-item>
              <text:p text:style-name="P678"><text:span text:style-name="Strong_20_Emphasis"><text:span text:style-name="T479">SCSS</text:span></text:span><text:span text:style-name="Strong_20_Emphasis"><text:span text:style-name="T283"> (mais próxima do CSS com chaves e ponto e vírgula). </text:span></text:span></text:p>
            </text:list-item>
          </text:list>
        </text:list-item>
        <text:list-item>
          <text:p text:style-name="P680"><text:span text:style-name="T1265">Less</text:span> oferece funcionalidades avançadas, como variáveis, aninhamento, mixins e operadores. A sintaxe do Less é semelhante à do CSS.</text:p>
        </text:list-item>
        <text:list-item>
          <text:p text:style-name="P679"><text:span text:style-name="T1655">Stylus</text:span><text:span text:style-name="T1654"> </text:span><text:span text:style-name="T38">é conhecido por sua sintaxe bastante concisa, mínima e flexível. Ele suporta variáveis, aninhamento, mixins e operadores matemáticos.</text:span></text:p>
        </text:list-item>
      </text:list>
      <text:p text:style-name="P162"/>
      <text:p text:style-name="P448"/>
      <text:p text:style-name="P447"><text:span text:style-name="T1235">@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48"/>
      <text:p text:style-name="P452"><text:span text:style-name="T43"><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452"/>
      <text:p text:style-name="P453"><text:a xlink:type="simple" xlink:href="https://engageinteractive.co.uk/blog/top-10-scss-mixins" text:style-name="Internet_20_link" text:visited-style-name="Visited_20_Internet_20_Link"><text:span text:style-name="T43">A</text:span></text:a><text:a xlink:type="simple" xlink:href="https://engageinteractive.co.uk/blog/top-10-scss-mixins" text:style-name="Internet_20_link" text:visited-style-name="Visited_20_Internet_20_Link"><text:span text:style-name="T44">rtigo: 1</text:span></text:a><text:a xlink:type="simple" xlink:href="https://engageinteractive.co.uk/blog/top-10-scss-mixins" text:style-name="Internet_20_link" text:visited-style-name="Visited_20_Internet_20_Link"><text:span text:style-name="T13">0 mixins em Sass que você deveria usar em seus projetos</text:span></text:a></text:p>
      <text:p text:style-name="P524"/>
      <text:p text:style-name="P502">Miscelâneas</text:p>
      <text:p text:style-name="P239"/>
      <text:p text:style-name="P81"><text:span text:style-name="T1101">Webkit </text:span><text:span text:style-name="T531">é um </text:span><text:span text:style-name="T589">motor de renderização</text:span><text:span text:style-name="T53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5"/>
      <text:p text:style-name="P513"><text:span text:style-name="T331">O</text:span><text:span text:style-name="T326"> site </text:span><text:a xlink:type="simple" xlink:href="https://expressprefixr.herokuapp.com/" text:style-name="Internet_20_link" text:visited-style-name="Visited_20_Internet_20_Link"><text:span text:style-name="T4">prefixr</text:span></text:a><text:span text:style-name="T326"> reduz consideravelmente o código CSS e ajuda </text:span><text:span text:style-name="T331">também</text:span><text:span text:style-name="T326"> na </text:span><text:span text:style-name="T483">retrocompatibilidade</text:span><text:span text:style-name="T326"> de navegadores.</text:span></text:p>
      <text:p text:style-name="P210"/>
      <text:p text:style-name="P514"><text:span text:style-name="T483">R</text:span><text:span text:style-name="T484">eset CSS</text:span><text:span text:style-name="T332"> é uma técnica que sobrepõe </text:span><text:span text:style-name="T326">a formatação original do browsers com uma folha de estilo. O </text:span><text:a xlink:type="simple" xlink:href="https://meyerweb.com/eric/tools/css/reset/reset.css" text:style-name="Internet_20_link" text:visited-style-name="Visited_20_Internet_20_Link"><text:span text:style-name="T1260">arquivo</text:span></text:a><text:a xlink:type="simple" xlink:href="https://meyerweb.com/eric/tools/css/reset/reset.css" text:style-name="Internet_20_link" text:visited-style-name="Visited_20_Internet_20_Link"><text:span text:style-name="T1261"> </text:span></text:a><text:a xlink:type="simple" xlink:href="https://meyerweb.com/eric/tools/css/reset/reset.css" text:style-name="Internet_20_link" text:visited-style-name="Visited_20_Internet_20_Link"><text:span text:style-name="T1262">r</text:span></text:a><text:a xlink:type="simple" xlink:href="https://meyerweb.com/eric/tools/css/reset/reset.css" text:style-name="Internet_20_link" text:visited-style-name="Visited_20_Internet_20_Link"><text:span text:style-name="T1263">eset.CSS</text:span></text:a><text:span text:style-name="T1261"> </text:span><text:span text:style-name="T332">possui</text:span><text:span text:style-name="T326"> um conjunto de estilos</text:span><text:span text:style-name="T332"> </text:span><text:span text:style-name="T326">projetados para normalizar os elementos em todos os navegadores da web. </text:span><text:span text:style-name="T332">Seu</text:span><text:span text:style-name="T326"> objetivo é criar uma base consistente e </text:span><text:span text:style-name="T358">previsível</text:span><text:span text:style-name="T326">, independentemente das variações de estilo padrão entre diferentes navegadores.</text:span></text:p>
      <text:p text:style-name="P211"><text:span text:style-name="T1753">Já o </text:span><text:a xlink:type="simple" xlink:href="https://necolas.github.io/normalize.css/" text:style-name="Internet_20_link" text:visited-style-name="Visited_20_Internet_20_Link"><text:span text:style-name="T1755">arquivo</text:span></text:a><text:a xlink:type="simple" xlink:href="https://necolas.github.io/normalize.css/" text:style-name="Internet_20_link" text:visited-style-name="Visited_20_Internet_20_Link"><text:span text:style-name="T1754"> </text:span></text:a><text:a xlink:type="simple" xlink:href="https://necolas.github.io/normalize.css/" text:style-name="Internet_20_link" text:visited-style-name="Visited_20_Internet_20_Link"><text:span text:style-name="T1756">normalize.css</text:span></text:a><text:span text:style-name="T1660"> </text:span>atua preservando alguns estilos padrão considerados úteis e consistentes, enquanto ajusta outros <text:span text:style-name="T1417">bugs</text:span><text:span text:style-name="T1757"> </text:span>para garantir uma experiência mais uniforme. Ele não redefine todos os estilos para zero, como um "reset CSS" faria, mas normaliza os estilos para criar uma base mais previsível.</text:p>
      <text:p text:style-name="P339">Emmet</text:p>
      <text:p text:style-name="P450"><text:span text:style-name="T18">O </text:span><text:a xlink:type="simple" xlink:href="https://docs.emmet.io/abbreviations/syntax/" text:style-name="Internet_20_link" text:visited-style-name="Visited_20_Internet_20_Link"><text:span text:style-name="T944">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xml:id="list1212207070" text:style-name="L64">
        <text:list-item>
          <text:p text:style-name="P731"><text:span text:style-name="Source_20_Text"><text:span text:style-name="T945">Exclamação </text:span></text:span><text:span text:style-name="Source_20_Text"><text:span text:style-name="T1083">!</text:span></text:span><text:span text:style-name="Source_20_Text"><text:span text:style-name="T944"> </text:span></text:span><text:span text:style-name="Source_20_Text"><text:span text:style-name="T18">Gera a estrutura básica de um documento HTML.</text:span></text:span></text:p>
        </text:list-item>
        <text:list-item>
          <text:h text:style-name="P565" text:outline-level="3"><text:span text:style-name="Source_20_Text"><text:span text:style-name="T944">Filho </text:span></text:span><text:span text:style-name="Source_20_Text"><text:span text:style-name="T1083">&gt;</text:span></text:span><text:span text:style-name="Source_20_Text"><text:span text:style-name="T18"> </text:span></text:span><text:span text:style-name="Source_20_Text"><text:span text:style-name="T779">div&gt;ul&gt;li</text:span></text:span></text:h>
        </text:list-item>
        <text:list-item>
          <text:p text:style-name="P731"><text:span text:style-name="Source_20_Text"><text:span text:style-name="T944">Irmão </text:span></text:span><text:span text:style-name="Source_20_Text"><text:span text:style-name="T1083">+</text:span></text:span><text:span text:style-name="Source_20_Text"><text:span text:style-name="T18"> </text:span></text:span><text:span text:style-name="Source_20_Text"><text:span text:style-name="T779">div+p+bq</text:span></text:span></text:p>
        </text:list-item>
        <text:list-item>
          <text:p text:style-name="P731"><text:span text:style-name="Source_20_Text"><text:span text:style-name="T944">Tio </text:span></text:span><text:span text:style-name="Source_20_Text"><text:span text:style-name="T1083">^</text:span></text:span><text:span text:style-name="Source_20_Text"><text:span text:style-name="T18"> </text:span></text:span><text:span text:style-name="Source_20_Text"><text:span text:style-name="T779">div+div&gt;p&gt;span+em^bq</text:span></text:span></text:p>
        </text:list-item>
        <text:list-item>
          <text:p text:style-name="P731"><text:span text:style-name="Source_20_Text"><text:span text:style-name="T944">Multiplicação </text:span></text:span><text:span text:style-name="Source_20_Text"><text:span text:style-name="T1083">*</text:span></text:span><text:span text:style-name="Source_20_Text"><text:span text:style-name="T18"> </text:span></text:span><text:span text:style-name="Source_20_Text"><text:span text:style-name="T779">lorem*5</text:span></text:span><text:span text:style-name="Source_20_Text"><text:span text:style-name="T18">: gera automaticamente 5 parágrafos de Lorem Ipsum, que é um texto usado como modelo para simular conteúdo.</text:span></text:span></text:p>
        </text:list-item>
        <text:list-item>
          <text:p text:style-name="P731"><text:span text:style-name="Source_20_Text"><text:span text:style-name="T944">Agrupamento </text:span></text:span><text:span text:style-name="Source_20_Text"><text:span text:style-name="T1083">( )</text:span></text:span><text:span text:style-name="Source_20_Text"><text:span text:style-name="T18"><text:tab/></text:span></text:span><text:span text:style-name="Source_20_Text"><text:span text:style-name="T779">(div&gt;dl&gt;(dt+dd)*3)+footer&gt;p</text:span></text:span></text:p>
        </text:list-item>
        <text:list-item>
          <text:p text:style-name="P731"><text:span text:style-name="Source_20_Text"><text:span text:style-name="T1083">#</text:span></text:span><text:span text:style-name="Source_20_Text"><text:span text:style-name="T944">id </text:span></text:span><text:span text:style-name="Source_20_Text"><text:span text:style-name="T18">e </text:span></text:span><text:span text:style-name="Source_20_Text"><text:span text:style-name="T1083">.</text:span></text:span><text:span text:style-name="Source_20_Text"><text:span text:style-name="T944">class</text:span></text:span></text:p>
          <text:p text:style-name="P731"><text:span text:style-name="Source_20_Text"><text:span text:style-name="T779">div#header+div.page+div#footer.class1.class2.class3</text:span></text:span></text:p>
        </text:list-item>
        <text:list-item>
          <text:p text:style-name="P731"><text:span text:style-name="Source_20_Text"><text:span text:style-name="T944">Atributos personalizados </text:span></text:span><text:span text:style-name="Source_20_Text"><text:span text:style-name="T1083">[ ]</text:span></text:span><text:span text:style-name="Source_20_Text"><text:span text:style-name="T18"><text:line-break/></text:span></text:span><text:span text:style-name="Source_20_Text"><text:span text:style-name="T779">&lt;li&gt;essa lista é span.louca[atributo=doido]{maluca}&lt;/li&gt;</text:span></text:span></text:p>
          <text:p text:style-name="P731"><text:span text:style-name="Source_20_Text"><text:span text:style-name="T18">&lt;li&gt;essa lista é &lt;span class="louca" atributo="doido"&gt;maluca&lt;/span&gt;&lt;/li&gt;</text:span></text:span></text:p>
        </text:list-item>
        <text:list-item>
          <text:p text:style-name="P731"><text:span text:style-name="Source_20_Text"><text:span text:style-name="T944">numeração de itens </text:span></text:span><text:span text:style-name="Source_20_Text"><text:span text:style-name="T1083">$</text:span></text:span><text:span text:style-name="Source_20_Text"><text:span text:style-name="T18"> </text:span></text:span><text:span text:style-name="Source_20_Text"><text:span text:style-name="T779">ul&gt;li.item$*5</text:span></text:span><text:span text:style-name="Source_20_Text"><text:span text:style-name="T18"> ou </text:span></text:span><text:span text:style-name="Source_20_Text"><text:span text:style-name="T779">ul&gt;li.item$$$*5</text:span></text:span></text:p>
        </text:list-item>
        <text:list-item>
          <text:p text:style-name="P731"><text:span text:style-name="Source_20_Text"><text:span text:style-name="T944">valor base descendente da numeração </text:span></text:span><text:span text:style-name="Source_20_Text"><text:span text:style-name="T1083">@-</text:span></text:span><text:span text:style-name="Source_20_Text"><text:span text:style-name="T18"> </text:span></text:span><text:span text:style-name="Source_20_Text"><text:span text:style-name="T779">ul&gt;li.item$@-*5</text:span></text:span></text:p>
        </text:list-item>
        <text:list-item>
          <text:p text:style-name="P731"><text:span text:style-name="Source_20_Text"><text:span text:style-name="T944">troca valor base da numeração </text:span></text:span><text:span text:style-name="Source_20_Text"><text:span text:style-name="T1084">@nº</text:span></text:span><text:span text:style-name="Source_20_Text"><text:span text:style-name="T18"> </text:span></text:span><text:span text:style-name="Source_20_Text"><text:span text:style-name="T779">ul&gt;li.item$@3*5</text:span></text:span></text:p>
        </text:list-item>
        <text:list-item>
          <text:p text:style-name="P731"><text:span text:style-name="Source_20_Text"><text:span text:style-name="T944">adicionar texto ao elemento </text:span></text:span><text:span text:style-name="Source_20_Text"><text:span text:style-name="T1083">{ }</text:span></text:span><text:span text:style-name="Source_20_Text"><text:span text:style-name="T18"> </text:span></text:span><text:span text:style-name="Source_20_Text"><text:span text:style-name="T779">a{Click here}</text:span></text:span></text:p>
        </text:list-item>
      </text:list>
      <text:p text:style-name="P449"><text:span text:style-name="Source_20_Text"/></text:p>
      <text:p text:style-name="P449"><text:span text:style-name="Source_20_Text"><text:span text:style-name="T18">Nota: É o </text:span></text:span><text:span text:style-name="Source_20_Text"><text:span text:style-name="T779">&lt;kbd&gt;espaço&lt;/kbd&gt;</text:span></text:span><text:span text:style-name="Source_20_Text"><text:span text:style-name="T18"> que indica ao Emmet quando ele deve parar de analisar (stop parsing).</text:span></text:span></text:p>
      <text:p text:style-name="P449"><text:span text:style-name="Source_20_Text"/></text:p>
      <text:p text:style-name="P449"><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248">https://docs.emmet.io/</text:span></text:span></text:a></text:p>
      <text:p text:style-name="P449"><text:span text:style-name="Source_20_Text"/></text:p>
      <text:p text:style-name="P449"><text:a xlink:type="simple" xlink:href="https://docs.emmet.io/cheat-sheet/" text:style-name="Internet_20_link" text:visited-style-name="Visited_20_Internet_20_Link"><text:span text:style-name="Source_20_Text"><text:span text:style-name="T1249">CheatSheet com todos os atalhos</text:span></text:span></text:a></text:p>
      <text:p text:style-name="P449"><text:span text:style-name="Source_20_Text"/></text:p>
      <text:p text:style-name="P157">Atalhos VSCode:</text:p>
      <text:list xml:id="list4288867986" text:style-name="L65">
        <text:list-item>
          <text:p text:style-name="P626"><text:span text:style-name="T938">Wrap with abbreviat</text:span><text:span text:style-name="T939">ion</text:span><text:span text:style-name="T94"> </text:span><text:span text:style-name="T103">(abra a paleta de comandos usando o atalho </text:span><text:span text:style-name="T94">Control + Shift + P</text:span><text:span text:style-name="T103">)</text:span><text:span text:style-name="T94">: com ele, você </text:span><text:span text:style-name="T122">coloca</text:span><text:span text:style-name="T123"> um trecho selecionado </text:span><text:span text:style-name="T122">dentro de</text:span><text:span text:style-name="T124"> uma tag escolhida</text:span><text:span text:style-name="T101">.</text:span></text:p>
        </text:list-item>
        <text:list-item>
          <text:p text:style-name="P626"><text:span text:style-name="T942">Shift</text:span><text:span text:style-name="T70"> + </text:span><text:span text:style-name="T942">Tab</text:span><text:span text:style-name="T70"> para </text:span><text:span text:style-name="T81">indentar</text:span><text:span text:style-name="T129"> para a esquerda</text:span><text:span text:style-name="T70">, ou </text:span><text:span text:style-name="T942">Tab</text:span><text:span text:style-name="T70"> para a direita.</text:span></text:p>
        </text:list-item>
        <text:list-item>
          <text:p text:style-name="P626"><text:span text:style-name="T81">Tecla </text:span><text:span text:style-name="T942">ALT </text:span><text:span text:style-name="T81">para criar vários cursores e fazer</text:span><text:span text:style-name="T69"> edições simultâneas</text:span></text:p>
        </text:list-item>
        <text:list-item>
          <text:p text:style-name="P626"><text:span text:style-name="T938">Control</text:span><text:span text:style-name="T94"> + </text:span><text:span text:style-name="T940">L</text:span><text:span text:style-name="T69"> para selecionar todos os caracteres iguais</text:span></text:p>
        </text:list-item>
      </text:list>
      <text:h text:style-name="P555" text:outline-level="1">DOM – Document Object Model</text:h>
      <text:p text:style-name="P149">O DOM é uma API <text:span text:style-name="T1735">(interface de programação </text:span><text:span text:style-name="T1420">que traduz</text:span><text:span text:style-name="T1735">). </text:span><text:span text:style-name="T1736">Ele</text:span> representa a estrutura do documento web na memória do dispositivo assim que o navegador conclui o carregamento da página. <text:span text:style-name="T1736">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5">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0">O DOM <text:span text:style-name="T1735">é organizado</text:span> como uma <text:span text:style-name="T1402">árvore</text:span>, onde cada elemento, atributo e pedaço de texto são representados como nós na árvore.</text:p>
      <text:p text:style-name="P44"><text:span text:style-name="T69">Cada elemento no documento é representado como um </text:span><text:span text:style-name="T125">objeto</text:span><text:span text:style-name="T69"> </text:span><text:span text:style-name="T106">que</text:span><text:span text:style-name="T69"> pode ser </text:span><text:span text:style-name="T125">manipulado</text:span><text:span text:style-name="T69"> através do JavaScript, </text:span><text:span text:style-name="T106">isso permite a </text:span><text:span text:style-name="T126">interação dinâmica</text:span><text:span text:style-name="T106"> para validação de formulários, animações e atualização </text:span><text:span text:style-name="T126">assíncrona</text:span><text:span text:style-name="T106"> do conteúdo em tempo real, ou seja, sem a necessidade de recarregar a página.</text:span></text:p>
      <text:p text:style-name="P365"><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66">Enti<text:span text:style-name="T1739">dades de caracteres</text:span></text:p>
      <text:p text:style-name="P383"/>
      <text:p text:style-name="P9"><text:span text:style-name="T72"><text:tab/></text:span><text:span text:style-name="T163">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1"><text:span text:style-name="T772">&lt;<text:tab/></text:span><text:span text:style-name="T68">less than:</text:span><text:span text:style-name="T773"> </text:span><text:span text:style-name="T68">menor que<text:tab/><text:tab/></text:span><text:span text:style-name="T772">&amp;lt; </text:span></text:p>
      <text:p text:style-name="P121"><text:span text:style-name="T772">&gt;<text:tab/></text:span><text:span text:style-name="T68">greater than:</text:span><text:span text:style-name="T773"> </text:span><text:span text:style-name="T68"><text:s/>maior que<text:tab/></text:span><text:span text:style-name="T772">&amp;gt;</text:span><text:span text:style-name="T773"> </text:span></text:p>
      <text:p text:style-name="P155"><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39"><text:a xlink:type="simple" xlink:href="https://www.toptal.com/designers/htmlarrows/" text:style-name="Internet_20_link" text:visited-style-name="Visited_20_Internet_20_Link"><text:span text:style-name="T957">https://www.toptal.com/designers/htmlarrows/</text:span></text:a></text:p>
      <text:p text:style-name="P139"><text:a xlink:type="simple" xlink:href="https://www.w3schools.com/charsets/ref_utf_symbols.asp" text:style-name="Internet_20_link" text:visited-style-name="Visited_20_Internet_20_Link"><text:span text:style-name="T957">https://www.w3schools.com/charsets/ref_utf_symbols.asp</text:span></text:a></text:p>
      <text:p text:style-name="P156"/>
      <text:p text:style-name="P140"><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xml:id="list3594052644" text:style-name="L66">
        <text:list-item>
          <text:p text:style-name="P735"><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735"><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736"><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39"><text:span text:style-name="T792">Site para</text:span><text:span text:style-name="T793"> </text:span><text:span text:style-name="T796">emojis</text:span><text:span text:style-name="T793">: </text:span><text:a xlink:type="simple" xlink:href="http://emojipedia.org/" text:style-name="Internet_20_link" text:visited-style-name="Visited_20_Internet_20_Link"><text:span text:style-name="T958">emojipedia.org</text:span></text:a><text:span text:style-name="T792"><text:tab/>(digite</text:span><text:span text:style-name="T778"> </text:span><text:span text:style-name="T857">&amp;#x</text:span><text:span text:style-name="T792"> + código. </text:span><text:span text:style-name="T794">E</text:span><text:span text:style-name="T792">xemplo: </text:span><text:span text:style-name="T858">&amp;#x</text:span><text:span text:style-name="T817">1F913</text:span><text:span text:style-name="T858">;</text:span><text:span text:style-name="T795">)</text:span></text:p>
      <text:h text:style-name="P556" text:outline-level="1">Design responsivo x Mobile First</text:h>
      <text:p text:style-name="P240"/>
      <text:p text:style-name="P39"><text:span text:style-name="T671">O </text:span><text:span text:style-name="T685">Design responsivo</text:span><text:span text:style-name="T671"> é um conceito mais tradicional, no qual o projeto é implementado primeiro em um desktop e depois adaptado para telas menores. Já a abordagem do </text:span><text:span text:style-name="T685">Mobile First</text:span><text:span text:style-name="T671"> é diferente pois trilha o caminho contrário: pensa inicialmente </text:span><text:span text:style-name="T670">no layout e funcionalidades da versão móvel e depois adapta tudo a telas maiores, </text:span><text:span text:style-name="T671">em razão de que a grande maioria dos acessos são via smartphones.</text:span></text:p>
      <text:p text:style-name="P130"/>
      <text:h text:style-name="P557" text:outline-level="1">UX x UI</text:h>
      <text:p text:style-name="P237"/>
      <text:p text:style-name="P238">São termos relacionados, mas referem-se a aspectos diferentes no design de produtos digitais.</text:p>
      <text:list xml:id="list1144221593" text:style-name="L67">
        <text:list-item>
          <text:p text:style-name="P732"><text:span text:style-name="Strong_20_Emphasis"><text:span text:style-name="T442">User Experience (UX):</text:span></text:span></text:p>
        </text:list-item>
      </text:list>
      <text:list xml:id="list339587795" text:style-name="L68">
        <text:list-item>
          <text:list>
            <text:list-item>
              <text:p text:style-name="P733"><text:span text:style-name="Strong_20_Emphasis"><text:span text:style-name="T442">Definição:</text:span></text:span><text:span text:style-name="T442"> Refere-se à experiência geral que um usuário tem ao interagir com um produto ou serviço.</text:span></text:p>
            </text:list-item>
            <text:list-item>
              <text:p text:style-name="P733"><text:span text:style-name="Strong_20_Emphasis"><text:span text:style-name="T442">Foco:</text:span></text:span><text:span text:style-name="T442"> Concentra-se em aspectos emocionais, práticos e afetivos da interação do usuário.</text:span></text:p>
            </text:list-item>
            <text:list-item>
              <text:p text:style-name="P733"><text:span text:style-name="Strong_20_Emphasis"><text:span text:style-name="T442">Inclui:</text:span></text:span><text:span text:style-name="T442"> Pesquisas de usuário, arquitetura de informação, design de interação e usabilidade.</text:span></text:p>
            </text:list-item>
            <text:list-item>
              <text:p text:style-name="P733"><text:span text:style-name="Strong_20_Emphasis"><text:span text:style-name="T442">Objetivo: Garantir que o usuário tenha uma experiência positiva, eficiente e significativa ao usar o produto.</text:span></text:span></text:p>
            </text:list-item>
          </text:list>
        </text:list-item>
      </text:list>
      <text:list xml:id="list162820976625581" text:continue-list="list1144221593" text:style-name="L67">
        <text:list-item>
          <text:p text:style-name="P732"><text:span text:style-name="Strong_20_Emphasis"><text:span text:style-name="T442">User Interface (UI):</text:span></text:span></text:p>
        </text:list-item>
      </text:list>
      <text:list xml:id="list4041966529" text:style-name="L69">
        <text:list-item>
          <text:list>
            <text:list-item>
              <text:p text:style-name="P734"><text:span text:style-name="Strong_20_Emphasis"><text:span text:style-name="T442">Definição:</text:span></text:span><text:span text:style-name="T442"> Diz respeito aos elementos visuais e interativos do produto com os quais os usuários interagem.</text:span></text:p>
            </text:list-item>
            <text:list-item>
              <text:p text:style-name="P734"><text:span text:style-name="Strong_20_Emphasis"><text:span text:style-name="T442">Foco:</text:span></text:span><text:span text:style-name="T442"> Envolve o design de botões, ícones, cores, tipografia e todos os componentes visíveis na interface do usuário.</text:span></text:p>
            </text:list-item>
            <text:list-item>
              <text:p text:style-name="P734"><text:span text:style-name="Strong_20_Emphasis"><text:span text:style-name="T442">Inclui:</text:span></text:span><text:span text:style-name="T442"> Layouts, design gráfico, animações e microinterações.</text:span></text:p>
            </text:list-item>
            <text:list-item>
              <text:p text:style-name="P734"><text:span text:style-name="Strong_20_Emphasis"><text:span text:style-name="T442">Objetivo:</text:span></text:span><text:span text:style-name="T442"> Criar uma interface visualmente atraente e funcional que seja intuitiva e facilmente compreendida pelo usuário.</text:span></text:p>
            </text:list-item>
          </text:list>
        </text:list-item>
      </text:list>
      <text:p text:style-name="P238">Em resumo, UX está mais relacionado à experiência global e satisfação do usuário, enquanto UI está focada nos aspectos visuais e interativos que compõem a interface do usuário.</text:p>
      <text:p text:style-name="P237"/>
      <text:h text:style-name="P554" text:outline-level="1"><text:span text:style-name="T1255">A</text:span><text:span text:style-name="T1256">cessibilidade</text:span></text:h>
      <text:p text:style-name="P30"/>
      <text:p text:style-name="P30"><text:span text:style-name="T95">Para aprimorar a questão de </text:span><text:span text:style-name="T164">acessibilidade</text:span><text:span text:style-name="T95"> do seu site é possível usar o </text:span><text:span text:style-name="T948">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402" text:outline-level="2"><text:span text:style-name="T1740">P</text:span>ráticas e diretrizes de acessibilidade <text:span text:style-name="T1740">para a</text:span> web:</text:h>
      <text:p text:style-name="P159"/>
      <text:list xml:id="list2712702153" text:style-name="L70">
        <text:list-item>
          <text:p text:style-name="P737"><text:span text:style-name="Strong_20_Emphasis"><text:span text:style-name="T1278">Texto Alternativo Equivalente:</text:span></text:span><text:span text:style-name="T1278"> Forneça texto alternativo descritivo para conteúdo não textual, auxiliando usuários que dependem de leitores de tela, garantindo acessibilidade.</text:span></text:p>
        </text:list-item>
        <text:list-item>
          <text:p text:style-name="P737"><text:span text:style-name="Strong_20_Emphasis"><text:span text:style-name="T1278">Estrutura Lógica do Documento:</text:span></text:span><text:span text:style-name="T1278"> Utilize cabeçalhos, listas e elementos estruturais para criar uma estrutura de documento significativa e bem organizada, aprimorando a navegação para usuários de teclado.</text:span></text:p>
        </text:list-item>
        <text:list-item>
          <text:p text:style-name="P737"><text:span text:style-name="Strong_20_Emphasis"><text:span text:style-name="T1278">Cabeçalhos para Tabelas de Dados:</text:span></text:span><text:span text:style-name="T1278"> Use cabeçalhos de linha e coluna em tabelas de dados para associá-los programaticamente às células de dados, facilitando a navegação e compreensão para usuários de leitores de tela.</text:span></text:p>
        </text:list-item>
        <text:list-item>
          <text:p text:style-name="P737"><text:span text:style-name="Strong_20_Emphasis"><text:span text:style-name="T1278">Completar e Enviar Formulários:</text:span></text:span><text:span text:style-name="T1278"> Garanta que todos os elementos do formulário tenham rótulos associados programaticamente, permitindo que os usuários completem e enviem formulários com facilidade, incluindo a recuperação de erros.</text:span></text:p>
        </text:list-item>
        <text:list-item>
          <text:p text:style-name="P737"><text:span text:style-name="Strong_20_Emphasis"><text:span text:style-name="T1278">Links Significativos:</text:span></text:span><text:span text:style-name="T1278"> Escreva links que sejam contextualmente significativos por si só, evitando frases vagas como "clique aqui" para aprimorar a experiência de usuários de leitores de tela.</text:span></text:p>
        </text:list-item>
        <text:list-item>
          <text:p text:style-name="P737"><text:span text:style-name="Strong_20_Emphasis"><text:span text:style-name="T1278">Legenda e Transcrições para Mídia:</text:span></text:span><text:span text:style-name="T1278"> Forneça legendas e transcrições para vídeos e áudios ao vivo, garantindo acessibilidade para usuários com diversas necessidades.</text:span></text:p>
        </text:list-item>
        <text:list-item>
          <text:p text:style-name="P737"><text:span text:style-name="Strong_20_Emphasis"><text:span text:style-name="T1278">Conteúdo Não-HTML Acessível:</text:span></text:span><text:span text:style-name="T1278"> Torne os PDFs e outros conteúdos não-HTML o mais acessíveis possível ou forneça alternativas acessíveis, promovendo a inclusão.</text:span></text:p>
        </text:list-item>
        <text:list-item>
          <text:p text:style-name="P737"><text:soft-page-break/><text:span text:style-name="Strong_20_Emphasis"><text:span text:style-name="T1278">Pular Elementos Repetitivos:</text:span></text:span><text:span text:style-name="T1278"> Inclua um link "Pular para o Conteúdo Principal" para permitir que os usuários ignorem elementos repetitivos, como navegação, melhorando a eficiência para usuários de leitores de tela.</text:span></text:p>
        </text:list-item>
        <text:list-item>
          <text:p text:style-name="P737"><text:span text:style-name="Strong_20_Emphasis"><text:span text:style-name="T1278">Evitar Dependência Apenas de Cor:</text:span></text:span><text:span text:style-name="T1278"> Não transmita informações cruciais apenas por meio de cor, pois isso pode excluir usuários com daltonismo e aqueles que usam leitores de tela.</text:span></text:p>
        </text:list-item>
        <text:list-item>
          <text:p text:style-name="P737"><text:span text:style-name="Strong_20_Emphasis"><text:span text:style-name="T1278">Conteúdo Claro e Legível:</text:span></text:span><text:span text:style-name="T1278"> Escreva o conteúdo de forma clara, use fontes legíveis e estruture as informações logicamente com cabeçalhos e listas para uma legibilidade aprimorada.</text:span></text:p>
        </text:list-item>
        <text:list-item>
          <text:p text:style-name="P737"><text:span text:style-name="Strong_20_Emphasis"><text:span text:style-name="T1278">JavaScript Acessível:</text:span></text:span><text:span text:style-name="T1278"> Garanta que os manipuladores de eventos JavaScript sejam independentes de dispositivos, acomodando vários métodos de entrada e promovendo a acessibilidade.</text:span></text:p>
        </text:list-item>
        <text:list-item>
          <text:p text:style-name="P737"><text:span text:style-name="Strong_20_Emphasis"><text:span text:style-name="T1278">Design Conforme Padrões:</text:span></text:span><text:span text:style-name="T1278">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7-12T16:28:18.969000000</dc:date>
    <meta:editing-duration>P19DT21H46M37S</meta:editing-duration>
    <meta:editing-cycles>577</meta:editing-cycles>
    <meta:document-statistic meta:table-count="0" meta:image-count="28" meta:object-count="0" meta:page-count="72" meta:paragraph-count="1122" meta:word-count="15164" meta:character-count="101547" meta:non-whitespace-character-count="85021"/>
  </office:meta>
</office:document-meta>
</file>